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15.8614in" svg:height="8.0209in" svg:x="1.961in" svg:y="115.5449in">
            <draw:object draw:notify-on-update-of-ranges="out.A2:out.A665 out.B1:out.B1 out.B2:out.B6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low</text:p>
          </table:table-cell>
          <table:table-cell/>
        </table:table-row>
        <table:table-row table:style-name="ro1">
          <table:table-cell office:value-type="float" office:value="5.351" calcext:value-type="float">
            <text:p>5.351</text:p>
          </table:table-cell>
          <table:table-cell office:value-type="float" office:value="0" calcext:value-type="float">
            <text:p>0</text:p>
          </table:table-cell>
          <table:table-cell table:formula="of:=[.A2]/1000" office:value-type="float" office:value="0.005351" calcext:value-type="float">
            <text:p>0.005351</text:p>
          </table:table-cell>
        </table:table-row>
        <table:table-row table:style-name="ro1">
          <table:table-cell office:value-type="float" office:value="5.428" calcext:value-type="float">
            <text:p>5.428</text:p>
          </table:table-cell>
          <table:table-cell office:value-type="float" office:value="1.699" calcext:value-type="float">
            <text:p>1.699</text:p>
          </table:table-cell>
          <table:table-cell table:formula="of:=[.A3]/1000" office:value-type="float" office:value="0.005428" calcext:value-type="float">
            <text:p>0.005428</text:p>
          </table:table-cell>
        </table:table-row>
        <table:table-row table:style-name="ro1">
          <table:table-cell office:value-type="float" office:value="5.504" calcext:value-type="float">
            <text:p>5.504</text:p>
          </table:table-cell>
          <table:table-cell office:value-type="float" office:value="19.257" calcext:value-type="float">
            <text:p>19.257</text:p>
          </table:table-cell>
          <table:table-cell table:formula="of:=[.A4]/1000" office:value-type="float" office:value="0.005504" calcext:value-type="float">
            <text:p>0.005504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19.216" calcext:value-type="float">
            <text:p>19.216</text:p>
          </table:table-cell>
          <table:table-cell table:formula="of:=[.A5]/1000" office:value-type="float" office:value="0.00558" calcext:value-type="float">
            <text:p>0.00558</text:p>
          </table:table-cell>
        </table:table-row>
        <table:table-row table:style-name="ro1">
          <table:table-cell office:value-type="float" office:value="5.656" calcext:value-type="float">
            <text:p>5.656</text:p>
          </table:table-cell>
          <table:table-cell office:value-type="float" office:value="16.745" calcext:value-type="float">
            <text:p>16.745</text:p>
          </table:table-cell>
          <table:table-cell table:formula="of:=[.A6]/1000" office:value-type="float" office:value="0.005656" calcext:value-type="float">
            <text:p>0.005656</text:p>
          </table:table-cell>
        </table:table-row>
        <table:table-row table:style-name="ro1">
          <table:table-cell office:value-type="float" office:value="5.733" calcext:value-type="float">
            <text:p>5.733</text:p>
          </table:table-cell>
          <table:table-cell office:value-type="float" office:value="17.045" calcext:value-type="float">
            <text:p>17.045</text:p>
          </table:table-cell>
          <table:table-cell table:formula="of:=[.A7]/1000" office:value-type="float" office:value="0.005733" calcext:value-type="float">
            <text:p>0.005733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-12.286" calcext:value-type="float">
            <text:p>-12.286</text:p>
          </table:table-cell>
          <table:table-cell table:formula="of:=[.A8]/1000" office:value-type="float" office:value="0.00581" calcext:value-type="float">
            <text:p>0.00581</text:p>
          </table:table-cell>
        </table:table-row>
        <table:table-row table:style-name="ro1">
          <table:table-cell office:value-type="float" office:value="5.885" calcext:value-type="float">
            <text:p>5.885</text:p>
          </table:table-cell>
          <table:table-cell office:value-type="float" office:value="-3.382" calcext:value-type="float">
            <text:p>-3.382</text:p>
          </table:table-cell>
          <table:table-cell table:formula="of:=[.A9]/1000" office:value-type="float" office:value="0.005885" calcext:value-type="float">
            <text:p>0.005885</text:p>
          </table:table-cell>
        </table:table-row>
        <table:table-row table:style-name="ro1">
          <table:table-cell office:value-type="float" office:value="5.962" calcext:value-type="float">
            <text:p>5.962</text:p>
          </table:table-cell>
          <table:table-cell office:value-type="float" office:value="-2.149" calcext:value-type="float">
            <text:p>-2.149</text:p>
          </table:table-cell>
          <table:table-cell table:formula="of:=[.A10]/1000" office:value-type="float" office:value="0.005962" calcext:value-type="float">
            <text:p>0.005962</text:p>
          </table:table-cell>
        </table:table-row>
        <table:table-row table:style-name="ro1">
          <table:table-cell office:value-type="float" office:value="6.039" calcext:value-type="float">
            <text:p>6.039</text:p>
          </table:table-cell>
          <table:table-cell office:value-type="float" office:value="-2.635" calcext:value-type="float">
            <text:p>-2.635</text:p>
          </table:table-cell>
          <table:table-cell table:formula="of:=[.A11]/1000" office:value-type="float" office:value="0.006039" calcext:value-type="float">
            <text:p>0.006039</text:p>
          </table:table-cell>
        </table:table-row>
        <table:table-row table:style-name="ro1">
          <table:table-cell office:value-type="float" office:value="6.115" calcext:value-type="float">
            <text:p>6.115</text:p>
          </table:table-cell>
          <table:table-cell office:value-type="float" office:value="-2.337" calcext:value-type="float">
            <text:p>-2.337</text:p>
          </table:table-cell>
          <table:table-cell table:formula="of:=[.A12]/1000" office:value-type="float" office:value="0.006115" calcext:value-type="float">
            <text:p>0.006115</text:p>
          </table:table-cell>
        </table:table-row>
        <table:table-row table:style-name="ro1">
          <table:table-cell office:value-type="float" office:value="6.189" calcext:value-type="float">
            <text:p>6.189</text:p>
          </table:table-cell>
          <table:table-cell office:value-type="float" office:value="-2.242" calcext:value-type="float">
            <text:p>-2.242</text:p>
          </table:table-cell>
          <table:table-cell table:formula="of:=[.A13]/1000" office:value-type="float" office:value="0.006189" calcext:value-type="float">
            <text:p>0.006189</text:p>
          </table:table-cell>
        </table:table-row>
        <table:table-row table:style-name="ro1">
          <table:table-cell office:value-type="float" office:value="6.261" calcext:value-type="float">
            <text:p>6.261</text:p>
          </table:table-cell>
          <table:table-cell office:value-type="float" office:value="-1.999" calcext:value-type="float">
            <text:p>-1.999</text:p>
          </table:table-cell>
          <table:table-cell table:formula="of:=[.A14]/1000" office:value-type="float" office:value="0.006261" calcext:value-type="float">
            <text:p>0.006261</text:p>
          </table:table-cell>
        </table:table-row>
        <table:table-row table:style-name="ro1">
          <table:table-cell office:value-type="float" office:value="6.334" calcext:value-type="float">
            <text:p>6.334</text:p>
          </table:table-cell>
          <table:table-cell office:value-type="float" office:value="-1.745" calcext:value-type="float">
            <text:p>-1.745</text:p>
          </table:table-cell>
          <table:table-cell table:formula="of:=[.A15]/1000" office:value-type="float" office:value="0.006334" calcext:value-type="float">
            <text:p>0.006334</text:p>
          </table:table-cell>
        </table:table-row>
        <table:table-row table:style-name="ro1">
          <table:table-cell office:value-type="float" office:value="6.407" calcext:value-type="float">
            <text:p>6.407</text:p>
          </table:table-cell>
          <table:table-cell office:value-type="float" office:value="-1.637" calcext:value-type="float">
            <text:p>-1.637</text:p>
          </table:table-cell>
          <table:table-cell table:formula="of:=[.A16]/1000" office:value-type="float" office:value="0.006407" calcext:value-type="float">
            <text:p>0.006407</text:p>
          </table:table-cell>
        </table:table-row>
        <table:table-row table:style-name="ro1">
          <table:table-cell office:value-type="float" office:value="6.479" calcext:value-type="float">
            <text:p>6.479</text:p>
          </table:table-cell>
          <table:table-cell office:value-type="float" office:value="-1.294" calcext:value-type="float">
            <text:p>-1.294</text:p>
          </table:table-cell>
          <table:table-cell table:formula="of:=[.A17]/1000" office:value-type="float" office:value="0.006479" calcext:value-type="float">
            <text:p>0.006479</text:p>
          </table:table-cell>
        </table:table-row>
        <table:table-row table:style-name="ro1">
          <table:table-cell office:value-type="float" office:value="6.553" calcext:value-type="float">
            <text:p>6.553</text:p>
          </table:table-cell>
          <table:table-cell office:value-type="float" office:value="-1.38" calcext:value-type="float">
            <text:p>-1.38</text:p>
          </table:table-cell>
          <table:table-cell table:formula="of:=[.A18]/1000" office:value-type="float" office:value="0.006553" calcext:value-type="float">
            <text:p>0.006553</text:p>
          </table:table-cell>
        </table:table-row>
        <table:table-row table:style-name="ro1">
          <table:table-cell office:value-type="float" office:value="6.626" calcext:value-type="float">
            <text:p>6.626</text:p>
          </table:table-cell>
          <table:table-cell office:value-type="float" office:value="-1.319" calcext:value-type="float">
            <text:p>-1.319</text:p>
          </table:table-cell>
          <table:table-cell table:formula="of:=[.A19]/1000" office:value-type="float" office:value="0.006626" calcext:value-type="float">
            <text:p>0.006626</text:p>
          </table:table-cell>
        </table:table-row>
        <table:table-row table:style-name="ro1">
          <table:table-cell office:value-type="float" office:value="6.699" calcext:value-type="float">
            <text:p>6.699</text:p>
          </table:table-cell>
          <table:table-cell office:value-type="float" office:value="-1.245" calcext:value-type="float">
            <text:p>-1.245</text:p>
          </table:table-cell>
          <table:table-cell table:formula="of:=[.A20]/1000" office:value-type="float" office:value="0.006699" calcext:value-type="float">
            <text:p>0.006699</text:p>
          </table:table-cell>
        </table:table-row>
        <table:table-row table:style-name="ro1">
          <table:table-cell office:value-type="float" office:value="6.771" calcext:value-type="float">
            <text:p>6.771</text:p>
          </table:table-cell>
          <table:table-cell office:value-type="float" office:value="-1.161" calcext:value-type="float">
            <text:p>-1.161</text:p>
          </table:table-cell>
          <table:table-cell table:formula="of:=[.A21]/1000" office:value-type="float" office:value="0.006771" calcext:value-type="float">
            <text:p>0.006771</text:p>
          </table:table-cell>
        </table:table-row>
        <table:table-row table:style-name="ro1">
          <table:table-cell office:value-type="float" office:value="6.844" calcext:value-type="float">
            <text:p>6.844</text:p>
          </table:table-cell>
          <table:table-cell office:value-type="float" office:value="-1.102" calcext:value-type="float">
            <text:p>-1.102</text:p>
          </table:table-cell>
          <table:table-cell table:formula="of:=[.A22]/1000" office:value-type="float" office:value="0.006844" calcext:value-type="float">
            <text:p>0.006844</text:p>
          </table:table-cell>
        </table:table-row>
        <table:table-row table:style-name="ro1">
          <table:table-cell office:value-type="float" office:value="6.918" calcext:value-type="float">
            <text:p>6.918</text:p>
          </table:table-cell>
          <table:table-cell office:value-type="float" office:value="-0.949" calcext:value-type="float">
            <text:p>-0.949</text:p>
          </table:table-cell>
          <table:table-cell table:formula="of:=[.A23]/1000" office:value-type="float" office:value="0.006918" calcext:value-type="float">
            <text:p>0.006918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-0.972" calcext:value-type="float">
            <text:p>-0.972</text:p>
          </table:table-cell>
          <table:table-cell table:formula="of:=[.A24]/1000" office:value-type="float" office:value="0.00699" calcext:value-type="float">
            <text:p>0.00699</text:p>
          </table:table-cell>
        </table:table-row>
        <table:table-row table:style-name="ro1">
          <table:table-cell office:value-type="float" office:value="7.063" calcext:value-type="float">
            <text:p>7.063</text:p>
          </table:table-cell>
          <table:table-cell office:value-type="float" office:value="-0.867" calcext:value-type="float">
            <text:p>-0.867</text:p>
          </table:table-cell>
          <table:table-cell table:formula="of:=[.A25]/1000" office:value-type="float" office:value="0.007063" calcext:value-type="float">
            <text:p>0.007063</text:p>
          </table:table-cell>
        </table:table-row>
        <table:table-row table:style-name="ro1">
          <table:table-cell office:value-type="float" office:value="7.136" calcext:value-type="float">
            <text:p>7.136</text:p>
          </table:table-cell>
          <table:table-cell office:value-type="float" office:value="-0.833" calcext:value-type="float">
            <text:p>-0.833</text:p>
          </table:table-cell>
          <table:table-cell table:formula="of:=[.A26]/1000" office:value-type="float" office:value="0.007136" calcext:value-type="float">
            <text:p>0.007136</text:p>
          </table:table-cell>
        </table:table-row>
        <table:table-row table:style-name="ro1">
          <table:table-cell office:value-type="float" office:value="7.208" calcext:value-type="float">
            <text:p>7.208</text:p>
          </table:table-cell>
          <table:table-cell office:value-type="float" office:value="-0.821" calcext:value-type="float">
            <text:p>-0.821</text:p>
          </table:table-cell>
          <table:table-cell table:formula="of:=[.A27]/1000" office:value-type="float" office:value="0.007208" calcext:value-type="float">
            <text:p>0.007208</text:p>
          </table:table-cell>
        </table:table-row>
        <table:table-row table:style-name="ro1">
          <table:table-cell office:value-type="float" office:value="7.281" calcext:value-type="float">
            <text:p>7.281</text:p>
          </table:table-cell>
          <table:table-cell office:value-type="float" office:value="-0.786" calcext:value-type="float">
            <text:p>-0.786</text:p>
          </table:table-cell>
          <table:table-cell table:formula="of:=[.A28]/1000" office:value-type="float" office:value="0.007281" calcext:value-type="float">
            <text:p>0.007281</text:p>
          </table:table-cell>
        </table:table-row>
        <table:table-row table:style-name="ro1">
          <table:table-cell office:value-type="float" office:value="7.355" calcext:value-type="float">
            <text:p>7.355</text:p>
          </table:table-cell>
          <table:table-cell office:value-type="float" office:value="-0.751" calcext:value-type="float">
            <text:p>-0.751</text:p>
          </table:table-cell>
          <table:table-cell table:formula="of:=[.A29]/1000" office:value-type="float" office:value="0.007355" calcext:value-type="float">
            <text:p>0.007355</text:p>
          </table:table-cell>
        </table:table-row>
        <table:table-row table:style-name="ro1">
          <table:table-cell office:value-type="float" office:value="7.428" calcext:value-type="float">
            <text:p>7.428</text:p>
          </table:table-cell>
          <table:table-cell office:value-type="float" office:value="-0.693" calcext:value-type="float">
            <text:p>-0.693</text:p>
          </table:table-cell>
          <table:table-cell table:formula="of:=[.A30]/1000" office:value-type="float" office:value="0.007428" calcext:value-type="float">
            <text:p>0.00742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0.681" calcext:value-type="float">
            <text:p>-0.681</text:p>
          </table:table-cell>
          <table:table-cell table:formula="of:=[.A31]/1000" office:value-type="float" office:value="0.0075" calcext:value-type="float">
            <text:p>0.0075</text:p>
          </table:table-cell>
        </table:table-row>
        <table:table-row table:style-name="ro1">
          <table:table-cell office:value-type="float" office:value="7.574" calcext:value-type="float">
            <text:p>7.574</text:p>
          </table:table-cell>
          <table:table-cell office:value-type="float" office:value="-0.623" calcext:value-type="float">
            <text:p>-0.623</text:p>
          </table:table-cell>
          <table:table-cell table:formula="of:=[.A32]/1000" office:value-type="float" office:value="0.007574" calcext:value-type="float">
            <text:p>0.007574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-0.459" calcext:value-type="float">
            <text:p>-0.459</text:p>
          </table:table-cell>
          <table:table-cell table:formula="of:=[.A33]/1000" office:value-type="float" office:value="0.00765" calcext:value-type="float">
            <text:p>0.00765</text:p>
          </table:table-cell>
        </table:table-row>
        <table:table-row table:style-name="ro1">
          <table:table-cell office:value-type="float" office:value="7.727" calcext:value-type="float">
            <text:p>7.727</text:p>
          </table:table-cell>
          <table:table-cell office:value-type="float" office:value="0.933" calcext:value-type="float">
            <text:p>0.933</text:p>
          </table:table-cell>
          <table:table-cell table:formula="of:=[.A34]/1000" office:value-type="float" office:value="0.007727" calcext:value-type="float">
            <text:p>0.007727</text:p>
          </table:table-cell>
        </table:table-row>
        <table:table-row table:style-name="ro1">
          <table:table-cell office:value-type="float" office:value="7.802" calcext:value-type="float">
            <text:p>7.802</text:p>
          </table:table-cell>
          <table:table-cell office:value-type="float" office:value="4.51" calcext:value-type="float">
            <text:p>4.51</text:p>
          </table:table-cell>
          <table:table-cell table:formula="of:=[.A35]/1000" office:value-type="float" office:value="0.007802" calcext:value-type="float">
            <text:p>0.007802</text:p>
          </table:table-cell>
        </table:table-row>
        <table:table-row table:style-name="ro1">
          <table:table-cell office:value-type="float" office:value="7.879" calcext:value-type="float">
            <text:p>7.879</text:p>
          </table:table-cell>
          <table:table-cell office:value-type="float" office:value="-13.067" calcext:value-type="float">
            <text:p>-13.067</text:p>
          </table:table-cell>
          <table:table-cell table:formula="of:=[.A36]/1000" office:value-type="float" office:value="0.007879" calcext:value-type="float">
            <text:p>0.007879</text:p>
          </table:table-cell>
        </table:table-row>
        <table:table-row table:style-name="ro1">
          <table:table-cell office:value-type="float" office:value="7.955" calcext:value-type="float">
            <text:p>7.955</text:p>
          </table:table-cell>
          <table:table-cell office:value-type="float" office:value="14.614" calcext:value-type="float">
            <text:p>14.614</text:p>
          </table:table-cell>
          <table:table-cell table:formula="of:=[.A37]/1000" office:value-type="float" office:value="0.007955" calcext:value-type="float">
            <text:p>0.007955</text:p>
          </table:table-cell>
        </table:table-row>
        <table:table-row table:style-name="ro1">
          <table:table-cell office:value-type="float" office:value="8.032" calcext:value-type="float">
            <text:p>8.032</text:p>
          </table:table-cell>
          <table:table-cell office:value-type="float" office:value="-8.137" calcext:value-type="float">
            <text:p>-8.137</text:p>
          </table:table-cell>
          <table:table-cell table:formula="of:=[.A38]/1000" office:value-type="float" office:value="0.008032" calcext:value-type="float">
            <text:p>0.008032</text:p>
          </table:table-cell>
        </table:table-row>
        <table:table-row table:style-name="ro1">
          <table:table-cell office:value-type="float" office:value="8.108" calcext:value-type="float">
            <text:p>8.108</text:p>
          </table:table-cell>
          <table:table-cell office:value-type="float" office:value="-4.436" calcext:value-type="float">
            <text:p>-4.436</text:p>
          </table:table-cell>
          <table:table-cell table:formula="of:=[.A39]/1000" office:value-type="float" office:value="0.008108" calcext:value-type="float">
            <text:p>0.008108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-3.554" calcext:value-type="float">
            <text:p>-3.554</text:p>
          </table:table-cell>
          <table:table-cell table:formula="of:=[.A40]/1000" office:value-type="float" office:value="0.008184" calcext:value-type="float">
            <text:p>0.008184</text:p>
          </table:table-cell>
        </table:table-row>
        <table:table-row table:style-name="ro1">
          <table:table-cell office:value-type="float" office:value="8.261" calcext:value-type="float">
            <text:p>8.261</text:p>
          </table:table-cell>
          <table:table-cell office:value-type="float" office:value="-3.093" calcext:value-type="float">
            <text:p>-3.093</text:p>
          </table:table-cell>
          <table:table-cell table:formula="of:=[.A41]/1000" office:value-type="float" office:value="0.008261" calcext:value-type="float">
            <text:p>0.008261</text:p>
          </table:table-cell>
        </table:table-row>
        <table:table-row table:style-name="ro1">
          <table:table-cell office:value-type="float" office:value="8.338" calcext:value-type="float">
            <text:p>8.338</text:p>
          </table:table-cell>
          <table:table-cell office:value-type="float" office:value="-2.87" calcext:value-type="float">
            <text:p>-2.87</text:p>
          </table:table-cell>
          <table:table-cell table:formula="of:=[.A42]/1000" office:value-type="float" office:value="0.008338" calcext:value-type="float">
            <text:p>0.008338</text:p>
          </table:table-cell>
        </table:table-row>
        <table:table-row table:style-name="ro1">
          <table:table-cell office:value-type="float" office:value="8.408" calcext:value-type="float">
            <text:p>8.408</text:p>
          </table:table-cell>
          <table:table-cell office:value-type="float" office:value="-2.784" calcext:value-type="float">
            <text:p>-2.784</text:p>
          </table:table-cell>
          <table:table-cell table:formula="of:=[.A43]/1000" office:value-type="float" office:value="0.008408" calcext:value-type="float">
            <text:p>0.008408</text:p>
          </table:table-cell>
        </table:table-row>
        <table:table-row table:style-name="ro1">
          <table:table-cell office:value-type="float" office:value="8.483" calcext:value-type="float">
            <text:p>8.483</text:p>
          </table:table-cell>
          <table:table-cell office:value-type="float" office:value="-2.694" calcext:value-type="float">
            <text:p>-2.694</text:p>
          </table:table-cell>
          <table:table-cell table:formula="of:=[.A44]/1000" office:value-type="float" office:value="0.008483" calcext:value-type="float">
            <text:p>0.008483</text:p>
          </table:table-cell>
        </table:table-row>
        <table:table-row table:style-name="ro1">
          <table:table-cell office:value-type="float" office:value="8.559" calcext:value-type="float">
            <text:p>8.559</text:p>
          </table:table-cell>
          <table:table-cell office:value-type="float" office:value="-2.488" calcext:value-type="float">
            <text:p>-2.488</text:p>
          </table:table-cell>
          <table:table-cell table:formula="of:=[.A45]/1000" office:value-type="float" office:value="0.008559" calcext:value-type="float">
            <text:p>0.008559</text:p>
          </table:table-cell>
        </table:table-row>
        <table:table-row table:style-name="ro1">
          <table:table-cell office:value-type="float" office:value="8.636" calcext:value-type="float">
            <text:p>8.636</text:p>
          </table:table-cell>
          <table:table-cell office:value-type="float" office:value="-2.18" calcext:value-type="float">
            <text:p>-2.18</text:p>
          </table:table-cell>
          <table:table-cell table:formula="of:=[.A46]/1000" office:value-type="float" office:value="0.008636" calcext:value-type="float">
            <text:p>0.008636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-2.027" calcext:value-type="float">
            <text:p>-2.027</text:p>
          </table:table-cell>
          <table:table-cell table:formula="of:=[.A47]/1000" office:value-type="float" office:value="0.008712" calcext:value-type="float">
            <text:p>0.008712</text:p>
          </table:table-cell>
        </table:table-row>
        <table:table-row table:style-name="ro1">
          <table:table-cell office:value-type="float" office:value="8.787" calcext:value-type="float">
            <text:p>8.787</text:p>
          </table:table-cell>
          <table:table-cell office:value-type="float" office:value="-1.798" calcext:value-type="float">
            <text:p>-1.798</text:p>
          </table:table-cell>
          <table:table-cell table:formula="of:=[.A48]/1000" office:value-type="float" office:value="0.008787" calcext:value-type="float">
            <text:p>0.008787</text:p>
          </table:table-cell>
        </table:table-row>
        <table:table-row table:style-name="ro1">
          <table:table-cell office:value-type="float" office:value="8.863" calcext:value-type="float">
            <text:p>8.863</text:p>
          </table:table-cell>
          <table:table-cell office:value-type="float" office:value="-1.663" calcext:value-type="float">
            <text:p>-1.663</text:p>
          </table:table-cell>
          <table:table-cell table:formula="of:=[.A49]/1000" office:value-type="float" office:value="0.008863" calcext:value-type="float">
            <text:p>0.008863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-1.493" calcext:value-type="float">
            <text:p>-1.493</text:p>
          </table:table-cell>
          <table:table-cell table:formula="of:=[.A50]/1000" office:value-type="float" office:value="0.00894" calcext:value-type="float">
            <text:p>0.00894</text:p>
          </table:table-cell>
        </table:table-row>
        <table:table-row table:style-name="ro1">
          <table:table-cell office:value-type="float" office:value="9.016" calcext:value-type="float">
            <text:p>9.016</text:p>
          </table:table-cell>
          <table:table-cell office:value-type="float" office:value="-1.416" calcext:value-type="float">
            <text:p>-1.416</text:p>
          </table:table-cell>
          <table:table-cell table:formula="of:=[.A51]/1000" office:value-type="float" office:value="0.009016" calcext:value-type="float">
            <text:p>0.009016</text:p>
          </table:table-cell>
        </table:table-row>
        <table:table-row table:style-name="ro1">
          <table:table-cell office:value-type="float" office:value="9.092" calcext:value-type="float">
            <text:p>9.092</text:p>
          </table:table-cell>
          <table:table-cell office:value-type="float" office:value="-1.319" calcext:value-type="float">
            <text:p>-1.319</text:p>
          </table:table-cell>
          <table:table-cell table:formula="of:=[.A52]/1000" office:value-type="float" office:value="0.009092" calcext:value-type="float">
            <text:p>0.009092</text:p>
          </table:table-cell>
        </table:table-row>
        <table:table-row table:style-name="ro1">
          <table:table-cell office:value-type="float" office:value="9.167" calcext:value-type="float">
            <text:p>9.167</text:p>
          </table:table-cell>
          <table:table-cell office:value-type="float" office:value="-1.233" calcext:value-type="float">
            <text:p>-1.233</text:p>
          </table:table-cell>
          <table:table-cell table:formula="of:=[.A53]/1000" office:value-type="float" office:value="0.009167" calcext:value-type="float">
            <text:p>0.009167</text:p>
          </table:table-cell>
        </table:table-row>
        <table:table-row table:style-name="ro1">
          <table:table-cell office:value-type="float" office:value="9.244" calcext:value-type="float">
            <text:p>9.244</text:p>
          </table:table-cell>
          <table:table-cell office:value-type="float" office:value="-1.125" calcext:value-type="float">
            <text:p>-1.125</text:p>
          </table:table-cell>
          <table:table-cell table:formula="of:=[.A54]/1000" office:value-type="float" office:value="0.009244" calcext:value-type="float">
            <text:p>0.009244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-1.042" calcext:value-type="float">
            <text:p>-1.042</text:p>
          </table:table-cell>
          <table:table-cell table:formula="of:=[.A55]/1000" office:value-type="float" office:value="0.00932" calcext:value-type="float">
            <text:p>0.00932</text:p>
          </table:table-cell>
        </table:table-row>
        <table:table-row table:style-name="ro1">
          <table:table-cell office:value-type="float" office:value="9.396" calcext:value-type="float">
            <text:p>9.396</text:p>
          </table:table-cell>
          <table:table-cell office:value-type="float" office:value="-0.995" calcext:value-type="float">
            <text:p>-0.995</text:p>
          </table:table-cell>
          <table:table-cell table:formula="of:=[.A56]/1000" office:value-type="float" office:value="0.009396" calcext:value-type="float">
            <text:p>0.009396</text:p>
          </table:table-cell>
        </table:table-row>
        <table:table-row table:style-name="ro1">
          <table:table-cell office:value-type="float" office:value="9.472" calcext:value-type="float">
            <text:p>9.472</text:p>
          </table:table-cell>
          <table:table-cell office:value-type="float" office:value="-0.96" calcext:value-type="float">
            <text:p>-0.96</text:p>
          </table:table-cell>
          <table:table-cell table:formula="of:=[.A57]/1000" office:value-type="float" office:value="0.009472" calcext:value-type="float">
            <text:p>0.009472</text:p>
          </table:table-cell>
        </table:table-row>
        <table:table-row table:style-name="ro1">
          <table:table-cell office:value-type="float" office:value="9.547" calcext:value-type="float">
            <text:p>9.547</text:p>
          </table:table-cell>
          <table:table-cell office:value-type="float" office:value="-0.902" calcext:value-type="float">
            <text:p>-0.902</text:p>
          </table:table-cell>
          <table:table-cell table:formula="of:=[.A58]/1000" office:value-type="float" office:value="0.009547" calcext:value-type="float">
            <text:p>0.009547</text:p>
          </table:table-cell>
        </table:table-row>
        <table:table-row table:style-name="ro1">
          <table:table-cell office:value-type="float" office:value="9.624" calcext:value-type="float">
            <text:p>9.624</text:p>
          </table:table-cell>
          <table:table-cell office:value-type="float" office:value="-0.844" calcext:value-type="float">
            <text:p>-0.844</text:p>
          </table:table-cell>
          <table:table-cell table:formula="of:=[.A59]/1000" office:value-type="float" office:value="0.009624" calcext:value-type="float">
            <text:p>0.009624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-0.821" calcext:value-type="float">
            <text:p>-0.821</text:p>
          </table:table-cell>
          <table:table-cell table:formula="of:=[.A60]/1000" office:value-type="float" office:value="0.0097" calcext:value-type="float">
            <text:p>0.0097</text:p>
          </table:table-cell>
        </table:table-row>
        <table:table-row table:style-name="ro1">
          <table:table-cell office:value-type="float" office:value="9.774" calcext:value-type="float">
            <text:p>9.774</text:p>
          </table:table-cell>
          <table:table-cell office:value-type="float" office:value="-0.809" calcext:value-type="float">
            <text:p>-0.809</text:p>
          </table:table-cell>
          <table:table-cell table:formula="of:=[.A61]/1000" office:value-type="float" office:value="0.009774" calcext:value-type="float">
            <text:p>0.009774</text:p>
          </table:table-cell>
        </table:table-row>
        <table:table-row table:style-name="ro1">
          <table:table-cell office:value-type="float" office:value="9.849" calcext:value-type="float">
            <text:p>9.849</text:p>
          </table:table-cell>
          <table:table-cell office:value-type="float" office:value="-0.588" calcext:value-type="float">
            <text:p>-0.588</text:p>
          </table:table-cell>
          <table:table-cell table:formula="of:=[.A62]/1000" office:value-type="float" office:value="0.009849" calcext:value-type="float">
            <text:p>0.009849</text:p>
          </table:table-cell>
        </table:table-row>
        <table:table-row table:style-name="ro1">
          <table:table-cell office:value-type="float" office:value="9.926" calcext:value-type="float">
            <text:p>9.926</text:p>
          </table:table-cell>
          <table:table-cell office:value-type="float" office:value="1.753" calcext:value-type="float">
            <text:p>1.753</text:p>
          </table:table-cell>
          <table:table-cell table:formula="of:=[.A63]/1000" office:value-type="float" office:value="0.009926" calcext:value-type="float">
            <text:p>0.009926</text:p>
          </table:table-cell>
        </table:table-row>
        <table:table-row table:style-name="ro1">
          <table:table-cell office:value-type="float" office:value="10.002" calcext:value-type="float">
            <text:p>10.002</text:p>
          </table:table-cell>
          <table:table-cell office:value-type="float" office:value="10.825" calcext:value-type="float">
            <text:p>10.825</text:p>
          </table:table-cell>
          <table:table-cell table:formula="of:=[.A64]/1000" office:value-type="float" office:value="0.010002" calcext:value-type="float">
            <text:p>0.010002</text:p>
          </table:table-cell>
        </table:table-row>
        <table:table-row table:style-name="ro1">
          <table:table-cell office:value-type="float" office:value="10.079" calcext:value-type="float">
            <text:p>10.079</text:p>
          </table:table-cell>
          <table:table-cell office:value-type="float" office:value="-7.19" calcext:value-type="float">
            <text:p>-7.19</text:p>
          </table:table-cell>
          <table:table-cell table:formula="of:=[.A65]/1000" office:value-type="float" office:value="0.010079" calcext:value-type="float">
            <text:p>0.010079</text:p>
          </table:table-cell>
        </table:table-row>
        <table:table-row table:style-name="ro1">
          <table:table-cell office:value-type="float" office:value="10.155" calcext:value-type="float">
            <text:p>10.155</text:p>
          </table:table-cell>
          <table:table-cell office:value-type="float" office:value="-12.9" calcext:value-type="float">
            <text:p>-12.9</text:p>
          </table:table-cell>
          <table:table-cell table:formula="of:=[.A66]/1000" office:value-type="float" office:value="0.010155" calcext:value-type="float">
            <text:p>0.010155</text:p>
          </table:table-cell>
        </table:table-row>
        <table:table-row table:style-name="ro1">
          <table:table-cell office:value-type="float" office:value="10.231" calcext:value-type="float">
            <text:p>10.231</text:p>
          </table:table-cell>
          <table:table-cell office:value-type="float" office:value="-12.99" calcext:value-type="float">
            <text:p>-12.99</text:p>
          </table:table-cell>
          <table:table-cell table:formula="of:=[.A67]/1000" office:value-type="float" office:value="0.010231" calcext:value-type="float">
            <text:p>0.010231</text:p>
          </table:table-cell>
        </table:table-row>
        <table:table-row table:style-name="ro1">
          <table:table-cell office:value-type="float" office:value="10.308" calcext:value-type="float">
            <text:p>10.308</text:p>
          </table:table-cell>
          <table:table-cell office:value-type="float" office:value="-13.007" calcext:value-type="float">
            <text:p>-13.007</text:p>
          </table:table-cell>
          <table:table-cell table:formula="of:=[.A68]/1000" office:value-type="float" office:value="0.010308" calcext:value-type="float">
            <text:p>0.010308</text:p>
          </table:table-cell>
        </table:table-row>
        <table:table-row table:style-name="ro1">
          <table:table-cell office:value-type="float" office:value="10.384" calcext:value-type="float">
            <text:p>10.384</text:p>
          </table:table-cell>
          <table:table-cell office:value-type="float" office:value="-6.315" calcext:value-type="float">
            <text:p>-6.315</text:p>
          </table:table-cell>
          <table:table-cell table:formula="of:=[.A69]/1000" office:value-type="float" office:value="0.010384" calcext:value-type="float">
            <text:p>0.010384</text:p>
          </table:table-cell>
        </table:table-row>
        <table:table-row table:style-name="ro1">
          <table:table-cell office:value-type="float" office:value="10.461" calcext:value-type="float">
            <text:p>10.461</text:p>
          </table:table-cell>
          <table:table-cell office:value-type="float" office:value="-5.754" calcext:value-type="float">
            <text:p>-5.754</text:p>
          </table:table-cell>
          <table:table-cell table:formula="of:=[.A70]/1000" office:value-type="float" office:value="0.010461" calcext:value-type="float">
            <text:p>0.010461</text:p>
          </table:table-cell>
        </table:table-row>
        <table:table-row table:style-name="ro1">
          <table:table-cell office:value-type="float" office:value="10.537" calcext:value-type="float">
            <text:p>10.537</text:p>
          </table:table-cell>
          <table:table-cell office:value-type="float" office:value="-4.155" calcext:value-type="float">
            <text:p>-4.155</text:p>
          </table:table-cell>
          <table:table-cell table:formula="of:=[.A71]/1000" office:value-type="float" office:value="0.010537" calcext:value-type="float">
            <text:p>0.010537</text:p>
          </table:table-cell>
        </table:table-row>
        <table:table-row table:style-name="ro1">
          <table:table-cell office:value-type="float" office:value="10.613" calcext:value-type="float">
            <text:p>10.613</text:p>
          </table:table-cell>
          <table:table-cell office:value-type="float" office:value="-3.893" calcext:value-type="float">
            <text:p>-3.893</text:p>
          </table:table-cell>
          <table:table-cell table:formula="of:=[.A72]/1000" office:value-type="float" office:value="0.010613" calcext:value-type="float">
            <text:p>0.010613</text:p>
          </table:table-cell>
        </table:table-row>
        <table:table-row table:style-name="ro1">
          <table:table-cell office:value-type="float" office:value="10.687" calcext:value-type="float">
            <text:p>10.687</text:p>
          </table:table-cell>
          <table:table-cell office:value-type="float" office:value="-3.506" calcext:value-type="float">
            <text:p>-3.506</text:p>
          </table:table-cell>
          <table:table-cell table:formula="of:=[.A73]/1000" office:value-type="float" office:value="0.010687" calcext:value-type="float">
            <text:p>0.010687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-3.242" calcext:value-type="float">
            <text:p>-3.242</text:p>
          </table:table-cell>
          <table:table-cell table:formula="of:=[.A74]/1000" office:value-type="float" office:value="0.01076" calcext:value-type="float">
            <text:p>0.01076</text:p>
          </table:table-cell>
        </table:table-row>
        <table:table-row table:style-name="ro1">
          <table:table-cell office:value-type="float" office:value="10.832" calcext:value-type="float">
            <text:p>10.832</text:p>
          </table:table-cell>
          <table:table-cell office:value-type="float" office:value="-3.129" calcext:value-type="float">
            <text:p>-3.129</text:p>
          </table:table-cell>
          <table:table-cell table:formula="of:=[.A75]/1000" office:value-type="float" office:value="0.010832" calcext:value-type="float">
            <text:p>0.010832</text:p>
          </table:table-cell>
        </table:table-row>
        <table:table-row table:style-name="ro1">
          <table:table-cell office:value-type="float" office:value="10.906" calcext:value-type="float">
            <text:p>10.906</text:p>
          </table:table-cell>
          <table:table-cell office:value-type="float" office:value="-2.959" calcext:value-type="float">
            <text:p>-2.959</text:p>
          </table:table-cell>
          <table:table-cell table:formula="of:=[.A76]/1000" office:value-type="float" office:value="0.010906" calcext:value-type="float">
            <text:p>0.010906</text:p>
          </table:table-cell>
        </table:table-row>
        <table:table-row table:style-name="ro1">
          <table:table-cell office:value-type="float" office:value="10.979" calcext:value-type="float">
            <text:p>10.979</text:p>
          </table:table-cell>
          <table:table-cell office:value-type="float" office:value="-2.846" calcext:value-type="float">
            <text:p>-2.846</text:p>
          </table:table-cell>
          <table:table-cell table:formula="of:=[.A77]/1000" office:value-type="float" office:value="0.010979" calcext:value-type="float">
            <text:p>0.010979</text:p>
          </table:table-cell>
        </table:table-row>
        <table:table-row table:style-name="ro1">
          <table:table-cell office:value-type="float" office:value="11.052" calcext:value-type="float">
            <text:p>11.052</text:p>
          </table:table-cell>
          <table:table-cell office:value-type="float" office:value="-2.737" calcext:value-type="float">
            <text:p>-2.737</text:p>
          </table:table-cell>
          <table:table-cell table:formula="of:=[.A78]/1000" office:value-type="float" office:value="0.011052" calcext:value-type="float">
            <text:p>0.011052</text:p>
          </table:table-cell>
        </table:table-row>
        <table:table-row table:style-name="ro1">
          <table:table-cell office:value-type="float" office:value="11.124" calcext:value-type="float">
            <text:p>11.124</text:p>
          </table:table-cell>
          <table:table-cell office:value-type="float" office:value="-2.61" calcext:value-type="float">
            <text:p>-2.61</text:p>
          </table:table-cell>
          <table:table-cell table:formula="of:=[.A79]/1000" office:value-type="float" office:value="0.011124" calcext:value-type="float">
            <text:p>0.011124</text:p>
          </table:table-cell>
        </table:table-row>
        <table:table-row table:style-name="ro1">
          <table:table-cell office:value-type="float" office:value="11.198" calcext:value-type="float">
            <text:p>11.198</text:p>
          </table:table-cell>
          <table:table-cell office:value-type="float" office:value="-2.438" calcext:value-type="float">
            <text:p>-2.438</text:p>
          </table:table-cell>
          <table:table-cell table:formula="of:=[.A80]/1000" office:value-type="float" office:value="0.011198" calcext:value-type="float">
            <text:p>0.011198</text:p>
          </table:table-cell>
        </table:table-row>
        <table:table-row table:style-name="ro1">
          <table:table-cell office:value-type="float" office:value="11.271" calcext:value-type="float">
            <text:p>11.271</text:p>
          </table:table-cell>
          <table:table-cell office:value-type="float" office:value="-2.211" calcext:value-type="float">
            <text:p>-2.211</text:p>
          </table:table-cell>
          <table:table-cell table:formula="of:=[.A81]/1000" office:value-type="float" office:value="0.011271" calcext:value-type="float">
            <text:p>0.011271</text:p>
          </table:table-cell>
        </table:table-row>
        <table:table-row table:style-name="ro1">
          <table:table-cell office:value-type="float" office:value="11.343" calcext:value-type="float">
            <text:p>11.343</text:p>
          </table:table-cell>
          <table:table-cell office:value-type="float" office:value="-1.926" calcext:value-type="float">
            <text:p>-1.926</text:p>
          </table:table-cell>
          <table:table-cell table:formula="of:=[.A82]/1000" office:value-type="float" office:value="0.011343" calcext:value-type="float">
            <text:p>0.011343</text:p>
          </table:table-cell>
        </table:table-row>
        <table:table-row table:style-name="ro1">
          <table:table-cell office:value-type="float" office:value="11.416" calcext:value-type="float">
            <text:p>11.416</text:p>
          </table:table-cell>
          <table:table-cell office:value-type="float" office:value="-1.772" calcext:value-type="float">
            <text:p>-1.772</text:p>
          </table:table-cell>
          <table:table-cell table:formula="of:=[.A83]/1000" office:value-type="float" office:value="0.011416" calcext:value-type="float">
            <text:p>0.011416</text:p>
          </table:table-cell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-1.61" calcext:value-type="float">
            <text:p>-1.61</text:p>
          </table:table-cell>
          <table:table-cell table:formula="of:=[.A84]/1000" office:value-type="float" office:value="0.01149" calcext:value-type="float">
            <text:p>0.01149</text:p>
          </table:table-cell>
        </table:table-row>
        <table:table-row table:style-name="ro1">
          <table:table-cell office:value-type="float" office:value="11.563" calcext:value-type="float">
            <text:p>11.563</text:p>
          </table:table-cell>
          <table:table-cell office:value-type="float" office:value="-1.494" calcext:value-type="float">
            <text:p>-1.494</text:p>
          </table:table-cell>
          <table:table-cell table:formula="of:=[.A85]/1000" office:value-type="float" office:value="0.011563" calcext:value-type="float">
            <text:p>0.011563</text:p>
          </table:table-cell>
        </table:table-row>
        <table:table-row table:style-name="ro1">
          <table:table-cell office:value-type="float" office:value="11.635" calcext:value-type="float">
            <text:p>11.635</text:p>
          </table:table-cell>
          <table:table-cell office:value-type="float" office:value="-1.38" calcext:value-type="float">
            <text:p>-1.38</text:p>
          </table:table-cell>
          <table:table-cell table:formula="of:=[.A86]/1000" office:value-type="float" office:value="0.011635" calcext:value-type="float">
            <text:p>0.011635</text:p>
          </table:table-cell>
        </table:table-row>
        <table:table-row table:style-name="ro1">
          <table:table-cell office:value-type="float" office:value="11.708" calcext:value-type="float">
            <text:p>11.708</text:p>
          </table:table-cell>
          <table:table-cell office:value-type="float" office:value="-1.331" calcext:value-type="float">
            <text:p>-1.331</text:p>
          </table:table-cell>
          <table:table-cell table:formula="of:=[.A87]/1000" office:value-type="float" office:value="0.011708" calcext:value-type="float">
            <text:p>0.011708</text:p>
          </table:table-cell>
        </table:table-row>
        <table:table-row table:style-name="ro1">
          <table:table-cell office:value-type="float" office:value="11.782" calcext:value-type="float">
            <text:p>11.782</text:p>
          </table:table-cell>
          <table:table-cell office:value-type="float" office:value="-1.221" calcext:value-type="float">
            <text:p>-1.221</text:p>
          </table:table-cell>
          <table:table-cell table:formula="of:=[.A88]/1000" office:value-type="float" office:value="0.011782" calcext:value-type="float">
            <text:p>0.011782</text:p>
          </table:table-cell>
        </table:table-row>
        <table:table-row table:style-name="ro1">
          <table:table-cell office:value-type="float" office:value="11.854" calcext:value-type="float">
            <text:p>11.854</text:p>
          </table:table-cell>
          <table:table-cell office:value-type="float" office:value="-1.149" calcext:value-type="float">
            <text:p>-1.149</text:p>
          </table:table-cell>
          <table:table-cell table:formula="of:=[.A89]/1000" office:value-type="float" office:value="0.011854" calcext:value-type="float">
            <text:p>0.011854</text:p>
          </table:table-cell>
        </table:table-row>
        <table:table-row table:style-name="ro1">
          <table:table-cell office:value-type="float" office:value="11.927" calcext:value-type="float">
            <text:p>11.927</text:p>
          </table:table-cell>
          <table:table-cell office:value-type="float" office:value="-1.09" calcext:value-type="float">
            <text:p>-1.09</text:p>
          </table:table-cell>
          <table:table-cell table:formula="of:=[.A90]/1000" office:value-type="float" office:value="0.011927" calcext:value-type="float">
            <text:p>0.011927</text:p>
          </table:table-cell>
        </table:table-row>
        <table:table-row table:style-name="ro1">
          <table:table-cell office:value-type="float" office:value="12.001" calcext:value-type="float">
            <text:p>12.001</text:p>
          </table:table-cell>
          <table:table-cell office:value-type="float" office:value="-1.019" calcext:value-type="float">
            <text:p>-1.019</text:p>
          </table:table-cell>
          <table:table-cell table:formula="of:=[.A91]/1000" office:value-type="float" office:value="0.012001" calcext:value-type="float">
            <text:p>0.012001</text:p>
          </table:table-cell>
        </table:table-row>
        <table:table-row table:style-name="ro1">
          <table:table-cell office:value-type="float" office:value="12.073" calcext:value-type="float">
            <text:p>12.073</text:p>
          </table:table-cell>
          <table:table-cell office:value-type="float" office:value="-0.984" calcext:value-type="float">
            <text:p>-0.984</text:p>
          </table:table-cell>
          <table:table-cell table:formula="of:=[.A92]/1000" office:value-type="float" office:value="0.012073" calcext:value-type="float">
            <text:p>0.012073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-0.635" calcext:value-type="float">
            <text:p>-0.635</text:p>
          </table:table-cell>
          <table:table-cell table:formula="of:=[.A93]/1000" office:value-type="float" office:value="0.01215" calcext:value-type="float">
            <text:p>0.01215</text:p>
          </table:table-cell>
        </table:table-row>
        <table:table-row table:style-name="ro1">
          <table:table-cell office:value-type="float" office:value="12.227" calcext:value-type="float">
            <text:p>12.227</text:p>
          </table:table-cell>
          <table:table-cell office:value-type="float" office:value="2.646" calcext:value-type="float">
            <text:p>2.646</text:p>
          </table:table-cell>
          <table:table-cell table:formula="of:=[.A94]/1000" office:value-type="float" office:value="0.012227" calcext:value-type="float">
            <text:p>0.012227</text:p>
          </table:table-cell>
        </table:table-row>
        <table:table-row table:style-name="ro1">
          <table:table-cell office:value-type="float" office:value="12.303" calcext:value-type="float">
            <text:p>12.303</text:p>
          </table:table-cell>
          <table:table-cell office:value-type="float" office:value="-11.066" calcext:value-type="float">
            <text:p>-11.066</text:p>
          </table:table-cell>
          <table:table-cell table:formula="of:=[.A95]/1000" office:value-type="float" office:value="0.012303" calcext:value-type="float">
            <text:p>0.012303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3.906" calcext:value-type="float">
            <text:p>13.906</text:p>
          </table:table-cell>
          <table:table-cell table:formula="of:=[.A96]/1000" office:value-type="float" office:value="0.01238" calcext:value-type="float">
            <text:p>0.01238</text:p>
          </table:table-cell>
        </table:table-row>
        <table:table-row table:style-name="ro1">
          <table:table-cell office:value-type="float" office:value="12.455" calcext:value-type="float">
            <text:p>12.455</text:p>
          </table:table-cell>
          <table:table-cell office:value-type="float" office:value="-14.321" calcext:value-type="float">
            <text:p>-14.321</text:p>
          </table:table-cell>
          <table:table-cell table:formula="of:=[.A97]/1000" office:value-type="float" office:value="0.012455" calcext:value-type="float">
            <text:p>0.012455</text:p>
          </table:table-cell>
        </table:table-row>
        <table:table-row table:style-name="ro1">
          <table:table-cell office:value-type="float" office:value="12.532" calcext:value-type="float">
            <text:p>12.532</text:p>
          </table:table-cell>
          <table:table-cell office:value-type="float" office:value="-7.895" calcext:value-type="float">
            <text:p>-7.895</text:p>
          </table:table-cell>
          <table:table-cell table:formula="of:=[.A98]/1000" office:value-type="float" office:value="0.012532" calcext:value-type="float">
            <text:p>0.012532</text:p>
          </table:table-cell>
        </table:table-row>
        <table:table-row table:style-name="ro1">
          <table:table-cell office:value-type="float" office:value="12.609" calcext:value-type="float">
            <text:p>12.609</text:p>
          </table:table-cell>
          <table:table-cell office:value-type="float" office:value="-3.783" calcext:value-type="float">
            <text:p>-3.783</text:p>
          </table:table-cell>
          <table:table-cell table:formula="of:=[.A99]/1000" office:value-type="float" office:value="0.012609" calcext:value-type="float">
            <text:p>0.012609</text:p>
          </table:table-cell>
        </table:table-row>
        <table:table-row table:style-name="ro1">
          <table:table-cell office:value-type="float" office:value="12.685" calcext:value-type="float">
            <text:p>12.685</text:p>
          </table:table-cell>
          <table:table-cell office:value-type="float" office:value="-4.003" calcext:value-type="float">
            <text:p>-4.003</text:p>
          </table:table-cell>
          <table:table-cell table:formula="of:=[.A100]/1000" office:value-type="float" office:value="0.012685" calcext:value-type="float">
            <text:p>0.012685</text:p>
          </table:table-cell>
        </table:table-row>
        <table:table-row table:style-name="ro1">
          <table:table-cell office:value-type="float" office:value="12.762" calcext:value-type="float">
            <text:p>12.762</text:p>
          </table:table-cell>
          <table:table-cell office:value-type="float" office:value="-3.538" calcext:value-type="float">
            <text:p>-3.538</text:p>
          </table:table-cell>
          <table:table-cell table:formula="of:=[.A101]/1000" office:value-type="float" office:value="0.012762" calcext:value-type="float">
            <text:p>0.012762</text:p>
          </table:table-cell>
        </table:table-row>
        <table:table-row table:style-name="ro1">
          <table:table-cell office:value-type="float" office:value="12.838" calcext:value-type="float">
            <text:p>12.838</text:p>
          </table:table-cell>
          <table:table-cell office:value-type="float" office:value="-3.216" calcext:value-type="float">
            <text:p>-3.216</text:p>
          </table:table-cell>
          <table:table-cell table:formula="of:=[.A102]/1000" office:value-type="float" office:value="0.012838" calcext:value-type="float">
            <text:p>0.012838</text:p>
          </table:table-cell>
        </table:table-row>
        <table:table-row table:style-name="ro1">
          <table:table-cell office:value-type="float" office:value="12.911" calcext:value-type="float">
            <text:p>12.911</text:p>
          </table:table-cell>
          <table:table-cell office:value-type="float" office:value="-3.113" calcext:value-type="float">
            <text:p>-3.113</text:p>
          </table:table-cell>
          <table:table-cell table:formula="of:=[.A103]/1000" office:value-type="float" office:value="0.012911" calcext:value-type="float">
            <text:p>0.012911</text:p>
          </table:table-cell>
        </table:table-row>
        <table:table-row table:style-name="ro1">
          <table:table-cell office:value-type="float" office:value="12.987" calcext:value-type="float">
            <text:p>12.987</text:p>
          </table:table-cell>
          <table:table-cell office:value-type="float" office:value="-2.944" calcext:value-type="float">
            <text:p>-2.944</text:p>
          </table:table-cell>
          <table:table-cell table:formula="of:=[.A104]/1000" office:value-type="float" office:value="0.012987" calcext:value-type="float">
            <text:p>0.012987</text:p>
          </table:table-cell>
        </table:table-row>
        <table:table-row table:style-name="ro1">
          <table:table-cell office:value-type="float" office:value="13.064" calcext:value-type="float">
            <text:p>13.064</text:p>
          </table:table-cell>
          <table:table-cell office:value-type="float" office:value="-2.755" calcext:value-type="float">
            <text:p>-2.755</text:p>
          </table:table-cell>
          <table:table-cell table:formula="of:=[.A105]/1000" office:value-type="float" office:value="0.013064" calcext:value-type="float">
            <text:p>0.013064</text:p>
          </table:table-cell>
        </table:table-row>
        <table:table-row table:style-name="ro1">
          <table:table-cell office:value-type="float" office:value="13.139" calcext:value-type="float">
            <text:p>13.139</text:p>
          </table:table-cell>
          <table:table-cell office:value-type="float" office:value="-2.671" calcext:value-type="float">
            <text:p>-2.671</text:p>
          </table:table-cell>
          <table:table-cell table:formula="of:=[.A106]/1000" office:value-type="float" office:value="0.013139" calcext:value-type="float">
            <text:p>0.013139</text:p>
          </table:table-cell>
        </table:table-row>
        <table:table-row table:style-name="ro1">
          <table:table-cell office:value-type="float" office:value="13.215" calcext:value-type="float">
            <text:p>13.215</text:p>
          </table:table-cell>
          <table:table-cell office:value-type="float" office:value="-2.488" calcext:value-type="float">
            <text:p>-2.488</text:p>
          </table:table-cell>
          <table:table-cell table:formula="of:=[.A107]/1000" office:value-type="float" office:value="0.013215" calcext:value-type="float">
            <text:p>0.013215</text:p>
          </table:table-cell>
        </table:table-row>
        <table:table-row table:style-name="ro1">
          <table:table-cell office:value-type="float" office:value="13.292" calcext:value-type="float">
            <text:p>13.292</text:p>
          </table:table-cell>
          <table:table-cell office:value-type="float" office:value="-2.273" calcext:value-type="float">
            <text:p>-2.273</text:p>
          </table:table-cell>
          <table:table-cell table:formula="of:=[.A108]/1000" office:value-type="float" office:value="0.013292" calcext:value-type="float">
            <text:p>0.013292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-2.012" calcext:value-type="float">
            <text:p>-2.012</text:p>
          </table:table-cell>
          <table:table-cell table:formula="of:=[.A109]/1000" office:value-type="float" office:value="0.013368" calcext:value-type="float">
            <text:p>0.013368</text:p>
          </table:table-cell>
        </table:table-row>
        <table:table-row table:style-name="ro1">
          <table:table-cell office:value-type="float" office:value="13.444" calcext:value-type="float">
            <text:p>13.444</text:p>
          </table:table-cell>
          <table:table-cell office:value-type="float" office:value="-1.826" calcext:value-type="float">
            <text:p>-1.826</text:p>
          </table:table-cell>
          <table:table-cell table:formula="of:=[.A110]/1000" office:value-type="float" office:value="0.013444" calcext:value-type="float">
            <text:p>0.013444</text:p>
          </table:table-cell>
        </table:table-row>
        <table:table-row table:style-name="ro1">
          <table:table-cell office:value-type="float" office:value="13.519" calcext:value-type="float">
            <text:p>13.519</text:p>
          </table:table-cell>
          <table:table-cell office:value-type="float" office:value="-1.677" calcext:value-type="float">
            <text:p>-1.677</text:p>
          </table:table-cell>
          <table:table-cell table:formula="of:=[.A111]/1000" office:value-type="float" office:value="0.013519" calcext:value-type="float">
            <text:p>0.013519</text:p>
          </table:table-cell>
        </table:table-row>
        <table:table-row table:style-name="ro1">
          <table:table-cell office:value-type="float" office:value="13.596" calcext:value-type="float">
            <text:p>13.596</text:p>
          </table:table-cell>
          <table:table-cell office:value-type="float" office:value="-1.545" calcext:value-type="float">
            <text:p>-1.545</text:p>
          </table:table-cell>
          <table:table-cell table:formula="of:=[.A112]/1000" office:value-type="float" office:value="0.013596" calcext:value-type="float">
            <text:p>0.013596</text:p>
          </table:table-cell>
        </table:table-row>
        <table:table-row table:style-name="ro1">
          <table:table-cell office:value-type="float" office:value="13.672" calcext:value-type="float">
            <text:p>13.672</text:p>
          </table:table-cell>
          <table:table-cell office:value-type="float" office:value="-1.404" calcext:value-type="float">
            <text:p>-1.404</text:p>
          </table:table-cell>
          <table:table-cell table:formula="of:=[.A113]/1000" office:value-type="float" office:value="0.013672" calcext:value-type="float">
            <text:p>0.013672</text:p>
          </table:table-cell>
        </table:table-row>
        <table:table-row table:style-name="ro1">
          <table:table-cell office:value-type="float" office:value="13.748" calcext:value-type="float">
            <text:p>13.748</text:p>
          </table:table-cell>
          <table:table-cell office:value-type="float" office:value="-1.307" calcext:value-type="float">
            <text:p>-1.307</text:p>
          </table:table-cell>
          <table:table-cell table:formula="of:=[.A114]/1000" office:value-type="float" office:value="0.013748" calcext:value-type="float">
            <text:p>0.013748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-1.221" calcext:value-type="float">
            <text:p>-1.221</text:p>
          </table:table-cell>
          <table:table-cell table:formula="of:=[.A115]/1000"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-1.173" calcext:value-type="float">
            <text:p>-1.173</text:p>
          </table:table-cell>
          <table:table-cell table:formula="of:=[.A116]/1000" office:value-type="float" office:value="0.0139" calcext:value-type="float">
            <text:p>0.0139</text:p>
          </table:table-cell>
        </table:table-row>
        <table:table-row table:style-name="ro1">
          <table:table-cell office:value-type="float" office:value="13.976" calcext:value-type="float">
            <text:p>13.976</text:p>
          </table:table-cell>
          <table:table-cell office:value-type="float" office:value="-1.078" calcext:value-type="float">
            <text:p>-1.078</text:p>
          </table:table-cell>
          <table:table-cell table:formula="of:=[.A117]/1000" office:value-type="float" office:value="0.013976" calcext:value-type="float">
            <text:p>0.013976</text:p>
          </table:table-cell>
        </table:table-row>
        <table:table-row table:style-name="ro1">
          <table:table-cell office:value-type="float" office:value="14.052" calcext:value-type="float">
            <text:p>14.052</text:p>
          </table:table-cell>
          <table:table-cell office:value-type="float" office:value="-1.019" calcext:value-type="float">
            <text:p>-1.019</text:p>
          </table:table-cell>
          <table:table-cell table:formula="of:=[.A118]/1000" office:value-type="float" office:value="0.014052" calcext:value-type="float">
            <text:p>0.014052</text:p>
          </table:table-cell>
        </table:table-row>
        <table:table-row table:style-name="ro1">
          <table:table-cell office:value-type="float" office:value="14.129" calcext:value-type="float">
            <text:p>14.129</text:p>
          </table:table-cell>
          <table:table-cell office:value-type="float" office:value="-0.937" calcext:value-type="float">
            <text:p>-0.937</text:p>
          </table:table-cell>
          <table:table-cell table:formula="of:=[.A119]/1000" office:value-type="float" office:value="0.014129" calcext:value-type="float">
            <text:p>0.014129</text:p>
          </table:table-cell>
        </table:table-row>
        <table:table-row table:style-name="ro1">
          <table:table-cell office:value-type="float" office:value="14.204" calcext:value-type="float">
            <text:p>14.204</text:p>
          </table:table-cell>
          <table:table-cell office:value-type="float" office:value="-0.914" calcext:value-type="float">
            <text:p>-0.914</text:p>
          </table:table-cell>
          <table:table-cell table:formula="of:=[.A120]/1000" office:value-type="float" office:value="0.014204" calcext:value-type="float">
            <text:p>0.014204</text:p>
          </table:table-cell>
        </table:table-row>
        <table:table-row table:style-name="ro1">
          <table:table-cell office:value-type="float" office:value="14.278" calcext:value-type="float">
            <text:p>14.278</text:p>
          </table:table-cell>
          <table:table-cell office:value-type="float" office:value="-0.891" calcext:value-type="float">
            <text:p>-0.891</text:p>
          </table:table-cell>
          <table:table-cell table:formula="of:=[.A121]/1000" office:value-type="float" office:value="0.014278" calcext:value-type="float">
            <text:p>0.014278</text:p>
          </table:table-cell>
        </table:table-row>
        <table:table-row table:style-name="ro1">
          <table:table-cell office:value-type="float" office:value="14.354" calcext:value-type="float">
            <text:p>14.354</text:p>
          </table:table-cell>
          <table:table-cell office:value-type="float" office:value="-0.647" calcext:value-type="float">
            <text:p>-0.647</text:p>
          </table:table-cell>
          <table:table-cell table:formula="of:=[.A122]/1000" office:value-type="float" office:value="0.014354" calcext:value-type="float">
            <text:p>0.014354</text:p>
          </table:table-cell>
        </table:table-row>
        <table:table-row table:style-name="ro1">
          <table:table-cell office:value-type="float" office:value="14.431" calcext:value-type="float">
            <text:p>14.431</text:p>
          </table:table-cell>
          <table:table-cell office:value-type="float" office:value="2.478" calcext:value-type="float">
            <text:p>2.478</text:p>
          </table:table-cell>
          <table:table-cell table:formula="of:=[.A123]/1000" office:value-type="float" office:value="0.014431" calcext:value-type="float">
            <text:p>0.014431</text:p>
          </table:table-cell>
        </table:table-row>
        <table:table-row table:style-name="ro1">
          <table:table-cell office:value-type="float" office:value="14.507" calcext:value-type="float">
            <text:p>14.507</text:p>
          </table:table-cell>
          <table:table-cell office:value-type="float" office:value="7.38" calcext:value-type="float">
            <text:p>7.38</text:p>
          </table:table-cell>
          <table:table-cell table:formula="of:=[.A124]/1000" office:value-type="float" office:value="0.014507" calcext:value-type="float">
            <text:p>0.014507</text:p>
          </table:table-cell>
        </table:table-row>
        <table:table-row table:style-name="ro1">
          <table:table-cell office:value-type="float" office:value="14.583" calcext:value-type="float">
            <text:p>14.583</text:p>
          </table:table-cell>
          <table:table-cell office:value-type="float" office:value="9.066" calcext:value-type="float">
            <text:p>9.066</text:p>
          </table:table-cell>
          <table:table-cell table:formula="of:=[.A125]/1000" office:value-type="float" office:value="0.014583" calcext:value-type="float">
            <text:p>0.014583</text:p>
          </table:table-cell>
        </table:table-row>
        <table:table-row table:style-name="ro1">
          <table:table-cell office:value-type="float" office:value="14.659" calcext:value-type="float">
            <text:p>14.659</text:p>
          </table:table-cell>
          <table:table-cell office:value-type="float" office:value="16.632" calcext:value-type="float">
            <text:p>16.632</text:p>
          </table:table-cell>
          <table:table-cell table:formula="of:=[.A126]/1000" office:value-type="float" office:value="0.014659" calcext:value-type="float">
            <text:p>0.014659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2.326" calcext:value-type="float">
            <text:p>2.326</text:p>
          </table:table-cell>
          <table:table-cell table:formula="of:=[.A127]/1000" office:value-type="float" office:value="0.014736" calcext:value-type="float">
            <text:p>0.014736</text:p>
          </table:table-cell>
        </table:table-row>
        <table:table-row table:style-name="ro1">
          <table:table-cell office:value-type="float" office:value="14.813" calcext:value-type="float">
            <text:p>14.813</text:p>
          </table:table-cell>
          <table:table-cell office:value-type="float" office:value="-19.27" calcext:value-type="float">
            <text:p>-19.27</text:p>
          </table:table-cell>
          <table:table-cell table:formula="of:=[.A128]/1000" office:value-type="float" office:value="0.014813" calcext:value-type="float">
            <text:p>0.014813</text:p>
          </table:table-cell>
        </table:table-row>
        <table:table-row table:style-name="ro1">
          <table:table-cell office:value-type="float" office:value="14.888" calcext:value-type="float">
            <text:p>14.888</text:p>
          </table:table-cell>
          <table:table-cell office:value-type="float" office:value="-5.674" calcext:value-type="float">
            <text:p>-5.674</text:p>
          </table:table-cell>
          <table:table-cell table:formula="of:=[.A129]/1000" office:value-type="float" office:value="0.014888" calcext:value-type="float">
            <text:p>0.014888</text:p>
          </table:table-cell>
        </table:table-row>
        <table:table-row table:style-name="ro1">
          <table:table-cell office:value-type="float" office:value="14.965" calcext:value-type="float">
            <text:p>14.965</text:p>
          </table:table-cell>
          <table:table-cell office:value-type="float" office:value="-6.489" calcext:value-type="float">
            <text:p>-6.489</text:p>
          </table:table-cell>
          <table:table-cell table:formula="of:=[.A130]/1000" office:value-type="float" office:value="0.014965" calcext:value-type="float">
            <text:p>0.014965</text:p>
          </table:table-cell>
        </table:table-row>
        <table:table-row table:style-name="ro1">
          <table:table-cell office:value-type="float" office:value="15.042" calcext:value-type="float">
            <text:p>15.042</text:p>
          </table:table-cell>
          <table:table-cell office:value-type="float" office:value="-4.087" calcext:value-type="float">
            <text:p>-4.087</text:p>
          </table:table-cell>
          <table:table-cell table:formula="of:=[.A131]/1000" office:value-type="float" office:value="0.015042" calcext:value-type="float">
            <text:p>0.015042</text:p>
          </table:table-cell>
        </table:table-row>
        <table:table-row table:style-name="ro1">
          <table:table-cell office:value-type="float" office:value="15.118" calcext:value-type="float">
            <text:p>15.118</text:p>
          </table:table-cell>
          <table:table-cell office:value-type="float" office:value="-3.937" calcext:value-type="float">
            <text:p>-3.937</text:p>
          </table:table-cell>
          <table:table-cell table:formula="of:=[.A132]/1000" office:value-type="float" office:value="0.015118" calcext:value-type="float">
            <text:p>0.015118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-3.576" calcext:value-type="float">
            <text:p>-3.576</text:p>
          </table:table-cell>
          <table:table-cell table:formula="of:=[.A133]/1000" office:value-type="float" office:value="0.015192" calcext:value-type="float">
            <text:p>0.015192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-3.362" calcext:value-type="float">
            <text:p>-3.362</text:p>
          </table:table-cell>
          <table:table-cell table:formula="of:=[.A134]/1000" office:value-type="float" office:value="0.015264" calcext:value-type="float">
            <text:p>0.015264</text:p>
          </table:table-cell>
        </table:table-row>
        <table:table-row table:style-name="ro1">
          <table:table-cell office:value-type="float" office:value="15.337" calcext:value-type="float">
            <text:p>15.337</text:p>
          </table:table-cell>
          <table:table-cell office:value-type="float" office:value="-3.144" calcext:value-type="float">
            <text:p>-3.144</text:p>
          </table:table-cell>
          <table:table-cell table:formula="of:=[.A135]/1000" office:value-type="float" office:value="0.015337" calcext:value-type="float">
            <text:p>0.015337</text:p>
          </table:table-cell>
        </table:table-row>
        <table:table-row table:style-name="ro1">
          <table:table-cell office:value-type="float" office:value="15.411" calcext:value-type="float">
            <text:p>15.411</text:p>
          </table:table-cell>
          <table:table-cell office:value-type="float" office:value="-2.993" calcext:value-type="float">
            <text:p>-2.993</text:p>
          </table:table-cell>
          <table:table-cell table:formula="of:=[.A136]/1000" office:value-type="float" office:value="0.015411" calcext:value-type="float">
            <text:p>0.015411</text:p>
          </table:table-cell>
        </table:table-row>
        <table:table-row table:style-name="ro1">
          <table:table-cell office:value-type="float" office:value="15.483" calcext:value-type="float">
            <text:p>15.483</text:p>
          </table:table-cell>
          <table:table-cell office:value-type="float" office:value="-2.875" calcext:value-type="float">
            <text:p>-2.875</text:p>
          </table:table-cell>
          <table:table-cell table:formula="of:=[.A137]/1000" office:value-type="float" office:value="0.015483" calcext:value-type="float">
            <text:p>0.015483</text:p>
          </table:table-cell>
        </table:table-row>
        <table:table-row table:style-name="ro1">
          <table:table-cell office:value-type="float" office:value="15.556" calcext:value-type="float">
            <text:p>15.556</text:p>
          </table:table-cell>
          <table:table-cell office:value-type="float" office:value="-2.77" calcext:value-type="float">
            <text:p>-2.77</text:p>
          </table:table-cell>
          <table:table-cell table:formula="of:=[.A138]/1000" office:value-type="float" office:value="0.015556" calcext:value-type="float">
            <text:p>0.015556</text:p>
          </table:table-cell>
        </table:table-row>
        <table:table-row table:style-name="ro1">
          <table:table-cell office:value-type="float" office:value="15.629" calcext:value-type="float">
            <text:p>15.629</text:p>
          </table:table-cell>
          <table:table-cell office:value-type="float" office:value="-2.666" calcext:value-type="float">
            <text:p>-2.666</text:p>
          </table:table-cell>
          <table:table-cell table:formula="of:=[.A139]/1000" office:value-type="float" office:value="0.015629" calcext:value-type="float">
            <text:p>0.015629</text:p>
          </table:table-cell>
        </table:table-row>
        <table:table-row table:style-name="ro1">
          <table:table-cell office:value-type="float" office:value="15.703" calcext:value-type="float">
            <text:p>15.703</text:p>
          </table:table-cell>
          <table:table-cell office:value-type="float" office:value="-2.505" calcext:value-type="float">
            <text:p>-2.505</text:p>
          </table:table-cell>
          <table:table-cell table:formula="of:=[.A140]/1000" office:value-type="float" office:value="0.015703" calcext:value-type="float">
            <text:p>0.015703</text:p>
          </table:table-cell>
        </table:table-row>
        <table:table-row table:style-name="ro1">
          <table:table-cell office:value-type="float" office:value="15.775" calcext:value-type="float">
            <text:p>15.775</text:p>
          </table:table-cell>
          <table:table-cell office:value-type="float" office:value="-2.257" calcext:value-type="float">
            <text:p>-2.257</text:p>
          </table:table-cell>
          <table:table-cell table:formula="of:=[.A141]/1000" office:value-type="float" office:value="0.015775" calcext:value-type="float">
            <text:p>0.015775</text:p>
          </table:table-cell>
        </table:table-row>
        <table:table-row table:style-name="ro1">
          <table:table-cell office:value-type="float" office:value="15.848" calcext:value-type="float">
            <text:p>15.848</text:p>
          </table:table-cell>
          <table:table-cell office:value-type="float" office:value="-2.012" calcext:value-type="float">
            <text:p>-2.012</text:p>
          </table:table-cell>
          <table:table-cell table:formula="of:=[.A142]/1000" office:value-type="float" office:value="0.015848" calcext:value-type="float">
            <text:p>0.015848</text:p>
          </table:table-cell>
        </table:table-row>
        <table:table-row table:style-name="ro1">
          <table:table-cell office:value-type="float" office:value="15.921" calcext:value-type="float">
            <text:p>15.921</text:p>
          </table:table-cell>
          <table:table-cell office:value-type="float" office:value="-1.854" calcext:value-type="float">
            <text:p>-1.854</text:p>
          </table:table-cell>
          <table:table-cell table:formula="of:=[.A143]/1000" office:value-type="float" office:value="0.015921" calcext:value-type="float">
            <text:p>0.015921</text:p>
          </table:table-cell>
        </table:table-row>
        <table:table-row table:style-name="ro1">
          <table:table-cell office:value-type="float" office:value="15.994" calcext:value-type="float">
            <text:p>15.994</text:p>
          </table:table-cell>
          <table:table-cell office:value-type="float" office:value="-1.717" calcext:value-type="float">
            <text:p>-1.717</text:p>
          </table:table-cell>
          <table:table-cell table:formula="of:=[.A144]/1000" office:value-type="float" office:value="0.015994" calcext:value-type="float">
            <text:p>0.015994</text:p>
          </table:table-cell>
        </table:table-row>
        <table:table-row table:style-name="ro1">
          <table:table-cell office:value-type="float" office:value="16.067" calcext:value-type="float">
            <text:p>16.067</text:p>
          </table:table-cell>
          <table:table-cell office:value-type="float" office:value="-1.557" calcext:value-type="float">
            <text:p>-1.557</text:p>
          </table:table-cell>
          <table:table-cell table:formula="of:=[.A145]/1000" office:value-type="float" office:value="0.016067" calcext:value-type="float">
            <text:p>0.016067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-1.43" calcext:value-type="float">
            <text:p>-1.43</text:p>
          </table:table-cell>
          <table:table-cell table:formula="of:=[.A146]/1000" office:value-type="float" office:value="0.01614" calcext:value-type="float">
            <text:p>0.01614</text:p>
          </table:table-cell>
        </table:table-row>
        <table:table-row table:style-name="ro1">
          <table:table-cell office:value-type="float" office:value="16.214" calcext:value-type="float">
            <text:p>16.214</text:p>
          </table:table-cell>
          <table:table-cell office:value-type="float" office:value="-1.356" calcext:value-type="float">
            <text:p>-1.356</text:p>
          </table:table-cell>
          <table:table-cell table:formula="of:=[.A147]/1000" office:value-type="float" office:value="0.016214" calcext:value-type="float">
            <text:p>0.016214</text:p>
          </table:table-cell>
        </table:table-row>
        <table:table-row table:style-name="ro1">
          <table:table-cell office:value-type="float" office:value="16.286" calcext:value-type="float">
            <text:p>16.286</text:p>
          </table:table-cell>
          <table:table-cell office:value-type="float" office:value="-1.282" calcext:value-type="float">
            <text:p>-1.282</text:p>
          </table:table-cell>
          <table:table-cell table:formula="of:=[.A148]/1000" office:value-type="float" office:value="0.016286" calcext:value-type="float">
            <text:p>0.016286</text:p>
          </table:table-cell>
        </table:table-row>
        <table:table-row table:style-name="ro1">
          <table:table-cell office:value-type="float" office:value="16.359" calcext:value-type="float">
            <text:p>16.359</text:p>
          </table:table-cell>
          <table:table-cell office:value-type="float" office:value="-1.149" calcext:value-type="float">
            <text:p>-1.149</text:p>
          </table:table-cell>
          <table:table-cell table:formula="of:=[.A149]/1000" office:value-type="float" office:value="0.016359" calcext:value-type="float">
            <text:p>0.016359</text:p>
          </table:table-cell>
        </table:table-row>
        <table:table-row table:style-name="ro1">
          <table:table-cell office:value-type="float" office:value="16.432" calcext:value-type="float">
            <text:p>16.432</text:p>
          </table:table-cell>
          <table:table-cell office:value-type="float" office:value="-1.102" calcext:value-type="float">
            <text:p>-1.102</text:p>
          </table:table-cell>
          <table:table-cell table:formula="of:=[.A150]/1000" office:value-type="float" office:value="0.016432" calcext:value-type="float">
            <text:p>0.016432</text:p>
          </table:table-cell>
        </table:table-row>
        <table:table-row table:style-name="ro1">
          <table:table-cell office:value-type="float" office:value="16.505" calcext:value-type="float">
            <text:p>16.505</text:p>
          </table:table-cell>
          <table:table-cell office:value-type="float" office:value="-1.054" calcext:value-type="float">
            <text:p>-1.054</text:p>
          </table:table-cell>
          <table:table-cell table:formula="of:=[.A151]/1000" office:value-type="float" office:value="0.016505" calcext:value-type="float">
            <text:p>0.016505</text:p>
          </table:table-cell>
        </table:table-row>
        <table:table-row table:style-name="ro1">
          <table:table-cell office:value-type="float" office:value="16.578" calcext:value-type="float">
            <text:p>16.578</text:p>
          </table:table-cell>
          <table:table-cell office:value-type="float" office:value="-0.972" calcext:value-type="float">
            <text:p>-0.972</text:p>
          </table:table-cell>
          <table:table-cell table:formula="of:=[.A152]/1000" office:value-type="float" office:value="0.016578" calcext:value-type="float">
            <text:p>0.016578</text:p>
          </table:table-cell>
        </table:table-row>
        <table:table-row table:style-name="ro1">
          <table:table-cell office:value-type="float" office:value="16.655" calcext:value-type="float">
            <text:p>16.655</text:p>
          </table:table-cell>
          <table:table-cell office:value-type="float" office:value="-0.74" calcext:value-type="float">
            <text:p>-0.74</text:p>
          </table:table-cell>
          <table:table-cell table:formula="of:=[.A153]/1000" office:value-type="float" office:value="0.016655" calcext:value-type="float">
            <text:p>0.016655</text:p>
          </table:table-cell>
        </table:table-row>
        <table:table-row table:style-name="ro1">
          <table:table-cell office:value-type="float" office:value="16.732" calcext:value-type="float">
            <text:p>16.732</text:p>
          </table:table-cell>
          <table:table-cell office:value-type="float" office:value="1.249" calcext:value-type="float">
            <text:p>1.249</text:p>
          </table:table-cell>
          <table:table-cell table:formula="of:=[.A154]/1000" office:value-type="float" office:value="0.016732" calcext:value-type="float">
            <text:p>0.016732</text:p>
          </table:table-cell>
        </table:table-row>
        <table:table-row table:style-name="ro1">
          <table:table-cell office:value-type="float" office:value="16.807" calcext:value-type="float">
            <text:p>16.807</text:p>
          </table:table-cell>
          <table:table-cell office:value-type="float" office:value="14.098" calcext:value-type="float">
            <text:p>14.098</text:p>
          </table:table-cell>
          <table:table-cell table:formula="of:=[.A155]/1000" office:value-type="float" office:value="0.016807" calcext:value-type="float">
            <text:p>0.016807</text:p>
          </table:table-cell>
        </table:table-row>
        <table:table-row table:style-name="ro1">
          <table:table-cell office:value-type="float" office:value="16.884" calcext:value-type="float">
            <text:p>16.884</text:p>
          </table:table-cell>
          <table:table-cell office:value-type="float" office:value="-3.289" calcext:value-type="float">
            <text:p>-3.289</text:p>
          </table:table-cell>
          <table:table-cell table:formula="of:=[.A156]/1000" office:value-type="float" office:value="0.016884" calcext:value-type="float">
            <text:p>0.016884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-6.81" calcext:value-type="float">
            <text:p>-6.81</text:p>
          </table:table-cell>
          <table:table-cell table:formula="of:=[.A157]/1000" office:value-type="float" office:value="0.01696" calcext:value-type="float">
            <text:p>0.01696</text:p>
          </table:table-cell>
        </table:table-row>
        <table:table-row table:style-name="ro1">
          <table:table-cell office:value-type="float" office:value="17.037" calcext:value-type="float">
            <text:p>17.037</text:p>
          </table:table-cell>
          <table:table-cell office:value-type="float" office:value="-9.692" calcext:value-type="float">
            <text:p>-9.692</text:p>
          </table:table-cell>
          <table:table-cell table:formula="of:=[.A158]/1000" office:value-type="float" office:value="0.017037" calcext:value-type="float">
            <text:p>0.017037</text:p>
          </table:table-cell>
        </table:table-row>
        <table:table-row table:style-name="ro1">
          <table:table-cell office:value-type="float" office:value="17.114" calcext:value-type="float">
            <text:p>17.114</text:p>
          </table:table-cell>
          <table:table-cell office:value-type="float" office:value="-3.31" calcext:value-type="float">
            <text:p>-3.31</text:p>
          </table:table-cell>
          <table:table-cell table:formula="of:=[.A159]/1000" office:value-type="float" office:value="0.017114" calcext:value-type="float">
            <text:p>0.017114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3.799" calcext:value-type="float">
            <text:p>-3.799</text:p>
          </table:table-cell>
          <table:table-cell table:formula="of:=[.A160]/1000" office:value-type="float" office:value="0.01719" calcext:value-type="float">
            <text:p>0.01719</text:p>
          </table:table-cell>
        </table:table-row>
        <table:table-row table:style-name="ro1">
          <table:table-cell office:value-type="float" office:value="17.266" calcext:value-type="float">
            <text:p>17.266</text:p>
          </table:table-cell>
          <table:table-cell office:value-type="float" office:value="-3.553" calcext:value-type="float">
            <text:p>-3.553</text:p>
          </table:table-cell>
          <table:table-cell table:formula="of:=[.A161]/1000" office:value-type="float" office:value="0.017266" calcext:value-type="float">
            <text:p>0.017266</text:p>
          </table:table-cell>
        </table:table-row>
        <table:table-row table:style-name="ro1">
          <table:table-cell office:value-type="float" office:value="17.343" calcext:value-type="float">
            <text:p>17.343</text:p>
          </table:table-cell>
          <table:table-cell office:value-type="float" office:value="-3.215" calcext:value-type="float">
            <text:p>-3.215</text:p>
          </table:table-cell>
          <table:table-cell table:formula="of:=[.A162]/1000" office:value-type="float" office:value="0.017343" calcext:value-type="float">
            <text:p>0.017343</text:p>
          </table:table-cell>
        </table:table-row>
        <table:table-row table:style-name="ro1">
          <table:table-cell office:value-type="float" office:value="17.417" calcext:value-type="float">
            <text:p>17.417</text:p>
          </table:table-cell>
          <table:table-cell office:value-type="float" office:value="-3.103" calcext:value-type="float">
            <text:p>-3.103</text:p>
          </table:table-cell>
          <table:table-cell table:formula="of:=[.A163]/1000" office:value-type="float" office:value="0.017417" calcext:value-type="float">
            <text:p>0.017417</text:p>
          </table:table-cell>
        </table:table-row>
        <table:table-row table:style-name="ro1">
          <table:table-cell office:value-type="float" office:value="17.492" calcext:value-type="float">
            <text:p>17.492</text:p>
          </table:table-cell>
          <table:table-cell office:value-type="float" office:value="-2.929" calcext:value-type="float">
            <text:p>-2.929</text:p>
          </table:table-cell>
          <table:table-cell table:formula="of:=[.A164]/1000" office:value-type="float" office:value="0.017492" calcext:value-type="float">
            <text:p>0.017492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-2.798" calcext:value-type="float">
            <text:p>-2.798</text:p>
          </table:table-cell>
          <table:table-cell table:formula="of:=[.A165]/1000" office:value-type="float" office:value="0.017568" calcext:value-type="float">
            <text:p>0.017568</text:p>
          </table:table-cell>
        </table:table-row>
        <table:table-row table:style-name="ro1">
          <table:table-cell office:value-type="float" office:value="17.644" calcext:value-type="float">
            <text:p>17.644</text:p>
          </table:table-cell>
          <table:table-cell office:value-type="float" office:value="-2.699" calcext:value-type="float">
            <text:p>-2.699</text:p>
          </table:table-cell>
          <table:table-cell table:formula="of:=[.A166]/1000" office:value-type="float" office:value="0.017644" calcext:value-type="float">
            <text:p>0.017644</text:p>
          </table:table-cell>
        </table:table-row>
        <table:table-row table:style-name="ro1">
          <table:table-cell office:value-type="float" office:value="17.721" calcext:value-type="float">
            <text:p>17.721</text:p>
          </table:table-cell>
          <table:table-cell office:value-type="float" office:value="-2.587" calcext:value-type="float">
            <text:p>-2.587</text:p>
          </table:table-cell>
          <table:table-cell table:formula="of:=[.A167]/1000" office:value-type="float" office:value="0.017721" calcext:value-type="float">
            <text:p>0.017721</text:p>
          </table:table-cell>
        </table:table-row>
        <table:table-row table:style-name="ro1">
          <table:table-cell office:value-type="float" office:value="17.797" calcext:value-type="float">
            <text:p>17.797</text:p>
          </table:table-cell>
          <table:table-cell office:value-type="float" office:value="-2.337" calcext:value-type="float">
            <text:p>-2.337</text:p>
          </table:table-cell>
          <table:table-cell table:formula="of:=[.A168]/1000" office:value-type="float" office:value="0.017797" calcext:value-type="float">
            <text:p>0.017797</text:p>
          </table:table-cell>
        </table:table-row>
        <table:table-row table:style-name="ro1">
          <table:table-cell office:value-type="float" office:value="17.872" calcext:value-type="float">
            <text:p>17.872</text:p>
          </table:table-cell>
          <table:table-cell office:value-type="float" office:value="-2.087" calcext:value-type="float">
            <text:p>-2.087</text:p>
          </table:table-cell>
          <table:table-cell table:formula="of:=[.A169]/1000" office:value-type="float" office:value="0.017872" calcext:value-type="float">
            <text:p>0.017872</text:p>
          </table:table-cell>
        </table:table-row>
        <table:table-row table:style-name="ro1">
          <table:table-cell office:value-type="float" office:value="17.949" calcext:value-type="float">
            <text:p>17.949</text:p>
          </table:table-cell>
          <table:table-cell office:value-type="float" office:value="-1.868" calcext:value-type="float">
            <text:p>-1.868</text:p>
          </table:table-cell>
          <table:table-cell table:formula="of:=[.A170]/1000" office:value-type="float" office:value="0.017949" calcext:value-type="float">
            <text:p>0.017949</text:p>
          </table:table-cell>
        </table:table-row>
        <table:table-row table:style-name="ro1">
          <table:table-cell office:value-type="float" office:value="18.025" calcext:value-type="float">
            <text:p>18.025</text:p>
          </table:table-cell>
          <table:table-cell office:value-type="float" office:value="-1.69" calcext:value-type="float">
            <text:p>-1.69</text:p>
          </table:table-cell>
          <table:table-cell table:formula="of:=[.A171]/1000" office:value-type="float" office:value="0.018025" calcext:value-type="float">
            <text:p>0.018025</text:p>
          </table:table-cell>
        </table:table-row>
        <table:table-row table:style-name="ro1">
          <table:table-cell office:value-type="float" office:value="18.101" calcext:value-type="float">
            <text:p>18.101</text:p>
          </table:table-cell>
          <table:table-cell office:value-type="float" office:value="-1.597" calcext:value-type="float">
            <text:p>-1.597</text:p>
          </table:table-cell>
          <table:table-cell table:formula="of:=[.A172]/1000" office:value-type="float" office:value="0.018101" calcext:value-type="float">
            <text:p>0.018101</text:p>
          </table:table-cell>
        </table:table-row>
        <table:table-row table:style-name="ro1">
          <table:table-cell office:value-type="float" office:value="18.177" calcext:value-type="float">
            <text:p>18.177</text:p>
          </table:table-cell>
          <table:table-cell office:value-type="float" office:value="-1.443" calcext:value-type="float">
            <text:p>-1.443</text:p>
          </table:table-cell>
          <table:table-cell table:formula="of:=[.A173]/1000" office:value-type="float" office:value="0.018177" calcext:value-type="float">
            <text:p>0.018177</text:p>
          </table:table-cell>
        </table:table-row>
        <table:table-row table:style-name="ro1">
          <table:table-cell office:value-type="float" office:value="18.253" calcext:value-type="float">
            <text:p>18.253</text:p>
          </table:table-cell>
          <table:table-cell office:value-type="float" office:value="-1.343" calcext:value-type="float">
            <text:p>-1.343</text:p>
          </table:table-cell>
          <table:table-cell table:formula="of:=[.A174]/1000" office:value-type="float" office:value="0.018253" calcext:value-type="float">
            <text:p>0.018253</text:p>
          </table:table-cell>
        </table:table-row>
        <table:table-row table:style-name="ro1">
          <table:table-cell office:value-type="float" office:value="18.329" calcext:value-type="float">
            <text:p>18.329</text:p>
          </table:table-cell>
          <table:table-cell office:value-type="float" office:value="-1.27" calcext:value-type="float">
            <text:p>-1.27</text:p>
          </table:table-cell>
          <table:table-cell table:formula="of:=[.A175]/1000" office:value-type="float" office:value="0.018329" calcext:value-type="float">
            <text:p>0.018329</text:p>
          </table:table-cell>
        </table:table-row>
        <table:table-row table:style-name="ro1">
          <table:table-cell office:value-type="float" office:value="18.405" calcext:value-type="float">
            <text:p>18.405</text:p>
          </table:table-cell>
          <table:table-cell office:value-type="float" office:value="-1.161" calcext:value-type="float">
            <text:p>-1.161</text:p>
          </table:table-cell>
          <table:table-cell table:formula="of:=[.A176]/1000" office:value-type="float" office:value="0.018405" calcext:value-type="float">
            <text:p>0.018405</text:p>
          </table:table-cell>
        </table:table-row>
        <table:table-row table:style-name="ro1">
          <table:table-cell office:value-type="float" office:value="18.481" calcext:value-type="float">
            <text:p>18.481</text:p>
          </table:table-cell>
          <table:table-cell office:value-type="float" office:value="-1.09" calcext:value-type="float">
            <text:p>-1.09</text:p>
          </table:table-cell>
          <table:table-cell table:formula="of:=[.A177]/1000" office:value-type="float" office:value="0.018481" calcext:value-type="float">
            <text:p>0.018481</text:p>
          </table:table-cell>
        </table:table-row>
        <table:table-row table:style-name="ro1">
          <table:table-cell office:value-type="float" office:value="18.557" calcext:value-type="float">
            <text:p>18.557</text:p>
          </table:table-cell>
          <table:table-cell office:value-type="float" office:value="-1.019" calcext:value-type="float">
            <text:p>-1.019</text:p>
          </table:table-cell>
          <table:table-cell table:formula="of:=[.A178]/1000" office:value-type="float" office:value="0.018557" calcext:value-type="float">
            <text:p>0.018557</text:p>
          </table:table-cell>
        </table:table-row>
        <table:table-row table:style-name="ro1">
          <table:table-cell office:value-type="float" office:value="18.633" calcext:value-type="float">
            <text:p>18.633</text:p>
          </table:table-cell>
          <table:table-cell office:value-type="float" office:value="-0.937" calcext:value-type="float">
            <text:p>-0.937</text:p>
          </table:table-cell>
          <table:table-cell table:formula="of:=[.A179]/1000" office:value-type="float" office:value="0.018633" calcext:value-type="float">
            <text:p>0.018633</text:p>
          </table:table-cell>
        </table:table-row>
        <table:table-row table:style-name="ro1">
          <table:table-cell office:value-type="float" office:value="18.709" calcext:value-type="float">
            <text:p>18.709</text:p>
          </table:table-cell>
          <table:table-cell office:value-type="float" office:value="-0.926" calcext:value-type="float">
            <text:p>-0.926</text:p>
          </table:table-cell>
          <table:table-cell table:formula="of:=[.A180]/1000" office:value-type="float" office:value="0.018709" calcext:value-type="float">
            <text:p>0.018709</text:p>
          </table:table-cell>
        </table:table-row>
        <table:table-row table:style-name="ro1">
          <table:table-cell office:value-type="float" office:value="18.783" calcext:value-type="float">
            <text:p>18.783</text:p>
          </table:table-cell>
          <table:table-cell office:value-type="float" office:value="-0.844" calcext:value-type="float">
            <text:p>-0.844</text:p>
          </table:table-cell>
          <table:table-cell table:formula="of:=[.A181]/1000" office:value-type="float" office:value="0.018783" calcext:value-type="float">
            <text:p>0.018783</text:p>
          </table:table-cell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-0.6" calcext:value-type="float">
            <text:p>-0.6</text:p>
          </table:table-cell>
          <table:table-cell table:formula="of:=[.A182]/1000" office:value-type="float" office:value="0.01886" calcext:value-type="float">
            <text:p>0.01886</text:p>
          </table:table-cell>
        </table:table-row>
        <table:table-row table:style-name="ro1">
          <table:table-cell office:value-type="float" office:value="18.935" calcext:value-type="float">
            <text:p>18.935</text:p>
          </table:table-cell>
          <table:table-cell office:value-type="float" office:value="1.606" calcext:value-type="float">
            <text:p>1.606</text:p>
          </table:table-cell>
          <table:table-cell table:formula="of:=[.A183]/1000" office:value-type="float" office:value="0.018935" calcext:value-type="float">
            <text:p>0.018935</text:p>
          </table:table-cell>
        </table:table-row>
        <table:table-row table:style-name="ro1">
          <table:table-cell office:value-type="float" office:value="19.012" calcext:value-type="float">
            <text:p>19.012</text:p>
          </table:table-cell>
          <table:table-cell office:value-type="float" office:value="9.918" calcext:value-type="float">
            <text:p>9.918</text:p>
          </table:table-cell>
          <table:table-cell table:formula="of:=[.A184]/1000" office:value-type="float" office:value="0.019012" calcext:value-type="float">
            <text:p>0.019012</text:p>
          </table:table-cell>
        </table:table-row>
        <table:table-row table:style-name="ro1">
          <table:table-cell office:value-type="float" office:value="19.088" calcext:value-type="float">
            <text:p>19.088</text:p>
          </table:table-cell>
          <table:table-cell office:value-type="float" office:value="5.884" calcext:value-type="float">
            <text:p>5.884</text:p>
          </table:table-cell>
          <table:table-cell table:formula="of:=[.A185]/1000" office:value-type="float" office:value="0.019088" calcext:value-type="float">
            <text:p>0.019088</text:p>
          </table:table-cell>
        </table:table-row>
        <table:table-row table:style-name="ro1">
          <table:table-cell office:value-type="float" office:value="19.165" calcext:value-type="float">
            <text:p>19.165</text:p>
          </table:table-cell>
          <table:table-cell office:value-type="float" office:value="15.472" calcext:value-type="float">
            <text:p>15.472</text:p>
          </table:table-cell>
          <table:table-cell table:formula="of:=[.A186]/1000" office:value-type="float" office:value="0.019165" calcext:value-type="float">
            <text:p>0.019165</text:p>
          </table:table-cell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-9.327" calcext:value-type="float">
            <text:p>-9.327</text:p>
          </table:table-cell>
          <table:table-cell table:formula="of:=[.A187]/1000" office:value-type="float" office:value="0.01924" calcext:value-type="float">
            <text:p>0.01924</text:p>
          </table:table-cell>
        </table:table-row>
        <table:table-row table:style-name="ro1">
          <table:table-cell office:value-type="float" office:value="19.317" calcext:value-type="float">
            <text:p>19.317</text:p>
          </table:table-cell>
          <table:table-cell office:value-type="float" office:value="-19.345" calcext:value-type="float">
            <text:p>-19.345</text:p>
          </table:table-cell>
          <table:table-cell table:formula="of:=[.A188]/1000" office:value-type="float" office:value="0.019317" calcext:value-type="float">
            <text:p>0.019317</text:p>
          </table:table-cell>
        </table:table-row>
        <table:table-row table:style-name="ro1">
          <table:table-cell office:value-type="float" office:value="19.394" calcext:value-type="float">
            <text:p>19.394</text:p>
          </table:table-cell>
          <table:table-cell office:value-type="float" office:value="-4.664" calcext:value-type="float">
            <text:p>-4.664</text:p>
          </table:table-cell>
          <table:table-cell table:formula="of:=[.A189]/1000" office:value-type="float" office:value="0.019394" calcext:value-type="float">
            <text:p>0.019394</text:p>
          </table:table-cell>
        </table:table-row>
        <table:table-row table:style-name="ro1">
          <table:table-cell office:value-type="float" office:value="19.471" calcext:value-type="float">
            <text:p>19.471</text:p>
          </table:table-cell>
          <table:table-cell office:value-type="float" office:value="-6.724" calcext:value-type="float">
            <text:p>-6.724</text:p>
          </table:table-cell>
          <table:table-cell table:formula="of:=[.A190]/1000" office:value-type="float" office:value="0.019471" calcext:value-type="float">
            <text:p>0.019471</text:p>
          </table:table-cell>
        </table:table-row>
        <table:table-row table:style-name="ro1">
          <table:table-cell office:value-type="float" office:value="19.547" calcext:value-type="float">
            <text:p>19.547</text:p>
          </table:table-cell>
          <table:table-cell office:value-type="float" office:value="-4.245" calcext:value-type="float">
            <text:p>-4.245</text:p>
          </table:table-cell>
          <table:table-cell table:formula="of:=[.A191]/1000" office:value-type="float" office:value="0.019547" calcext:value-type="float">
            <text:p>0.019547</text:p>
          </table:table-cell>
        </table:table-row>
        <table:table-row table:style-name="ro1">
          <table:table-cell office:value-type="float" office:value="19.623" calcext:value-type="float">
            <text:p>19.623</text:p>
          </table:table-cell>
          <table:table-cell office:value-type="float" office:value="-3.755" calcext:value-type="float">
            <text:p>-3.755</text:p>
          </table:table-cell>
          <table:table-cell table:formula="of:=[.A192]/1000" office:value-type="float" office:value="0.019623" calcext:value-type="float">
            <text:p>0.019623</text:p>
          </table:table-cell>
        </table:table-row>
        <table:table-row table:style-name="ro1">
          <table:table-cell office:value-type="float" office:value="19.696" calcext:value-type="float">
            <text:p>19.696</text:p>
          </table:table-cell>
          <table:table-cell office:value-type="float" office:value="-3.484" calcext:value-type="float">
            <text:p>-3.484</text:p>
          </table:table-cell>
          <table:table-cell table:formula="of:=[.A193]/1000" office:value-type="float" office:value="0.019696" calcext:value-type="float">
            <text:p>0.019696</text:p>
          </table:table-cell>
        </table:table-row>
        <table:table-row table:style-name="ro1">
          <table:table-cell office:value-type="float" office:value="19.77" calcext:value-type="float">
            <text:p>19.77</text:p>
          </table:table-cell>
          <table:table-cell office:value-type="float" office:value="-3.278" calcext:value-type="float">
            <text:p>-3.278</text:p>
          </table:table-cell>
          <table:table-cell table:formula="of:=[.A194]/1000" office:value-type="float" office:value="0.01977" calcext:value-type="float">
            <text:p>0.01977</text:p>
          </table:table-cell>
        </table:table-row>
        <table:table-row table:style-name="ro1">
          <table:table-cell office:value-type="float" office:value="19.843" calcext:value-type="float">
            <text:p>19.843</text:p>
          </table:table-cell>
          <table:table-cell office:value-type="float" office:value="-3.088" calcext:value-type="float">
            <text:p>-3.088</text:p>
          </table:table-cell>
          <table:table-cell table:formula="of:=[.A195]/1000" office:value-type="float" office:value="0.019843" calcext:value-type="float">
            <text:p>0.019843</text:p>
          </table:table-cell>
        </table:table-row>
        <table:table-row table:style-name="ro1">
          <table:table-cell office:value-type="float" office:value="19.915" calcext:value-type="float">
            <text:p>19.915</text:p>
          </table:table-cell>
          <table:table-cell office:value-type="float" office:value="-3.063" calcext:value-type="float">
            <text:p>-3.063</text:p>
          </table:table-cell>
          <table:table-cell table:formula="of:=[.A196]/1000" office:value-type="float" office:value="0.019915" calcext:value-type="float">
            <text:p>0.019915</text:p>
          </table:table-cell>
        </table:table-row>
        <table:table-row table:style-name="ro1">
          <table:table-cell office:value-type="float" office:value="19.988" calcext:value-type="float">
            <text:p>19.988</text:p>
          </table:table-cell>
          <table:table-cell office:value-type="float" office:value="-2.904" calcext:value-type="float">
            <text:p>-2.904</text:p>
          </table:table-cell>
          <table:table-cell table:formula="of:=[.A197]/1000" office:value-type="float" office:value="0.019988" calcext:value-type="float">
            <text:p>0.019988</text:p>
          </table:table-cell>
        </table:table-row>
        <table:table-row table:style-name="ro1">
          <table:table-cell office:value-type="float" office:value="20.062" calcext:value-type="float">
            <text:p>20.062</text:p>
          </table:table-cell>
          <table:table-cell office:value-type="float" office:value="-2.722" calcext:value-type="float">
            <text:p>-2.722</text:p>
          </table:table-cell>
          <table:table-cell table:formula="of:=[.A198]/1000" office:value-type="float" office:value="0.020062" calcext:value-type="float">
            <text:p>0.020062</text:p>
          </table:table-cell>
        </table:table-row>
        <table:table-row table:style-name="ro1">
          <table:table-cell office:value-type="float" office:value="20.134" calcext:value-type="float">
            <text:p>20.134</text:p>
          </table:table-cell>
          <table:table-cell office:value-type="float" office:value="-2.635" calcext:value-type="float">
            <text:p>-2.635</text:p>
          </table:table-cell>
          <table:table-cell table:formula="of:=[.A199]/1000" office:value-type="float" office:value="0.020134" calcext:value-type="float">
            <text:p>0.020134</text:p>
          </table:table-cell>
        </table:table-row>
        <table:table-row table:style-name="ro1">
          <table:table-cell office:value-type="float" office:value="20.207" calcext:value-type="float">
            <text:p>20.207</text:p>
          </table:table-cell>
          <table:table-cell office:value-type="float" office:value="-2.421" calcext:value-type="float">
            <text:p>-2.421</text:p>
          </table:table-cell>
          <table:table-cell table:formula="of:=[.A200]/1000" office:value-type="float" office:value="0.020207" calcext:value-type="float">
            <text:p>0.020207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-2.195" calcext:value-type="float">
            <text:p>-2.195</text:p>
          </table:table-cell>
          <table:table-cell table:formula="of:=[.A201]/1000" office:value-type="float" office:value="0.02028" calcext:value-type="float">
            <text:p>0.02028</text:p>
          </table:table-cell>
        </table:table-row>
        <table:table-row table:style-name="ro1">
          <table:table-cell office:value-type="float" office:value="20.354" calcext:value-type="float">
            <text:p>20.354</text:p>
          </table:table-cell>
          <table:table-cell office:value-type="float" office:value="-1.984" calcext:value-type="float">
            <text:p>-1.984</text:p>
          </table:table-cell>
          <table:table-cell table:formula="of:=[.A202]/1000" office:value-type="float" office:value="0.020354" calcext:value-type="float">
            <text:p>0.020354</text:p>
          </table:table-cell>
        </table:table-row>
        <table:table-row table:style-name="ro1">
          <table:table-cell office:value-type="float" office:value="20.426" calcext:value-type="float">
            <text:p>20.426</text:p>
          </table:table-cell>
          <table:table-cell office:value-type="float" office:value="-1.772" calcext:value-type="float">
            <text:p>-1.772</text:p>
          </table:table-cell>
          <table:table-cell table:formula="of:=[.A203]/1000" office:value-type="float" office:value="0.020426" calcext:value-type="float">
            <text:p>0.020426</text:p>
          </table:table-cell>
        </table:table-row>
        <table:table-row table:style-name="ro1">
          <table:table-cell office:value-type="float" office:value="20.499" calcext:value-type="float">
            <text:p>20.499</text:p>
          </table:table-cell>
          <table:table-cell office:value-type="float" office:value="-1.664" calcext:value-type="float">
            <text:p>-1.664</text:p>
          </table:table-cell>
          <table:table-cell table:formula="of:=[.A204]/1000" office:value-type="float" office:value="0.020499" calcext:value-type="float">
            <text:p>0.020499</text:p>
          </table:table-cell>
        </table:table-row>
        <table:table-row table:style-name="ro1">
          <table:table-cell office:value-type="float" office:value="20.572" calcext:value-type="float">
            <text:p>20.572</text:p>
          </table:table-cell>
          <table:table-cell office:value-type="float" office:value="-1.545" calcext:value-type="float">
            <text:p>-1.545</text:p>
          </table:table-cell>
          <table:table-cell table:formula="of:=[.A205]/1000" office:value-type="float" office:value="0.020572" calcext:value-type="float">
            <text:p>0.020572</text:p>
          </table:table-cell>
        </table:table-row>
        <table:table-row table:style-name="ro1">
          <table:table-cell office:value-type="float" office:value="20.645" calcext:value-type="float">
            <text:p>20.645</text:p>
          </table:table-cell>
          <table:table-cell office:value-type="float" office:value="-1.443" calcext:value-type="float">
            <text:p>-1.443</text:p>
          </table:table-cell>
          <table:table-cell table:formula="of:=[.A206]/1000" office:value-type="float" office:value="0.020645" calcext:value-type="float">
            <text:p>0.020645</text:p>
          </table:table-cell>
        </table:table-row>
        <table:table-row table:style-name="ro1">
          <table:table-cell office:value-type="float" office:value="20.718" calcext:value-type="float">
            <text:p>20.718</text:p>
          </table:table-cell>
          <table:table-cell office:value-type="float" office:value="-1.343" calcext:value-type="float">
            <text:p>-1.343</text:p>
          </table:table-cell>
          <table:table-cell table:formula="of:=[.A207]/1000" office:value-type="float" office:value="0.020718" calcext:value-type="float">
            <text:p>0.020718</text:p>
          </table:table-cell>
        </table:table-row>
        <table:table-row table:style-name="ro1">
          <table:table-cell office:value-type="float" office:value="20.791" calcext:value-type="float">
            <text:p>20.791</text:p>
          </table:table-cell>
          <table:table-cell office:value-type="float" office:value="-1.209" calcext:value-type="float">
            <text:p>-1.209</text:p>
          </table:table-cell>
          <table:table-cell table:formula="of:=[.A208]/1000" office:value-type="float" office:value="0.020791" calcext:value-type="float">
            <text:p>0.020791</text:p>
          </table:table-cell>
        </table:table-row>
        <table:table-row table:style-name="ro1">
          <table:table-cell office:value-type="float" office:value="20.865" calcext:value-type="float">
            <text:p>20.865</text:p>
          </table:table-cell>
          <table:table-cell office:value-type="float" office:value="-1.173" calcext:value-type="float">
            <text:p>-1.173</text:p>
          </table:table-cell>
          <table:table-cell table:formula="of:=[.A209]/1000" office:value-type="float" office:value="0.020865" calcext:value-type="float">
            <text:p>0.020865</text:p>
          </table:table-cell>
        </table:table-row>
        <table:table-row table:style-name="ro1">
          <table:table-cell office:value-type="float" office:value="20.937" calcext:value-type="float">
            <text:p>20.937</text:p>
          </table:table-cell>
          <table:table-cell office:value-type="float" office:value="-1.102" calcext:value-type="float">
            <text:p>-1.102</text:p>
          </table:table-cell>
          <table:table-cell table:formula="of:=[.A210]/1000" office:value-type="float" office:value="0.020937" calcext:value-type="float">
            <text:p>0.020937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-1.007" calcext:value-type="float">
            <text:p>-1.007</text:p>
          </table:table-cell>
          <table:table-cell table:formula="of:=[.A211]/1000" office:value-type="float" office:value="0.02101" calcext:value-type="float">
            <text:p>0.02101</text:p>
          </table:table-cell>
        </table:table-row>
        <table:table-row table:style-name="ro1">
          <table:table-cell office:value-type="float" office:value="21.084" calcext:value-type="float">
            <text:p>21.084</text:p>
          </table:table-cell>
          <table:table-cell office:value-type="float" office:value="-0.972" calcext:value-type="float">
            <text:p>-0.972</text:p>
          </table:table-cell>
          <table:table-cell table:formula="of:=[.A212]/1000" office:value-type="float" office:value="0.021084" calcext:value-type="float">
            <text:p>0.021084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-0.728" calcext:value-type="float">
            <text:p>-0.728</text:p>
          </table:table-cell>
          <table:table-cell table:formula="of:=[.A213]/1000" office:value-type="float" office:value="0.02116" calcext:value-type="float">
            <text:p>0.02116</text:p>
          </table:table-cell>
        </table:table-row>
        <table:table-row table:style-name="ro1">
          <table:table-cell office:value-type="float" office:value="21.236" calcext:value-type="float">
            <text:p>21.236</text:p>
          </table:table-cell>
          <table:table-cell office:value-type="float" office:value="2.553" calcext:value-type="float">
            <text:p>2.553</text:p>
          </table:table-cell>
          <table:table-cell table:formula="of:=[.A214]/1000" office:value-type="float" office:value="0.021236" calcext:value-type="float">
            <text:p>0.021236</text:p>
          </table:table-cell>
        </table:table-row>
        <table:table-row table:style-name="ro1">
          <table:table-cell office:value-type="float" office:value="21.313" calcext:value-type="float">
            <text:p>21.313</text:p>
          </table:table-cell>
          <table:table-cell office:value-type="float" office:value="9.953" calcext:value-type="float">
            <text:p>9.953</text:p>
          </table:table-cell>
          <table:table-cell table:formula="of:=[.A215]/1000" office:value-type="float" office:value="0.021313" calcext:value-type="float">
            <text:p>0.021313</text:p>
          </table:table-cell>
        </table:table-row>
        <table:table-row table:style-name="ro1">
          <table:table-cell office:value-type="float" office:value="21.389" calcext:value-type="float">
            <text:p>21.389</text:p>
          </table:table-cell>
          <table:table-cell office:value-type="float" office:value="8.186" calcext:value-type="float">
            <text:p>8.186</text:p>
          </table:table-cell>
          <table:table-cell table:formula="of:=[.A216]/1000" office:value-type="float" office:value="0.021389" calcext:value-type="float">
            <text:p>0.021389</text:p>
          </table:table-cell>
        </table:table-row>
        <table:table-row table:style-name="ro1">
          <table:table-cell office:value-type="float" office:value="21.466" calcext:value-type="float">
            <text:p>21.466</text:p>
          </table:table-cell>
          <table:table-cell office:value-type="float" office:value="-16.352" calcext:value-type="float">
            <text:p>-16.352</text:p>
          </table:table-cell>
          <table:table-cell table:formula="of:=[.A217]/1000" office:value-type="float" office:value="0.021466" calcext:value-type="float">
            <text:p>0.021466</text:p>
          </table:table-cell>
        </table:table-row>
        <table:table-row table:style-name="ro1">
          <table:table-cell office:value-type="float" office:value="21.541" calcext:value-type="float">
            <text:p>21.541</text:p>
          </table:table-cell>
          <table:table-cell office:value-type="float" office:value="-7.125" calcext:value-type="float">
            <text:p>-7.125</text:p>
          </table:table-cell>
          <table:table-cell table:formula="of:=[.A218]/1000" office:value-type="float" office:value="0.021541" calcext:value-type="float">
            <text:p>0.021541</text:p>
          </table:table-cell>
        </table:table-row>
        <table:table-row table:style-name="ro1">
          <table:table-cell office:value-type="float" office:value="21.618" calcext:value-type="float">
            <text:p>21.618</text:p>
          </table:table-cell>
          <table:table-cell office:value-type="float" office:value="-3.646" calcext:value-type="float">
            <text:p>-3.646</text:p>
          </table:table-cell>
          <table:table-cell table:formula="of:=[.A219]/1000" office:value-type="float" office:value="0.021618" calcext:value-type="float">
            <text:p>0.021618</text:p>
          </table:table-cell>
        </table:table-row>
        <table:table-row table:style-name="ro1">
          <table:table-cell office:value-type="float" office:value="21.695" calcext:value-type="float">
            <text:p>21.695</text:p>
          </table:table-cell>
          <table:table-cell office:value-type="float" office:value="-3.909" calcext:value-type="float">
            <text:p>-3.909</text:p>
          </table:table-cell>
          <table:table-cell table:formula="of:=[.A220]/1000" office:value-type="float" office:value="0.021695" calcext:value-type="float">
            <text:p>0.021695</text:p>
          </table:table-cell>
        </table:table-row>
        <table:table-row table:style-name="ro1">
          <table:table-cell office:value-type="float" office:value="21.772" calcext:value-type="float">
            <text:p>21.772</text:p>
          </table:table-cell>
          <table:table-cell office:value-type="float" office:value="-3.49" calcext:value-type="float">
            <text:p>-3.49</text:p>
          </table:table-cell>
          <table:table-cell table:formula="of:=[.A221]/1000" office:value-type="float" office:value="0.021772" calcext:value-type="float">
            <text:p>0.021772</text:p>
          </table:table-cell>
        </table:table-row>
        <table:table-row table:style-name="ro1">
          <table:table-cell office:value-type="float" office:value="21.848" calcext:value-type="float">
            <text:p>21.848</text:p>
          </table:table-cell>
          <table:table-cell office:value-type="float" office:value="-3.139" calcext:value-type="float">
            <text:p>-3.139</text:p>
          </table:table-cell>
          <table:table-cell table:formula="of:=[.A222]/1000" office:value-type="float" office:value="0.021848" calcext:value-type="float">
            <text:p>0.021848</text:p>
          </table:table-cell>
        </table:table-row>
        <table:table-row table:style-name="ro1">
          <table:table-cell office:value-type="float" office:value="21.918" calcext:value-type="float">
            <text:p>21.918</text:p>
          </table:table-cell>
          <table:table-cell office:value-type="float" office:value="-3.008" calcext:value-type="float">
            <text:p>-3.008</text:p>
          </table:table-cell>
          <table:table-cell table:formula="of:=[.A223]/1000" office:value-type="float" office:value="0.021918" calcext:value-type="float">
            <text:p>0.021918</text:p>
          </table:table-cell>
        </table:table-row>
        <table:table-row table:style-name="ro1">
          <table:table-cell office:value-type="float" office:value="21.994" calcext:value-type="float">
            <text:p>21.994</text:p>
          </table:table-cell>
          <table:table-cell office:value-type="float" office:value="-2.88" calcext:value-type="float">
            <text:p>-2.88</text:p>
          </table:table-cell>
          <table:table-cell table:formula="of:=[.A224]/1000" office:value-type="float" office:value="0.021994" calcext:value-type="float">
            <text:p>0.021994</text:p>
          </table:table-cell>
        </table:table-row>
        <table:table-row table:style-name="ro1">
          <table:table-cell office:value-type="float" office:value="22.07" calcext:value-type="float">
            <text:p>22.07</text:p>
          </table:table-cell>
          <table:table-cell office:value-type="float" office:value="-2.76" calcext:value-type="float">
            <text:p>-2.76</text:p>
          </table:table-cell>
          <table:table-cell table:formula="of:=[.A225]/1000" office:value-type="float" office:value="0.02207" calcext:value-type="float">
            <text:p>0.02207</text:p>
          </table:table-cell>
        </table:table-row>
        <table:table-row table:style-name="ro1">
          <table:table-cell office:value-type="float" office:value="22.146" calcext:value-type="float">
            <text:p>22.146</text:p>
          </table:table-cell>
          <table:table-cell office:value-type="float" office:value="-2.661" calcext:value-type="float">
            <text:p>-2.661</text:p>
          </table:table-cell>
          <table:table-cell table:formula="of:=[.A226]/1000" office:value-type="float" office:value="0.022146" calcext:value-type="float">
            <text:p>0.022146</text:p>
          </table:table-cell>
        </table:table-row>
        <table:table-row table:style-name="ro1">
          <table:table-cell office:value-type="float" office:value="22.222" calcext:value-type="float">
            <text:p>22.222</text:p>
          </table:table-cell>
          <table:table-cell office:value-type="float" office:value="-2.505" calcext:value-type="float">
            <text:p>-2.505</text:p>
          </table:table-cell>
          <table:table-cell table:formula="of:=[.A227]/1000" office:value-type="float" office:value="0.022222" calcext:value-type="float">
            <text:p>0.022222</text:p>
          </table:table-cell>
        </table:table-row>
        <table:table-row table:style-name="ro1">
          <table:table-cell office:value-type="float" office:value="22.298" calcext:value-type="float">
            <text:p>22.298</text:p>
          </table:table-cell>
          <table:table-cell office:value-type="float" office:value="-2.211" calcext:value-type="float">
            <text:p>-2.211</text:p>
          </table:table-cell>
          <table:table-cell table:formula="of:=[.A228]/1000" office:value-type="float" office:value="0.022298" calcext:value-type="float">
            <text:p>0.022298</text:p>
          </table:table-cell>
        </table:table-row>
        <table:table-row table:style-name="ro1">
          <table:table-cell office:value-type="float" office:value="22.374" calcext:value-type="float">
            <text:p>22.374</text:p>
          </table:table-cell>
          <table:table-cell office:value-type="float" office:value="-2.056" calcext:value-type="float">
            <text:p>-2.056</text:p>
          </table:table-cell>
          <table:table-cell table:formula="of:=[.A229]/1000" office:value-type="float" office:value="0.022374" calcext:value-type="float">
            <text:p>0.022374</text:p>
          </table:table-cell>
        </table:table-row>
        <table:table-row table:style-name="ro1">
          <table:table-cell office:value-type="float" office:value="22.451" calcext:value-type="float">
            <text:p>22.451</text:p>
          </table:table-cell>
          <table:table-cell office:value-type="float" office:value="-1.84" calcext:value-type="float">
            <text:p>-1.84</text:p>
          </table:table-cell>
          <table:table-cell table:formula="of:=[.A230]/1000" office:value-type="float" office:value="0.022451" calcext:value-type="float">
            <text:p>0.022451</text:p>
          </table:table-cell>
        </table:table-row>
        <table:table-row table:style-name="ro1">
          <table:table-cell office:value-type="float" office:value="22.526" calcext:value-type="float">
            <text:p>22.526</text:p>
          </table:table-cell>
          <table:table-cell office:value-type="float" office:value="-1.664" calcext:value-type="float">
            <text:p>-1.664</text:p>
          </table:table-cell>
          <table:table-cell table:formula="of:=[.A231]/1000" office:value-type="float" office:value="0.022526" calcext:value-type="float">
            <text:p>0.022526</text:p>
          </table:table-cell>
        </table:table-row>
        <table:table-row table:style-name="ro1">
          <table:table-cell office:value-type="float" office:value="22.602" calcext:value-type="float">
            <text:p>22.602</text:p>
          </table:table-cell>
          <table:table-cell office:value-type="float" office:value="-1.52" calcext:value-type="float">
            <text:p>-1.52</text:p>
          </table:table-cell>
          <table:table-cell table:formula="of:=[.A232]/1000" office:value-type="float" office:value="0.022602" calcext:value-type="float">
            <text:p>0.022602</text:p>
          </table:table-cell>
        </table:table-row>
        <table:table-row table:style-name="ro1">
          <table:table-cell office:value-type="float" office:value="22.678" calcext:value-type="float">
            <text:p>22.678</text:p>
          </table:table-cell>
          <table:table-cell office:value-type="float" office:value="-1.392" calcext:value-type="float">
            <text:p>-1.392</text:p>
          </table:table-cell>
          <table:table-cell table:formula="of:=[.A233]/1000" office:value-type="float" office:value="0.022678" calcext:value-type="float">
            <text:p>0.022678</text:p>
          </table:table-cell>
        </table:table-row>
        <table:table-row table:style-name="ro1">
          <table:table-cell office:value-type="float" office:value="22.755" calcext:value-type="float">
            <text:p>22.755</text:p>
          </table:table-cell>
          <table:table-cell office:value-type="float" office:value="-1.307" calcext:value-type="float">
            <text:p>-1.307</text:p>
          </table:table-cell>
          <table:table-cell table:formula="of:=[.A234]/1000" office:value-type="float" office:value="0.022755" calcext:value-type="float">
            <text:p>0.022755</text:p>
          </table:table-cell>
        </table:table-row>
        <table:table-row table:style-name="ro1">
          <table:table-cell office:value-type="float" office:value="22.831" calcext:value-type="float">
            <text:p>22.831</text:p>
          </table:table-cell>
          <table:table-cell office:value-type="float" office:value="-1.173" calcext:value-type="float">
            <text:p>-1.173</text:p>
          </table:table-cell>
          <table:table-cell table:formula="of:=[.A235]/1000" office:value-type="float" office:value="0.022831" calcext:value-type="float">
            <text:p>0.022831</text:p>
          </table:table-cell>
        </table:table-row>
        <table:table-row table:style-name="ro1">
          <table:table-cell office:value-type="float" office:value="22.906" calcext:value-type="float">
            <text:p>22.906</text:p>
          </table:table-cell>
          <table:table-cell office:value-type="float" office:value="-1.137" calcext:value-type="float">
            <text:p>-1.137</text:p>
          </table:table-cell>
          <table:table-cell table:formula="of:=[.A236]/1000" office:value-type="float" office:value="0.022906" calcext:value-type="float">
            <text:p>0.022906</text:p>
          </table:table-cell>
        </table:table-row>
        <table:table-row table:style-name="ro1">
          <table:table-cell office:value-type="float" office:value="22.983" calcext:value-type="float">
            <text:p>22.983</text:p>
          </table:table-cell>
          <table:table-cell office:value-type="float" office:value="-1.078" calcext:value-type="float">
            <text:p>-1.078</text:p>
          </table:table-cell>
          <table:table-cell table:formula="of:=[.A237]/1000" office:value-type="float" office:value="0.022983" calcext:value-type="float">
            <text:p>0.022983</text:p>
          </table:table-cell>
        </table:table-row>
        <table:table-row table:style-name="ro1">
          <table:table-cell office:value-type="float" office:value="23.059" calcext:value-type="float">
            <text:p>23.059</text:p>
          </table:table-cell>
          <table:table-cell office:value-type="float" office:value="-0.972" calcext:value-type="float">
            <text:p>-0.972</text:p>
          </table:table-cell>
          <table:table-cell table:formula="of:=[.A238]/1000" office:value-type="float" office:value="0.023059" calcext:value-type="float">
            <text:p>0.023059</text:p>
          </table:table-cell>
        </table:table-row>
        <table:table-row table:style-name="ro1">
          <table:table-cell office:value-type="float" office:value="23.135" calcext:value-type="float">
            <text:p>23.135</text:p>
          </table:table-cell>
          <table:table-cell office:value-type="float" office:value="-0.96" calcext:value-type="float">
            <text:p>-0.96</text:p>
          </table:table-cell>
          <table:table-cell table:formula="of:=[.A239]/1000" office:value-type="float" office:value="0.023135" calcext:value-type="float">
            <text:p>0.023135</text:p>
          </table:table-cell>
        </table:table-row>
        <table:table-row table:style-name="ro1">
          <table:table-cell office:value-type="float" office:value="23.212" calcext:value-type="float">
            <text:p>23.212</text:p>
          </table:table-cell>
          <table:table-cell office:value-type="float" office:value="-0.902" calcext:value-type="float">
            <text:p>-0.902</text:p>
          </table:table-cell>
          <table:table-cell table:formula="of:=[.A240]/1000" office:value-type="float" office:value="0.023212" calcext:value-type="float">
            <text:p>0.023212</text:p>
          </table:table-cell>
        </table:table-row>
        <table:table-row table:style-name="ro1">
          <table:table-cell office:value-type="float" office:value="23.284" calcext:value-type="float">
            <text:p>23.284</text:p>
          </table:table-cell>
          <table:table-cell office:value-type="float" office:value="-0.879" calcext:value-type="float">
            <text:p>-0.879</text:p>
          </table:table-cell>
          <table:table-cell table:formula="of:=[.A241]/1000" office:value-type="float" office:value="0.023284" calcext:value-type="float">
            <text:p>0.023284</text:p>
          </table:table-cell>
        </table:table-row>
        <table:table-row table:style-name="ro1">
          <table:table-cell office:value-type="float" office:value="23.361" calcext:value-type="float">
            <text:p>23.361</text:p>
          </table:table-cell>
          <table:table-cell office:value-type="float" office:value="-0.67" calcext:value-type="float">
            <text:p>-0.67</text:p>
          </table:table-cell>
          <table:table-cell table:formula="of:=[.A242]/1000" office:value-type="float" office:value="0.023361" calcext:value-type="float">
            <text:p>0.023361</text:p>
          </table:table-cell>
        </table:table-row>
        <table:table-row table:style-name="ro1">
          <table:table-cell office:value-type="float" office:value="23.437" calcext:value-type="float">
            <text:p>23.437</text:p>
          </table:table-cell>
          <table:table-cell office:value-type="float" office:value="2.797" calcext:value-type="float">
            <text:p>2.797</text:p>
          </table:table-cell>
          <table:table-cell table:formula="of:=[.A243]/1000" office:value-type="float" office:value="0.023437" calcext:value-type="float">
            <text:p>0.023437</text:p>
          </table:table-cell>
        </table:table-row>
        <table:table-row table:style-name="ro1">
          <table:table-cell office:value-type="float" office:value="23.514" calcext:value-type="float">
            <text:p>23.514</text:p>
          </table:table-cell>
          <table:table-cell office:value-type="float" office:value="2.503" calcext:value-type="float">
            <text:p>2.503</text:p>
          </table:table-cell>
          <table:table-cell table:formula="of:=[.A244]/1000" office:value-type="float" office:value="0.023514" calcext:value-type="float">
            <text:p>0.023514</text:p>
          </table:table-cell>
        </table:table-row>
        <table:table-row table:style-name="ro1">
          <table:table-cell office:value-type="float" office:value="23.589" calcext:value-type="float">
            <text:p>23.589</text:p>
          </table:table-cell>
          <table:table-cell office:value-type="float" office:value="-6.623" calcext:value-type="float">
            <text:p>-6.623</text:p>
          </table:table-cell>
          <table:table-cell table:formula="of:=[.A245]/1000" office:value-type="float" office:value="0.023589" calcext:value-type="float">
            <text:p>0.023589</text:p>
          </table:table-cell>
        </table:table-row>
        <table:table-row table:style-name="ro1">
          <table:table-cell office:value-type="float" office:value="23.666" calcext:value-type="float">
            <text:p>23.666</text:p>
          </table:table-cell>
          <table:table-cell office:value-type="float" office:value="8.566" calcext:value-type="float">
            <text:p>8.566</text:p>
          </table:table-cell>
          <table:table-cell table:formula="of:=[.A246]/1000" office:value-type="float" office:value="0.023666" calcext:value-type="float">
            <text:p>0.023666</text:p>
          </table:table-cell>
        </table:table-row>
        <table:table-row table:style-name="ro1">
          <table:table-cell office:value-type="float" office:value="23.742" calcext:value-type="float">
            <text:p>23.742</text:p>
          </table:table-cell>
          <table:table-cell office:value-type="float" office:value="-8.533" calcext:value-type="float">
            <text:p>-8.533</text:p>
          </table:table-cell>
          <table:table-cell table:formula="of:=[.A247]/1000" office:value-type="float" office:value="0.023742" calcext:value-type="float">
            <text:p>0.023742</text:p>
          </table:table-cell>
        </table:table-row>
        <table:table-row table:style-name="ro1">
          <table:table-cell office:value-type="float" office:value="23.819" calcext:value-type="float">
            <text:p>23.819</text:p>
          </table:table-cell>
          <table:table-cell office:value-type="float" office:value="-14.954" calcext:value-type="float">
            <text:p>-14.954</text:p>
          </table:table-cell>
          <table:table-cell table:formula="of:=[.A248]/1000" office:value-type="float" office:value="0.023819" calcext:value-type="float">
            <text:p>0.023819</text:p>
          </table:table-cell>
        </table:table-row>
        <table:table-row table:style-name="ro1">
          <table:table-cell office:value-type="float" office:value="23.896" calcext:value-type="float">
            <text:p>23.896</text:p>
          </table:table-cell>
          <table:table-cell office:value-type="float" office:value="-6.322" calcext:value-type="float">
            <text:p>-6.322</text:p>
          </table:table-cell>
          <table:table-cell table:formula="of:=[.A249]/1000" office:value-type="float" office:value="0.023896" calcext:value-type="float">
            <text:p>0.023896</text:p>
          </table:table-cell>
        </table:table-row>
        <table:table-row table:style-name="ro1">
          <table:table-cell office:value-type="float" office:value="23.972" calcext:value-type="float">
            <text:p>23.972</text:p>
          </table:table-cell>
          <table:table-cell office:value-type="float" office:value="-6.617" calcext:value-type="float">
            <text:p>-6.617</text:p>
          </table:table-cell>
          <table:table-cell table:formula="of:=[.A250]/1000" office:value-type="float" office:value="0.023972" calcext:value-type="float">
            <text:p>0.023972</text:p>
          </table:table-cell>
        </table:table-row>
        <table:table-row table:style-name="ro1">
          <table:table-cell office:value-type="float" office:value="24.048" calcext:value-type="float">
            <text:p>24.048</text:p>
          </table:table-cell>
          <table:table-cell office:value-type="float" office:value="-4.003" calcext:value-type="float">
            <text:p>-4.003</text:p>
          </table:table-cell>
          <table:table-cell table:formula="of:=[.A251]/1000" office:value-type="float" office:value="0.024048" calcext:value-type="float">
            <text:p>0.024048</text:p>
          </table:table-cell>
        </table:table-row>
        <table:table-row table:style-name="ro1">
          <table:table-cell office:value-type="float" office:value="24.125" calcext:value-type="float">
            <text:p>24.125</text:p>
          </table:table-cell>
          <table:table-cell office:value-type="float" office:value="-3.871" calcext:value-type="float">
            <text:p>-3.871</text:p>
          </table:table-cell>
          <table:table-cell table:formula="of:=[.A252]/1000" office:value-type="float" office:value="0.024125" calcext:value-type="float">
            <text:p>0.024125</text:p>
          </table:table-cell>
        </table:table-row>
        <table:table-row table:style-name="ro1">
          <table:table-cell office:value-type="float" office:value="24.198" calcext:value-type="float">
            <text:p>24.198</text:p>
          </table:table-cell>
          <table:table-cell office:value-type="float" office:value="-3.603" calcext:value-type="float">
            <text:p>-3.603</text:p>
          </table:table-cell>
          <table:table-cell table:formula="of:=[.A253]/1000" office:value-type="float" office:value="0.024198" calcext:value-type="float">
            <text:p>0.024198</text:p>
          </table:table-cell>
        </table:table-row>
        <table:table-row table:style-name="ro1">
          <table:table-cell office:value-type="float" office:value="24.271" calcext:value-type="float">
            <text:p>24.271</text:p>
          </table:table-cell>
          <table:table-cell office:value-type="float" office:value="-3.341" calcext:value-type="float">
            <text:p>-3.341</text:p>
          </table:table-cell>
          <table:table-cell table:formula="of:=[.A254]/1000" office:value-type="float" office:value="0.024271" calcext:value-type="float">
            <text:p>0.024271</text:p>
          </table:table-cell>
        </table:table-row>
        <table:table-row table:style-name="ro1">
          <table:table-cell office:value-type="float" office:value="24.344" calcext:value-type="float">
            <text:p>24.344</text:p>
          </table:table-cell>
          <table:table-cell office:value-type="float" office:value="-3.048" calcext:value-type="float">
            <text:p>-3.048</text:p>
          </table:table-cell>
          <table:table-cell table:formula="of:=[.A255]/1000" office:value-type="float" office:value="0.024344" calcext:value-type="float">
            <text:p>0.024344</text:p>
          </table:table-cell>
        </table:table-row>
        <table:table-row table:style-name="ro1">
          <table:table-cell office:value-type="float" office:value="24.417" calcext:value-type="float">
            <text:p>24.417</text:p>
          </table:table-cell>
          <table:table-cell office:value-type="float" office:value="-2.939" calcext:value-type="float">
            <text:p>-2.939</text:p>
          </table:table-cell>
          <table:table-cell table:formula="of:=[.A256]/1000" office:value-type="float" office:value="0.024417" calcext:value-type="float">
            <text:p>0.024417</text:p>
          </table:table-cell>
        </table:table-row>
        <table:table-row table:style-name="ro1">
          <table:table-cell office:value-type="float" office:value="24.489" calcext:value-type="float">
            <text:p>24.489</text:p>
          </table:table-cell>
          <table:table-cell office:value-type="float" office:value="-2.827" calcext:value-type="float">
            <text:p>-2.827</text:p>
          </table:table-cell>
          <table:table-cell table:formula="of:=[.A257]/1000" office:value-type="float" office:value="0.024489" calcext:value-type="float">
            <text:p>0.024489</text:p>
          </table:table-cell>
        </table:table-row>
        <table:table-row table:style-name="ro1">
          <table:table-cell office:value-type="float" office:value="24.563" calcext:value-type="float">
            <text:p>24.563</text:p>
          </table:table-cell>
          <table:table-cell office:value-type="float" office:value="-2.746" calcext:value-type="float">
            <text:p>-2.746</text:p>
          </table:table-cell>
          <table:table-cell table:formula="of:=[.A258]/1000" office:value-type="float" office:value="0.024563" calcext:value-type="float">
            <text:p>0.024563</text:p>
          </table:table-cell>
        </table:table-row>
        <table:table-row table:style-name="ro1">
          <table:table-cell office:value-type="float" office:value="24.636" calcext:value-type="float">
            <text:p>24.636</text:p>
          </table:table-cell>
          <table:table-cell office:value-type="float" office:value="-2.603" calcext:value-type="float">
            <text:p>-2.603</text:p>
          </table:table-cell>
          <table:table-cell table:formula="of:=[.A259]/1000" office:value-type="float" office:value="0.024636" calcext:value-type="float">
            <text:p>0.024636</text:p>
          </table:table-cell>
        </table:table-row>
        <table:table-row table:style-name="ro1">
          <table:table-cell office:value-type="float" office:value="24.709" calcext:value-type="float">
            <text:p>24.709</text:p>
          </table:table-cell>
          <table:table-cell office:value-type="float" office:value="-2.438" calcext:value-type="float">
            <text:p>-2.438</text:p>
          </table:table-cell>
          <table:table-cell table:formula="of:=[.A260]/1000" office:value-type="float" office:value="0.024709" calcext:value-type="float">
            <text:p>0.024709</text:p>
          </table:table-cell>
        </table:table-row>
        <table:table-row table:style-name="ro1">
          <table:table-cell office:value-type="float" office:value="24.782" calcext:value-type="float">
            <text:p>24.782</text:p>
          </table:table-cell>
          <table:table-cell office:value-type="float" office:value="-2.164" calcext:value-type="float">
            <text:p>-2.164</text:p>
          </table:table-cell>
          <table:table-cell table:formula="of:=[.A261]/1000" office:value-type="float" office:value="0.024782" calcext:value-type="float">
            <text:p>0.024782</text:p>
          </table:table-cell>
        </table:table-row>
        <table:table-row table:style-name="ro1">
          <table:table-cell office:value-type="float" office:value="24.855" calcext:value-type="float">
            <text:p>24.855</text:p>
          </table:table-cell>
          <table:table-cell office:value-type="float" office:value="-1.955" calcext:value-type="float">
            <text:p>-1.955</text:p>
          </table:table-cell>
          <table:table-cell table:formula="of:=[.A262]/1000" office:value-type="float" office:value="0.024855" calcext:value-type="float">
            <text:p>0.024855</text:p>
          </table:table-cell>
        </table:table-row>
        <table:table-row table:style-name="ro1">
          <table:table-cell office:value-type="float" office:value="24.928" calcext:value-type="float">
            <text:p>24.928</text:p>
          </table:table-cell>
          <table:table-cell office:value-type="float" office:value="-1.772" calcext:value-type="float">
            <text:p>-1.772</text:p>
          </table:table-cell>
          <table:table-cell table:formula="of:=[.A263]/1000" office:value-type="float" office:value="0.024928" calcext:value-type="float">
            <text:p>0.0249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.597" calcext:value-type="float">
            <text:p>-1.597</text:p>
          </table:table-cell>
          <table:table-cell table:formula="of:=[.A264]/1000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5.074" calcext:value-type="float">
            <text:p>25.074</text:p>
          </table:table-cell>
          <table:table-cell office:value-type="float" office:value="-1.52" calcext:value-type="float">
            <text:p>-1.52</text:p>
          </table:table-cell>
          <table:table-cell table:formula="of:=[.A265]/1000" office:value-type="float" office:value="0.025074" calcext:value-type="float">
            <text:p>0.025074</text:p>
          </table:table-cell>
        </table:table-row>
        <table:table-row table:style-name="ro1">
          <table:table-cell office:value-type="float" office:value="25.147" calcext:value-type="float">
            <text:p>25.147</text:p>
          </table:table-cell>
          <table:table-cell office:value-type="float" office:value="-1.43" calcext:value-type="float">
            <text:p>-1.43</text:p>
          </table:table-cell>
          <table:table-cell table:formula="of:=[.A266]/1000" office:value-type="float" office:value="0.025147" calcext:value-type="float">
            <text:p>0.025147</text:p>
          </table:table-cell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-1.319" calcext:value-type="float">
            <text:p>-1.319</text:p>
          </table:table-cell>
          <table:table-cell table:formula="of:=[.A267]/1000" office:value-type="float" office:value="0.02522" calcext:value-type="float">
            <text:p>0.02522</text:p>
          </table:table-cell>
        </table:table-row>
        <table:table-row table:style-name="ro1">
          <table:table-cell office:value-type="float" office:value="25.292" calcext:value-type="float">
            <text:p>25.292</text:p>
          </table:table-cell>
          <table:table-cell office:value-type="float" office:value="-1.197" calcext:value-type="float">
            <text:p>-1.197</text:p>
          </table:table-cell>
          <table:table-cell table:formula="of:=[.A268]/1000" office:value-type="float" office:value="0.025292" calcext:value-type="float">
            <text:p>0.025292</text:p>
          </table:table-cell>
        </table:table-row>
        <table:table-row table:style-name="ro1">
          <table:table-cell office:value-type="float" office:value="25.366" calcext:value-type="float">
            <text:p>25.366</text:p>
          </table:table-cell>
          <table:table-cell office:value-type="float" office:value="-1.173" calcext:value-type="float">
            <text:p>-1.173</text:p>
          </table:table-cell>
          <table:table-cell table:formula="of:=[.A269]/1000" office:value-type="float" office:value="0.025366" calcext:value-type="float">
            <text:p>0.025366</text:p>
          </table:table-cell>
        </table:table-row>
        <table:table-row table:style-name="ro1">
          <table:table-cell office:value-type="float" office:value="25.439" calcext:value-type="float">
            <text:p>25.439</text:p>
          </table:table-cell>
          <table:table-cell office:value-type="float" office:value="-1.09" calcext:value-type="float">
            <text:p>-1.09</text:p>
          </table:table-cell>
          <table:table-cell table:formula="of:=[.A270]/1000" office:value-type="float" office:value="0.025439" calcext:value-type="float">
            <text:p>0.025439</text:p>
          </table:table-cell>
        </table:table-row>
        <table:table-row table:style-name="ro1">
          <table:table-cell office:value-type="float" office:value="25.511" calcext:value-type="float">
            <text:p>25.511</text:p>
          </table:table-cell>
          <table:table-cell office:value-type="float" office:value="-1.066" calcext:value-type="float">
            <text:p>-1.066</text:p>
          </table:table-cell>
          <table:table-cell table:formula="of:=[.A271]/1000" office:value-type="float" office:value="0.025511" calcext:value-type="float">
            <text:p>0.025511</text:p>
          </table:table-cell>
        </table:table-row>
        <table:table-row table:style-name="ro1">
          <table:table-cell office:value-type="float" office:value="25.585" calcext:value-type="float">
            <text:p>25.585</text:p>
          </table:table-cell>
          <table:table-cell office:value-type="float" office:value="-1.007" calcext:value-type="float">
            <text:p>-1.007</text:p>
          </table:table-cell>
          <table:table-cell table:formula="of:=[.A272]/1000" office:value-type="float" office:value="0.025585" calcext:value-type="float">
            <text:p>0.025585</text:p>
          </table:table-cell>
        </table:table-row>
        <table:table-row table:style-name="ro1">
          <table:table-cell office:value-type="float" office:value="25.661" calcext:value-type="float">
            <text:p>25.661</text:p>
          </table:table-cell>
          <table:table-cell office:value-type="float" office:value="-0.763" calcext:value-type="float">
            <text:p>-0.763</text:p>
          </table:table-cell>
          <table:table-cell table:formula="of:=[.A273]/1000" office:value-type="float" office:value="0.025661" calcext:value-type="float">
            <text:p>0.025661</text:p>
          </table:table-cell>
        </table:table-row>
        <table:table-row table:style-name="ro1">
          <table:table-cell office:value-type="float" office:value="25.738" calcext:value-type="float">
            <text:p>25.738</text:p>
          </table:table-cell>
          <table:table-cell office:value-type="float" office:value="1.45" calcext:value-type="float">
            <text:p>1.45</text:p>
          </table:table-cell>
          <table:table-cell table:formula="of:=[.A274]/1000" office:value-type="float" office:value="0.025738" calcext:value-type="float">
            <text:p>0.025738</text:p>
          </table:table-cell>
        </table:table-row>
        <table:table-row table:style-name="ro1">
          <table:table-cell office:value-type="float" office:value="25.815" calcext:value-type="float">
            <text:p>25.815</text:p>
          </table:table-cell>
          <table:table-cell office:value-type="float" office:value="5.444" calcext:value-type="float">
            <text:p>5.444</text:p>
          </table:table-cell>
          <table:table-cell table:formula="of:=[.A275]/1000" office:value-type="float" office:value="0.025815" calcext:value-type="float">
            <text:p>0.025815</text:p>
          </table:table-cell>
        </table:table-row>
        <table:table-row table:style-name="ro1">
          <table:table-cell office:value-type="float" office:value="25.89" calcext:value-type="float">
            <text:p>25.89</text:p>
          </table:table-cell>
          <table:table-cell office:value-type="float" office:value="-4.198" calcext:value-type="float">
            <text:p>-4.198</text:p>
          </table:table-cell>
          <table:table-cell table:formula="of:=[.A276]/1000" office:value-type="float" office:value="0.02589" calcext:value-type="float">
            <text:p>0.02589</text:p>
          </table:table-cell>
        </table:table-row>
        <table:table-row table:style-name="ro1">
          <table:table-cell office:value-type="float" office:value="25.967" calcext:value-type="float">
            <text:p>25.967</text:p>
          </table:table-cell>
          <table:table-cell office:value-type="float" office:value="-14.326" calcext:value-type="float">
            <text:p>-14.326</text:p>
          </table:table-cell>
          <table:table-cell table:formula="of:=[.A277]/1000" office:value-type="float" office:value="0.025967" calcext:value-type="float">
            <text:p>0.025967</text:p>
          </table:table-cell>
        </table:table-row>
        <table:table-row table:style-name="ro1">
          <table:table-cell office:value-type="float" office:value="26.043" calcext:value-type="float">
            <text:p>26.043</text:p>
          </table:table-cell>
          <table:table-cell office:value-type="float" office:value="5.664" calcext:value-type="float">
            <text:p>5.664</text:p>
          </table:table-cell>
          <table:table-cell table:formula="of:=[.A278]/1000" office:value-type="float" office:value="0.026043" calcext:value-type="float">
            <text:p>0.026043</text:p>
          </table:table-cell>
        </table:table-row>
        <table:table-row table:style-name="ro1">
          <table:table-cell office:value-type="float" office:value="26.12" calcext:value-type="float">
            <text:p>26.12</text:p>
          </table:table-cell>
          <table:table-cell office:value-type="float" office:value="-16.088" calcext:value-type="float">
            <text:p>-16.088</text:p>
          </table:table-cell>
          <table:table-cell table:formula="of:=[.A279]/1000" office:value-type="float" office:value="0.02612" calcext:value-type="float">
            <text:p>0.02612</text:p>
          </table:table-cell>
        </table:table-row>
        <table:table-row table:style-name="ro1">
          <table:table-cell office:value-type="float" office:value="26.196" calcext:value-type="float">
            <text:p>26.196</text:p>
          </table:table-cell>
          <table:table-cell office:value-type="float" office:value="-4.97" calcext:value-type="float">
            <text:p>-4.97</text:p>
          </table:table-cell>
          <table:table-cell table:formula="of:=[.A280]/1000" office:value-type="float" office:value="0.026196" calcext:value-type="float">
            <text:p>0.026196</text:p>
          </table:table-cell>
        </table:table-row>
        <table:table-row table:style-name="ro1">
          <table:table-cell office:value-type="float" office:value="26.272" calcext:value-type="float">
            <text:p>26.272</text:p>
          </table:table-cell>
          <table:table-cell office:value-type="float" office:value="-6.746" calcext:value-type="float">
            <text:p>-6.746</text:p>
          </table:table-cell>
          <table:table-cell table:formula="of:=[.A281]/1000" office:value-type="float" office:value="0.026272" calcext:value-type="float">
            <text:p>0.026272</text:p>
          </table:table-cell>
        </table:table-row>
        <table:table-row table:style-name="ro1">
          <table:table-cell office:value-type="float" office:value="26.349" calcext:value-type="float">
            <text:p>26.349</text:p>
          </table:table-cell>
          <table:table-cell office:value-type="float" office:value="-4.618" calcext:value-type="float">
            <text:p>-4.618</text:p>
          </table:table-cell>
          <table:table-cell table:formula="of:=[.A282]/1000" office:value-type="float" office:value="0.026349" calcext:value-type="float">
            <text:p>0.026349</text:p>
          </table:table-cell>
        </table:table-row>
        <table:table-row table:style-name="ro1">
          <table:table-cell office:value-type="float" office:value="26.426" calcext:value-type="float">
            <text:p>26.426</text:p>
          </table:table-cell>
          <table:table-cell office:value-type="float" office:value="-3.943" calcext:value-type="float">
            <text:p>-3.943</text:p>
          </table:table-cell>
          <table:table-cell table:formula="of:=[.A283]/1000" office:value-type="float" office:value="0.026426" calcext:value-type="float">
            <text:p>0.026426</text:p>
          </table:table-cell>
        </table:table-row>
        <table:table-row table:style-name="ro1">
          <table:table-cell office:value-type="float" office:value="26.499" calcext:value-type="float">
            <text:p>26.499</text:p>
          </table:table-cell>
          <table:table-cell office:value-type="float" office:value="-3.57" calcext:value-type="float">
            <text:p>-3.57</text:p>
          </table:table-cell>
          <table:table-cell table:formula="of:=[.A284]/1000" office:value-type="float" office:value="0.026499" calcext:value-type="float">
            <text:p>0.026499</text:p>
          </table:table-cell>
        </table:table-row>
        <table:table-row table:style-name="ro1">
          <table:table-cell office:value-type="float" office:value="26.571" calcext:value-type="float">
            <text:p>26.571</text:p>
          </table:table-cell>
          <table:table-cell office:value-type="float" office:value="-3.394" calcext:value-type="float">
            <text:p>-3.394</text:p>
          </table:table-cell>
          <table:table-cell table:formula="of:=[.A285]/1000" office:value-type="float" office:value="0.026571" calcext:value-type="float">
            <text:p>0.026571</text:p>
          </table:table-cell>
        </table:table-row>
        <table:table-row table:style-name="ro1">
          <table:table-cell office:value-type="float" office:value="26.645" calcext:value-type="float">
            <text:p>26.645</text:p>
          </table:table-cell>
          <table:table-cell office:value-type="float" office:value="-3.211" calcext:value-type="float">
            <text:p>-3.211</text:p>
          </table:table-cell>
          <table:table-cell table:formula="of:=[.A286]/1000" office:value-type="float" office:value="0.026645" calcext:value-type="float">
            <text:p>0.026645</text:p>
          </table:table-cell>
        </table:table-row>
        <table:table-row table:style-name="ro1">
          <table:table-cell office:value-type="float" office:value="26.718" calcext:value-type="float">
            <text:p>26.718</text:p>
          </table:table-cell>
          <table:table-cell office:value-type="float" office:value="-3.088" calcext:value-type="float">
            <text:p>-3.088</text:p>
          </table:table-cell>
          <table:table-cell table:formula="of:=[.A287]/1000" office:value-type="float" office:value="0.026718" calcext:value-type="float">
            <text:p>0.026718</text:p>
          </table:table-cell>
        </table:table-row>
        <table:table-row table:style-name="ro1">
          <table:table-cell office:value-type="float" office:value="26.79" calcext:value-type="float">
            <text:p>26.79</text:p>
          </table:table-cell>
          <table:table-cell office:value-type="float" office:value="-2.949" calcext:value-type="float">
            <text:p>-2.949</text:p>
          </table:table-cell>
          <table:table-cell table:formula="of:=[.A288]/1000" office:value-type="float" office:value="0.02679" calcext:value-type="float">
            <text:p>0.02679</text:p>
          </table:table-cell>
        </table:table-row>
        <table:table-row table:style-name="ro1">
          <table:table-cell office:value-type="float" office:value="26.863" calcext:value-type="float">
            <text:p>26.863</text:p>
          </table:table-cell>
          <table:table-cell office:value-type="float" office:value="-2.827" calcext:value-type="float">
            <text:p>-2.827</text:p>
          </table:table-cell>
          <table:table-cell table:formula="of:=[.A289]/1000" office:value-type="float" office:value="0.026863" calcext:value-type="float">
            <text:p>0.026863</text:p>
          </table:table-cell>
        </table:table-row>
        <table:table-row table:style-name="ro1">
          <table:table-cell office:value-type="float" office:value="26.937" calcext:value-type="float">
            <text:p>26.937</text:p>
          </table:table-cell>
          <table:table-cell office:value-type="float" office:value="-2.704" calcext:value-type="float">
            <text:p>-2.704</text:p>
          </table:table-cell>
          <table:table-cell table:formula="of:=[.A290]/1000" office:value-type="float" office:value="0.026937" calcext:value-type="float">
            <text:p>0.026937</text:p>
          </table:table-cell>
        </table:table-row>
        <table:table-row table:style-name="ro1">
          <table:table-cell office:value-type="float" office:value="27.01" calcext:value-type="float">
            <text:p>27.01</text:p>
          </table:table-cell>
          <table:table-cell office:value-type="float" office:value="-2.62" calcext:value-type="float">
            <text:p>-2.62</text:p>
          </table:table-cell>
          <table:table-cell table:formula="of:=[.A291]/1000" office:value-type="float" office:value="0.02701" calcext:value-type="float">
            <text:p>0.02701</text:p>
          </table:table-cell>
        </table:table-row>
        <table:table-row table:style-name="ro1">
          <table:table-cell office:value-type="float" office:value="27.082" calcext:value-type="float">
            <text:p>27.082</text:p>
          </table:table-cell>
          <table:table-cell office:value-type="float" office:value="-2.371" calcext:value-type="float">
            <text:p>-2.371</text:p>
          </table:table-cell>
          <table:table-cell table:formula="of:=[.A292]/1000" office:value-type="float" office:value="0.027082" calcext:value-type="float">
            <text:p>0.027082</text:p>
          </table:table-cell>
        </table:table-row>
        <table:table-row table:style-name="ro1">
          <table:table-cell office:value-type="float" office:value="27.155" calcext:value-type="float">
            <text:p>27.155</text:p>
          </table:table-cell>
          <table:table-cell office:value-type="float" office:value="-2.149" calcext:value-type="float">
            <text:p>-2.149</text:p>
          </table:table-cell>
          <table:table-cell table:formula="of:=[.A293]/1000" office:value-type="float" office:value="0.027155" calcext:value-type="float">
            <text:p>0.027155</text:p>
          </table:table-cell>
        </table:table-row>
        <table:table-row table:style-name="ro1">
          <table:table-cell office:value-type="float" office:value="27.229" calcext:value-type="float">
            <text:p>27.229</text:p>
          </table:table-cell>
          <table:table-cell office:value-type="float" office:value="-2.071" calcext:value-type="float">
            <text:p>-2.071</text:p>
          </table:table-cell>
          <table:table-cell table:formula="of:=[.A294]/1000" office:value-type="float" office:value="0.027229" calcext:value-type="float">
            <text:p>0.027229</text:p>
          </table:table-cell>
        </table:table-row>
        <table:table-row table:style-name="ro1">
          <table:table-cell office:value-type="float" office:value="27.301" calcext:value-type="float">
            <text:p>27.301</text:p>
          </table:table-cell>
          <table:table-cell office:value-type="float" office:value="-1.597" calcext:value-type="float">
            <text:p>-1.597</text:p>
          </table:table-cell>
          <table:table-cell table:formula="of:=[.A295]/1000" office:value-type="float" office:value="0.027301" calcext:value-type="float">
            <text:p>0.027301</text:p>
          </table:table-cell>
        </table:table-row>
        <table:table-row table:style-name="ro1">
          <table:table-cell office:value-type="float" office:value="27.374" calcext:value-type="float">
            <text:p>27.374</text:p>
          </table:table-cell>
          <table:table-cell office:value-type="float" office:value="-1.664" calcext:value-type="float">
            <text:p>-1.664</text:p>
          </table:table-cell>
          <table:table-cell table:formula="of:=[.A296]/1000" office:value-type="float" office:value="0.027374" calcext:value-type="float">
            <text:p>0.027374</text:p>
          </table:table-cell>
        </table:table-row>
        <table:table-row table:style-name="ro1">
          <table:table-cell office:value-type="float" office:value="27.447" calcext:value-type="float">
            <text:p>27.447</text:p>
          </table:table-cell>
          <table:table-cell office:value-type="float" office:value="-1.481" calcext:value-type="float">
            <text:p>-1.481</text:p>
          </table:table-cell>
          <table:table-cell table:formula="of:=[.A297]/1000" office:value-type="float" office:value="0.027447" calcext:value-type="float">
            <text:p>0.027447</text:p>
          </table:table-cell>
        </table:table-row>
        <table:table-row table:style-name="ro1">
          <table:table-cell office:value-type="float" office:value="27.521" calcext:value-type="float">
            <text:p>27.521</text:p>
          </table:table-cell>
          <table:table-cell office:value-type="float" office:value="-1.443" calcext:value-type="float">
            <text:p>-1.443</text:p>
          </table:table-cell>
          <table:table-cell table:formula="of:=[.A298]/1000" office:value-type="float" office:value="0.027521" calcext:value-type="float">
            <text:p>0.027521</text:p>
          </table:table-cell>
        </table:table-row>
        <table:table-row table:style-name="ro1">
          <table:table-cell office:value-type="float" office:value="27.593" calcext:value-type="float">
            <text:p>27.593</text:p>
          </table:table-cell>
          <table:table-cell office:value-type="float" office:value="-1.319" calcext:value-type="float">
            <text:p>-1.319</text:p>
          </table:table-cell>
          <table:table-cell table:formula="of:=[.A299]/1000" office:value-type="float" office:value="0.027593" calcext:value-type="float">
            <text:p>0.027593</text:p>
          </table:table-cell>
        </table:table-row>
        <table:table-row table:style-name="ro1">
          <table:table-cell office:value-type="float" office:value="27.666" calcext:value-type="float">
            <text:p>27.666</text:p>
          </table:table-cell>
          <table:table-cell office:value-type="float" office:value="-1.161" calcext:value-type="float">
            <text:p>-1.161</text:p>
          </table:table-cell>
          <table:table-cell table:formula="of:=[.A300]/1000" office:value-type="float" office:value="0.027666" calcext:value-type="float">
            <text:p>0.027666</text:p>
          </table:table-cell>
        </table:table-row>
        <table:table-row table:style-name="ro1">
          <table:table-cell office:value-type="float" office:value="27.739" calcext:value-type="float">
            <text:p>27.739</text:p>
          </table:table-cell>
          <table:table-cell office:value-type="float" office:value="-1.294" calcext:value-type="float">
            <text:p>-1.294</text:p>
          </table:table-cell>
          <table:table-cell table:formula="of:=[.A301]/1000" office:value-type="float" office:value="0.027739" calcext:value-type="float">
            <text:p>0.027739</text:p>
          </table:table-cell>
        </table:table-row>
        <table:table-row table:style-name="ro1">
          <table:table-cell office:value-type="float" office:value="27.812" calcext:value-type="float">
            <text:p>27.812</text:p>
          </table:table-cell>
          <table:table-cell office:value-type="float" office:value="-1.007" calcext:value-type="float">
            <text:p>-1.007</text:p>
          </table:table-cell>
          <table:table-cell table:formula="of:=[.A302]/1000" office:value-type="float" office:value="0.027812" calcext:value-type="float">
            <text:p>0.027812</text:p>
          </table:table-cell>
        </table:table-row>
        <table:table-row table:style-name="ro1">
          <table:table-cell office:value-type="float" office:value="27.886" calcext:value-type="float">
            <text:p>27.886</text:p>
          </table:table-cell>
          <table:table-cell office:value-type="float" office:value="-1.078" calcext:value-type="float">
            <text:p>-1.078</text:p>
          </table:table-cell>
          <table:table-cell table:formula="of:=[.A303]/1000" office:value-type="float" office:value="0.027886" calcext:value-type="float">
            <text:p>0.027886</text:p>
          </table:table-cell>
        </table:table-row>
        <table:table-row table:style-name="ro1">
          <table:table-cell office:value-type="float" office:value="27.962" calcext:value-type="float">
            <text:p>27.962</text:p>
          </table:table-cell>
          <table:table-cell office:value-type="float" office:value="-0.798" calcext:value-type="float">
            <text:p>-0.798</text:p>
          </table:table-cell>
          <table:table-cell table:formula="of:=[.A304]/1000" office:value-type="float" office:value="0.027962" calcext:value-type="float">
            <text:p>0.027962</text:p>
          </table:table-cell>
        </table:table-row>
        <table:table-row table:style-name="ro1">
          <table:table-cell office:value-type="float" office:value="28.039" calcext:value-type="float">
            <text:p>28.039</text:p>
          </table:table-cell>
          <table:table-cell office:value-type="float" office:value="1.567" calcext:value-type="float">
            <text:p>1.567</text:p>
          </table:table-cell>
          <table:table-cell table:formula="of:=[.A305]/1000" office:value-type="float" office:value="0.028039" calcext:value-type="float">
            <text:p>0.028039</text:p>
          </table:table-cell>
        </table:table-row>
        <table:table-row table:style-name="ro1">
          <table:table-cell office:value-type="float" office:value="28.114" calcext:value-type="float">
            <text:p>28.114</text:p>
          </table:table-cell>
          <table:table-cell office:value-type="float" office:value="13.131" calcext:value-type="float">
            <text:p>13.131</text:p>
          </table:table-cell>
          <table:table-cell table:formula="of:=[.A306]/1000" office:value-type="float" office:value="0.028114" calcext:value-type="float">
            <text:p>0.028114</text:p>
          </table:table-cell>
        </table:table-row>
        <table:table-row table:style-name="ro1">
          <table:table-cell office:value-type="float" office:value="28.191" calcext:value-type="float">
            <text:p>28.191</text:p>
          </table:table-cell>
          <table:table-cell office:value-type="float" office:value="8.913" calcext:value-type="float">
            <text:p>8.913</text:p>
          </table:table-cell>
          <table:table-cell table:formula="of:=[.A307]/1000" office:value-type="float" office:value="0.028191" calcext:value-type="float">
            <text:p>0.028191</text:p>
          </table:table-cell>
        </table:table-row>
        <table:table-row table:style-name="ro1">
          <table:table-cell office:value-type="float" office:value="28.267" calcext:value-type="float">
            <text:p>28.267</text:p>
          </table:table-cell>
          <table:table-cell office:value-type="float" office:value="17.913" calcext:value-type="float">
            <text:p>17.913</text:p>
          </table:table-cell>
          <table:table-cell table:formula="of:=[.A308]/1000" office:value-type="float" office:value="0.028267" calcext:value-type="float">
            <text:p>0.028267</text:p>
          </table:table-cell>
        </table:table-row>
        <table:table-row table:style-name="ro1">
          <table:table-cell office:value-type="float" office:value="28.344" calcext:value-type="float">
            <text:p>28.344</text:p>
          </table:table-cell>
          <table:table-cell office:value-type="float" office:value="-8.265" calcext:value-type="float">
            <text:p>-8.265</text:p>
          </table:table-cell>
          <table:table-cell table:formula="of:=[.A309]/1000" office:value-type="float" office:value="0.028344" calcext:value-type="float">
            <text:p>0.028344</text:p>
          </table:table-cell>
        </table:table-row>
        <table:table-row table:style-name="ro1">
          <table:table-cell office:value-type="float" office:value="28.421" calcext:value-type="float">
            <text:p>28.421</text:p>
          </table:table-cell>
          <table:table-cell office:value-type="float" office:value="-5.222" calcext:value-type="float">
            <text:p>-5.222</text:p>
          </table:table-cell>
          <table:table-cell table:formula="of:=[.A310]/1000" office:value-type="float" office:value="0.028421" calcext:value-type="float">
            <text:p>0.028421</text:p>
          </table:table-cell>
        </table:table-row>
        <table:table-row table:style-name="ro1">
          <table:table-cell office:value-type="float" office:value="28.497" calcext:value-type="float">
            <text:p>28.497</text:p>
          </table:table-cell>
          <table:table-cell office:value-type="float" office:value="-3.777" calcext:value-type="float">
            <text:p>-3.777</text:p>
          </table:table-cell>
          <table:table-cell table:formula="of:=[.A311]/1000" office:value-type="float" office:value="0.028497" calcext:value-type="float">
            <text:p>0.028497</text:p>
          </table:table-cell>
        </table:table-row>
        <table:table-row table:style-name="ro1">
          <table:table-cell office:value-type="float" office:value="28.573" calcext:value-type="float">
            <text:p>28.573</text:p>
          </table:table-cell>
          <table:table-cell office:value-type="float" office:value="-3.538" calcext:value-type="float">
            <text:p>-3.538</text:p>
          </table:table-cell>
          <table:table-cell table:formula="of:=[.A312]/1000" office:value-type="float" office:value="0.028573" calcext:value-type="float">
            <text:p>0.028573</text:p>
          </table:table-cell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-3.185" calcext:value-type="float">
            <text:p>-3.185</text:p>
          </table:table-cell>
          <table:table-cell table:formula="of:=[.A313]/1000" office:value-type="float" office:value="0.02865" calcext:value-type="float">
            <text:p>0.02865</text:p>
          </table:table-cell>
        </table:table-row>
        <table:table-row table:style-name="ro1">
          <table:table-cell office:value-type="float" office:value="28.723" calcext:value-type="float">
            <text:p>28.723</text:p>
          </table:table-cell>
          <table:table-cell office:value-type="float" office:value="-3.078" calcext:value-type="float">
            <text:p>-3.078</text:p>
          </table:table-cell>
          <table:table-cell table:formula="of:=[.A314]/1000" office:value-type="float" office:value="0.028723" calcext:value-type="float">
            <text:p>0.028723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-2.885" calcext:value-type="float">
            <text:p>-2.885</text:p>
          </table:table-cell>
          <table:table-cell table:formula="of:=[.A315]/1000" office:value-type="float" office:value="0.0288" calcext:value-type="float">
            <text:p>0.0288</text:p>
          </table:table-cell>
        </table:table-row>
        <table:table-row table:style-name="ro1">
          <table:table-cell office:value-type="float" office:value="28.875" calcext:value-type="float">
            <text:p>28.875</text:p>
          </table:table-cell>
          <table:table-cell office:value-type="float" office:value="-2.803" calcext:value-type="float">
            <text:p>-2.803</text:p>
          </table:table-cell>
          <table:table-cell table:formula="of:=[.A316]/1000" office:value-type="float" office:value="0.028875" calcext:value-type="float">
            <text:p>0.028875</text:p>
          </table:table-cell>
        </table:table-row>
        <table:table-row table:style-name="ro1">
          <table:table-cell office:value-type="float" office:value="28.951" calcext:value-type="float">
            <text:p>28.951</text:p>
          </table:table-cell>
          <table:table-cell office:value-type="float" office:value="-2.694" calcext:value-type="float">
            <text:p>-2.694</text:p>
          </table:table-cell>
          <table:table-cell table:formula="of:=[.A317]/1000" office:value-type="float" office:value="0.028951" calcext:value-type="float">
            <text:p>0.028951</text:p>
          </table:table-cell>
        </table:table-row>
        <table:table-row table:style-name="ro1">
          <table:table-cell office:value-type="float" office:value="29.028" calcext:value-type="float">
            <text:p>29.028</text:p>
          </table:table-cell>
          <table:table-cell office:value-type="float" office:value="-2.603" calcext:value-type="float">
            <text:p>-2.603</text:p>
          </table:table-cell>
          <table:table-cell table:formula="of:=[.A318]/1000" office:value-type="float" office:value="0.029028" calcext:value-type="float">
            <text:p>0.029028</text:p>
          </table:table-cell>
        </table:table-row>
        <table:table-row table:style-name="ro1">
          <table:table-cell office:value-type="float" office:value="29.104" calcext:value-type="float">
            <text:p>29.104</text:p>
          </table:table-cell>
          <table:table-cell office:value-type="float" office:value="-2.304" calcext:value-type="float">
            <text:p>-2.304</text:p>
          </table:table-cell>
          <table:table-cell table:formula="of:=[.A319]/1000" office:value-type="float" office:value="0.029104" calcext:value-type="float">
            <text:p>0.029104</text:p>
          </table:table-cell>
        </table:table-row>
        <table:table-row table:style-name="ro1">
          <table:table-cell office:value-type="float" office:value="29.179" calcext:value-type="float">
            <text:p>29.179</text:p>
          </table:table-cell>
          <table:table-cell office:value-type="float" office:value="-2.102" calcext:value-type="float">
            <text:p>-2.102</text:p>
          </table:table-cell>
          <table:table-cell table:formula="of:=[.A320]/1000" office:value-type="float" office:value="0.029179" calcext:value-type="float">
            <text:p>0.029179</text:p>
          </table:table-cell>
        </table:table-row>
        <table:table-row table:style-name="ro1">
          <table:table-cell office:value-type="float" office:value="29.255" calcext:value-type="float">
            <text:p>29.255</text:p>
          </table:table-cell>
          <table:table-cell office:value-type="float" office:value="-1.869" calcext:value-type="float">
            <text:p>-1.869</text:p>
          </table:table-cell>
          <table:table-cell table:formula="of:=[.A321]/1000" office:value-type="float" office:value="0.029255" calcext:value-type="float">
            <text:p>0.029255</text:p>
          </table:table-cell>
        </table:table-row>
        <table:table-row table:style-name="ro1">
          <table:table-cell office:value-type="float" office:value="29.332" calcext:value-type="float">
            <text:p>29.332</text:p>
          </table:table-cell>
          <table:table-cell office:value-type="float" office:value="-1.677" calcext:value-type="float">
            <text:p>-1.677</text:p>
          </table:table-cell>
          <table:table-cell table:formula="of:=[.A322]/1000" office:value-type="float" office:value="0.029332" calcext:value-type="float">
            <text:p>0.029332</text:p>
          </table:table-cell>
        </table:table-row>
        <table:table-row table:style-name="ro1">
          <table:table-cell office:value-type="float" office:value="29.408" calcext:value-type="float">
            <text:p>29.408</text:p>
          </table:table-cell>
          <table:table-cell office:value-type="float" office:value="-1.571" calcext:value-type="float">
            <text:p>-1.571</text:p>
          </table:table-cell>
          <table:table-cell table:formula="of:=[.A323]/1000" office:value-type="float" office:value="0.029408" calcext:value-type="float">
            <text:p>0.029408</text:p>
          </table:table-cell>
        </table:table-row>
        <table:table-row table:style-name="ro1">
          <table:table-cell office:value-type="float" office:value="29.484" calcext:value-type="float">
            <text:p>29.484</text:p>
          </table:table-cell>
          <table:table-cell office:value-type="float" office:value="-1.343" calcext:value-type="float">
            <text:p>-1.343</text:p>
          </table:table-cell>
          <table:table-cell table:formula="of:=[.A324]/1000" office:value-type="float" office:value="0.029484" calcext:value-type="float">
            <text:p>0.029484</text:p>
          </table:table-cell>
        </table:table-row>
        <table:table-row table:style-name="ro1">
          <table:table-cell office:value-type="float" office:value="29.56" calcext:value-type="float">
            <text:p>29.56</text:p>
          </table:table-cell>
          <table:table-cell office:value-type="float" office:value="-1.173" calcext:value-type="float">
            <text:p>-1.173</text:p>
          </table:table-cell>
          <table:table-cell table:formula="of:=[.A325]/1000" office:value-type="float" office:value="0.02956" calcext:value-type="float">
            <text:p>0.02956</text:p>
          </table:table-cell>
        </table:table-row>
        <table:table-row table:style-name="ro1">
          <table:table-cell office:value-type="float" office:value="29.636" calcext:value-type="float">
            <text:p>29.636</text:p>
          </table:table-cell>
          <table:table-cell office:value-type="float" office:value="-1.221" calcext:value-type="float">
            <text:p>-1.221</text:p>
          </table:table-cell>
          <table:table-cell table:formula="of:=[.A326]/1000" office:value-type="float" office:value="0.029636" calcext:value-type="float">
            <text:p>0.029636</text:p>
          </table:table-cell>
        </table:table-row>
        <table:table-row table:style-name="ro1">
          <table:table-cell office:value-type="float" office:value="29.712" calcext:value-type="float">
            <text:p>29.712</text:p>
          </table:table-cell>
          <table:table-cell office:value-type="float" office:value="-1.137" calcext:value-type="float">
            <text:p>-1.137</text:p>
          </table:table-cell>
          <table:table-cell table:formula="of:=[.A327]/1000" office:value-type="float" office:value="0.029712" calcext:value-type="float">
            <text:p>0.029712</text:p>
          </table:table-cell>
        </table:table-row>
        <table:table-row table:style-name="ro1">
          <table:table-cell office:value-type="float" office:value="29.788" calcext:value-type="float">
            <text:p>29.788</text:p>
          </table:table-cell>
          <table:table-cell office:value-type="float" office:value="-1.09" calcext:value-type="float">
            <text:p>-1.09</text:p>
          </table:table-cell>
          <table:table-cell table:formula="of:=[.A328]/1000" office:value-type="float" office:value="0.029788" calcext:value-type="float">
            <text:p>0.029788</text:p>
          </table:table-cell>
        </table:table-row>
        <table:table-row table:style-name="ro1">
          <table:table-cell office:value-type="float" office:value="29.864" calcext:value-type="float">
            <text:p>29.864</text:p>
          </table:table-cell>
          <table:table-cell office:value-type="float" office:value="-1.03" calcext:value-type="float">
            <text:p>-1.03</text:p>
          </table:table-cell>
          <table:table-cell table:formula="of:=[.A329]/1000" office:value-type="float" office:value="0.029864" calcext:value-type="float">
            <text:p>0.029864</text:p>
          </table:table-cell>
        </table:table-row>
        <table:table-row table:style-name="ro1">
          <table:table-cell office:value-type="float" office:value="29.94" calcext:value-type="float">
            <text:p>29.94</text:p>
          </table:table-cell>
          <table:table-cell office:value-type="float" office:value="-0.949" calcext:value-type="float">
            <text:p>-0.949</text:p>
          </table:table-cell>
          <table:table-cell table:formula="of:=[.A330]/1000" office:value-type="float" office:value="0.02994" calcext:value-type="float">
            <text:p>0.02994</text:p>
          </table:table-cell>
        </table:table-row>
        <table:table-row table:style-name="ro1">
          <table:table-cell office:value-type="float" office:value="30.016" calcext:value-type="float">
            <text:p>30.016</text:p>
          </table:table-cell>
          <table:table-cell office:value-type="float" office:value="-0.972" calcext:value-type="float">
            <text:p>-0.972</text:p>
          </table:table-cell>
          <table:table-cell table:formula="of:=[.A331]/1000" office:value-type="float" office:value="0.030016" calcext:value-type="float">
            <text:p>0.030016</text:p>
          </table:table-cell>
        </table:table-row>
        <table:table-row table:style-name="ro1">
          <table:table-cell office:value-type="float" office:value="30.09" calcext:value-type="float">
            <text:p>30.09</text:p>
          </table:table-cell>
          <table:table-cell office:value-type="float" office:value="-0.879" calcext:value-type="float">
            <text:p>-0.879</text:p>
          </table:table-cell>
          <table:table-cell table:formula="of:=[.A332]/1000" office:value-type="float" office:value="0.03009" calcext:value-type="float">
            <text:p>0.03009</text:p>
          </table:table-cell>
        </table:table-row>
        <table:table-row table:style-name="ro1">
          <table:table-cell office:value-type="float" office:value="30.167" calcext:value-type="float">
            <text:p>30.167</text:p>
          </table:table-cell>
          <table:table-cell office:value-type="float" office:value="-0.635" calcext:value-type="float">
            <text:p>-0.635</text:p>
          </table:table-cell>
          <table:table-cell table:formula="of:=[.A333]/1000" office:value-type="float" office:value="0.030167" calcext:value-type="float">
            <text:p>0.030167</text:p>
          </table:table-cell>
        </table:table-row>
        <table:table-row table:style-name="ro1">
          <table:table-cell office:value-type="float" office:value="30.242" calcext:value-type="float">
            <text:p>30.242</text:p>
          </table:table-cell>
          <table:table-cell office:value-type="float" office:value="2.154" calcext:value-type="float">
            <text:p>2.154</text:p>
          </table:table-cell>
          <table:table-cell table:formula="of:=[.A334]/1000" office:value-type="float" office:value="0.030242" calcext:value-type="float">
            <text:p>0.030242</text:p>
          </table:table-cell>
        </table:table-row>
        <table:table-row table:style-name="ro1">
          <table:table-cell office:value-type="float" office:value="30.319" calcext:value-type="float">
            <text:p>30.319</text:p>
          </table:table-cell>
          <table:table-cell office:value-type="float" office:value="-8.866" calcext:value-type="float">
            <text:p>-8.866</text:p>
          </table:table-cell>
          <table:table-cell table:formula="of:=[.A335]/1000" office:value-type="float" office:value="0.030319" calcext:value-type="float">
            <text:p>0.030319</text:p>
          </table:table-cell>
        </table:table-row>
        <table:table-row table:style-name="ro1">
          <table:table-cell office:value-type="float" office:value="30.395" calcext:value-type="float">
            <text:p>30.395</text:p>
          </table:table-cell>
          <table:table-cell office:value-type="float" office:value="-5.456" calcext:value-type="float">
            <text:p>-5.456</text:p>
          </table:table-cell>
          <table:table-cell table:formula="of:=[.A336]/1000" office:value-type="float" office:value="0.030395" calcext:value-type="float">
            <text:p>0.030395</text:p>
          </table:table-cell>
        </table:table-row>
        <table:table-row table:style-name="ro1">
          <table:table-cell office:value-type="float" office:value="30.472" calcext:value-type="float">
            <text:p>30.472</text:p>
          </table:table-cell>
          <table:table-cell office:value-type="float" office:value="-5.472" calcext:value-type="float">
            <text:p>-5.472</text:p>
          </table:table-cell>
          <table:table-cell table:formula="of:=[.A337]/1000" office:value-type="float" office:value="0.030472" calcext:value-type="float">
            <text:p>0.030472</text:p>
          </table:table-cell>
        </table:table-row>
        <table:table-row table:style-name="ro1">
          <table:table-cell office:value-type="float" office:value="30.547" calcext:value-type="float">
            <text:p>30.547</text:p>
          </table:table-cell>
          <table:table-cell office:value-type="float" office:value="-13.789" calcext:value-type="float">
            <text:p>-13.789</text:p>
          </table:table-cell>
          <table:table-cell table:formula="of:=[.A338]/1000" office:value-type="float" office:value="0.030547" calcext:value-type="float">
            <text:p>0.030547</text:p>
          </table:table-cell>
        </table:table-row>
        <table:table-row table:style-name="ro1">
          <table:table-cell office:value-type="float" office:value="30.624" calcext:value-type="float">
            <text:p>30.624</text:p>
          </table:table-cell>
          <table:table-cell office:value-type="float" office:value="-18.168" calcext:value-type="float">
            <text:p>-18.168</text:p>
          </table:table-cell>
          <table:table-cell table:formula="of:=[.A339]/1000" office:value-type="float" office:value="0.030624" calcext:value-type="float">
            <text:p>0.030624</text:p>
          </table:table-cell>
        </table:table-row>
        <table:table-row table:style-name="ro1">
          <table:table-cell office:value-type="float" office:value="30.701" calcext:value-type="float">
            <text:p>30.701</text:p>
          </table:table-cell>
          <table:table-cell office:value-type="float" office:value="-6.436" calcext:value-type="float">
            <text:p>-6.436</text:p>
          </table:table-cell>
          <table:table-cell table:formula="of:=[.A340]/1000" office:value-type="float" office:value="0.030701" calcext:value-type="float">
            <text:p>0.030701</text:p>
          </table:table-cell>
        </table:table-row>
        <table:table-row table:style-name="ro1">
          <table:table-cell office:value-type="float" office:value="30.778" calcext:value-type="float">
            <text:p>30.778</text:p>
          </table:table-cell>
          <table:table-cell office:value-type="float" office:value="-6.383" calcext:value-type="float">
            <text:p>-6.383</text:p>
          </table:table-cell>
          <table:table-cell table:formula="of:=[.A341]/1000" office:value-type="float" office:value="0.030778" calcext:value-type="float">
            <text:p>0.030778</text:p>
          </table:table-cell>
        </table:table-row>
        <table:table-row table:style-name="ro1">
          <table:table-cell office:value-type="float" office:value="30.854" calcext:value-type="float">
            <text:p>30.854</text:p>
          </table:table-cell>
          <table:table-cell office:value-type="float" office:value="-3.993" calcext:value-type="float">
            <text:p>-3.993</text:p>
          </table:table-cell>
          <table:table-cell table:formula="of:=[.A342]/1000" office:value-type="float" office:value="0.030854" calcext:value-type="float">
            <text:p>0.030854</text:p>
          </table:table-cell>
        </table:table-row>
        <table:table-row table:style-name="ro1">
          <table:table-cell office:value-type="float" office:value="30.93" calcext:value-type="float">
            <text:p>30.93</text:p>
          </table:table-cell>
          <table:table-cell office:value-type="float" office:value="-3.865" calcext:value-type="float">
            <text:p>-3.865</text:p>
          </table:table-cell>
          <table:table-cell table:formula="of:=[.A343]/1000" office:value-type="float" office:value="0.03093" calcext:value-type="float">
            <text:p>0.03093</text:p>
          </table:table-cell>
        </table:table-row>
        <table:table-row table:style-name="ro1">
          <table:table-cell office:value-type="float" office:value="31.004" calcext:value-type="float">
            <text:p>31.004</text:p>
          </table:table-cell>
          <table:table-cell office:value-type="float" office:value="-3.436" calcext:value-type="float">
            <text:p>-3.436</text:p>
          </table:table-cell>
          <table:table-cell table:formula="of:=[.A344]/1000" office:value-type="float" office:value="0.031004" calcext:value-type="float">
            <text:p>0.031004</text:p>
          </table:table-cell>
        </table:table-row>
        <table:table-row table:style-name="ro1">
          <table:table-cell office:value-type="float" office:value="31.077" calcext:value-type="float">
            <text:p>31.077</text:p>
          </table:table-cell>
          <table:table-cell office:value-type="float" office:value="-3.222" calcext:value-type="float">
            <text:p>-3.222</text:p>
          </table:table-cell>
          <table:table-cell table:formula="of:=[.A345]/1000" office:value-type="float" office:value="0.031077" calcext:value-type="float">
            <text:p>0.031077</text:p>
          </table:table-cell>
        </table:table-row>
        <table:table-row table:style-name="ro1">
          <table:table-cell office:value-type="float" office:value="31.15" calcext:value-type="float">
            <text:p>31.15</text:p>
          </table:table-cell>
          <table:table-cell office:value-type="float" office:value="-3.099" calcext:value-type="float">
            <text:p>-3.099</text:p>
          </table:table-cell>
          <table:table-cell table:formula="of:=[.A346]/1000" office:value-type="float" office:value="0.03115" calcext:value-type="float">
            <text:p>0.03115</text:p>
          </table:table-cell>
        </table:table-row>
        <table:table-row table:style-name="ro1">
          <table:table-cell office:value-type="float" office:value="31.222" calcext:value-type="float">
            <text:p>31.222</text:p>
          </table:table-cell>
          <table:table-cell office:value-type="float" office:value="-2.968" calcext:value-type="float">
            <text:p>-2.968</text:p>
          </table:table-cell>
          <table:table-cell table:formula="of:=[.A347]/1000" office:value-type="float" office:value="0.031222" calcext:value-type="float">
            <text:p>0.031222</text:p>
          </table:table-cell>
        </table:table-row>
        <table:table-row table:style-name="ro1">
          <table:table-cell office:value-type="float" office:value="31.296" calcext:value-type="float">
            <text:p>31.296</text:p>
          </table:table-cell>
          <table:table-cell office:value-type="float" office:value="-2.846" calcext:value-type="float">
            <text:p>-2.846</text:p>
          </table:table-cell>
          <table:table-cell table:formula="of:=[.A348]/1000" office:value-type="float" office:value="0.031296" calcext:value-type="float">
            <text:p>0.031296</text:p>
          </table:table-cell>
        </table:table-row>
        <table:table-row table:style-name="ro1">
          <table:table-cell office:value-type="float" office:value="31.369" calcext:value-type="float">
            <text:p>31.369</text:p>
          </table:table-cell>
          <table:table-cell office:value-type="float" office:value="-2.722" calcext:value-type="float">
            <text:p>-2.722</text:p>
          </table:table-cell>
          <table:table-cell table:formula="of:=[.A349]/1000" office:value-type="float" office:value="0.031369" calcext:value-type="float">
            <text:p>0.031369</text:p>
          </table:table-cell>
        </table:table-row>
        <table:table-row table:style-name="ro1">
          <table:table-cell office:value-type="float" office:value="31.441" calcext:value-type="float">
            <text:p>31.441</text:p>
          </table:table-cell>
          <table:table-cell office:value-type="float" office:value="-2.609" calcext:value-type="float">
            <text:p>-2.609</text:p>
          </table:table-cell>
          <table:table-cell table:formula="of:=[.A350]/1000" office:value-type="float" office:value="0.031441" calcext:value-type="float">
            <text:p>0.031441</text:p>
          </table:table-cell>
        </table:table-row>
        <table:table-row table:style-name="ro1">
          <table:table-cell office:value-type="float" office:value="31.514" calcext:value-type="float">
            <text:p>31.514</text:p>
          </table:table-cell>
          <table:table-cell office:value-type="float" office:value="-2.454" calcext:value-type="float">
            <text:p>-2.454</text:p>
          </table:table-cell>
          <table:table-cell table:formula="of:=[.A351]/1000" office:value-type="float" office:value="0.031514" calcext:value-type="float">
            <text:p>0.031514</text:p>
          </table:table-cell>
        </table:table-row>
        <table:table-row table:style-name="ro1">
          <table:table-cell office:value-type="float" office:value="31.588" calcext:value-type="float">
            <text:p>31.588</text:p>
          </table:table-cell>
          <table:table-cell office:value-type="float" office:value="-2.15" calcext:value-type="float">
            <text:p>-2.15</text:p>
          </table:table-cell>
          <table:table-cell table:formula="of:=[.A352]/1000" office:value-type="float" office:value="0.031588" calcext:value-type="float">
            <text:p>0.031588</text:p>
          </table:table-cell>
        </table:table-row>
        <table:table-row table:style-name="ro1">
          <table:table-cell office:value-type="float" office:value="31.661" calcext:value-type="float">
            <text:p>31.661</text:p>
          </table:table-cell>
          <table:table-cell office:value-type="float" office:value="-1.927" calcext:value-type="float">
            <text:p>-1.927</text:p>
          </table:table-cell>
          <table:table-cell table:formula="of:=[.A353]/1000" office:value-type="float" office:value="0.031661" calcext:value-type="float">
            <text:p>0.031661</text:p>
          </table:table-cell>
        </table:table-row>
        <table:table-row table:style-name="ro1">
          <table:table-cell office:value-type="float" office:value="31.733" calcext:value-type="float">
            <text:p>31.733</text:p>
          </table:table-cell>
          <table:table-cell office:value-type="float" office:value="-1.799" calcext:value-type="float">
            <text:p>-1.799</text:p>
          </table:table-cell>
          <table:table-cell table:formula="of:=[.A354]/1000" office:value-type="float" office:value="0.031733" calcext:value-type="float">
            <text:p>0.031733</text:p>
          </table:table-cell>
        </table:table-row>
        <table:table-row table:style-name="ro1">
          <table:table-cell office:value-type="float" office:value="31.806" calcext:value-type="float">
            <text:p>31.806</text:p>
          </table:table-cell>
          <table:table-cell office:value-type="float" office:value="-1.704" calcext:value-type="float">
            <text:p>-1.704</text:p>
          </table:table-cell>
          <table:table-cell table:formula="of:=[.A355]/1000" office:value-type="float" office:value="0.031806" calcext:value-type="float">
            <text:p>0.031806</text:p>
          </table:table-cell>
        </table:table-row>
        <table:table-row table:style-name="ro1">
          <table:table-cell office:value-type="float" office:value="31.88" calcext:value-type="float">
            <text:p>31.88</text:p>
          </table:table-cell>
          <table:table-cell office:value-type="float" office:value="-1.481" calcext:value-type="float">
            <text:p>-1.481</text:p>
          </table:table-cell>
          <table:table-cell table:formula="of:=[.A356]/1000" office:value-type="float" office:value="0.03188" calcext:value-type="float">
            <text:p>0.03188</text:p>
          </table:table-cell>
        </table:table-row>
        <table:table-row table:style-name="ro1">
          <table:table-cell office:value-type="float" office:value="31.952" calcext:value-type="float">
            <text:p>31.952</text:p>
          </table:table-cell>
          <table:table-cell office:value-type="float" office:value="-1.443" calcext:value-type="float">
            <text:p>-1.443</text:p>
          </table:table-cell>
          <table:table-cell table:formula="of:=[.A357]/1000" office:value-type="float" office:value="0.031952" calcext:value-type="float">
            <text:p>0.031952</text:p>
          </table:table-cell>
        </table:table-row>
        <table:table-row table:style-name="ro1">
          <table:table-cell office:value-type="float" office:value="32.025" calcext:value-type="float">
            <text:p>32.025</text:p>
          </table:table-cell>
          <table:table-cell office:value-type="float" office:value="-1.319" calcext:value-type="float">
            <text:p>-1.319</text:p>
          </table:table-cell>
          <table:table-cell table:formula="of:=[.A358]/1000" office:value-type="float" office:value="0.032025" calcext:value-type="float">
            <text:p>0.032025</text:p>
          </table:table-cell>
        </table:table-row>
        <table:table-row table:style-name="ro1">
          <table:table-cell office:value-type="float" office:value="32.098" calcext:value-type="float">
            <text:p>32.098</text:p>
          </table:table-cell>
          <table:table-cell office:value-type="float" office:value="-1.233" calcext:value-type="float">
            <text:p>-1.233</text:p>
          </table:table-cell>
          <table:table-cell table:formula="of:=[.A359]/1000" office:value-type="float" office:value="0.032098" calcext:value-type="float">
            <text:p>0.032098</text:p>
          </table:table-cell>
        </table:table-row>
        <table:table-row table:style-name="ro1">
          <table:table-cell office:value-type="float" office:value="32.172" calcext:value-type="float">
            <text:p>32.172</text:p>
          </table:table-cell>
          <table:table-cell office:value-type="float" office:value="-1.161" calcext:value-type="float">
            <text:p>-1.161</text:p>
          </table:table-cell>
          <table:table-cell table:formula="of:=[.A360]/1000" office:value-type="float" office:value="0.032172" calcext:value-type="float">
            <text:p>0.032172</text:p>
          </table:table-cell>
        </table:table-row>
        <table:table-row table:style-name="ro1">
          <table:table-cell office:value-type="float" office:value="32.244" calcext:value-type="float">
            <text:p>32.244</text:p>
          </table:table-cell>
          <table:table-cell office:value-type="float" office:value="-1.078" calcext:value-type="float">
            <text:p>-1.078</text:p>
          </table:table-cell>
          <table:table-cell table:formula="of:=[.A361]/1000" office:value-type="float" office:value="0.032244" calcext:value-type="float">
            <text:p>0.032244</text:p>
          </table:table-cell>
        </table:table-row>
        <table:table-row table:style-name="ro1">
          <table:table-cell office:value-type="float" office:value="32.317" calcext:value-type="float">
            <text:p>32.317</text:p>
          </table:table-cell>
          <table:table-cell office:value-type="float" office:value="-1.054" calcext:value-type="float">
            <text:p>-1.054</text:p>
          </table:table-cell>
          <table:table-cell table:formula="of:=[.A362]/1000" office:value-type="float" office:value="0.032317" calcext:value-type="float">
            <text:p>0.032317</text:p>
          </table:table-cell>
        </table:table-row>
        <table:table-row table:style-name="ro1">
          <table:table-cell office:value-type="float" office:value="32.391" calcext:value-type="float">
            <text:p>32.391</text:p>
          </table:table-cell>
          <table:table-cell office:value-type="float" office:value="-0.984" calcext:value-type="float">
            <text:p>-0.984</text:p>
          </table:table-cell>
          <table:table-cell table:formula="of:=[.A363]/1000" office:value-type="float" office:value="0.032391" calcext:value-type="float">
            <text:p>0.032391</text:p>
          </table:table-cell>
        </table:table-row>
        <table:table-row table:style-name="ro1">
          <table:table-cell office:value-type="float" office:value="32.467" calcext:value-type="float">
            <text:p>32.467</text:p>
          </table:table-cell>
          <table:table-cell office:value-type="float" office:value="-0.751" calcext:value-type="float">
            <text:p>-0.751</text:p>
          </table:table-cell>
          <table:table-cell table:formula="of:=[.A364]/1000" office:value-type="float" office:value="0.032467" calcext:value-type="float">
            <text:p>0.032467</text:p>
          </table:table-cell>
        </table:table-row>
        <table:table-row table:style-name="ro1">
          <table:table-cell office:value-type="float" office:value="32.543" calcext:value-type="float">
            <text:p>32.543</text:p>
          </table:table-cell>
          <table:table-cell office:value-type="float" office:value="2.65" calcext:value-type="float">
            <text:p>2.65</text:p>
          </table:table-cell>
          <table:table-cell table:formula="of:=[.A365]/1000" office:value-type="float" office:value="0.032543" calcext:value-type="float">
            <text:p>0.032543</text:p>
          </table:table-cell>
        </table:table-row>
        <table:table-row table:style-name="ro1">
          <table:table-cell office:value-type="float" office:value="32.62" calcext:value-type="float">
            <text:p>32.62</text:p>
          </table:table-cell>
          <table:table-cell office:value-type="float" office:value="-7.158" calcext:value-type="float">
            <text:p>-7.158</text:p>
          </table:table-cell>
          <table:table-cell table:formula="of:=[.A366]/1000" office:value-type="float" office:value="0.03262" calcext:value-type="float">
            <text:p>0.03262</text:p>
          </table:table-cell>
        </table:table-row>
        <table:table-row table:style-name="ro1">
          <table:table-cell office:value-type="float" office:value="32.696" calcext:value-type="float">
            <text:p>32.696</text:p>
          </table:table-cell>
          <table:table-cell office:value-type="float" office:value="11.392" calcext:value-type="float">
            <text:p>11.392</text:p>
          </table:table-cell>
          <table:table-cell table:formula="of:=[.A367]/1000" office:value-type="float" office:value="0.032696" calcext:value-type="float">
            <text:p>0.032696</text:p>
          </table:table-cell>
        </table:table-row>
        <table:table-row table:style-name="ro1">
          <table:table-cell office:value-type="float" office:value="32.773" calcext:value-type="float">
            <text:p>32.773</text:p>
          </table:table-cell>
          <table:table-cell office:value-type="float" office:value="19.011" calcext:value-type="float">
            <text:p>19.011</text:p>
          </table:table-cell>
          <table:table-cell table:formula="of:=[.A368]/1000" office:value-type="float" office:value="0.032773" calcext:value-type="float">
            <text:p>0.032773</text:p>
          </table:table-cell>
        </table:table-row>
        <table:table-row table:style-name="ro1">
          <table:table-cell office:value-type="float" office:value="32.848" calcext:value-type="float">
            <text:p>32.848</text:p>
          </table:table-cell>
          <table:table-cell office:value-type="float" office:value="-6.266" calcext:value-type="float">
            <text:p>-6.266</text:p>
          </table:table-cell>
          <table:table-cell table:formula="of:=[.A369]/1000" office:value-type="float" office:value="0.032848" calcext:value-type="float">
            <text:p>0.032848</text:p>
          </table:table-cell>
        </table:table-row>
        <table:table-row table:style-name="ro1">
          <table:table-cell office:value-type="float" office:value="32.925" calcext:value-type="float">
            <text:p>32.925</text:p>
          </table:table-cell>
          <table:table-cell office:value-type="float" office:value="-12.96" calcext:value-type="float">
            <text:p>-12.96</text:p>
          </table:table-cell>
          <table:table-cell table:formula="of:=[.A370]/1000" office:value-type="float" office:value="0.032925" calcext:value-type="float">
            <text:p>0.032925</text:p>
          </table:table-cell>
        </table:table-row>
        <table:table-row table:style-name="ro1">
          <table:table-cell office:value-type="float" office:value="33.002" calcext:value-type="float">
            <text:p>33.002</text:p>
          </table:table-cell>
          <table:table-cell office:value-type="float" office:value="-5.603" calcext:value-type="float">
            <text:p>-5.603</text:p>
          </table:table-cell>
          <table:table-cell table:formula="of:=[.A371]/1000" office:value-type="float" office:value="0.033002" calcext:value-type="float">
            <text:p>0.033002</text:p>
          </table:table-cell>
        </table:table-row>
        <table:table-row table:style-name="ro1">
          <table:table-cell office:value-type="float" office:value="33.078" calcext:value-type="float">
            <text:p>33.078</text:p>
          </table:table-cell>
          <table:table-cell office:value-type="float" office:value="-6.812" calcext:value-type="float">
            <text:p>-6.812</text:p>
          </table:table-cell>
          <table:table-cell table:formula="of:=[.A372]/1000" office:value-type="float" office:value="0.033078" calcext:value-type="float">
            <text:p>0.033078</text:p>
          </table:table-cell>
        </table:table-row>
        <table:table-row table:style-name="ro1">
          <table:table-cell office:value-type="float" office:value="33.155" calcext:value-type="float">
            <text:p>33.155</text:p>
          </table:table-cell>
          <table:table-cell office:value-type="float" office:value="-4.166" calcext:value-type="float">
            <text:p>-4.166</text:p>
          </table:table-cell>
          <table:table-cell table:formula="of:=[.A373]/1000" office:value-type="float" office:value="0.033155" calcext:value-type="float">
            <text:p>0.033155</text:p>
          </table:table-cell>
        </table:table-row>
        <table:table-row table:style-name="ro1">
          <table:table-cell office:value-type="float" office:value="33.231" calcext:value-type="float">
            <text:p>33.231</text:p>
          </table:table-cell>
          <table:table-cell office:value-type="float" office:value="-3.854" calcext:value-type="float">
            <text:p>-3.854</text:p>
          </table:table-cell>
          <table:table-cell table:formula="of:=[.A374]/1000" office:value-type="float" office:value="0.033231" calcext:value-type="float">
            <text:p>0.033231</text:p>
          </table:table-cell>
        </table:table-row>
        <table:table-row table:style-name="ro1">
          <table:table-cell office:value-type="float" office:value="33.304" calcext:value-type="float">
            <text:p>33.304</text:p>
          </table:table-cell>
          <table:table-cell office:value-type="float" office:value="-3.549" calcext:value-type="float">
            <text:p>-3.549</text:p>
          </table:table-cell>
          <table:table-cell table:formula="of:=[.A375]/1000" office:value-type="float" office:value="0.033304" calcext:value-type="float">
            <text:p>0.033304</text:p>
          </table:table-cell>
        </table:table-row>
        <table:table-row table:style-name="ro1">
          <table:table-cell office:value-type="float" office:value="33.377" calcext:value-type="float">
            <text:p>33.377</text:p>
          </table:table-cell>
          <table:table-cell office:value-type="float" office:value="-3.394" calcext:value-type="float">
            <text:p>-3.394</text:p>
          </table:table-cell>
          <table:table-cell table:formula="of:=[.A376]/1000" office:value-type="float" office:value="0.033377" calcext:value-type="float">
            <text:p>0.033377</text:p>
          </table:table-cell>
        </table:table-row>
        <table:table-row table:style-name="ro1">
          <table:table-cell office:value-type="float" office:value="33.451" calcext:value-type="float">
            <text:p>33.451</text:p>
          </table:table-cell>
          <table:table-cell office:value-type="float" office:value="-3.17" calcext:value-type="float">
            <text:p>-3.17</text:p>
          </table:table-cell>
          <table:table-cell table:formula="of:=[.A377]/1000" office:value-type="float" office:value="0.033451" calcext:value-type="float">
            <text:p>0.033451</text:p>
          </table:table-cell>
        </table:table-row>
        <table:table-row table:style-name="ro1">
          <table:table-cell office:value-type="float" office:value="33.523" calcext:value-type="float">
            <text:p>33.523</text:p>
          </table:table-cell>
          <table:table-cell office:value-type="float" office:value="-3.108" calcext:value-type="float">
            <text:p>-3.108</text:p>
          </table:table-cell>
          <table:table-cell table:formula="of:=[.A378]/1000" office:value-type="float" office:value="0.033523" calcext:value-type="float">
            <text:p>0.033523</text:p>
          </table:table-cell>
        </table:table-row>
        <table:table-row table:style-name="ro1">
          <table:table-cell office:value-type="float" office:value="33.596" calcext:value-type="float">
            <text:p>33.596</text:p>
          </table:table-cell>
          <table:table-cell office:value-type="float" office:value="-2.944" calcext:value-type="float">
            <text:p>-2.944</text:p>
          </table:table-cell>
          <table:table-cell table:formula="of:=[.A379]/1000" office:value-type="float" office:value="0.033596" calcext:value-type="float">
            <text:p>0.033596</text:p>
          </table:table-cell>
        </table:table-row>
        <table:table-row table:style-name="ro1">
          <table:table-cell office:value-type="float" office:value="33.669" calcext:value-type="float">
            <text:p>33.669</text:p>
          </table:table-cell>
          <table:table-cell office:value-type="float" office:value="-2.784" calcext:value-type="float">
            <text:p>-2.784</text:p>
          </table:table-cell>
          <table:table-cell table:formula="of:=[.A380]/1000" office:value-type="float" office:value="0.033669" calcext:value-type="float">
            <text:p>0.033669</text:p>
          </table:table-cell>
        </table:table-row>
        <table:table-row table:style-name="ro1">
          <table:table-cell office:value-type="float" office:value="33.742" calcext:value-type="float">
            <text:p>33.742</text:p>
          </table:table-cell>
          <table:table-cell office:value-type="float" office:value="-2.689" calcext:value-type="float">
            <text:p>-2.689</text:p>
          </table:table-cell>
          <table:table-cell table:formula="of:=[.A381]/1000" office:value-type="float" office:value="0.033742" calcext:value-type="float">
            <text:p>0.033742</text:p>
          </table:table-cell>
        </table:table-row>
        <table:table-row table:style-name="ro1">
          <table:table-cell office:value-type="float" office:value="33.815" calcext:value-type="float">
            <text:p>33.815</text:p>
          </table:table-cell>
          <table:table-cell office:value-type="float" office:value="-2.587" calcext:value-type="float">
            <text:p>-2.587</text:p>
          </table:table-cell>
          <table:table-cell table:formula="of:=[.A382]/1000" office:value-type="float" office:value="0.033815" calcext:value-type="float">
            <text:p>0.033815</text:p>
          </table:table-cell>
        </table:table-row>
        <table:table-row table:style-name="ro1">
          <table:table-cell office:value-type="float" office:value="33.888" calcext:value-type="float">
            <text:p>33.888</text:p>
          </table:table-cell>
          <table:table-cell office:value-type="float" office:value="-2.371" calcext:value-type="float">
            <text:p>-2.371</text:p>
          </table:table-cell>
          <table:table-cell table:formula="of:=[.A383]/1000" office:value-type="float" office:value="0.033888" calcext:value-type="float">
            <text:p>0.033888</text:p>
          </table:table-cell>
        </table:table-row>
        <table:table-row table:style-name="ro1">
          <table:table-cell office:value-type="float" office:value="33.96" calcext:value-type="float">
            <text:p>33.96</text:p>
          </table:table-cell>
          <table:table-cell office:value-type="float" office:value="-2.118" calcext:value-type="float">
            <text:p>-2.118</text:p>
          </table:table-cell>
          <table:table-cell table:formula="of:=[.A384]/1000" office:value-type="float" office:value="0.03396" calcext:value-type="float">
            <text:p>0.03396</text:p>
          </table:table-cell>
        </table:table-row>
        <table:table-row table:style-name="ro1">
          <table:table-cell office:value-type="float" office:value="34.034" calcext:value-type="float">
            <text:p>34.034</text:p>
          </table:table-cell>
          <table:table-cell office:value-type="float" office:value="-1.927" calcext:value-type="float">
            <text:p>-1.927</text:p>
          </table:table-cell>
          <table:table-cell table:formula="of:=[.A385]/1000" office:value-type="float" office:value="0.034034" calcext:value-type="float">
            <text:p>0.034034</text:p>
          </table:table-cell>
        </table:table-row>
        <table:table-row table:style-name="ro1">
          <table:table-cell office:value-type="float" office:value="34.107" calcext:value-type="float">
            <text:p>34.107</text:p>
          </table:table-cell>
          <table:table-cell office:value-type="float" office:value="-1.731" calcext:value-type="float">
            <text:p>-1.731</text:p>
          </table:table-cell>
          <table:table-cell table:formula="of:=[.A386]/1000" office:value-type="float" office:value="0.034107" calcext:value-type="float">
            <text:p>0.034107</text:p>
          </table:table-cell>
        </table:table-row>
        <table:table-row table:style-name="ro1">
          <table:table-cell office:value-type="float" office:value="34.18" calcext:value-type="float">
            <text:p>34.18</text:p>
          </table:table-cell>
          <table:table-cell office:value-type="float" office:value="-1.597" calcext:value-type="float">
            <text:p>-1.597</text:p>
          </table:table-cell>
          <table:table-cell table:formula="of:=[.A387]/1000" office:value-type="float" office:value="0.03418" calcext:value-type="float">
            <text:p>0.03418</text:p>
          </table:table-cell>
        </table:table-row>
        <table:table-row table:style-name="ro1">
          <table:table-cell office:value-type="float" office:value="34.252" calcext:value-type="float">
            <text:p>34.252</text:p>
          </table:table-cell>
          <table:table-cell office:value-type="float" office:value="-1.507" calcext:value-type="float">
            <text:p>-1.507</text:p>
          </table:table-cell>
          <table:table-cell table:formula="of:=[.A388]/1000" office:value-type="float" office:value="0.034252" calcext:value-type="float">
            <text:p>0.034252</text:p>
          </table:table-cell>
        </table:table-row>
        <table:table-row table:style-name="ro1">
          <table:table-cell office:value-type="float" office:value="34.326" calcext:value-type="float">
            <text:p>34.326</text:p>
          </table:table-cell>
          <table:table-cell office:value-type="float" office:value="-1.417" calcext:value-type="float">
            <text:p>-1.417</text:p>
          </table:table-cell>
          <table:table-cell table:formula="of:=[.A389]/1000" office:value-type="float" office:value="0.034326" calcext:value-type="float">
            <text:p>0.034326</text:p>
          </table:table-cell>
        </table:table-row>
        <table:table-row table:style-name="ro1">
          <table:table-cell office:value-type="float" office:value="34.399" calcext:value-type="float">
            <text:p>34.399</text:p>
          </table:table-cell>
          <table:table-cell office:value-type="float" office:value="-1.27" calcext:value-type="float">
            <text:p>-1.27</text:p>
          </table:table-cell>
          <table:table-cell table:formula="of:=[.A390]/1000" office:value-type="float" office:value="0.034399" calcext:value-type="float">
            <text:p>0.034399</text:p>
          </table:table-cell>
        </table:table-row>
        <table:table-row table:style-name="ro1">
          <table:table-cell office:value-type="float" office:value="34.471" calcext:value-type="float">
            <text:p>34.471</text:p>
          </table:table-cell>
          <table:table-cell office:value-type="float" office:value="-1.197" calcext:value-type="float">
            <text:p>-1.197</text:p>
          </table:table-cell>
          <table:table-cell table:formula="of:=[.A391]/1000" office:value-type="float" office:value="0.034471" calcext:value-type="float">
            <text:p>0.034471</text:p>
          </table:table-cell>
        </table:table-row>
        <table:table-row table:style-name="ro1">
          <table:table-cell office:value-type="float" office:value="34.544" calcext:value-type="float">
            <text:p>34.544</text:p>
          </table:table-cell>
          <table:table-cell office:value-type="float" office:value="-1.137" calcext:value-type="float">
            <text:p>-1.137</text:p>
          </table:table-cell>
          <table:table-cell table:formula="of:=[.A392]/1000" office:value-type="float" office:value="0.034544" calcext:value-type="float">
            <text:p>0.034544</text:p>
          </table:table-cell>
        </table:table-row>
        <table:table-row table:style-name="ro1">
          <table:table-cell office:value-type="float" office:value="34.618" calcext:value-type="float">
            <text:p>34.618</text:p>
          </table:table-cell>
          <table:table-cell office:value-type="float" office:value="-1.102" calcext:value-type="float">
            <text:p>-1.102</text:p>
          </table:table-cell>
          <table:table-cell table:formula="of:=[.A393]/1000" office:value-type="float" office:value="0.034618" calcext:value-type="float">
            <text:p>0.034618</text:p>
          </table:table-cell>
        </table:table-row>
        <table:table-row table:style-name="ro1">
          <table:table-cell office:value-type="float" office:value="34.691" calcext:value-type="float">
            <text:p>34.691</text:p>
          </table:table-cell>
          <table:table-cell office:value-type="float" office:value="-1.007" calcext:value-type="float">
            <text:p>-1.007</text:p>
          </table:table-cell>
          <table:table-cell table:formula="of:=[.A394]/1000" office:value-type="float" office:value="0.034691" calcext:value-type="float">
            <text:p>0.034691</text:p>
          </table:table-cell>
        </table:table-row>
        <table:table-row table:style-name="ro1">
          <table:table-cell office:value-type="float" office:value="34.767" calcext:value-type="float">
            <text:p>34.767</text:p>
          </table:table-cell>
          <table:table-cell office:value-type="float" office:value="-0.705" calcext:value-type="float">
            <text:p>-0.705</text:p>
          </table:table-cell>
          <table:table-cell table:formula="of:=[.A395]/1000" office:value-type="float" office:value="0.034767" calcext:value-type="float">
            <text:p>0.034767</text:p>
          </table:table-cell>
        </table:table-row>
        <table:table-row table:style-name="ro1">
          <table:table-cell office:value-type="float" office:value="34.844" calcext:value-type="float">
            <text:p>34.844</text:p>
          </table:table-cell>
          <table:table-cell office:value-type="float" office:value="2.389" calcext:value-type="float">
            <text:p>2.389</text:p>
          </table:table-cell>
          <table:table-cell table:formula="of:=[.A396]/1000" office:value-type="float" office:value="0.034844" calcext:value-type="float">
            <text:p>0.034844</text:p>
          </table:table-cell>
        </table:table-row>
        <table:table-row table:style-name="ro1">
          <table:table-cell office:value-type="float" office:value="34.92" calcext:value-type="float">
            <text:p>34.92</text:p>
          </table:table-cell>
          <table:table-cell office:value-type="float" office:value="-10.831" calcext:value-type="float">
            <text:p>-10.831</text:p>
          </table:table-cell>
          <table:table-cell table:formula="of:=[.A397]/1000" office:value-type="float" office:value="0.03492" calcext:value-type="float">
            <text:p>0.03492</text:p>
          </table:table-cell>
        </table:table-row>
        <table:table-row table:style-name="ro1">
          <table:table-cell office:value-type="float" office:value="34.997" calcext:value-type="float">
            <text:p>34.997</text:p>
          </table:table-cell>
          <table:table-cell office:value-type="float" office:value="-0.716" calcext:value-type="float">
            <text:p>-0.716</text:p>
          </table:table-cell>
          <table:table-cell table:formula="of:=[.A398]/1000" office:value-type="float" office:value="0.034997" calcext:value-type="float">
            <text:p>0.034997</text:p>
          </table:table-cell>
        </table:table-row>
        <table:table-row table:style-name="ro1">
          <table:table-cell office:value-type="float" office:value="35.073" calcext:value-type="float">
            <text:p>35.073</text:p>
          </table:table-cell>
          <table:table-cell office:value-type="float" office:value="25.864" calcext:value-type="float">
            <text:p>25.864</text:p>
          </table:table-cell>
          <table:table-cell table:formula="of:=[.A399]/1000" office:value-type="float" office:value="0.035073" calcext:value-type="float">
            <text:p>0.035073</text:p>
          </table:table-cell>
        </table:table-row>
        <table:table-row table:style-name="ro1">
          <table:table-cell office:value-type="float" office:value="35.149" calcext:value-type="float">
            <text:p>35.149</text:p>
          </table:table-cell>
          <table:table-cell office:value-type="float" office:value="-8.785" calcext:value-type="float">
            <text:p>-8.785</text:p>
          </table:table-cell>
          <table:table-cell table:formula="of:=[.A400]/1000" office:value-type="float" office:value="0.035149" calcext:value-type="float">
            <text:p>0.035149</text:p>
          </table:table-cell>
        </table:table-row>
        <table:table-row table:style-name="ro1">
          <table:table-cell office:value-type="float" office:value="35.226" calcext:value-type="float">
            <text:p>35.226</text:p>
          </table:table-cell>
          <table:table-cell office:value-type="float" office:value="-3.699" calcext:value-type="float">
            <text:p>-3.699</text:p>
          </table:table-cell>
          <table:table-cell table:formula="of:=[.A401]/1000" office:value-type="float" office:value="0.035226" calcext:value-type="float">
            <text:p>0.035226</text:p>
          </table:table-cell>
        </table:table-row>
        <table:table-row table:style-name="ro1">
          <table:table-cell office:value-type="float" office:value="35.302" calcext:value-type="float">
            <text:p>35.302</text:p>
          </table:table-cell>
          <table:table-cell office:value-type="float" office:value="-3.705" calcext:value-type="float">
            <text:p>-3.705</text:p>
          </table:table-cell>
          <table:table-cell table:formula="of:=[.A402]/1000" office:value-type="float" office:value="0.035302" calcext:value-type="float">
            <text:p>0.035302</text:p>
          </table:table-cell>
        </table:table-row>
        <table:table-row table:style-name="ro1">
          <table:table-cell office:value-type="float" office:value="35.379" calcext:value-type="float">
            <text:p>35.379</text:p>
          </table:table-cell>
          <table:table-cell office:value-type="float" office:value="-3.506" calcext:value-type="float">
            <text:p>-3.506</text:p>
          </table:table-cell>
          <table:table-cell table:formula="of:=[.A403]/1000" office:value-type="float" office:value="0.035379" calcext:value-type="float">
            <text:p>0.035379</text:p>
          </table:table-cell>
        </table:table-row>
        <table:table-row table:style-name="ro1">
          <table:table-cell office:value-type="float" office:value="35.456" calcext:value-type="float">
            <text:p>35.456</text:p>
          </table:table-cell>
          <table:table-cell office:value-type="float" office:value="-3.185" calcext:value-type="float">
            <text:p>-3.185</text:p>
          </table:table-cell>
          <table:table-cell table:formula="of:=[.A404]/1000" office:value-type="float" office:value="0.035456" calcext:value-type="float">
            <text:p>0.035456</text:p>
          </table:table-cell>
        </table:table-row>
        <table:table-row table:style-name="ro1">
          <table:table-cell office:value-type="float" office:value="35.525" calcext:value-type="float">
            <text:p>35.525</text:p>
          </table:table-cell>
          <table:table-cell office:value-type="float" office:value="-3.093" calcext:value-type="float">
            <text:p>-3.093</text:p>
          </table:table-cell>
          <table:table-cell table:formula="of:=[.A405]/1000" office:value-type="float" office:value="0.035525" calcext:value-type="float">
            <text:p>0.035525</text:p>
          </table:table-cell>
        </table:table-row>
        <table:table-row table:style-name="ro1">
          <table:table-cell office:value-type="float" office:value="35.601" calcext:value-type="float">
            <text:p>35.601</text:p>
          </table:table-cell>
          <table:table-cell office:value-type="float" office:value="-2.86" calcext:value-type="float">
            <text:p>-2.86</text:p>
          </table:table-cell>
          <table:table-cell table:formula="of:=[.A406]/1000" office:value-type="float" office:value="0.035601" calcext:value-type="float">
            <text:p>0.035601</text:p>
          </table:table-cell>
        </table:table-row>
        <table:table-row table:style-name="ro1">
          <table:table-cell office:value-type="float" office:value="35.678" calcext:value-type="float">
            <text:p>35.678</text:p>
          </table:table-cell>
          <table:table-cell office:value-type="float" office:value="-2.784" calcext:value-type="float">
            <text:p>-2.784</text:p>
          </table:table-cell>
          <table:table-cell table:formula="of:=[.A407]/1000" office:value-type="float" office:value="0.035678" calcext:value-type="float">
            <text:p>0.035678</text:p>
          </table:table-cell>
        </table:table-row>
        <table:table-row table:style-name="ro1">
          <table:table-cell office:value-type="float" office:value="35.753" calcext:value-type="float">
            <text:p>35.753</text:p>
          </table:table-cell>
          <table:table-cell office:value-type="float" office:value="-2.694" calcext:value-type="float">
            <text:p>-2.694</text:p>
          </table:table-cell>
          <table:table-cell table:formula="of:=[.A408]/1000" office:value-type="float" office:value="0.035753" calcext:value-type="float">
            <text:p>0.035753</text:p>
          </table:table-cell>
        </table:table-row>
        <table:table-row table:style-name="ro1">
          <table:table-cell office:value-type="float" office:value="35.829" calcext:value-type="float">
            <text:p>35.829</text:p>
          </table:table-cell>
          <table:table-cell office:value-type="float" office:value="-2.582" calcext:value-type="float">
            <text:p>-2.582</text:p>
          </table:table-cell>
          <table:table-cell table:formula="of:=[.A409]/1000" office:value-type="float" office:value="0.035829" calcext:value-type="float">
            <text:p>0.035829</text:p>
          </table:table-cell>
        </table:table-row>
        <table:table-row table:style-name="ro1">
          <table:table-cell office:value-type="float" office:value="35.905" calcext:value-type="float">
            <text:p>35.905</text:p>
          </table:table-cell>
          <table:table-cell office:value-type="float" office:value="-2.242" calcext:value-type="float">
            <text:p>-2.242</text:p>
          </table:table-cell>
          <table:table-cell table:formula="of:=[.A410]/1000" office:value-type="float" office:value="0.035905" calcext:value-type="float">
            <text:p>0.035905</text:p>
          </table:table-cell>
        </table:table-row>
        <table:table-row table:style-name="ro1">
          <table:table-cell office:value-type="float" office:value="35.982" calcext:value-type="float">
            <text:p>35.982</text:p>
          </table:table-cell>
          <table:table-cell office:value-type="float" office:value="-2.118" calcext:value-type="float">
            <text:p>-2.118</text:p>
          </table:table-cell>
          <table:table-cell table:formula="of:=[.A411]/1000" office:value-type="float" office:value="0.035982" calcext:value-type="float">
            <text:p>0.035982</text:p>
          </table:table-cell>
        </table:table-row>
        <table:table-row table:style-name="ro1">
          <table:table-cell office:value-type="float" office:value="36.058" calcext:value-type="float">
            <text:p>36.058</text:p>
          </table:table-cell>
          <table:table-cell office:value-type="float" office:value="-1.854" calcext:value-type="float">
            <text:p>-1.854</text:p>
          </table:table-cell>
          <table:table-cell table:formula="of:=[.A412]/1000" office:value-type="float" office:value="0.036058" calcext:value-type="float">
            <text:p>0.036058</text:p>
          </table:table-cell>
        </table:table-row>
        <table:table-row table:style-name="ro1">
          <table:table-cell office:value-type="float" office:value="36.133" calcext:value-type="float">
            <text:p>36.133</text:p>
          </table:table-cell>
          <table:table-cell office:value-type="float" office:value="-1.677" calcext:value-type="float">
            <text:p>-1.677</text:p>
          </table:table-cell>
          <table:table-cell table:formula="of:=[.A413]/1000" office:value-type="float" office:value="0.036133" calcext:value-type="float">
            <text:p>0.036133</text:p>
          </table:table-cell>
        </table:table-row>
        <table:table-row table:style-name="ro1">
          <table:table-cell office:value-type="float" office:value="36.21" calcext:value-type="float">
            <text:p>36.21</text:p>
          </table:table-cell>
          <table:table-cell office:value-type="float" office:value="-1.545" calcext:value-type="float">
            <text:p>-1.545</text:p>
          </table:table-cell>
          <table:table-cell table:formula="of:=[.A414]/1000" office:value-type="float" office:value="0.03621" calcext:value-type="float">
            <text:p>0.03621</text:p>
          </table:table-cell>
        </table:table-row>
        <table:table-row table:style-name="ro1">
          <table:table-cell office:value-type="float" office:value="36.286" calcext:value-type="float">
            <text:p>36.286</text:p>
          </table:table-cell>
          <table:table-cell office:value-type="float" office:value="-1.469" calcext:value-type="float">
            <text:p>-1.469</text:p>
          </table:table-cell>
          <table:table-cell table:formula="of:=[.A415]/1000" office:value-type="float" office:value="0.036286" calcext:value-type="float">
            <text:p>0.036286</text:p>
          </table:table-cell>
        </table:table-row>
        <table:table-row table:style-name="ro1">
          <table:table-cell office:value-type="float" office:value="36.362" calcext:value-type="float">
            <text:p>36.362</text:p>
          </table:table-cell>
          <table:table-cell office:value-type="float" office:value="-1.307" calcext:value-type="float">
            <text:p>-1.307</text:p>
          </table:table-cell>
          <table:table-cell table:formula="of:=[.A416]/1000" office:value-type="float" office:value="0.036362" calcext:value-type="float">
            <text:p>0.036362</text:p>
          </table:table-cell>
        </table:table-row>
        <table:table-row table:style-name="ro1">
          <table:table-cell office:value-type="float" office:value="36.438" calcext:value-type="float">
            <text:p>36.438</text:p>
          </table:table-cell>
          <table:table-cell office:value-type="float" office:value="-1.245" calcext:value-type="float">
            <text:p>-1.245</text:p>
          </table:table-cell>
          <table:table-cell table:formula="of:=[.A417]/1000" office:value-type="float" office:value="0.036438" calcext:value-type="float">
            <text:p>0.036438</text:p>
          </table:table-cell>
        </table:table-row>
        <table:table-row table:style-name="ro1">
          <table:table-cell office:value-type="float" office:value="36.514" calcext:value-type="float">
            <text:p>36.514</text:p>
          </table:table-cell>
          <table:table-cell office:value-type="float" office:value="-1.149" calcext:value-type="float">
            <text:p>-1.149</text:p>
          </table:table-cell>
          <table:table-cell table:formula="of:=[.A418]/1000" office:value-type="float" office:value="0.036514" calcext:value-type="float">
            <text:p>0.036514</text:p>
          </table:table-cell>
        </table:table-row>
        <table:table-row table:style-name="ro1">
          <table:table-cell office:value-type="float" office:value="36.59" calcext:value-type="float">
            <text:p>36.59</text:p>
          </table:table-cell>
          <table:table-cell office:value-type="float" office:value="-1.102" calcext:value-type="float">
            <text:p>-1.102</text:p>
          </table:table-cell>
          <table:table-cell table:formula="of:=[.A419]/1000" office:value-type="float" office:value="0.03659" calcext:value-type="float">
            <text:p>0.03659</text:p>
          </table:table-cell>
        </table:table-row>
        <table:table-row table:style-name="ro1">
          <table:table-cell office:value-type="float" office:value="36.666" calcext:value-type="float">
            <text:p>36.666</text:p>
          </table:table-cell>
          <table:table-cell office:value-type="float" office:value="-0.949" calcext:value-type="float">
            <text:p>-0.949</text:p>
          </table:table-cell>
          <table:table-cell table:formula="of:=[.A420]/1000" office:value-type="float" office:value="0.036666" calcext:value-type="float">
            <text:p>0.036666</text:p>
          </table:table-cell>
        </table:table-row>
        <table:table-row table:style-name="ro1">
          <table:table-cell office:value-type="float" office:value="36.742" calcext:value-type="float">
            <text:p>36.742</text:p>
          </table:table-cell>
          <table:table-cell office:value-type="float" office:value="-0.972" calcext:value-type="float">
            <text:p>-0.972</text:p>
          </table:table-cell>
          <table:table-cell table:formula="of:=[.A421]/1000" office:value-type="float" office:value="0.036742" calcext:value-type="float">
            <text:p>0.036742</text:p>
          </table:table-cell>
        </table:table-row>
        <table:table-row table:style-name="ro1">
          <table:table-cell office:value-type="float" office:value="36.818" calcext:value-type="float">
            <text:p>36.818</text:p>
          </table:table-cell>
          <table:table-cell office:value-type="float" office:value="-0.926" calcext:value-type="float">
            <text:p>-0.926</text:p>
          </table:table-cell>
          <table:table-cell table:formula="of:=[.A422]/1000" office:value-type="float" office:value="0.036818" calcext:value-type="float">
            <text:p>0.036818</text:p>
          </table:table-cell>
        </table:table-row>
        <table:table-row table:style-name="ro1">
          <table:table-cell office:value-type="float" office:value="36.891" calcext:value-type="float">
            <text:p>36.891</text:p>
          </table:table-cell>
          <table:table-cell office:value-type="float" office:value="-0.867" calcext:value-type="float">
            <text:p>-0.867</text:p>
          </table:table-cell>
          <table:table-cell table:formula="of:=[.A423]/1000" office:value-type="float" office:value="0.036891" calcext:value-type="float">
            <text:p>0.036891</text:p>
          </table:table-cell>
        </table:table-row>
        <table:table-row table:style-name="ro1">
          <table:table-cell office:value-type="float" office:value="36.968" calcext:value-type="float">
            <text:p>36.968</text:p>
          </table:table-cell>
          <table:table-cell office:value-type="float" office:value="-0.658" calcext:value-type="float">
            <text:p>-0.658</text:p>
          </table:table-cell>
          <table:table-cell table:formula="of:=[.A424]/1000" office:value-type="float" office:value="0.036968" calcext:value-type="float">
            <text:p>0.036968</text:p>
          </table:table-cell>
        </table:table-row>
        <table:table-row table:style-name="ro1">
          <table:table-cell office:value-type="float" office:value="37.045" calcext:value-type="float">
            <text:p>37.045</text:p>
          </table:table-cell>
          <table:table-cell office:value-type="float" office:value="2.066" calcext:value-type="float">
            <text:p>2.066</text:p>
          </table:table-cell>
          <table:table-cell table:formula="of:=[.A425]/1000" office:value-type="float" office:value="0.037045" calcext:value-type="float">
            <text:p>0.037045</text:p>
          </table:table-cell>
        </table:table-row>
        <table:table-row table:style-name="ro1">
          <table:table-cell office:value-type="float" office:value="37.121" calcext:value-type="float">
            <text:p>37.121</text:p>
          </table:table-cell>
          <table:table-cell office:value-type="float" office:value="9.475" calcext:value-type="float">
            <text:p>9.475</text:p>
          </table:table-cell>
          <table:table-cell table:formula="of:=[.A426]/1000" office:value-type="float" office:value="0.037121" calcext:value-type="float">
            <text:p>0.037121</text:p>
          </table:table-cell>
        </table:table-row>
        <table:table-row table:style-name="ro1">
          <table:table-cell office:value-type="float" office:value="37.197" calcext:value-type="float">
            <text:p>37.197</text:p>
          </table:table-cell>
          <table:table-cell office:value-type="float" office:value="3.894" calcext:value-type="float">
            <text:p>3.894</text:p>
          </table:table-cell>
          <table:table-cell table:formula="of:=[.A427]/1000" office:value-type="float" office:value="0.037197" calcext:value-type="float">
            <text:p>0.037197</text:p>
          </table:table-cell>
        </table:table-row>
        <table:table-row table:style-name="ro1">
          <table:table-cell office:value-type="float" office:value="37.273" calcext:value-type="float">
            <text:p>37.273</text:p>
          </table:table-cell>
          <table:table-cell office:value-type="float" office:value="-3.426" calcext:value-type="float">
            <text:p>-3.426</text:p>
          </table:table-cell>
          <table:table-cell table:formula="of:=[.A428]/1000" office:value-type="float" office:value="0.037273" calcext:value-type="float">
            <text:p>0.037273</text:p>
          </table:table-cell>
        </table:table-row>
        <table:table-row table:style-name="ro1">
          <table:table-cell office:value-type="float" office:value="37.35" calcext:value-type="float">
            <text:p>37.35</text:p>
          </table:table-cell>
          <table:table-cell office:value-type="float" office:value="-10.162" calcext:value-type="float">
            <text:p>-10.162</text:p>
          </table:table-cell>
          <table:table-cell table:formula="of:=[.A429]/1000" office:value-type="float" office:value="0.03735" calcext:value-type="float">
            <text:p>0.03735</text:p>
          </table:table-cell>
        </table:table-row>
        <table:table-row table:style-name="ro1">
          <table:table-cell office:value-type="float" office:value="37.426" calcext:value-type="float">
            <text:p>37.426</text:p>
          </table:table-cell>
          <table:table-cell office:value-type="float" office:value="-13.716" calcext:value-type="float">
            <text:p>-13.716</text:p>
          </table:table-cell>
          <table:table-cell table:formula="of:=[.A430]/1000" office:value-type="float" office:value="0.037426" calcext:value-type="float">
            <text:p>0.037426</text:p>
          </table:table-cell>
        </table:table-row>
        <table:table-row table:style-name="ro1">
          <table:table-cell office:value-type="float" office:value="37.502" calcext:value-type="float">
            <text:p>37.502</text:p>
          </table:table-cell>
          <table:table-cell office:value-type="float" office:value="-6.647" calcext:value-type="float">
            <text:p>-6.647</text:p>
          </table:table-cell>
          <table:table-cell table:formula="of:=[.A431]/1000" office:value-type="float" office:value="0.037502" calcext:value-type="float">
            <text:p>0.037502</text:p>
          </table:table-cell>
        </table:table-row>
        <table:table-row table:style-name="ro1">
          <table:table-cell office:value-type="float" office:value="37.579" calcext:value-type="float">
            <text:p>37.579</text:p>
          </table:table-cell>
          <table:table-cell office:value-type="float" office:value="-6.124" calcext:value-type="float">
            <text:p>-6.124</text:p>
          </table:table-cell>
          <table:table-cell table:formula="of:=[.A432]/1000" office:value-type="float" office:value="0.037579" calcext:value-type="float">
            <text:p>0.037579</text:p>
          </table:table-cell>
        </table:table-row>
        <table:table-row table:style-name="ro1">
          <table:table-cell office:value-type="float" office:value="37.656" calcext:value-type="float">
            <text:p>37.656</text:p>
          </table:table-cell>
          <table:table-cell office:value-type="float" office:value="-3.909" calcext:value-type="float">
            <text:p>-3.909</text:p>
          </table:table-cell>
          <table:table-cell table:formula="of:=[.A433]/1000" office:value-type="float" office:value="0.037656" calcext:value-type="float">
            <text:p>0.037656</text:p>
          </table:table-cell>
        </table:table-row>
        <table:table-row table:style-name="ro1">
          <table:table-cell office:value-type="float" office:value="37.733" calcext:value-type="float">
            <text:p>37.733</text:p>
          </table:table-cell>
          <table:table-cell office:value-type="float" office:value="-3.86" calcext:value-type="float">
            <text:p>-3.86</text:p>
          </table:table-cell>
          <table:table-cell table:formula="of:=[.A434]/1000" office:value-type="float" office:value="0.037733" calcext:value-type="float">
            <text:p>0.037733</text:p>
          </table:table-cell>
        </table:table-row>
        <table:table-row table:style-name="ro1">
          <table:table-cell office:value-type="float" office:value="37.806" calcext:value-type="float">
            <text:p>37.806</text:p>
          </table:table-cell>
          <table:table-cell office:value-type="float" office:value="-3.506" calcext:value-type="float">
            <text:p>-3.506</text:p>
          </table:table-cell>
          <table:table-cell table:formula="of:=[.A435]/1000" office:value-type="float" office:value="0.037806" calcext:value-type="float">
            <text:p>0.037806</text:p>
          </table:table-cell>
        </table:table-row>
        <table:table-row table:style-name="ro1">
          <table:table-cell office:value-type="float" office:value="37.878" calcext:value-type="float">
            <text:p>37.878</text:p>
          </table:table-cell>
          <table:table-cell office:value-type="float" office:value="-3.252" calcext:value-type="float">
            <text:p>-3.252</text:p>
          </table:table-cell>
          <table:table-cell table:formula="of:=[.A436]/1000" office:value-type="float" office:value="0.037878" calcext:value-type="float">
            <text:p>0.037878</text:p>
          </table:table-cell>
        </table:table-row>
        <table:table-row table:style-name="ro1">
          <table:table-cell office:value-type="float" office:value="37.952" calcext:value-type="float">
            <text:p>37.952</text:p>
          </table:table-cell>
          <table:table-cell office:value-type="float" office:value="-3.129" calcext:value-type="float">
            <text:p>-3.129</text:p>
          </table:table-cell>
          <table:table-cell table:formula="of:=[.A437]/1000" office:value-type="float" office:value="0.037952" calcext:value-type="float">
            <text:p>0.037952</text:p>
          </table:table-cell>
        </table:table-row>
        <table:table-row table:style-name="ro1">
          <table:table-cell office:value-type="float" office:value="38.025" calcext:value-type="float">
            <text:p>38.025</text:p>
          </table:table-cell>
          <table:table-cell office:value-type="float" office:value="-3.033" calcext:value-type="float">
            <text:p>-3.033</text:p>
          </table:table-cell>
          <table:table-cell table:formula="of:=[.A438]/1000" office:value-type="float" office:value="0.038025" calcext:value-type="float">
            <text:p>0.038025</text:p>
          </table:table-cell>
        </table:table-row>
        <table:table-row table:style-name="ro1">
          <table:table-cell office:value-type="float" office:value="38.097" calcext:value-type="float">
            <text:p>38.097</text:p>
          </table:table-cell>
          <table:table-cell office:value-type="float" office:value="-2.846" calcext:value-type="float">
            <text:p>-2.846</text:p>
          </table:table-cell>
          <table:table-cell table:formula="of:=[.A439]/1000" office:value-type="float" office:value="0.038097" calcext:value-type="float">
            <text:p>0.038097</text:p>
          </table:table-cell>
        </table:table-row>
        <table:table-row table:style-name="ro1">
          <table:table-cell office:value-type="float" office:value="38.17" calcext:value-type="float">
            <text:p>38.17</text:p>
          </table:table-cell>
          <table:table-cell office:value-type="float" office:value="-2.722" calcext:value-type="float">
            <text:p>-2.722</text:p>
          </table:table-cell>
          <table:table-cell table:formula="of:=[.A440]/1000" office:value-type="float" office:value="0.03817" calcext:value-type="float">
            <text:p>0.03817</text:p>
          </table:table-cell>
        </table:table-row>
        <table:table-row table:style-name="ro1">
          <table:table-cell office:value-type="float" office:value="38.244" calcext:value-type="float">
            <text:p>38.244</text:p>
          </table:table-cell>
          <table:table-cell office:value-type="float" office:value="-2.635" calcext:value-type="float">
            <text:p>-2.635</text:p>
          </table:table-cell>
          <table:table-cell table:formula="of:=[.A441]/1000" office:value-type="float" office:value="0.038244" calcext:value-type="float">
            <text:p>0.038244</text:p>
          </table:table-cell>
        </table:table-row>
        <table:table-row table:style-name="ro1">
          <table:table-cell office:value-type="float" office:value="38.317" calcext:value-type="float">
            <text:p>38.317</text:p>
          </table:table-cell>
          <table:table-cell office:value-type="float" office:value="-2.421" calcext:value-type="float">
            <text:p>-2.421</text:p>
          </table:table-cell>
          <table:table-cell table:formula="of:=[.A442]/1000" office:value-type="float" office:value="0.038317" calcext:value-type="float">
            <text:p>0.038317</text:p>
          </table:table-cell>
        </table:table-row>
        <table:table-row table:style-name="ro1">
          <table:table-cell office:value-type="float" office:value="38.389" calcext:value-type="float">
            <text:p>38.389</text:p>
          </table:table-cell>
          <table:table-cell office:value-type="float" office:value="-2.226" calcext:value-type="float">
            <text:p>-2.226</text:p>
          </table:table-cell>
          <table:table-cell table:formula="of:=[.A443]/1000" office:value-type="float" office:value="0.038389" calcext:value-type="float">
            <text:p>0.038389</text:p>
          </table:table-cell>
        </table:table-row>
        <table:table-row table:style-name="ro1">
          <table:table-cell office:value-type="float" office:value="38.462" calcext:value-type="float">
            <text:p>38.462</text:p>
          </table:table-cell>
          <table:table-cell office:value-type="float" office:value="-1.941" calcext:value-type="float">
            <text:p>-1.941</text:p>
          </table:table-cell>
          <table:table-cell table:formula="of:=[.A444]/1000" office:value-type="float" office:value="0.038462" calcext:value-type="float">
            <text:p>0.038462</text:p>
          </table:table-cell>
        </table:table-row>
        <table:table-row table:style-name="ro1">
          <table:table-cell office:value-type="float" office:value="38.536" calcext:value-type="float">
            <text:p>38.536</text:p>
          </table:table-cell>
          <table:table-cell office:value-type="float" office:value="-1.812" calcext:value-type="float">
            <text:p>-1.812</text:p>
          </table:table-cell>
          <table:table-cell table:formula="of:=[.A445]/1000" office:value-type="float" office:value="0.038536" calcext:value-type="float">
            <text:p>0.038536</text:p>
          </table:table-cell>
        </table:table-row>
        <table:table-row table:style-name="ro1">
          <table:table-cell office:value-type="float" office:value="38.608" calcext:value-type="float">
            <text:p>38.608</text:p>
          </table:table-cell>
          <table:table-cell office:value-type="float" office:value="-1.65" calcext:value-type="float">
            <text:p>-1.65</text:p>
          </table:table-cell>
          <table:table-cell table:formula="of:=[.A446]/1000" office:value-type="float" office:value="0.038608" calcext:value-type="float">
            <text:p>0.038608</text:p>
          </table:table-cell>
        </table:table-row>
        <table:table-row table:style-name="ro1">
          <table:table-cell office:value-type="float" office:value="38.681" calcext:value-type="float">
            <text:p>38.681</text:p>
          </table:table-cell>
          <table:table-cell office:value-type="float" office:value="-1.52" calcext:value-type="float">
            <text:p>-1.52</text:p>
          </table:table-cell>
          <table:table-cell table:formula="of:=[.A447]/1000" office:value-type="float" office:value="0.038681" calcext:value-type="float">
            <text:p>0.038681</text:p>
          </table:table-cell>
        </table:table-row>
        <table:table-row table:style-name="ro1">
          <table:table-cell office:value-type="float" office:value="38.754" calcext:value-type="float">
            <text:p>38.754</text:p>
          </table:table-cell>
          <table:table-cell office:value-type="float" office:value="-1.417" calcext:value-type="float">
            <text:p>-1.417</text:p>
          </table:table-cell>
          <table:table-cell table:formula="of:=[.A448]/1000" office:value-type="float" office:value="0.038754" calcext:value-type="float">
            <text:p>0.038754</text:p>
          </table:table-cell>
        </table:table-row>
        <table:table-row table:style-name="ro1">
          <table:table-cell office:value-type="float" office:value="38.828" calcext:value-type="float">
            <text:p>38.828</text:p>
          </table:table-cell>
          <table:table-cell office:value-type="float" office:value="-1.331" calcext:value-type="float">
            <text:p>-1.331</text:p>
          </table:table-cell>
          <table:table-cell table:formula="of:=[.A449]/1000" office:value-type="float" office:value="0.038828" calcext:value-type="float">
            <text:p>0.038828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-1.258" calcext:value-type="float">
            <text:p>-1.258</text:p>
          </table:table-cell>
          <table:table-cell table:formula="of:=[.A450]/1000" office:value-type="float" office:value="0.0389" calcext:value-type="float">
            <text:p>0.0389</text:p>
          </table:table-cell>
        </table:table-row>
        <table:table-row table:style-name="ro1">
          <table:table-cell office:value-type="float" office:value="38.973" calcext:value-type="float">
            <text:p>38.973</text:p>
          </table:table-cell>
          <table:table-cell office:value-type="float" office:value="-1.161" calcext:value-type="float">
            <text:p>-1.161</text:p>
          </table:table-cell>
          <table:table-cell table:formula="of:=[.A451]/1000" office:value-type="float" office:value="0.038973" calcext:value-type="float">
            <text:p>0.038973</text:p>
          </table:table-cell>
        </table:table-row>
        <table:table-row table:style-name="ro1">
          <table:table-cell office:value-type="float" office:value="39.046" calcext:value-type="float">
            <text:p>39.046</text:p>
          </table:table-cell>
          <table:table-cell office:value-type="float" office:value="-1.114" calcext:value-type="float">
            <text:p>-1.114</text:p>
          </table:table-cell>
          <table:table-cell table:formula="of:=[.A452]/1000" office:value-type="float" office:value="0.039046" calcext:value-type="float">
            <text:p>0.039046</text:p>
          </table:table-cell>
        </table:table-row>
        <table:table-row table:style-name="ro1">
          <table:table-cell office:value-type="float" office:value="39.119" calcext:value-type="float">
            <text:p>39.119</text:p>
          </table:table-cell>
          <table:table-cell office:value-type="float" office:value="-1.03" calcext:value-type="float">
            <text:p>-1.03</text:p>
          </table:table-cell>
          <table:table-cell table:formula="of:=[.A453]/1000" office:value-type="float" office:value="0.039119" calcext:value-type="float">
            <text:p>0.039119</text:p>
          </table:table-cell>
        </table:table-row>
        <table:table-row table:style-name="ro1">
          <table:table-cell office:value-type="float" office:value="39.193" calcext:value-type="float">
            <text:p>39.193</text:p>
          </table:table-cell>
          <table:table-cell office:value-type="float" office:value="-0.949" calcext:value-type="float">
            <text:p>-0.949</text:p>
          </table:table-cell>
          <table:table-cell table:formula="of:=[.A454]/1000" office:value-type="float" office:value="0.039193" calcext:value-type="float">
            <text:p>0.039193</text:p>
          </table:table-cell>
        </table:table-row>
        <table:table-row table:style-name="ro1">
          <table:table-cell office:value-type="float" office:value="39.269" calcext:value-type="float">
            <text:p>39.269</text:p>
          </table:table-cell>
          <table:table-cell office:value-type="float" office:value="-0.658" calcext:value-type="float">
            <text:p>-0.658</text:p>
          </table:table-cell>
          <table:table-cell table:formula="of:=[.A455]/1000" office:value-type="float" office:value="0.039269" calcext:value-type="float">
            <text:p>0.039269</text:p>
          </table:table-cell>
        </table:table-row>
        <table:table-row table:style-name="ro1">
          <table:table-cell office:value-type="float" office:value="39.346" calcext:value-type="float">
            <text:p>39.346</text:p>
          </table:table-cell>
          <table:table-cell office:value-type="float" office:value="2.199" calcext:value-type="float">
            <text:p>2.199</text:p>
          </table:table-cell>
          <table:table-cell table:formula="of:=[.A456]/1000" office:value-type="float" office:value="0.039346" calcext:value-type="float">
            <text:p>0.039346</text:p>
          </table:table-cell>
        </table:table-row>
        <table:table-row table:style-name="ro1">
          <table:table-cell office:value-type="float" office:value="39.421" calcext:value-type="float">
            <text:p>39.421</text:p>
          </table:table-cell>
          <table:table-cell office:value-type="float" office:value="17.056" calcext:value-type="float">
            <text:p>17.056</text:p>
          </table:table-cell>
          <table:table-cell table:formula="of:=[.A457]/1000" office:value-type="float" office:value="0.039421" calcext:value-type="float">
            <text:p>0.039421</text:p>
          </table:table-cell>
        </table:table-row>
        <table:table-row table:style-name="ro1">
          <table:table-cell office:value-type="float" office:value="39.498" calcext:value-type="float">
            <text:p>39.498</text:p>
          </table:table-cell>
          <table:table-cell office:value-type="float" office:value="-3.41" calcext:value-type="float">
            <text:p>-3.41</text:p>
          </table:table-cell>
          <table:table-cell table:formula="of:=[.A458]/1000" office:value-type="float" office:value="0.039498" calcext:value-type="float">
            <text:p>0.039498</text:p>
          </table:table-cell>
        </table:table-row>
        <table:table-row table:style-name="ro1">
          <table:table-cell office:value-type="float" office:value="39.574" calcext:value-type="float">
            <text:p>39.574</text:p>
          </table:table-cell>
          <table:table-cell office:value-type="float" office:value="18.124" calcext:value-type="float">
            <text:p>18.124</text:p>
          </table:table-cell>
          <table:table-cell table:formula="of:=[.A459]/1000" office:value-type="float" office:value="0.039574" calcext:value-type="float">
            <text:p>0.039574</text:p>
          </table:table-cell>
        </table:table-row>
        <table:table-row table:style-name="ro1">
          <table:table-cell office:value-type="float" office:value="39.651" calcext:value-type="float">
            <text:p>39.651</text:p>
          </table:table-cell>
          <table:table-cell office:value-type="float" office:value="-8.086" calcext:value-type="float">
            <text:p>-8.086</text:p>
          </table:table-cell>
          <table:table-cell table:formula="of:=[.A460]/1000" office:value-type="float" office:value="0.039651" calcext:value-type="float">
            <text:p>0.039651</text:p>
          </table:table-cell>
        </table:table-row>
        <table:table-row table:style-name="ro1">
          <table:table-cell office:value-type="float" office:value="39.728" calcext:value-type="float">
            <text:p>39.728</text:p>
          </table:table-cell>
          <table:table-cell office:value-type="float" office:value="-11.025" calcext:value-type="float">
            <text:p>-11.025</text:p>
          </table:table-cell>
          <table:table-cell table:formula="of:=[.A461]/1000" office:value-type="float" office:value="0.039728" calcext:value-type="float">
            <text:p>0.039728</text:p>
          </table:table-cell>
        </table:table-row>
        <table:table-row table:style-name="ro1">
          <table:table-cell office:value-type="float" office:value="39.803" calcext:value-type="float">
            <text:p>39.803</text:p>
          </table:table-cell>
          <table:table-cell office:value-type="float" office:value="-6.648" calcext:value-type="float">
            <text:p>-6.648</text:p>
          </table:table-cell>
          <table:table-cell table:formula="of:=[.A462]/1000" office:value-type="float" office:value="0.039803" calcext:value-type="float">
            <text:p>0.039803</text:p>
          </table:table-cell>
        </table:table-row>
        <table:table-row table:style-name="ro1">
          <table:table-cell office:value-type="float" office:value="39.88" calcext:value-type="float">
            <text:p>39.88</text:p>
          </table:table-cell>
          <table:table-cell office:value-type="float" office:value="-6.335" calcext:value-type="float">
            <text:p>-6.335</text:p>
          </table:table-cell>
          <table:table-cell table:formula="of:=[.A463]/1000" office:value-type="float" office:value="0.03988" calcext:value-type="float">
            <text:p>0.03988</text:p>
          </table:table-cell>
        </table:table-row>
        <table:table-row table:style-name="ro1">
          <table:table-cell office:value-type="float" office:value="39.957" calcext:value-type="float">
            <text:p>39.957</text:p>
          </table:table-cell>
          <table:table-cell office:value-type="float" office:value="-4.453" calcext:value-type="float">
            <text:p>-4.453</text:p>
          </table:table-cell>
          <table:table-cell table:formula="of:=[.A464]/1000" office:value-type="float" office:value="0.039957" calcext:value-type="float">
            <text:p>0.039957</text:p>
          </table:table-cell>
        </table:table-row>
        <table:table-row table:style-name="ro1">
          <table:table-cell office:value-type="float" office:value="40.034" calcext:value-type="float">
            <text:p>40.034</text:p>
          </table:table-cell>
          <table:table-cell office:value-type="float" office:value="-4.059" calcext:value-type="float">
            <text:p>-4.059</text:p>
          </table:table-cell>
          <table:table-cell table:formula="of:=[.A465]/1000" office:value-type="float" office:value="0.040034" calcext:value-type="float">
            <text:p>0.040034</text:p>
          </table:table-cell>
        </table:table-row>
        <table:table-row table:style-name="ro1">
          <table:table-cell office:value-type="float" office:value="40.107" calcext:value-type="float">
            <text:p>40.107</text:p>
          </table:table-cell>
          <table:table-cell office:value-type="float" office:value="-3.695" calcext:value-type="float">
            <text:p>-3.695</text:p>
          </table:table-cell>
          <table:table-cell table:formula="of:=[.A466]/1000" office:value-type="float" office:value="0.040107" calcext:value-type="float">
            <text:p>0.040107</text:p>
          </table:table-cell>
        </table:table-row>
        <table:table-row table:style-name="ro1">
          <table:table-cell office:value-type="float" office:value="40.179" calcext:value-type="float">
            <text:p>40.179</text:p>
          </table:table-cell>
          <table:table-cell office:value-type="float" office:value="-3.468" calcext:value-type="float">
            <text:p>-3.468</text:p>
          </table:table-cell>
          <table:table-cell table:formula="of:=[.A467]/1000" office:value-type="float" office:value="0.040179" calcext:value-type="float">
            <text:p>0.040179</text:p>
          </table:table-cell>
        </table:table-row>
        <table:table-row table:style-name="ro1">
          <table:table-cell office:value-type="float" office:value="40.253" calcext:value-type="float">
            <text:p>40.253</text:p>
          </table:table-cell>
          <table:table-cell office:value-type="float" office:value="-3.185" calcext:value-type="float">
            <text:p>-3.185</text:p>
          </table:table-cell>
          <table:table-cell table:formula="of:=[.A468]/1000" office:value-type="float" office:value="0.040253" calcext:value-type="float">
            <text:p>0.040253</text:p>
          </table:table-cell>
        </table:table-row>
        <table:table-row table:style-name="ro1">
          <table:table-cell office:value-type="float" office:value="40.326" calcext:value-type="float">
            <text:p>40.326</text:p>
          </table:table-cell>
          <table:table-cell office:value-type="float" office:value="-3.038" calcext:value-type="float">
            <text:p>-3.038</text:p>
          </table:table-cell>
          <table:table-cell table:formula="of:=[.A469]/1000" office:value-type="float" office:value="0.040326" calcext:value-type="float">
            <text:p>0.040326</text:p>
          </table:table-cell>
        </table:table-row>
        <table:table-row table:style-name="ro1">
          <table:table-cell office:value-type="float" office:value="40.398" calcext:value-type="float">
            <text:p>40.398</text:p>
          </table:table-cell>
          <table:table-cell office:value-type="float" office:value="-2.894" calcext:value-type="float">
            <text:p>-2.894</text:p>
          </table:table-cell>
          <table:table-cell table:formula="of:=[.A470]/1000" office:value-type="float" office:value="0.040398" calcext:value-type="float">
            <text:p>0.040398</text:p>
          </table:table-cell>
        </table:table-row>
        <table:table-row table:style-name="ro1">
          <table:table-cell office:value-type="float" office:value="40.471" calcext:value-type="float">
            <text:p>40.471</text:p>
          </table:table-cell>
          <table:table-cell office:value-type="float" office:value="-2.798" calcext:value-type="float">
            <text:p>-2.798</text:p>
          </table:table-cell>
          <table:table-cell table:formula="of:=[.A471]/1000" office:value-type="float" office:value="0.040471" calcext:value-type="float">
            <text:p>0.040471</text:p>
          </table:table-cell>
        </table:table-row>
        <table:table-row table:style-name="ro1">
          <table:table-cell office:value-type="float" office:value="40.545" calcext:value-type="float">
            <text:p>40.545</text:p>
          </table:table-cell>
          <table:table-cell office:value-type="float" office:value="-2.722" calcext:value-type="float">
            <text:p>-2.722</text:p>
          </table:table-cell>
          <table:table-cell table:formula="of:=[.A472]/1000" office:value-type="float" office:value="0.040545" calcext:value-type="float">
            <text:p>0.040545</text:p>
          </table:table-cell>
        </table:table-row>
        <table:table-row table:style-name="ro1">
          <table:table-cell office:value-type="float" office:value="40.617" calcext:value-type="float">
            <text:p>40.617</text:p>
          </table:table-cell>
          <table:table-cell office:value-type="float" office:value="-2.603" calcext:value-type="float">
            <text:p>-2.603</text:p>
          </table:table-cell>
          <table:table-cell table:formula="of:=[.A473]/1000" office:value-type="float" office:value="0.040617" calcext:value-type="float">
            <text:p>0.040617</text:p>
          </table:table-cell>
        </table:table-row>
        <table:table-row table:style-name="ro1">
          <table:table-cell office:value-type="float" office:value="40.69" calcext:value-type="float">
            <text:p>40.69</text:p>
          </table:table-cell>
          <table:table-cell office:value-type="float" office:value="-2.421" calcext:value-type="float">
            <text:p>-2.421</text:p>
          </table:table-cell>
          <table:table-cell table:formula="of:=[.A474]/1000" office:value-type="float" office:value="0.04069" calcext:value-type="float">
            <text:p>0.04069</text:p>
          </table:table-cell>
        </table:table-row>
        <table:table-row table:style-name="ro1">
          <table:table-cell office:value-type="float" office:value="40.763" calcext:value-type="float">
            <text:p>40.763</text:p>
          </table:table-cell>
          <table:table-cell office:value-type="float" office:value="-2.273" calcext:value-type="float">
            <text:p>-2.273</text:p>
          </table:table-cell>
          <table:table-cell table:formula="of:=[.A475]/1000" office:value-type="float" office:value="0.040763" calcext:value-type="float">
            <text:p>0.040763</text:p>
          </table:table-cell>
        </table:table-row>
        <table:table-row table:style-name="ro1">
          <table:table-cell office:value-type="float" office:value="40.837" calcext:value-type="float">
            <text:p>40.837</text:p>
          </table:table-cell>
          <table:table-cell office:value-type="float" office:value="-1.84" calcext:value-type="float">
            <text:p>-1.84</text:p>
          </table:table-cell>
          <table:table-cell table:formula="of:=[.A476]/1000" office:value-type="float" office:value="0.040837" calcext:value-type="float">
            <text:p>0.040837</text:p>
          </table:table-cell>
        </table:table-row>
        <table:table-row table:style-name="ro1">
          <table:table-cell office:value-type="float" office:value="40.909" calcext:value-type="float">
            <text:p>40.909</text:p>
          </table:table-cell>
          <table:table-cell office:value-type="float" office:value="-1.812" calcext:value-type="float">
            <text:p>-1.812</text:p>
          </table:table-cell>
          <table:table-cell table:formula="of:=[.A477]/1000" office:value-type="float" office:value="0.040909" calcext:value-type="float">
            <text:p>0.040909</text:p>
          </table:table-cell>
        </table:table-row>
        <table:table-row table:style-name="ro1">
          <table:table-cell office:value-type="float" office:value="40.982" calcext:value-type="float">
            <text:p>40.982</text:p>
          </table:table-cell>
          <table:table-cell office:value-type="float" office:value="-1.664" calcext:value-type="float">
            <text:p>-1.664</text:p>
          </table:table-cell>
          <table:table-cell table:formula="of:=[.A478]/1000" office:value-type="float" office:value="0.040982" calcext:value-type="float">
            <text:p>0.040982</text:p>
          </table:table-cell>
        </table:table-row>
        <table:table-row table:style-name="ro1">
          <table:table-cell office:value-type="float" office:value="41.055" calcext:value-type="float">
            <text:p>41.055</text:p>
          </table:table-cell>
          <table:table-cell office:value-type="float" office:value="-1.507" calcext:value-type="float">
            <text:p>-1.507</text:p>
          </table:table-cell>
          <table:table-cell table:formula="of:=[.A479]/1000" office:value-type="float" office:value="0.041055" calcext:value-type="float">
            <text:p>0.041055</text:p>
          </table:table-cell>
        </table:table-row>
        <table:table-row table:style-name="ro1">
          <table:table-cell office:value-type="float" office:value="41.128" calcext:value-type="float">
            <text:p>41.128</text:p>
          </table:table-cell>
          <table:table-cell office:value-type="float" office:value="-1.368" calcext:value-type="float">
            <text:p>-1.368</text:p>
          </table:table-cell>
          <table:table-cell table:formula="of:=[.A480]/1000" office:value-type="float" office:value="0.041128" calcext:value-type="float">
            <text:p>0.041128</text:p>
          </table:table-cell>
        </table:table-row>
        <table:table-row table:style-name="ro1">
          <table:table-cell office:value-type="float" office:value="41.201" calcext:value-type="float">
            <text:p>41.201</text:p>
          </table:table-cell>
          <table:table-cell office:value-type="float" office:value="-1.27" calcext:value-type="float">
            <text:p>-1.27</text:p>
          </table:table-cell>
          <table:table-cell table:formula="of:=[.A481]/1000" office:value-type="float" office:value="0.041201" calcext:value-type="float">
            <text:p>0.041201</text:p>
          </table:table-cell>
        </table:table-row>
        <table:table-row table:style-name="ro1">
          <table:table-cell office:value-type="float" office:value="41.274" calcext:value-type="float">
            <text:p>41.274</text:p>
          </table:table-cell>
          <table:table-cell office:value-type="float" office:value="-1.197" calcext:value-type="float">
            <text:p>-1.197</text:p>
          </table:table-cell>
          <table:table-cell table:formula="of:=[.A482]/1000" office:value-type="float" office:value="0.041274" calcext:value-type="float">
            <text:p>0.041274</text:p>
          </table:table-cell>
        </table:table-row>
        <table:table-row table:style-name="ro1">
          <table:table-cell office:value-type="float" office:value="41.347" calcext:value-type="float">
            <text:p>41.347</text:p>
          </table:table-cell>
          <table:table-cell office:value-type="float" office:value="-1.125" calcext:value-type="float">
            <text:p>-1.125</text:p>
          </table:table-cell>
          <table:table-cell table:formula="of:=[.A483]/1000" office:value-type="float" office:value="0.041347" calcext:value-type="float">
            <text:p>0.041347</text:p>
          </table:table-cell>
        </table:table-row>
        <table:table-row table:style-name="ro1">
          <table:table-cell office:value-type="float" office:value="41.42" calcext:value-type="float">
            <text:p>41.42</text:p>
          </table:table-cell>
          <table:table-cell office:value-type="float" office:value="-1.066" calcext:value-type="float">
            <text:p>-1.066</text:p>
          </table:table-cell>
          <table:table-cell table:formula="of:=[.A484]/1000" office:value-type="float" office:value="0.04142" calcext:value-type="float">
            <text:p>0.04142</text:p>
          </table:table-cell>
        </table:table-row>
        <table:table-row table:style-name="ro1">
          <table:table-cell office:value-type="float" office:value="41.493" calcext:value-type="float">
            <text:p>41.493</text:p>
          </table:table-cell>
          <table:table-cell office:value-type="float" office:value="-1.054" calcext:value-type="float">
            <text:p>-1.054</text:p>
          </table:table-cell>
          <table:table-cell table:formula="of:=[.A485]/1000" office:value-type="float" office:value="0.041493" calcext:value-type="float">
            <text:p>0.041493</text:p>
          </table:table-cell>
        </table:table-row>
        <table:table-row table:style-name="ro1">
          <table:table-cell office:value-type="float" office:value="41.57" calcext:value-type="float">
            <text:p>41.57</text:p>
          </table:table-cell>
          <table:table-cell office:value-type="float" office:value="-0.774" calcext:value-type="float">
            <text:p>-0.774</text:p>
          </table:table-cell>
          <table:table-cell table:formula="of:=[.A486]/1000" office:value-type="float" office:value="0.04157" calcext:value-type="float">
            <text:p>0.04157</text:p>
          </table:table-cell>
        </table:table-row>
        <table:table-row table:style-name="ro1">
          <table:table-cell office:value-type="float" office:value="41.647" calcext:value-type="float">
            <text:p>41.647</text:p>
          </table:table-cell>
          <table:table-cell office:value-type="float" office:value="2.066" calcext:value-type="float">
            <text:p>2.066</text:p>
          </table:table-cell>
          <table:table-cell table:formula="of:=[.A487]/1000" office:value-type="float" office:value="0.041647" calcext:value-type="float">
            <text:p>0.041647</text:p>
          </table:table-cell>
        </table:table-row>
        <table:table-row table:style-name="ro1">
          <table:table-cell office:value-type="float" office:value="41.722" calcext:value-type="float">
            <text:p>41.722</text:p>
          </table:table-cell>
          <table:table-cell office:value-type="float" office:value="7.028" calcext:value-type="float">
            <text:p>7.028</text:p>
          </table:table-cell>
          <table:table-cell table:formula="of:=[.A488]/1000" office:value-type="float" office:value="0.041722" calcext:value-type="float">
            <text:p>0.041722</text:p>
          </table:table-cell>
        </table:table-row>
        <table:table-row table:style-name="ro1">
          <table:table-cell office:value-type="float" office:value="41.799" calcext:value-type="float">
            <text:p>41.799</text:p>
          </table:table-cell>
          <table:table-cell office:value-type="float" office:value="0.777" calcext:value-type="float">
            <text:p>0.777</text:p>
          </table:table-cell>
          <table:table-cell table:formula="of:=[.A489]/1000" office:value-type="float" office:value="0.041799" calcext:value-type="float">
            <text:p>0.041799</text:p>
          </table:table-cell>
        </table:table-row>
        <table:table-row table:style-name="ro1">
          <table:table-cell office:value-type="float" office:value="41.875" calcext:value-type="float">
            <text:p>41.875</text:p>
          </table:table-cell>
          <table:table-cell office:value-type="float" office:value="-19.284" calcext:value-type="float">
            <text:p>-19.284</text:p>
          </table:table-cell>
          <table:table-cell table:formula="of:=[.A490]/1000" office:value-type="float" office:value="0.041875" calcext:value-type="float">
            <text:p>0.041875</text:p>
          </table:table-cell>
        </table:table-row>
        <table:table-row table:style-name="ro1">
          <table:table-cell office:value-type="float" office:value="41.952" calcext:value-type="float">
            <text:p>41.952</text:p>
          </table:table-cell>
          <table:table-cell office:value-type="float" office:value="-9.163" calcext:value-type="float">
            <text:p>-9.163</text:p>
          </table:table-cell>
          <table:table-cell table:formula="of:=[.A491]/1000" office:value-type="float" office:value="0.041952" calcext:value-type="float">
            <text:p>0.041952</text:p>
          </table:table-cell>
        </table:table-row>
        <table:table-row table:style-name="ro1">
          <table:table-cell office:value-type="float" office:value="42.028" calcext:value-type="float">
            <text:p>42.028</text:p>
          </table:table-cell>
          <table:table-cell office:value-type="float" office:value="-3.893" calcext:value-type="float">
            <text:p>-3.893</text:p>
          </table:table-cell>
          <table:table-cell table:formula="of:=[.A492]/1000" office:value-type="float" office:value="0.042028" calcext:value-type="float">
            <text:p>0.042028</text:p>
          </table:table-cell>
        </table:table-row>
        <table:table-row table:style-name="ro1">
          <table:table-cell office:value-type="float" office:value="42.104" calcext:value-type="float">
            <text:p>42.104</text:p>
          </table:table-cell>
          <table:table-cell office:value-type="float" office:value="-4.161" calcext:value-type="float">
            <text:p>-4.161</text:p>
          </table:table-cell>
          <table:table-cell table:formula="of:=[.A493]/1000" office:value-type="float" office:value="0.042104" calcext:value-type="float">
            <text:p>0.042104</text:p>
          </table:table-cell>
        </table:table-row>
        <table:table-row table:style-name="ro1">
          <table:table-cell office:value-type="float" office:value="42.181" calcext:value-type="float">
            <text:p>42.181</text:p>
          </table:table-cell>
          <table:table-cell office:value-type="float" office:value="-3.533" calcext:value-type="float">
            <text:p>-3.533</text:p>
          </table:table-cell>
          <table:table-cell table:formula="of:=[.A494]/1000" office:value-type="float" office:value="0.042181" calcext:value-type="float">
            <text:p>0.042181</text:p>
          </table:table-cell>
        </table:table-row>
        <table:table-row table:style-name="ro1">
          <table:table-cell office:value-type="float" office:value="42.258" calcext:value-type="float">
            <text:p>42.258</text:p>
          </table:table-cell>
          <table:table-cell office:value-type="float" office:value="-3.129" calcext:value-type="float">
            <text:p>-3.129</text:p>
          </table:table-cell>
          <table:table-cell table:formula="of:=[.A495]/1000" office:value-type="float" office:value="0.042258" calcext:value-type="float">
            <text:p>0.042258</text:p>
          </table:table-cell>
        </table:table-row>
        <table:table-row table:style-name="ro1">
          <table:table-cell office:value-type="float" office:value="42.331" calcext:value-type="float">
            <text:p>42.331</text:p>
          </table:table-cell>
          <table:table-cell office:value-type="float" office:value="-3.134" calcext:value-type="float">
            <text:p>-3.134</text:p>
          </table:table-cell>
          <table:table-cell table:formula="of:=[.A496]/1000" office:value-type="float" office:value="0.042331" calcext:value-type="float">
            <text:p>0.042331</text:p>
          </table:table-cell>
        </table:table-row>
        <table:table-row table:style-name="ro1">
          <table:table-cell office:value-type="float" office:value="42.406" calcext:value-type="float">
            <text:p>42.406</text:p>
          </table:table-cell>
          <table:table-cell office:value-type="float" office:value="-2.909" calcext:value-type="float">
            <text:p>-2.909</text:p>
          </table:table-cell>
          <table:table-cell table:formula="of:=[.A497]/1000" office:value-type="float" office:value="0.042406" calcext:value-type="float">
            <text:p>0.042406</text:p>
          </table:table-cell>
        </table:table-row>
        <table:table-row table:style-name="ro1">
          <table:table-cell office:value-type="float" office:value="42.483" calcext:value-type="float">
            <text:p>42.483</text:p>
          </table:table-cell>
          <table:table-cell office:value-type="float" office:value="-2.755" calcext:value-type="float">
            <text:p>-2.755</text:p>
          </table:table-cell>
          <table:table-cell table:formula="of:=[.A498]/1000" office:value-type="float" office:value="0.042483" calcext:value-type="float">
            <text:p>0.042483</text:p>
          </table:table-cell>
        </table:table-row>
        <table:table-row table:style-name="ro1">
          <table:table-cell office:value-type="float" office:value="42.559" calcext:value-type="float">
            <text:p>42.559</text:p>
          </table:table-cell>
          <table:table-cell office:value-type="float" office:value="-2.675" calcext:value-type="float">
            <text:p>-2.675</text:p>
          </table:table-cell>
          <table:table-cell table:formula="of:=[.A499]/1000" office:value-type="float" office:value="0.042559" calcext:value-type="float">
            <text:p>0.042559</text:p>
          </table:table-cell>
        </table:table-row>
        <table:table-row table:style-name="ro1">
          <table:table-cell office:value-type="float" office:value="42.635" calcext:value-type="float">
            <text:p>42.635</text:p>
          </table:table-cell>
          <table:table-cell office:value-type="float" office:value="-2.538" calcext:value-type="float">
            <text:p>-2.538</text:p>
          </table:table-cell>
          <table:table-cell table:formula="of:=[.A500]/1000" office:value-type="float" office:value="0.042635" calcext:value-type="float">
            <text:p>0.042635</text:p>
          </table:table-cell>
        </table:table-row>
        <table:table-row table:style-name="ro1">
          <table:table-cell office:value-type="float" office:value="42.711" calcext:value-type="float">
            <text:p>42.711</text:p>
          </table:table-cell>
          <table:table-cell office:value-type="float" office:value="-2.288" calcext:value-type="float">
            <text:p>-2.288</text:p>
          </table:table-cell>
          <table:table-cell table:formula="of:=[.A501]/1000" office:value-type="float" office:value="0.042711" calcext:value-type="float">
            <text:p>0.042711</text:p>
          </table:table-cell>
        </table:table-row>
        <table:table-row table:style-name="ro1">
          <table:table-cell office:value-type="float" office:value="42.787" calcext:value-type="float">
            <text:p>42.787</text:p>
          </table:table-cell>
          <table:table-cell office:value-type="float" office:value="-2.012" calcext:value-type="float">
            <text:p>-2.012</text:p>
          </table:table-cell>
          <table:table-cell table:formula="of:=[.A502]/1000" office:value-type="float" office:value="0.042787" calcext:value-type="float">
            <text:p>0.042787</text:p>
          </table:table-cell>
        </table:table-row>
        <table:table-row table:style-name="ro1">
          <table:table-cell office:value-type="float" office:value="42.863" calcext:value-type="float">
            <text:p>42.863</text:p>
          </table:table-cell>
          <table:table-cell office:value-type="float" office:value="-1.826" calcext:value-type="float">
            <text:p>-1.826</text:p>
          </table:table-cell>
          <table:table-cell table:formula="of:=[.A503]/1000" office:value-type="float" office:value="0.042863" calcext:value-type="float">
            <text:p>0.042863</text:p>
          </table:table-cell>
        </table:table-row>
        <table:table-row table:style-name="ro1">
          <table:table-cell office:value-type="float" office:value="42.939" calcext:value-type="float">
            <text:p>42.939</text:p>
          </table:table-cell>
          <table:table-cell office:value-type="float" office:value="-1.677" calcext:value-type="float">
            <text:p>-1.677</text:p>
          </table:table-cell>
          <table:table-cell table:formula="of:=[.A504]/1000" office:value-type="float" office:value="0.042939" calcext:value-type="float">
            <text:p>0.042939</text:p>
          </table:table-cell>
        </table:table-row>
        <table:table-row table:style-name="ro1">
          <table:table-cell office:value-type="float" office:value="43.015" calcext:value-type="float">
            <text:p>43.015</text:p>
          </table:table-cell>
          <table:table-cell office:value-type="float" office:value="-1.558" calcext:value-type="float">
            <text:p>-1.558</text:p>
          </table:table-cell>
          <table:table-cell table:formula="of:=[.A505]/1000" office:value-type="float" office:value="0.043015" calcext:value-type="float">
            <text:p>0.043015</text:p>
          </table:table-cell>
        </table:table-row>
        <table:table-row table:style-name="ro1">
          <table:table-cell office:value-type="float" office:value="43.091" calcext:value-type="float">
            <text:p>43.091</text:p>
          </table:table-cell>
          <table:table-cell office:value-type="float" office:value="-1.443" calcext:value-type="float">
            <text:p>-1.443</text:p>
          </table:table-cell>
          <table:table-cell table:formula="of:=[.A506]/1000" office:value-type="float" office:value="0.043091" calcext:value-type="float">
            <text:p>0.043091</text:p>
          </table:table-cell>
        </table:table-row>
        <table:table-row table:style-name="ro1">
          <table:table-cell office:value-type="float" office:value="43.167" calcext:value-type="float">
            <text:p>43.167</text:p>
          </table:table-cell>
          <table:table-cell office:value-type="float" office:value="-1.307" calcext:value-type="float">
            <text:p>-1.307</text:p>
          </table:table-cell>
          <table:table-cell table:formula="of:=[.A507]/1000" office:value-type="float" office:value="0.043167" calcext:value-type="float">
            <text:p>0.043167</text:p>
          </table:table-cell>
        </table:table-row>
        <table:table-row table:style-name="ro1">
          <table:table-cell office:value-type="float" office:value="43.243" calcext:value-type="float">
            <text:p>43.243</text:p>
          </table:table-cell>
          <table:table-cell office:value-type="float" office:value="-1.209" calcext:value-type="float">
            <text:p>-1.209</text:p>
          </table:table-cell>
          <table:table-cell table:formula="of:=[.A508]/1000" office:value-type="float" office:value="0.043243" calcext:value-type="float">
            <text:p>0.043243</text:p>
          </table:table-cell>
        </table:table-row>
        <table:table-row table:style-name="ro1">
          <table:table-cell office:value-type="float" office:value="43.32" calcext:value-type="float">
            <text:p>43.32</text:p>
          </table:table-cell>
          <table:table-cell office:value-type="float" office:value="-1.173" calcext:value-type="float">
            <text:p>-1.173</text:p>
          </table:table-cell>
          <table:table-cell table:formula="of:=[.A509]/1000" office:value-type="float" office:value="0.04332" calcext:value-type="float">
            <text:p>0.04332</text:p>
          </table:table-cell>
        </table:table-row>
        <table:table-row table:style-name="ro1">
          <table:table-cell office:value-type="float" office:value="43.396" calcext:value-type="float">
            <text:p>43.396</text:p>
          </table:table-cell>
          <table:table-cell office:value-type="float" office:value="-1.054" calcext:value-type="float">
            <text:p>-1.054</text:p>
          </table:table-cell>
          <table:table-cell table:formula="of:=[.A510]/1000" office:value-type="float" office:value="0.043396" calcext:value-type="float">
            <text:p>0.043396</text:p>
          </table:table-cell>
        </table:table-row>
        <table:table-row table:style-name="ro1">
          <table:table-cell office:value-type="float" office:value="43.471" calcext:value-type="float">
            <text:p>43.471</text:p>
          </table:table-cell>
          <table:table-cell office:value-type="float" office:value="-1.019" calcext:value-type="float">
            <text:p>-1.019</text:p>
          </table:table-cell>
          <table:table-cell table:formula="of:=[.A511]/1000" office:value-type="float" office:value="0.043471" calcext:value-type="float">
            <text:p>0.043471</text:p>
          </table:table-cell>
        </table:table-row>
        <table:table-row table:style-name="ro1">
          <table:table-cell office:value-type="float" office:value="43.547" calcext:value-type="float">
            <text:p>43.547</text:p>
          </table:table-cell>
          <table:table-cell office:value-type="float" office:value="-0.972" calcext:value-type="float">
            <text:p>-0.972</text:p>
          </table:table-cell>
          <table:table-cell table:formula="of:=[.A512]/1000" office:value-type="float" office:value="0.043547" calcext:value-type="float">
            <text:p>0.043547</text:p>
          </table:table-cell>
        </table:table-row>
        <table:table-row table:style-name="ro1">
          <table:table-cell office:value-type="float" office:value="43.624" calcext:value-type="float">
            <text:p>43.624</text:p>
          </table:table-cell>
          <table:table-cell office:value-type="float" office:value="-0.902" calcext:value-type="float">
            <text:p>-0.902</text:p>
          </table:table-cell>
          <table:table-cell table:formula="of:=[.A513]/1000" office:value-type="float" office:value="0.043624" calcext:value-type="float">
            <text:p>0.043624</text:p>
          </table:table-cell>
        </table:table-row>
        <table:table-row table:style-name="ro1">
          <table:table-cell office:value-type="float" office:value="43.698" calcext:value-type="float">
            <text:p>43.698</text:p>
          </table:table-cell>
          <table:table-cell office:value-type="float" office:value="-0.926" calcext:value-type="float">
            <text:p>-0.926</text:p>
          </table:table-cell>
          <table:table-cell table:formula="of:=[.A514]/1000" office:value-type="float" office:value="0.043698" calcext:value-type="float">
            <text:p>0.043698</text:p>
          </table:table-cell>
        </table:table-row>
        <table:table-row table:style-name="ro1">
          <table:table-cell office:value-type="float" office:value="43.773" calcext:value-type="float">
            <text:p>43.773</text:p>
          </table:table-cell>
          <table:table-cell office:value-type="float" office:value="-0.611" calcext:value-type="float">
            <text:p>-0.611</text:p>
          </table:table-cell>
          <table:table-cell table:formula="of:=[.A515]/1000" office:value-type="float" office:value="0.043773" calcext:value-type="float">
            <text:p>0.043773</text:p>
          </table:table-cell>
        </table:table-row>
        <table:table-row table:style-name="ro1">
          <table:table-cell office:value-type="float" office:value="43.85" calcext:value-type="float">
            <text:p>43.85</text:p>
          </table:table-cell>
          <table:table-cell office:value-type="float" office:value="2.561" calcext:value-type="float">
            <text:p>2.561</text:p>
          </table:table-cell>
          <table:table-cell table:formula="of:=[.A516]/1000" office:value-type="float" office:value="0.04385" calcext:value-type="float">
            <text:p>0.04385</text:p>
          </table:table-cell>
        </table:table-row>
        <table:table-row table:style-name="ro1">
          <table:table-cell office:value-type="float" office:value="43.926" calcext:value-type="float">
            <text:p>43.926</text:p>
          </table:table-cell>
          <table:table-cell office:value-type="float" office:value="-16.013" calcext:value-type="float">
            <text:p>-16.013</text:p>
          </table:table-cell>
          <table:table-cell table:formula="of:=[.A517]/1000" office:value-type="float" office:value="0.043926" calcext:value-type="float">
            <text:p>0.043926</text:p>
          </table:table-cell>
        </table:table-row>
        <table:table-row table:style-name="ro1">
          <table:table-cell office:value-type="float" office:value="44.003" calcext:value-type="float">
            <text:p>44.003</text:p>
          </table:table-cell>
          <table:table-cell office:value-type="float" office:value="-8.683" calcext:value-type="float">
            <text:p>-8.683</text:p>
          </table:table-cell>
          <table:table-cell table:formula="of:=[.A518]/1000" office:value-type="float" office:value="0.044003" calcext:value-type="float">
            <text:p>0.044003</text:p>
          </table:table-cell>
        </table:table-row>
        <table:table-row table:style-name="ro1">
          <table:table-cell office:value-type="float" office:value="44.079" calcext:value-type="float">
            <text:p>44.079</text:p>
          </table:table-cell>
          <table:table-cell office:value-type="float" office:value="-8.326" calcext:value-type="float">
            <text:p>-8.326</text:p>
          </table:table-cell>
          <table:table-cell table:formula="of:=[.A519]/1000" office:value-type="float" office:value="0.044079" calcext:value-type="float">
            <text:p>0.044079</text:p>
          </table:table-cell>
        </table:table-row>
        <table:table-row table:style-name="ro1">
          <table:table-cell office:value-type="float" office:value="44.155" calcext:value-type="float">
            <text:p>44.155</text:p>
          </table:table-cell>
          <table:table-cell office:value-type="float" office:value="9.138" calcext:value-type="float">
            <text:p>9.138</text:p>
          </table:table-cell>
          <table:table-cell table:formula="of:=[.A520]/1000" office:value-type="float" office:value="0.044155" calcext:value-type="float">
            <text:p>0.044155</text:p>
          </table:table-cell>
        </table:table-row>
        <table:table-row table:style-name="ro1">
          <table:table-cell office:value-type="float" office:value="44.231" calcext:value-type="float">
            <text:p>44.231</text:p>
          </table:table-cell>
          <table:table-cell office:value-type="float" office:value="-16.955" calcext:value-type="float">
            <text:p>-16.955</text:p>
          </table:table-cell>
          <table:table-cell table:formula="of:=[.A521]/1000" office:value-type="float" office:value="0.044231" calcext:value-type="float">
            <text:p>0.044231</text:p>
          </table:table-cell>
        </table:table-row>
        <table:table-row table:style-name="ro1">
          <table:table-cell office:value-type="float" office:value="44.308" calcext:value-type="float">
            <text:p>44.308</text:p>
          </table:table-cell>
          <table:table-cell office:value-type="float" office:value="-4.704" calcext:value-type="float">
            <text:p>-4.704</text:p>
          </table:table-cell>
          <table:table-cell table:formula="of:=[.A522]/1000" office:value-type="float" office:value="0.044308" calcext:value-type="float">
            <text:p>0.044308</text:p>
          </table:table-cell>
        </table:table-row>
        <table:table-row table:style-name="ro1">
          <table:table-cell office:value-type="float" office:value="44.385" calcext:value-type="float">
            <text:p>44.385</text:p>
          </table:table-cell>
          <table:table-cell office:value-type="float" office:value="-6.479" calcext:value-type="float">
            <text:p>-6.479</text:p>
          </table:table-cell>
          <table:table-cell table:formula="of:=[.A523]/1000" office:value-type="float" office:value="0.044385" calcext:value-type="float">
            <text:p>0.044385</text:p>
          </table:table-cell>
        </table:table-row>
        <table:table-row table:style-name="ro1">
          <table:table-cell office:value-type="float" office:value="44.462" calcext:value-type="float">
            <text:p>44.462</text:p>
          </table:table-cell>
          <table:table-cell office:value-type="float" office:value="-4.211" calcext:value-type="float">
            <text:p>-4.211</text:p>
          </table:table-cell>
          <table:table-cell table:formula="of:=[.A524]/1000" office:value-type="float" office:value="0.044462" calcext:value-type="float">
            <text:p>0.044462</text:p>
          </table:table-cell>
        </table:table-row>
        <table:table-row table:style-name="ro1">
          <table:table-cell office:value-type="float" office:value="44.537" calcext:value-type="float">
            <text:p>44.537</text:p>
          </table:table-cell>
          <table:table-cell office:value-type="float" office:value="-3.777" calcext:value-type="float">
            <text:p>-3.777</text:p>
          </table:table-cell>
          <table:table-cell table:formula="of:=[.A525]/1000" office:value-type="float" office:value="0.044537" calcext:value-type="float">
            <text:p>0.044537</text:p>
          </table:table-cell>
        </table:table-row>
        <table:table-row table:style-name="ro1">
          <table:table-cell office:value-type="float" office:value="44.611" calcext:value-type="float">
            <text:p>44.611</text:p>
          </table:table-cell>
          <table:table-cell office:value-type="float" office:value="-3.581" calcext:value-type="float">
            <text:p>-3.581</text:p>
          </table:table-cell>
          <table:table-cell table:formula="of:=[.A526]/1000" office:value-type="float" office:value="0.044611" calcext:value-type="float">
            <text:p>0.044611</text:p>
          </table:table-cell>
        </table:table-row>
        <table:table-row table:style-name="ro1">
          <table:table-cell office:value-type="float" office:value="44.684" calcext:value-type="float">
            <text:p>44.684</text:p>
          </table:table-cell>
          <table:table-cell office:value-type="float" office:value="-3.294" calcext:value-type="float">
            <text:p>-3.294</text:p>
          </table:table-cell>
          <table:table-cell table:formula="of:=[.A527]/1000" office:value-type="float" office:value="0.044684" calcext:value-type="float">
            <text:p>0.044684</text:p>
          </table:table-cell>
        </table:table-row>
        <table:table-row table:style-name="ro1">
          <table:table-cell office:value-type="float" office:value="44.756" calcext:value-type="float">
            <text:p>44.756</text:p>
          </table:table-cell>
          <table:table-cell office:value-type="float" office:value="-3.067" calcext:value-type="float">
            <text:p>-3.067</text:p>
          </table:table-cell>
          <table:table-cell table:formula="of:=[.A528]/1000" office:value-type="float" office:value="0.044756" calcext:value-type="float">
            <text:p>0.044756</text:p>
          </table:table-cell>
        </table:table-row>
        <table:table-row table:style-name="ro1">
          <table:table-cell office:value-type="float" office:value="44.829" calcext:value-type="float">
            <text:p>44.829</text:p>
          </table:table-cell>
          <table:table-cell office:value-type="float" office:value="-2.933" calcext:value-type="float">
            <text:p>-2.933</text:p>
          </table:table-cell>
          <table:table-cell table:formula="of:=[.A529]/1000" office:value-type="float" office:value="0.044829" calcext:value-type="float">
            <text:p>0.044829</text:p>
          </table:table-cell>
        </table:table-row>
        <table:table-row table:style-name="ro1">
          <table:table-cell office:value-type="float" office:value="44.903" calcext:value-type="float">
            <text:p>44.903</text:p>
          </table:table-cell>
          <table:table-cell office:value-type="float" office:value="-2.856" calcext:value-type="float">
            <text:p>-2.856</text:p>
          </table:table-cell>
          <table:table-cell table:formula="of:=[.A530]/1000" office:value-type="float" office:value="0.044903" calcext:value-type="float">
            <text:p>0.044903</text:p>
          </table:table-cell>
        </table:table-row>
        <table:table-row table:style-name="ro1">
          <table:table-cell office:value-type="float" office:value="44.976" calcext:value-type="float">
            <text:p>44.976</text:p>
          </table:table-cell>
          <table:table-cell office:value-type="float" office:value="-2.746" calcext:value-type="float">
            <text:p>-2.746</text:p>
          </table:table-cell>
          <table:table-cell table:formula="of:=[.A531]/1000" office:value-type="float" office:value="0.044976" calcext:value-type="float">
            <text:p>0.044976</text:p>
          </table:table-cell>
        </table:table-row>
        <table:table-row table:style-name="ro1">
          <table:table-cell office:value-type="float" office:value="45.048" calcext:value-type="float">
            <text:p>45.048</text:p>
          </table:table-cell>
          <table:table-cell office:value-type="float" office:value="-2.635" calcext:value-type="float">
            <text:p>-2.635</text:p>
          </table:table-cell>
          <table:table-cell table:formula="of:=[.A532]/1000" office:value-type="float" office:value="0.045048" calcext:value-type="float">
            <text:p>0.045048</text:p>
          </table:table-cell>
        </table:table-row>
        <table:table-row table:style-name="ro1">
          <table:table-cell office:value-type="float" office:value="45.121" calcext:value-type="float">
            <text:p>45.121</text:p>
          </table:table-cell>
          <table:table-cell office:value-type="float" office:value="-2.471" calcext:value-type="float">
            <text:p>-2.471</text:p>
          </table:table-cell>
          <table:table-cell table:formula="of:=[.A533]/1000" office:value-type="float" office:value="0.045121" calcext:value-type="float">
            <text:p>0.045121</text:p>
          </table:table-cell>
        </table:table-row>
        <table:table-row table:style-name="ro1">
          <table:table-cell office:value-type="float" office:value="45.195" calcext:value-type="float">
            <text:p>45.195</text:p>
          </table:table-cell>
          <table:table-cell office:value-type="float" office:value="-2.149" calcext:value-type="float">
            <text:p>-2.149</text:p>
          </table:table-cell>
          <table:table-cell table:formula="of:=[.A534]/1000" office:value-type="float" office:value="0.045195" calcext:value-type="float">
            <text:p>0.045195</text:p>
          </table:table-cell>
        </table:table-row>
        <table:table-row table:style-name="ro1">
          <table:table-cell office:value-type="float" office:value="45.267" calcext:value-type="float">
            <text:p>45.267</text:p>
          </table:table-cell>
          <table:table-cell office:value-type="float" office:value="-2.012" calcext:value-type="float">
            <text:p>-2.012</text:p>
          </table:table-cell>
          <table:table-cell table:formula="of:=[.A535]/1000" office:value-type="float" office:value="0.045267" calcext:value-type="float">
            <text:p>0.045267</text:p>
          </table:table-cell>
        </table:table-row>
        <table:table-row table:style-name="ro1">
          <table:table-cell office:value-type="float" office:value="45.34" calcext:value-type="float">
            <text:p>45.34</text:p>
          </table:table-cell>
          <table:table-cell office:value-type="float" office:value="-1.84" calcext:value-type="float">
            <text:p>-1.84</text:p>
          </table:table-cell>
          <table:table-cell table:formula="of:=[.A536]/1000" office:value-type="float" office:value="0.04534" calcext:value-type="float">
            <text:p>0.04534</text:p>
          </table:table-cell>
        </table:table-row>
        <table:table-row table:style-name="ro1">
          <table:table-cell office:value-type="float" office:value="45.413" calcext:value-type="float">
            <text:p>45.413</text:p>
          </table:table-cell>
          <table:table-cell office:value-type="float" office:value="-1.637" calcext:value-type="float">
            <text:p>-1.637</text:p>
          </table:table-cell>
          <table:table-cell table:formula="of:=[.A537]/1000" office:value-type="float" office:value="0.045413" calcext:value-type="float">
            <text:p>0.045413</text:p>
          </table:table-cell>
        </table:table-row>
        <table:table-row table:style-name="ro1">
          <table:table-cell office:value-type="float" office:value="45.487" calcext:value-type="float">
            <text:p>45.487</text:p>
          </table:table-cell>
          <table:table-cell office:value-type="float" office:value="-1.469" calcext:value-type="float">
            <text:p>-1.469</text:p>
          </table:table-cell>
          <table:table-cell table:formula="of:=[.A538]/1000" office:value-type="float" office:value="0.045487" calcext:value-type="float">
            <text:p>0.045487</text:p>
          </table:table-cell>
        </table:table-row>
        <table:table-row table:style-name="ro1">
          <table:table-cell office:value-type="float" office:value="45.559" calcext:value-type="float">
            <text:p>45.559</text:p>
          </table:table-cell>
          <table:table-cell office:value-type="float" office:value="-1.417" calcext:value-type="float">
            <text:p>-1.417</text:p>
          </table:table-cell>
          <table:table-cell table:formula="of:=[.A539]/1000" office:value-type="float" office:value="0.045559" calcext:value-type="float">
            <text:p>0.045559</text:p>
          </table:table-cell>
        </table:table-row>
        <table:table-row table:style-name="ro1">
          <table:table-cell office:value-type="float" office:value="45.632" calcext:value-type="float">
            <text:p>45.632</text:p>
          </table:table-cell>
          <table:table-cell office:value-type="float" office:value="-1.319" calcext:value-type="float">
            <text:p>-1.319</text:p>
          </table:table-cell>
          <table:table-cell table:formula="of:=[.A540]/1000" office:value-type="float" office:value="0.045632" calcext:value-type="float">
            <text:p>0.045632</text:p>
          </table:table-cell>
        </table:table-row>
        <table:table-row table:style-name="ro1">
          <table:table-cell office:value-type="float" office:value="45.706" calcext:value-type="float">
            <text:p>45.706</text:p>
          </table:table-cell>
          <table:table-cell office:value-type="float" office:value="-1.294" calcext:value-type="float">
            <text:p>-1.294</text:p>
          </table:table-cell>
          <table:table-cell table:formula="of:=[.A541]/1000" office:value-type="float" office:value="0.045706" calcext:value-type="float">
            <text:p>0.045706</text:p>
          </table:table-cell>
        </table:table-row>
        <table:table-row table:style-name="ro1">
          <table:table-cell office:value-type="float" office:value="45.778" calcext:value-type="float">
            <text:p>45.778</text:p>
          </table:table-cell>
          <table:table-cell office:value-type="float" office:value="-1.161" calcext:value-type="float">
            <text:p>-1.161</text:p>
          </table:table-cell>
          <table:table-cell table:formula="of:=[.A542]/1000" office:value-type="float" office:value="0.045778" calcext:value-type="float">
            <text:p>0.045778</text:p>
          </table:table-cell>
        </table:table-row>
        <table:table-row table:style-name="ro1">
          <table:table-cell office:value-type="float" office:value="45.851" calcext:value-type="float">
            <text:p>45.851</text:p>
          </table:table-cell>
          <table:table-cell office:value-type="float" office:value="-1.114" calcext:value-type="float">
            <text:p>-1.114</text:p>
          </table:table-cell>
          <table:table-cell table:formula="of:=[.A543]/1000" office:value-type="float" office:value="0.045851" calcext:value-type="float">
            <text:p>0.045851</text:p>
          </table:table-cell>
        </table:table-row>
        <table:table-row table:style-name="ro1">
          <table:table-cell office:value-type="float" office:value="45.924" calcext:value-type="float">
            <text:p>45.924</text:p>
          </table:table-cell>
          <table:table-cell office:value-type="float" office:value="-1.054" calcext:value-type="float">
            <text:p>-1.054</text:p>
          </table:table-cell>
          <table:table-cell table:formula="of:=[.A544]/1000" office:value-type="float" office:value="0.045924" calcext:value-type="float">
            <text:p>0.045924</text:p>
          </table:table-cell>
        </table:table-row>
        <table:table-row table:style-name="ro1">
          <table:table-cell office:value-type="float" office:value="45.998" calcext:value-type="float">
            <text:p>45.998</text:p>
          </table:table-cell>
          <table:table-cell office:value-type="float" office:value="-0.96" calcext:value-type="float">
            <text:p>-0.96</text:p>
          </table:table-cell>
          <table:table-cell table:formula="of:=[.A545]/1000" office:value-type="float" office:value="0.045998" calcext:value-type="float">
            <text:p>0.045998</text:p>
          </table:table-cell>
        </table:table-row>
        <table:table-row table:style-name="ro1">
          <table:table-cell office:value-type="float" office:value="46.074" calcext:value-type="float">
            <text:p>46.074</text:p>
          </table:table-cell>
          <table:table-cell office:value-type="float" office:value="-0.705" calcext:value-type="float">
            <text:p>-0.705</text:p>
          </table:table-cell>
          <table:table-cell table:formula="of:=[.A546]/1000" office:value-type="float" office:value="0.046074" calcext:value-type="float">
            <text:p>0.046074</text:p>
          </table:table-cell>
        </table:table-row>
        <table:table-row table:style-name="ro1">
          <table:table-cell office:value-type="float" office:value="46.15" calcext:value-type="float">
            <text:p>46.15</text:p>
          </table:table-cell>
          <table:table-cell office:value-type="float" office:value="1.726" calcext:value-type="float">
            <text:p>1.726</text:p>
          </table:table-cell>
          <table:table-cell table:formula="of:=[.A547]/1000" office:value-type="float" office:value="0.04615" calcext:value-type="float">
            <text:p>0.04615</text:p>
          </table:table-cell>
        </table:table-row>
        <table:table-row table:style-name="ro1">
          <table:table-cell office:value-type="float" office:value="46.227" calcext:value-type="float">
            <text:p>46.227</text:p>
          </table:table-cell>
          <table:table-cell office:value-type="float" office:value="-15.105" calcext:value-type="float">
            <text:p>-15.105</text:p>
          </table:table-cell>
          <table:table-cell table:formula="of:=[.A548]/1000" office:value-type="float" office:value="0.046227" calcext:value-type="float">
            <text:p>0.046227</text:p>
          </table:table-cell>
        </table:table-row>
        <table:table-row table:style-name="ro1">
          <table:table-cell office:value-type="float" office:value="46.304" calcext:value-type="float">
            <text:p>46.304</text:p>
          </table:table-cell>
          <table:table-cell office:value-type="float" office:value="-7.824" calcext:value-type="float">
            <text:p>-7.824</text:p>
          </table:table-cell>
          <table:table-cell table:formula="of:=[.A549]/1000" office:value-type="float" office:value="0.046304" calcext:value-type="float">
            <text:p>0.046304</text:p>
          </table:table-cell>
        </table:table-row>
        <table:table-row table:style-name="ro1">
          <table:table-cell office:value-type="float" office:value="46.38" calcext:value-type="float">
            <text:p>46.38</text:p>
          </table:table-cell>
          <table:table-cell office:value-type="float" office:value="15.586" calcext:value-type="float">
            <text:p>15.586</text:p>
          </table:table-cell>
          <table:table-cell table:formula="of:=[.A550]/1000" office:value-type="float" office:value="0.04638" calcext:value-type="float">
            <text:p>0.04638</text:p>
          </table:table-cell>
        </table:table-row>
        <table:table-row table:style-name="ro1">
          <table:table-cell office:value-type="float" office:value="46.456" calcext:value-type="float">
            <text:p>46.456</text:p>
          </table:table-cell>
          <table:table-cell office:value-type="float" office:value="-6.821" calcext:value-type="float">
            <text:p>-6.821</text:p>
          </table:table-cell>
          <table:table-cell table:formula="of:=[.A551]/1000" office:value-type="float" office:value="0.046456" calcext:value-type="float">
            <text:p>0.046456</text:p>
          </table:table-cell>
        </table:table-row>
        <table:table-row table:style-name="ro1">
          <table:table-cell office:value-type="float" office:value="46.532" calcext:value-type="float">
            <text:p>46.532</text:p>
          </table:table-cell>
          <table:table-cell office:value-type="float" office:value="-3.706" calcext:value-type="float">
            <text:p>-3.706</text:p>
          </table:table-cell>
          <table:table-cell table:formula="of:=[.A552]/1000" office:value-type="float" office:value="0.046532" calcext:value-type="float">
            <text:p>0.046532</text:p>
          </table:table-cell>
        </table:table-row>
        <table:table-row table:style-name="ro1">
          <table:table-cell office:value-type="float" office:value="46.609" calcext:value-type="float">
            <text:p>46.609</text:p>
          </table:table-cell>
          <table:table-cell office:value-type="float" office:value="-3.898" calcext:value-type="float">
            <text:p>-3.898</text:p>
          </table:table-cell>
          <table:table-cell table:formula="of:=[.A553]/1000" office:value-type="float" office:value="0.046609" calcext:value-type="float">
            <text:p>0.046609</text:p>
          </table:table-cell>
        </table:table-row>
        <table:table-row table:style-name="ro1">
          <table:table-cell office:value-type="float" office:value="46.686" calcext:value-type="float">
            <text:p>46.686</text:p>
          </table:table-cell>
          <table:table-cell office:value-type="float" office:value="-3.522" calcext:value-type="float">
            <text:p>-3.522</text:p>
          </table:table-cell>
          <table:table-cell table:formula="of:=[.A554]/1000" office:value-type="float" office:value="0.046686" calcext:value-type="float">
            <text:p>0.046686</text:p>
          </table:table-cell>
        </table:table-row>
        <table:table-row table:style-name="ro1">
          <table:table-cell office:value-type="float" office:value="46.763" calcext:value-type="float">
            <text:p>46.763</text:p>
          </table:table-cell>
          <table:table-cell office:value-type="float" office:value="-3.231" calcext:value-type="float">
            <text:p>-3.231</text:p>
          </table:table-cell>
          <table:table-cell table:formula="of:=[.A555]/1000" office:value-type="float" office:value="0.046763" calcext:value-type="float">
            <text:p>0.046763</text:p>
          </table:table-cell>
        </table:table-row>
        <table:table-row table:style-name="ro1">
          <table:table-cell office:value-type="float" office:value="46.835" calcext:value-type="float">
            <text:p>46.835</text:p>
          </table:table-cell>
          <table:table-cell office:value-type="float" office:value="-3.139" calcext:value-type="float">
            <text:p>-3.139</text:p>
          </table:table-cell>
          <table:table-cell table:formula="of:=[.A556]/1000" office:value-type="float" office:value="0.046835" calcext:value-type="float">
            <text:p>0.046835</text:p>
          </table:table-cell>
        </table:table-row>
        <table:table-row table:style-name="ro1">
          <table:table-cell office:value-type="float" office:value="46.911" calcext:value-type="float">
            <text:p>46.911</text:p>
          </table:table-cell>
          <table:table-cell office:value-type="float" office:value="-2.964" calcext:value-type="float">
            <text:p>-2.964</text:p>
          </table:table-cell>
          <table:table-cell table:formula="of:=[.A557]/1000" office:value-type="float" office:value="0.046911" calcext:value-type="float">
            <text:p>0.046911</text:p>
          </table:table-cell>
        </table:table-row>
        <table:table-row table:style-name="ro1">
          <table:table-cell office:value-type="float" office:value="46.988" calcext:value-type="float">
            <text:p>46.988</text:p>
          </table:table-cell>
          <table:table-cell office:value-type="float" office:value="-2.793" calcext:value-type="float">
            <text:p>-2.793</text:p>
          </table:table-cell>
          <table:table-cell table:formula="of:=[.A558]/1000" office:value-type="float" office:value="0.046988" calcext:value-type="float">
            <text:p>0.046988</text:p>
          </table:table-cell>
        </table:table-row>
        <table:table-row table:style-name="ro1">
          <table:table-cell office:value-type="float" office:value="47.064" calcext:value-type="float">
            <text:p>47.064</text:p>
          </table:table-cell>
          <table:table-cell office:value-type="float" office:value="-2.685" calcext:value-type="float">
            <text:p>-2.685</text:p>
          </table:table-cell>
          <table:table-cell table:formula="of:=[.A559]/1000" office:value-type="float" office:value="0.047064" calcext:value-type="float">
            <text:p>0.047064</text:p>
          </table:table-cell>
        </table:table-row>
        <table:table-row table:style-name="ro1">
          <table:table-cell office:value-type="float" office:value="47.139" calcext:value-type="float">
            <text:p>47.139</text:p>
          </table:table-cell>
          <table:table-cell office:value-type="float" office:value="-2.603" calcext:value-type="float">
            <text:p>-2.603</text:p>
          </table:table-cell>
          <table:table-cell table:formula="of:=[.A560]/1000" office:value-type="float" office:value="0.047139" calcext:value-type="float">
            <text:p>0.047139</text:p>
          </table:table-cell>
        </table:table-row>
        <table:table-row table:style-name="ro1">
          <table:table-cell office:value-type="float" office:value="47.215" calcext:value-type="float">
            <text:p>47.215</text:p>
          </table:table-cell>
          <table:table-cell office:value-type="float" office:value="-2.337" calcext:value-type="float">
            <text:p>-2.337</text:p>
          </table:table-cell>
          <table:table-cell table:formula="of:=[.A561]/1000" office:value-type="float" office:value="0.047215" calcext:value-type="float">
            <text:p>0.047215</text:p>
          </table:table-cell>
        </table:table-row>
        <table:table-row table:style-name="ro1">
          <table:table-cell office:value-type="float" office:value="47.292" calcext:value-type="float">
            <text:p>47.292</text:p>
          </table:table-cell>
          <table:table-cell office:value-type="float" office:value="-2.118" calcext:value-type="float">
            <text:p>-2.118</text:p>
          </table:table-cell>
          <table:table-cell table:formula="of:=[.A562]/1000" office:value-type="float" office:value="0.047292" calcext:value-type="float">
            <text:p>0.047292</text:p>
          </table:table-cell>
        </table:table-row>
        <table:table-row table:style-name="ro1">
          <table:table-cell office:value-type="float" office:value="47.368" calcext:value-type="float">
            <text:p>47.368</text:p>
          </table:table-cell>
          <table:table-cell office:value-type="float" office:value="-1.883" calcext:value-type="float">
            <text:p>-1.883</text:p>
          </table:table-cell>
          <table:table-cell table:formula="of:=[.A563]/1000" office:value-type="float" office:value="0.047368" calcext:value-type="float">
            <text:p>0.047368</text:p>
          </table:table-cell>
        </table:table-row>
        <table:table-row table:style-name="ro1">
          <table:table-cell office:value-type="float" office:value="47.443" calcext:value-type="float">
            <text:p>47.443</text:p>
          </table:table-cell>
          <table:table-cell office:value-type="float" office:value="-1.718" calcext:value-type="float">
            <text:p>-1.718</text:p>
          </table:table-cell>
          <table:table-cell table:formula="of:=[.A564]/1000" office:value-type="float" office:value="0.047443" calcext:value-type="float">
            <text:p>0.047443</text:p>
          </table:table-cell>
        </table:table-row>
        <table:table-row table:style-name="ro1">
          <table:table-cell office:value-type="float" office:value="47.52" calcext:value-type="float">
            <text:p>47.52</text:p>
          </table:table-cell>
          <table:table-cell office:value-type="float" office:value="-1.571" calcext:value-type="float">
            <text:p>-1.571</text:p>
          </table:table-cell>
          <table:table-cell table:formula="of:=[.A565]/1000" office:value-type="float" office:value="0.04752" calcext:value-type="float">
            <text:p>0.04752</text:p>
          </table:table-cell>
        </table:table-row>
        <table:table-row table:style-name="ro1">
          <table:table-cell office:value-type="float" office:value="47.596" calcext:value-type="float">
            <text:p>47.596</text:p>
          </table:table-cell>
          <table:table-cell office:value-type="float" office:value="-1.43" calcext:value-type="float">
            <text:p>-1.43</text:p>
          </table:table-cell>
          <table:table-cell table:formula="of:=[.A566]/1000" office:value-type="float" office:value="0.047596" calcext:value-type="float">
            <text:p>0.047596</text:p>
          </table:table-cell>
        </table:table-row>
        <table:table-row table:style-name="ro1">
          <table:table-cell office:value-type="float" office:value="47.672" calcext:value-type="float">
            <text:p>47.672</text:p>
          </table:table-cell>
          <table:table-cell office:value-type="float" office:value="-1.343" calcext:value-type="float">
            <text:p>-1.343</text:p>
          </table:table-cell>
          <table:table-cell table:formula="of:=[.A567]/1000" office:value-type="float" office:value="0.047672" calcext:value-type="float">
            <text:p>0.047672</text:p>
          </table:table-cell>
        </table:table-row>
        <table:table-row table:style-name="ro1">
          <table:table-cell office:value-type="float" office:value="47.748" calcext:value-type="float">
            <text:p>47.748</text:p>
          </table:table-cell>
          <table:table-cell office:value-type="float" office:value="-1.245" calcext:value-type="float">
            <text:p>-1.245</text:p>
          </table:table-cell>
          <table:table-cell table:formula="of:=[.A568]/1000" office:value-type="float" office:value="0.047748" calcext:value-type="float">
            <text:p>0.047748</text:p>
          </table:table-cell>
        </table:table-row>
        <table:table-row table:style-name="ro1">
          <table:table-cell office:value-type="float" office:value="47.824" calcext:value-type="float">
            <text:p>47.824</text:p>
          </table:table-cell>
          <table:table-cell office:value-type="float" office:value="-1.125" calcext:value-type="float">
            <text:p>-1.125</text:p>
          </table:table-cell>
          <table:table-cell table:formula="of:=[.A569]/1000" office:value-type="float" office:value="0.047824" calcext:value-type="float">
            <text:p>0.047824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-1.09" calcext:value-type="float">
            <text:p>-1.09</text:p>
          </table:table-cell>
          <table:table-cell table:formula="of:=[.A570]/1000"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47.976" calcext:value-type="float">
            <text:p>47.976</text:p>
          </table:table-cell>
          <table:table-cell office:value-type="float" office:value="-1.019" calcext:value-type="float">
            <text:p>-1.019</text:p>
          </table:table-cell>
          <table:table-cell table:formula="of:=[.A571]/1000" office:value-type="float" office:value="0.047976" calcext:value-type="float">
            <text:p>0.047976</text:p>
          </table:table-cell>
        </table:table-row>
        <table:table-row table:style-name="ro1">
          <table:table-cell office:value-type="float" office:value="48.053" calcext:value-type="float">
            <text:p>48.053</text:p>
          </table:table-cell>
          <table:table-cell office:value-type="float" office:value="-0.984" calcext:value-type="float">
            <text:p>-0.984</text:p>
          </table:table-cell>
          <table:table-cell table:formula="of:=[.A572]/1000" office:value-type="float" office:value="0.048053" calcext:value-type="float">
            <text:p>0.048053</text:p>
          </table:table-cell>
        </table:table-row>
        <table:table-row table:style-name="ro1">
          <table:table-cell office:value-type="float" office:value="48.129" calcext:value-type="float">
            <text:p>48.129</text:p>
          </table:table-cell>
          <table:table-cell office:value-type="float" office:value="-0.926" calcext:value-type="float">
            <text:p>-0.926</text:p>
          </table:table-cell>
          <table:table-cell table:formula="of:=[.A573]/1000" office:value-type="float" office:value="0.048129" calcext:value-type="float">
            <text:p>0.048129</text:p>
          </table:table-cell>
        </table:table-row>
        <table:table-row table:style-name="ro1">
          <table:table-cell office:value-type="float" office:value="48.202" calcext:value-type="float">
            <text:p>48.202</text:p>
          </table:table-cell>
          <table:table-cell office:value-type="float" office:value="-0.914" calcext:value-type="float">
            <text:p>-0.914</text:p>
          </table:table-cell>
          <table:table-cell table:formula="of:=[.A574]/1000" office:value-type="float" office:value="0.048202" calcext:value-type="float">
            <text:p>0.048202</text:p>
          </table:table-cell>
        </table:table-row>
        <table:table-row table:style-name="ro1">
          <table:table-cell office:value-type="float" office:value="48.278" calcext:value-type="float">
            <text:p>48.278</text:p>
          </table:table-cell>
          <table:table-cell office:value-type="float" office:value="-0.6" calcext:value-type="float">
            <text:p>-0.6</text:p>
          </table:table-cell>
          <table:table-cell table:formula="of:=[.A575]/1000" office:value-type="float" office:value="0.048278" calcext:value-type="float">
            <text:p>0.048278</text:p>
          </table:table-cell>
        </table:table-row>
        <table:table-row table:style-name="ro1">
          <table:table-cell office:value-type="float" office:value="48.355" calcext:value-type="float">
            <text:p>48.355</text:p>
          </table:table-cell>
          <table:table-cell office:value-type="float" office:value="2.263" calcext:value-type="float">
            <text:p>2.263</text:p>
          </table:table-cell>
          <table:table-cell table:formula="of:=[.A576]/1000" office:value-type="float" office:value="0.048355" calcext:value-type="float">
            <text:p>0.048355</text:p>
          </table:table-cell>
        </table:table-row>
        <table:table-row table:style-name="ro1">
          <table:table-cell office:value-type="float" office:value="48.432" calcext:value-type="float">
            <text:p>48.432</text:p>
          </table:table-cell>
          <table:table-cell office:value-type="float" office:value="10.266" calcext:value-type="float">
            <text:p>10.266</text:p>
          </table:table-cell>
          <table:table-cell table:formula="of:=[.A577]/1000" office:value-type="float" office:value="0.048432" calcext:value-type="float">
            <text:p>0.048432</text:p>
          </table:table-cell>
        </table:table-row>
        <table:table-row table:style-name="ro1">
          <table:table-cell office:value-type="float" office:value="48.507" calcext:value-type="float">
            <text:p>48.507</text:p>
          </table:table-cell>
          <table:table-cell office:value-type="float" office:value="-18.604" calcext:value-type="float">
            <text:p>-18.604</text:p>
          </table:table-cell>
          <table:table-cell table:formula="of:=[.A578]/1000" office:value-type="float" office:value="0.048507" calcext:value-type="float">
            <text:p>0.048507</text:p>
          </table:table-cell>
        </table:table-row>
        <table:table-row table:style-name="ro1">
          <table:table-cell office:value-type="float" office:value="48.584" calcext:value-type="float">
            <text:p>48.584</text:p>
          </table:table-cell>
          <table:table-cell office:value-type="float" office:value="21.199" calcext:value-type="float">
            <text:p>21.199</text:p>
          </table:table-cell>
          <table:table-cell table:formula="of:=[.A579]/1000" office:value-type="float" office:value="0.048584" calcext:value-type="float">
            <text:p>0.048584</text:p>
          </table:table-cell>
        </table:table-row>
        <table:table-row table:style-name="ro1">
          <table:table-cell office:value-type="float" office:value="48.66" calcext:value-type="float">
            <text:p>48.66</text:p>
          </table:table-cell>
          <table:table-cell office:value-type="float" office:value="-12.74" calcext:value-type="float">
            <text:p>-12.74</text:p>
          </table:table-cell>
          <table:table-cell table:formula="of:=[.A580]/1000" office:value-type="float" office:value="0.04866" calcext:value-type="float">
            <text:p>0.04866</text:p>
          </table:table-cell>
        </table:table-row>
        <table:table-row table:style-name="ro1">
          <table:table-cell office:value-type="float" office:value="48.737" calcext:value-type="float">
            <text:p>48.737</text:p>
          </table:table-cell>
          <table:table-cell office:value-type="float" office:value="-16.004" calcext:value-type="float">
            <text:p>-16.004</text:p>
          </table:table-cell>
          <table:table-cell table:formula="of:=[.A581]/1000" office:value-type="float" office:value="0.048737" calcext:value-type="float">
            <text:p>0.048737</text:p>
          </table:table-cell>
        </table:table-row>
        <table:table-row table:style-name="ro1">
          <table:table-cell office:value-type="float" office:value="48.814" calcext:value-type="float">
            <text:p>48.814</text:p>
          </table:table-cell>
          <table:table-cell office:value-type="float" office:value="-6.223" calcext:value-type="float">
            <text:p>-6.223</text:p>
          </table:table-cell>
          <table:table-cell table:formula="of:=[.A582]/1000" office:value-type="float" office:value="0.048814" calcext:value-type="float">
            <text:p>0.048814</text:p>
          </table:table-cell>
        </table:table-row>
        <table:table-row table:style-name="ro1">
          <table:table-cell office:value-type="float" office:value="48.889" calcext:value-type="float">
            <text:p>48.889</text:p>
          </table:table-cell>
          <table:table-cell office:value-type="float" office:value="-6.618" calcext:value-type="float">
            <text:p>-6.618</text:p>
          </table:table-cell>
          <table:table-cell table:formula="of:=[.A583]/1000" office:value-type="float" office:value="0.048889" calcext:value-type="float">
            <text:p>0.048889</text:p>
          </table:table-cell>
        </table:table-row>
        <table:table-row table:style-name="ro1">
          <table:table-cell office:value-type="float" office:value="48.966" calcext:value-type="float">
            <text:p>48.966</text:p>
          </table:table-cell>
          <table:table-cell office:value-type="float" office:value="-4.002" calcext:value-type="float">
            <text:p>-4.002</text:p>
          </table:table-cell>
          <table:table-cell table:formula="of:=[.A584]/1000" office:value-type="float" office:value="0.048966" calcext:value-type="float">
            <text:p>0.048966</text:p>
          </table:table-cell>
        </table:table-row>
        <table:table-row table:style-name="ro1">
          <table:table-cell office:value-type="float" office:value="49.043" calcext:value-type="float">
            <text:p>49.043</text:p>
          </table:table-cell>
          <table:table-cell office:value-type="float" office:value="-3.943" calcext:value-type="float">
            <text:p>-3.943</text:p>
          </table:table-cell>
          <table:table-cell table:formula="of:=[.A585]/1000" office:value-type="float" office:value="0.049043" calcext:value-type="float">
            <text:p>0.049043</text:p>
          </table:table-cell>
        </table:table-row>
        <table:table-row table:style-name="ro1">
          <table:table-cell office:value-type="float" office:value="49.116" calcext:value-type="float">
            <text:p>49.116</text:p>
          </table:table-cell>
          <table:table-cell office:value-type="float" office:value="-3.495" calcext:value-type="float">
            <text:p>-3.495</text:p>
          </table:table-cell>
          <table:table-cell table:formula="of:=[.A586]/1000" office:value-type="float" office:value="0.049116" calcext:value-type="float">
            <text:p>0.049116</text:p>
          </table:table-cell>
        </table:table-row>
        <table:table-row table:style-name="ro1">
          <table:table-cell office:value-type="float" office:value="49.188" calcext:value-type="float">
            <text:p>49.188</text:p>
          </table:table-cell>
          <table:table-cell office:value-type="float" office:value="-3.263" calcext:value-type="float">
            <text:p>-3.263</text:p>
          </table:table-cell>
          <table:table-cell table:formula="of:=[.A587]/1000" office:value-type="float" office:value="0.049188" calcext:value-type="float">
            <text:p>0.049188</text:p>
          </table:table-cell>
        </table:table-row>
        <table:table-row table:style-name="ro1">
          <table:table-cell office:value-type="float" office:value="49.262" calcext:value-type="float">
            <text:p>49.262</text:p>
          </table:table-cell>
          <table:table-cell office:value-type="float" office:value="-3.108" calcext:value-type="float">
            <text:p>-3.108</text:p>
          </table:table-cell>
          <table:table-cell table:formula="of:=[.A588]/1000" office:value-type="float" office:value="0.049262" calcext:value-type="float">
            <text:p>0.049262</text:p>
          </table:table-cell>
        </table:table-row>
        <table:table-row table:style-name="ro1">
          <table:table-cell office:value-type="float" office:value="49.335" calcext:value-type="float">
            <text:p>49.335</text:p>
          </table:table-cell>
          <table:table-cell office:value-type="float" office:value="-3.008" calcext:value-type="float">
            <text:p>-3.008</text:p>
          </table:table-cell>
          <table:table-cell table:formula="of:=[.A589]/1000" office:value-type="float" office:value="0.049335" calcext:value-type="float">
            <text:p>0.049335</text:p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-2.87" calcext:value-type="float">
            <text:p>-2.87</text:p>
          </table:table-cell>
          <table:table-cell table:formula="of:=[.A590]/1000" office:value-type="float" office:value="0.049408" calcext:value-type="float">
            <text:p>0.049408</text:p>
          </table:table-cell>
        </table:table-row>
        <table:table-row table:style-name="ro1">
          <table:table-cell office:value-type="float" office:value="49.48" calcext:value-type="float">
            <text:p>49.48</text:p>
          </table:table-cell>
          <table:table-cell office:value-type="float" office:value="-2.732" calcext:value-type="float">
            <text:p>-2.732</text:p>
          </table:table-cell>
          <table:table-cell table:formula="of:=[.A591]/1000" office:value-type="float" office:value="0.04948" calcext:value-type="float">
            <text:p>0.04948</text:p>
          </table:table-cell>
        </table:table-row>
        <table:table-row table:style-name="ro1">
          <table:table-cell office:value-type="float" office:value="49.554" calcext:value-type="float">
            <text:p>49.554</text:p>
          </table:table-cell>
          <table:table-cell office:value-type="float" office:value="-2.651" calcext:value-type="float">
            <text:p>-2.651</text:p>
          </table:table-cell>
          <table:table-cell table:formula="of:=[.A592]/1000" office:value-type="float" office:value="0.049554" calcext:value-type="float">
            <text:p>0.049554</text:p>
          </table:table-cell>
        </table:table-row>
        <table:table-row table:style-name="ro1">
          <table:table-cell office:value-type="float" office:value="49.627" calcext:value-type="float">
            <text:p>49.627</text:p>
          </table:table-cell>
          <table:table-cell office:value-type="float" office:value="-2.438" calcext:value-type="float">
            <text:p>-2.438</text:p>
          </table:table-cell>
          <table:table-cell table:formula="of:=[.A593]/1000" office:value-type="float" office:value="0.049627" calcext:value-type="float">
            <text:p>0.049627</text:p>
          </table:table-cell>
        </table:table-row>
        <table:table-row table:style-name="ro1">
          <table:table-cell office:value-type="float" office:value="49.699" calcext:value-type="float">
            <text:p>49.699</text:p>
          </table:table-cell>
          <table:table-cell office:value-type="float" office:value="-2.288" calcext:value-type="float">
            <text:p>-2.288</text:p>
          </table:table-cell>
          <table:table-cell table:formula="of:=[.A594]/1000" office:value-type="float" office:value="0.049699" calcext:value-type="float">
            <text:p>0.049699</text:p>
          </table:table-cell>
        </table:table-row>
        <table:table-row table:style-name="ro1">
          <table:table-cell office:value-type="float" office:value="49.772" calcext:value-type="float">
            <text:p>49.772</text:p>
          </table:table-cell>
          <table:table-cell office:value-type="float" office:value="-1.999" calcext:value-type="float">
            <text:p>-1.999</text:p>
          </table:table-cell>
          <table:table-cell table:formula="of:=[.A595]/1000" office:value-type="float" office:value="0.049772" calcext:value-type="float">
            <text:p>0.049772</text:p>
          </table:table-cell>
        </table:table-row>
        <table:table-row table:style-name="ro1">
          <table:table-cell office:value-type="float" office:value="49.846" calcext:value-type="float">
            <text:p>49.846</text:p>
          </table:table-cell>
          <table:table-cell office:value-type="float" office:value="-1.853" calcext:value-type="float">
            <text:p>-1.853</text:p>
          </table:table-cell>
          <table:table-cell table:formula="of:=[.A596]/1000" office:value-type="float" office:value="0.049846" calcext:value-type="float">
            <text:p>0.049846</text:p>
          </table:table-cell>
        </table:table-row>
        <table:table-row table:style-name="ro1">
          <table:table-cell office:value-type="float" office:value="49.918" calcext:value-type="float">
            <text:p>49.918</text:p>
          </table:table-cell>
          <table:table-cell office:value-type="float" office:value="-1.69" calcext:value-type="float">
            <text:p>-1.69</text:p>
          </table:table-cell>
          <table:table-cell table:formula="of:=[.A597]/1000" office:value-type="float" office:value="0.049918" calcext:value-type="float">
            <text:p>0.049918</text:p>
          </table:table-cell>
        </table:table-row>
        <table:table-row table:style-name="ro1">
          <table:table-cell office:value-type="float" office:value="49.991" calcext:value-type="float">
            <text:p>49.991</text:p>
          </table:table-cell>
          <table:table-cell office:value-type="float" office:value="-1.545" calcext:value-type="float">
            <text:p>-1.545</text:p>
          </table:table-cell>
          <table:table-cell table:formula="of:=[.A598]/1000" office:value-type="float" office:value="0.049991" calcext:value-type="float">
            <text:p>0.049991</text:p>
          </table:table-cell>
        </table:table-row>
        <table:table-row table:style-name="ro1">
          <table:table-cell office:value-type="float" office:value="50.064" calcext:value-type="float">
            <text:p>50.064</text:p>
          </table:table-cell>
          <table:table-cell office:value-type="float" office:value="-1.417" calcext:value-type="float">
            <text:p>-1.417</text:p>
          </table:table-cell>
          <table:table-cell table:formula="of:=[.A599]/1000" office:value-type="float" office:value="0.050064" calcext:value-type="float">
            <text:p>0.050064</text:p>
          </table:table-cell>
        </table:table-row>
        <table:table-row table:style-name="ro1">
          <table:table-cell office:value-type="float" office:value="50.138" calcext:value-type="float">
            <text:p>50.138</text:p>
          </table:table-cell>
          <table:table-cell office:value-type="float" office:value="-1.331" calcext:value-type="float">
            <text:p>-1.331</text:p>
          </table:table-cell>
          <table:table-cell table:formula="of:=[.A600]/1000" office:value-type="float" office:value="0.050138" calcext:value-type="float">
            <text:p>0.050138</text:p>
          </table:table-cell>
        </table:table-row>
        <table:table-row table:style-name="ro1">
          <table:table-cell office:value-type="float" office:value="50.21" calcext:value-type="float">
            <text:p>50.21</text:p>
          </table:table-cell>
          <table:table-cell office:value-type="float" office:value="-1.221" calcext:value-type="float">
            <text:p>-1.221</text:p>
          </table:table-cell>
          <table:table-cell table:formula="of:=[.A601]/1000" office:value-type="float" office:value="0.05021" calcext:value-type="float">
            <text:p>0.05021</text:p>
          </table:table-cell>
        </table:table-row>
        <table:table-row table:style-name="ro1">
          <table:table-cell office:value-type="float" office:value="50.283" calcext:value-type="float">
            <text:p>50.283</text:p>
          </table:table-cell>
          <table:table-cell office:value-type="float" office:value="-1.185" calcext:value-type="float">
            <text:p>-1.185</text:p>
          </table:table-cell>
          <table:table-cell table:formula="of:=[.A602]/1000" office:value-type="float" office:value="0.050283" calcext:value-type="float">
            <text:p>0.050283</text:p>
          </table:table-cell>
        </table:table-row>
        <table:table-row table:style-name="ro1">
          <table:table-cell office:value-type="float" office:value="50.356" calcext:value-type="float">
            <text:p>50.356</text:p>
          </table:table-cell>
          <table:table-cell office:value-type="float" office:value="-1.078" calcext:value-type="float">
            <text:p>-1.078</text:p>
          </table:table-cell>
          <table:table-cell table:formula="of:=[.A603]/1000" office:value-type="float" office:value="0.050356" calcext:value-type="float">
            <text:p>0.050356</text:p>
          </table:table-cell>
        </table:table-row>
        <table:table-row table:style-name="ro1">
          <table:table-cell office:value-type="float" office:value="50.429" calcext:value-type="float">
            <text:p>50.429</text:p>
          </table:table-cell>
          <table:table-cell office:value-type="float" office:value="-1.054" calcext:value-type="float">
            <text:p>-1.054</text:p>
          </table:table-cell>
          <table:table-cell table:formula="of:=[.A604]/1000" office:value-type="float" office:value="0.050429" calcext:value-type="float">
            <text:p>0.050429</text:p>
          </table:table-cell>
        </table:table-row>
        <table:table-row table:style-name="ro1">
          <table:table-cell office:value-type="float" office:value="50.503" calcext:value-type="float">
            <text:p>50.503</text:p>
          </table:table-cell>
          <table:table-cell office:value-type="float" office:value="-0.937" calcext:value-type="float">
            <text:p>-0.937</text:p>
          </table:table-cell>
          <table:table-cell table:formula="of:=[.A605]/1000" office:value-type="float" office:value="0.050503" calcext:value-type="float">
            <text:p>0.050503</text:p>
          </table:table-cell>
        </table:table-row>
        <table:table-row table:style-name="ro1">
          <table:table-cell office:value-type="float" office:value="50.579" calcext:value-type="float">
            <text:p>50.579</text:p>
          </table:table-cell>
          <table:table-cell office:value-type="float" office:value="-0.751" calcext:value-type="float">
            <text:p>-0.751</text:p>
          </table:table-cell>
          <table:table-cell table:formula="of:=[.A606]/1000" office:value-type="float" office:value="0.050579" calcext:value-type="float">
            <text:p>0.050579</text:p>
          </table:table-cell>
        </table:table-row>
        <table:table-row table:style-name="ro1">
          <table:table-cell office:value-type="float" office:value="50.656" calcext:value-type="float">
            <text:p>50.656</text:p>
          </table:table-cell>
          <table:table-cell office:value-type="float" office:value="2.051" calcext:value-type="float">
            <text:p>2.051</text:p>
          </table:table-cell>
          <table:table-cell table:formula="of:=[.A607]/1000" office:value-type="float" office:value="0.050656" calcext:value-type="float">
            <text:p>0.050656</text:p>
          </table:table-cell>
        </table:table-row>
        <table:table-row table:style-name="ro1">
          <table:table-cell office:value-type="float" office:value="50.733" calcext:value-type="float">
            <text:p>50.733</text:p>
          </table:table-cell>
          <table:table-cell office:value-type="float" office:value="24.13" calcext:value-type="float">
            <text:p>24.13</text:p>
          </table:table-cell>
          <table:table-cell table:formula="of:=[.A608]/1000" office:value-type="float" office:value="0.050733" calcext:value-type="float">
            <text:p>0.050733</text:p>
          </table:table-cell>
        </table:table-row>
        <table:table-row table:style-name="ro1">
          <table:table-cell office:value-type="float" office:value="50.808" calcext:value-type="float">
            <text:p>50.808</text:p>
          </table:table-cell>
          <table:table-cell office:value-type="float" office:value="23.35" calcext:value-type="float">
            <text:p>23.35</text:p>
          </table:table-cell>
          <table:table-cell table:formula="of:=[.A609]/1000" office:value-type="float" office:value="0.050808" calcext:value-type="float">
            <text:p>0.050808</text:p>
          </table:table-cell>
        </table:table-row>
        <table:table-row table:style-name="ro1">
          <table:table-cell office:value-type="float" office:value="50.885" calcext:value-type="float">
            <text:p>50.885</text:p>
          </table:table-cell>
          <table:table-cell office:value-type="float" office:value="18.003" calcext:value-type="float">
            <text:p>18.003</text:p>
          </table:table-cell>
          <table:table-cell table:formula="of:=[.A610]/1000" office:value-type="float" office:value="0.050885" calcext:value-type="float">
            <text:p>0.050885</text:p>
          </table:table-cell>
        </table:table-row>
        <table:table-row table:style-name="ro1">
          <table:table-cell office:value-type="float" office:value="50.961" calcext:value-type="float">
            <text:p>50.961</text:p>
          </table:table-cell>
          <table:table-cell office:value-type="float" office:value="-9.15" calcext:value-type="float">
            <text:p>-9.15</text:p>
          </table:table-cell>
          <table:table-cell table:formula="of:=[.A611]/1000" office:value-type="float" office:value="0.050961" calcext:value-type="float">
            <text:p>0.050961</text:p>
          </table:table-cell>
        </table:table-row>
        <table:table-row table:style-name="ro1">
          <table:table-cell office:value-type="float" office:value="51.038" calcext:value-type="float">
            <text:p>51.038</text:p>
          </table:table-cell>
          <table:table-cell office:value-type="float" office:value="-4.959" calcext:value-type="float">
            <text:p>-4.959</text:p>
          </table:table-cell>
          <table:table-cell table:formula="of:=[.A612]/1000" office:value-type="float" office:value="0.051038" calcext:value-type="float">
            <text:p>0.051038</text:p>
          </table:table-cell>
        </table:table-row>
        <table:table-row table:style-name="ro1">
          <table:table-cell office:value-type="float" office:value="51.115" calcext:value-type="float">
            <text:p>51.115</text:p>
          </table:table-cell>
          <table:table-cell office:value-type="float" office:value="-3.479" calcext:value-type="float">
            <text:p>-3.479</text:p>
          </table:table-cell>
          <table:table-cell table:formula="of:=[.A613]/1000" office:value-type="float" office:value="0.051115" calcext:value-type="float">
            <text:p>0.051115</text:p>
          </table:table-cell>
        </table:table-row>
        <table:table-row table:style-name="ro1">
          <table:table-cell office:value-type="float" office:value="51.19" calcext:value-type="float">
            <text:p>51.19</text:p>
          </table:table-cell>
          <table:table-cell office:value-type="float" office:value="-3.549" calcext:value-type="float">
            <text:p>-3.549</text:p>
          </table:table-cell>
          <table:table-cell table:formula="of:=[.A614]/1000" office:value-type="float" office:value="0.05119" calcext:value-type="float">
            <text:p>0.05119</text:p>
          </table:table-cell>
        </table:table-row>
        <table:table-row table:style-name="ro1">
          <table:table-cell office:value-type="float" office:value="51.267" calcext:value-type="float">
            <text:p>51.267</text:p>
          </table:table-cell>
          <table:table-cell office:value-type="float" office:value="-3.17" calcext:value-type="float">
            <text:p>-3.17</text:p>
          </table:table-cell>
          <table:table-cell table:formula="of:=[.A615]/1000" office:value-type="float" office:value="0.051267" calcext:value-type="float">
            <text:p>0.051267</text:p>
          </table:table-cell>
        </table:table-row>
        <table:table-row table:style-name="ro1">
          <table:table-cell office:value-type="float" office:value="51.337" calcext:value-type="float">
            <text:p>51.337</text:p>
          </table:table-cell>
          <table:table-cell office:value-type="float" office:value="-3.013" calcext:value-type="float">
            <text:p>-3.013</text:p>
          </table:table-cell>
          <table:table-cell table:formula="of:=[.A616]/1000" office:value-type="float" office:value="0.051337" calcext:value-type="float">
            <text:p>0.051337</text:p>
          </table:table-cell>
        </table:table-row>
        <table:table-row table:style-name="ro1">
          <table:table-cell office:value-type="float" office:value="51.414" calcext:value-type="float">
            <text:p>51.414</text:p>
          </table:table-cell>
          <table:table-cell office:value-type="float" office:value="-2.875" calcext:value-type="float">
            <text:p>-2.875</text:p>
          </table:table-cell>
          <table:table-cell table:formula="of:=[.A617]/1000" office:value-type="float" office:value="0.051414" calcext:value-type="float">
            <text:p>0.051414</text:p>
          </table:table-cell>
        </table:table-row>
        <table:table-row table:style-name="ro1">
          <table:table-cell office:value-type="float" office:value="51.489" calcext:value-type="float">
            <text:p>51.489</text:p>
          </table:table-cell>
          <table:table-cell office:value-type="float" office:value="-2.728" calcext:value-type="float">
            <text:p>-2.728</text:p>
          </table:table-cell>
          <table:table-cell table:formula="of:=[.A618]/1000" office:value-type="float" office:value="0.051489" calcext:value-type="float">
            <text:p>0.051489</text:p>
          </table:table-cell>
        </table:table-row>
        <table:table-row table:style-name="ro1">
          <table:table-cell office:value-type="float" office:value="51.565" calcext:value-type="float">
            <text:p>51.565</text:p>
          </table:table-cell>
          <table:table-cell office:value-type="float" office:value="-2.642" calcext:value-type="float">
            <text:p>-2.642</text:p>
          </table:table-cell>
          <table:table-cell table:formula="of:=[.A619]/1000" office:value-type="float" office:value="0.051565" calcext:value-type="float">
            <text:p>0.051565</text:p>
          </table:table-cell>
        </table:table-row>
        <table:table-row table:style-name="ro1">
          <table:table-cell office:value-type="float" office:value="51.642" calcext:value-type="float">
            <text:p>51.642</text:p>
          </table:table-cell>
          <table:table-cell office:value-type="float" office:value="-2.538" calcext:value-type="float">
            <text:p>-2.538</text:p>
          </table:table-cell>
          <table:table-cell table:formula="of:=[.A620]/1000" office:value-type="float" office:value="0.051642" calcext:value-type="float">
            <text:p>0.051642</text:p>
          </table:table-cell>
        </table:table-row>
        <table:table-row table:style-name="ro1">
          <table:table-cell office:value-type="float" office:value="51.718" calcext:value-type="float">
            <text:p>51.718</text:p>
          </table:table-cell>
          <table:table-cell office:value-type="float" office:value="-2.257" calcext:value-type="float">
            <text:p>-2.257</text:p>
          </table:table-cell>
          <table:table-cell table:formula="of:=[.A621]/1000" office:value-type="float" office:value="0.051718" calcext:value-type="float">
            <text:p>0.051718</text:p>
          </table:table-cell>
        </table:table-row>
        <table:table-row table:style-name="ro1">
          <table:table-cell office:value-type="float" office:value="51.793" calcext:value-type="float">
            <text:p>51.793</text:p>
          </table:table-cell>
          <table:table-cell office:value-type="float" office:value="-1.97" calcext:value-type="float">
            <text:p>-1.97</text:p>
          </table:table-cell>
          <table:table-cell table:formula="of:=[.A622]/1000" office:value-type="float" office:value="0.051793" calcext:value-type="float">
            <text:p>0.051793</text:p>
          </table:table-cell>
        </table:table-row>
        <table:table-row table:style-name="ro1">
          <table:table-cell office:value-type="float" office:value="51.869" calcext:value-type="float">
            <text:p>51.869</text:p>
          </table:table-cell>
          <table:table-cell office:value-type="float" office:value="-1.812" calcext:value-type="float">
            <text:p>-1.812</text:p>
          </table:table-cell>
          <table:table-cell table:formula="of:=[.A623]/1000" office:value-type="float" office:value="0.051869" calcext:value-type="float">
            <text:p>0.051869</text:p>
          </table:table-cell>
        </table:table-row>
        <table:table-row table:style-name="ro1">
          <table:table-cell office:value-type="float" office:value="51.946" calcext:value-type="float">
            <text:p>51.946</text:p>
          </table:table-cell>
          <table:table-cell office:value-type="float" office:value="-1.677" calcext:value-type="float">
            <text:p>-1.677</text:p>
          </table:table-cell>
          <table:table-cell table:formula="of:=[.A624]/1000" office:value-type="float" office:value="0.051946" calcext:value-type="float">
            <text:p>0.051946</text:p>
          </table:table-cell>
        </table:table-row>
        <table:table-row table:style-name="ro1">
          <table:table-cell office:value-type="float" office:value="52.022" calcext:value-type="float">
            <text:p>52.022</text:p>
          </table:table-cell>
          <table:table-cell office:value-type="float" office:value="-1.533" calcext:value-type="float">
            <text:p>-1.533</text:p>
          </table:table-cell>
          <table:table-cell table:formula="of:=[.A625]/1000" office:value-type="float" office:value="0.052022" calcext:value-type="float">
            <text:p>0.052022</text:p>
          </table:table-cell>
        </table:table-row>
        <table:table-row table:style-name="ro1">
          <table:table-cell office:value-type="float" office:value="52.098" calcext:value-type="float">
            <text:p>52.098</text:p>
          </table:table-cell>
          <table:table-cell office:value-type="float" office:value="-1.43" calcext:value-type="float">
            <text:p>-1.43</text:p>
          </table:table-cell>
          <table:table-cell table:formula="of:=[.A626]/1000" office:value-type="float" office:value="0.052098" calcext:value-type="float">
            <text:p>0.052098</text:p>
          </table:table-cell>
        </table:table-row>
        <table:table-row table:style-name="ro1">
          <table:table-cell office:value-type="float" office:value="52.174" calcext:value-type="float">
            <text:p>52.174</text:p>
          </table:table-cell>
          <table:table-cell office:value-type="float" office:value="-1.294" calcext:value-type="float">
            <text:p>-1.294</text:p>
          </table:table-cell>
          <table:table-cell table:formula="of:=[.A627]/1000" office:value-type="float" office:value="0.052174" calcext:value-type="float">
            <text:p>0.052174</text:p>
          </table:table-cell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-1.197" calcext:value-type="float">
            <text:p>-1.197</text:p>
          </table:table-cell>
          <table:table-cell table:formula="of:=[.A628]/1000" office:value-type="float" office:value="0.05225" calcext:value-type="float">
            <text:p>0.05225</text:p>
          </table:table-cell>
        </table:table-row>
        <table:table-row table:style-name="ro1">
          <table:table-cell office:value-type="float" office:value="52.326" calcext:value-type="float">
            <text:p>52.326</text:p>
          </table:table-cell>
          <table:table-cell office:value-type="float" office:value="-1.137" calcext:value-type="float">
            <text:p>-1.137</text:p>
          </table:table-cell>
          <table:table-cell table:formula="of:=[.A629]/1000" office:value-type="float" office:value="0.052326" calcext:value-type="float">
            <text:p>0.052326</text:p>
          </table:table-cell>
        </table:table-row>
        <table:table-row table:style-name="ro1">
          <table:table-cell office:value-type="float" office:value="52.402" calcext:value-type="float">
            <text:p>52.402</text:p>
          </table:table-cell>
          <table:table-cell office:value-type="float" office:value="-1.054" calcext:value-type="float">
            <text:p>-1.054</text:p>
          </table:table-cell>
          <table:table-cell table:formula="of:=[.A630]/1000" office:value-type="float" office:value="0.052402" calcext:value-type="float">
            <text:p>0.052402</text:p>
          </table:table-cell>
        </table:table-row>
        <table:table-row table:style-name="ro1">
          <table:table-cell office:value-type="float" office:value="52.478" calcext:value-type="float">
            <text:p>52.478</text:p>
          </table:table-cell>
          <table:table-cell office:value-type="float" office:value="-0.984" calcext:value-type="float">
            <text:p>-0.984</text:p>
          </table:table-cell>
          <table:table-cell table:formula="of:=[.A631]/1000" office:value-type="float" office:value="0.052478" calcext:value-type="float">
            <text:p>0.052478</text:p>
          </table:table-cell>
        </table:table-row>
        <table:table-row table:style-name="ro1">
          <table:table-cell office:value-type="float" office:value="52.554" calcext:value-type="float">
            <text:p>52.554</text:p>
          </table:table-cell>
          <table:table-cell office:value-type="float" office:value="-0.937" calcext:value-type="float">
            <text:p>-0.937</text:p>
          </table:table-cell>
          <table:table-cell table:formula="of:=[.A632]/1000" office:value-type="float" office:value="0.052554" calcext:value-type="float">
            <text:p>0.052554</text:p>
          </table:table-cell>
        </table:table-row>
        <table:table-row table:style-name="ro1">
          <table:table-cell office:value-type="float" office:value="52.63" calcext:value-type="float">
            <text:p>52.63</text:p>
          </table:table-cell>
          <table:table-cell office:value-type="float" office:value="-0.949" calcext:value-type="float">
            <text:p>-0.949</text:p>
          </table:table-cell>
          <table:table-cell table:formula="of:=[.A633]/1000" office:value-type="float" office:value="0.05263" calcext:value-type="float">
            <text:p>0.05263</text:p>
          </table:table-cell>
        </table:table-row>
        <table:table-row table:style-name="ro1">
          <table:table-cell office:value-type="float" office:value="52.704" calcext:value-type="float">
            <text:p>52.704</text:p>
          </table:table-cell>
          <table:table-cell office:value-type="float" office:value="-0.844" calcext:value-type="float">
            <text:p>-0.844</text:p>
          </table:table-cell>
          <table:table-cell table:formula="of:=[.A634]/1000" office:value-type="float" office:value="0.052704" calcext:value-type="float">
            <text:p>0.052704</text:p>
          </table:table-cell>
        </table:table-row>
        <table:table-row table:style-name="ro1">
          <table:table-cell office:value-type="float" office:value="52.781" calcext:value-type="float">
            <text:p>52.781</text:p>
          </table:table-cell>
          <table:table-cell office:value-type="float" office:value="-0.647" calcext:value-type="float">
            <text:p>-0.647</text:p>
          </table:table-cell>
          <table:table-cell table:formula="of:=[.A635]/1000" office:value-type="float" office:value="0.052781" calcext:value-type="float">
            <text:p>0.052781</text:p>
          </table:table-cell>
        </table:table-row>
        <table:table-row table:style-name="ro1">
          <table:table-cell office:value-type="float" office:value="52.856" calcext:value-type="float">
            <text:p>52.856</text:p>
          </table:table-cell>
          <table:table-cell office:value-type="float" office:value="2.718" calcext:value-type="float">
            <text:p>2.718</text:p>
          </table:table-cell>
          <table:table-cell table:formula="of:=[.A636]/1000" office:value-type="float" office:value="0.052856" calcext:value-type="float">
            <text:p>0.052856</text:p>
          </table:table-cell>
        </table:table-row>
        <table:table-row table:style-name="ro1">
          <table:table-cell office:value-type="float" office:value="52.933" calcext:value-type="float">
            <text:p>52.933</text:p>
          </table:table-cell>
          <table:table-cell office:value-type="float" office:value="7.288" calcext:value-type="float">
            <text:p>7.288</text:p>
          </table:table-cell>
          <table:table-cell table:formula="of:=[.A637]/1000" office:value-type="float" office:value="0.052933" calcext:value-type="float">
            <text:p>0.052933</text:p>
          </table:table-cell>
        </table:table-row>
        <table:table-row table:style-name="ro1">
          <table:table-cell office:value-type="float" office:value="53.009" calcext:value-type="float">
            <text:p>53.009</text:p>
          </table:table-cell>
          <table:table-cell office:value-type="float" office:value="-16.061" calcext:value-type="float">
            <text:p>-16.061</text:p>
          </table:table-cell>
          <table:table-cell table:formula="of:=[.A638]/1000" office:value-type="float" office:value="0.053009" calcext:value-type="float">
            <text:p>0.053009</text:p>
          </table:table-cell>
        </table:table-row>
        <table:table-row table:style-name="ro1">
          <table:table-cell office:value-type="float" office:value="53.086" calcext:value-type="float">
            <text:p>53.086</text:p>
          </table:table-cell>
          <table:table-cell office:value-type="float" office:value="14.623" calcext:value-type="float">
            <text:p>14.623</text:p>
          </table:table-cell>
          <table:table-cell table:formula="of:=[.A639]/1000" office:value-type="float" office:value="0.053086" calcext:value-type="float">
            <text:p>0.053086</text:p>
          </table:table-cell>
        </table:table-row>
        <table:table-row table:style-name="ro1">
          <table:table-cell office:value-type="float" office:value="53.161" calcext:value-type="float">
            <text:p>53.161</text:p>
          </table:table-cell>
          <table:table-cell office:value-type="float" office:value="-7.45" calcext:value-type="float">
            <text:p>-7.45</text:p>
          </table:table-cell>
          <table:table-cell table:formula="of:=[.A640]/1000" office:value-type="float" office:value="0.053161" calcext:value-type="float">
            <text:p>0.053161</text:p>
          </table:table-cell>
        </table:table-row>
        <table:table-row table:style-name="ro1">
          <table:table-cell office:value-type="float" office:value="53.238" calcext:value-type="float">
            <text:p>53.238</text:p>
          </table:table-cell>
          <table:table-cell office:value-type="float" office:value="-14.092" calcext:value-type="float">
            <text:p>-14.092</text:p>
          </table:table-cell>
          <table:table-cell table:formula="of:=[.A641]/1000" office:value-type="float" office:value="0.053238" calcext:value-type="float">
            <text:p>0.053238</text:p>
          </table:table-cell>
        </table:table-row>
        <table:table-row table:style-name="ro1">
          <table:table-cell office:value-type="float" office:value="53.315" calcext:value-type="float">
            <text:p>53.315</text:p>
          </table:table-cell>
          <table:table-cell office:value-type="float" office:value="-5.088" calcext:value-type="float">
            <text:p>-5.088</text:p>
          </table:table-cell>
          <table:table-cell table:formula="of:=[.A642]/1000" office:value-type="float" office:value="0.053315" calcext:value-type="float">
            <text:p>0.053315</text:p>
          </table:table-cell>
        </table:table-row>
        <table:table-row table:style-name="ro1">
          <table:table-cell office:value-type="float" office:value="53.391" calcext:value-type="float">
            <text:p>53.391</text:p>
          </table:table-cell>
          <table:table-cell office:value-type="float" office:value="-5.85" calcext:value-type="float">
            <text:p>-5.85</text:p>
          </table:table-cell>
          <table:table-cell table:formula="of:=[.A643]/1000" office:value-type="float" office:value="0.053391" calcext:value-type="float">
            <text:p>0.053391</text:p>
          </table:table-cell>
        </table:table-row>
        <table:table-row table:style-name="ro1">
          <table:table-cell office:value-type="float" office:value="53.468" calcext:value-type="float">
            <text:p>53.468</text:p>
          </table:table-cell>
          <table:table-cell office:value-type="float" office:value="-4.132" calcext:value-type="float">
            <text:p>-4.132</text:p>
          </table:table-cell>
          <table:table-cell table:formula="of:=[.A644]/1000" office:value-type="float" office:value="0.053468" calcext:value-type="float">
            <text:p>0.053468</text:p>
          </table:table-cell>
        </table:table-row>
        <table:table-row table:style-name="ro1">
          <table:table-cell office:value-type="float" office:value="53.544" calcext:value-type="float">
            <text:p>53.544</text:p>
          </table:table-cell>
          <table:table-cell office:value-type="float" office:value="-3.646" calcext:value-type="float">
            <text:p>-3.646</text:p>
          </table:table-cell>
          <table:table-cell table:formula="of:=[.A645]/1000" office:value-type="float" office:value="0.053544" calcext:value-type="float">
            <text:p>0.053544</text:p>
          </table:table-cell>
        </table:table-row>
        <table:table-row table:style-name="ro1">
          <table:table-cell office:value-type="float" office:value="53.617" calcext:value-type="float">
            <text:p>53.617</text:p>
          </table:table-cell>
          <table:table-cell office:value-type="float" office:value="-3.549" calcext:value-type="float">
            <text:p>-3.549</text:p>
          </table:table-cell>
          <table:table-cell table:formula="of:=[.A646]/1000" office:value-type="float" office:value="0.053617" calcext:value-type="float">
            <text:p>0.053617</text:p>
          </table:table-cell>
        </table:table-row>
        <table:table-row table:style-name="ro1">
          <table:table-cell office:value-type="float" office:value="53.691" calcext:value-type="float">
            <text:p>53.691</text:p>
          </table:table-cell>
          <table:table-cell office:value-type="float" office:value="-3.299" calcext:value-type="float">
            <text:p>-3.299</text:p>
          </table:table-cell>
          <table:table-cell table:formula="of:=[.A647]/1000" office:value-type="float" office:value="0.053691" calcext:value-type="float">
            <text:p>0.053691</text:p>
          </table:table-cell>
        </table:table-row>
        <table:table-row table:style-name="ro1">
          <table:table-cell office:value-type="float" office:value="53.764" calcext:value-type="float">
            <text:p>53.764</text:p>
          </table:table-cell>
          <table:table-cell office:value-type="float" office:value="-3.088" calcext:value-type="float">
            <text:p>-3.088</text:p>
          </table:table-cell>
          <table:table-cell table:formula="of:=[.A648]/1000" office:value-type="float" office:value="0.053764" calcext:value-type="float">
            <text:p>0.053764</text:p>
          </table:table-cell>
        </table:table-row>
        <table:table-row table:style-name="ro1">
          <table:table-cell office:value-type="float" office:value="53.836" calcext:value-type="float">
            <text:p>53.836</text:p>
          </table:table-cell>
          <table:table-cell office:value-type="float" office:value="-3.098" calcext:value-type="float">
            <text:p>-3.098</text:p>
          </table:table-cell>
          <table:table-cell table:formula="of:=[.A649]/1000" office:value-type="float" office:value="0.053836" calcext:value-type="float">
            <text:p>0.053836</text:p>
          </table:table-cell>
        </table:table-row>
        <table:table-row table:style-name="ro1">
          <table:table-cell office:value-type="float" office:value="53.909" calcext:value-type="float">
            <text:p>53.909</text:p>
          </table:table-cell>
          <table:table-cell office:value-type="float" office:value="-2.86" calcext:value-type="float">
            <text:p>-2.86</text:p>
          </table:table-cell>
          <table:table-cell table:formula="of:=[.A650]/1000" office:value-type="float" office:value="0.053909" calcext:value-type="float">
            <text:p>0.053909</text:p>
          </table:table-cell>
        </table:table-row>
        <table:table-row table:style-name="ro1">
          <table:table-cell office:value-type="float" office:value="53.983" calcext:value-type="float">
            <text:p>53.983</text:p>
          </table:table-cell>
          <table:table-cell office:value-type="float" office:value="-2.741" calcext:value-type="float">
            <text:p>-2.741</text:p>
          </table:table-cell>
          <table:table-cell table:formula="of:=[.A651]/1000" office:value-type="float" office:value="0.053983" calcext:value-type="float">
            <text:p>0.053983</text:p>
          </table:table-cell>
        </table:table-row>
        <table:table-row table:style-name="ro1">
          <table:table-cell office:value-type="float" office:value="54.055" calcext:value-type="float">
            <text:p>54.055</text:p>
          </table:table-cell>
          <table:table-cell office:value-type="float" office:value="-2.651" calcext:value-type="float">
            <text:p>-2.651</text:p>
          </table:table-cell>
          <table:table-cell table:formula="of:=[.A652]/1000" office:value-type="float" office:value="0.054055" calcext:value-type="float">
            <text:p>0.054055</text:p>
          </table:table-cell>
        </table:table-row>
        <table:table-row table:style-name="ro1">
          <table:table-cell office:value-type="float" office:value="54.128" calcext:value-type="float">
            <text:p>54.128</text:p>
          </table:table-cell>
          <table:table-cell office:value-type="float" office:value="-2.505" calcext:value-type="float">
            <text:p>-2.505</text:p>
          </table:table-cell>
          <table:table-cell table:formula="of:=[.A653]/1000" office:value-type="float" office:value="0.054128" calcext:value-type="float">
            <text:p>0.054128</text:p>
          </table:table-cell>
        </table:table-row>
        <table:table-row table:style-name="ro1">
          <table:table-cell office:value-type="float" office:value="54.201" calcext:value-type="float">
            <text:p>54.201</text:p>
          </table:table-cell>
          <table:table-cell office:value-type="float" office:value="-2.288" calcext:value-type="float">
            <text:p>-2.288</text:p>
          </table:table-cell>
          <table:table-cell table:formula="of:=[.A654]/1000" office:value-type="float" office:value="0.054201" calcext:value-type="float">
            <text:p>0.054201</text:p>
          </table:table-cell>
        </table:table-row>
        <table:table-row table:style-name="ro1">
          <table:table-cell office:value-type="float" office:value="54.275" calcext:value-type="float">
            <text:p>54.275</text:p>
          </table:table-cell>
          <table:table-cell office:value-type="float" office:value="-1.97" calcext:value-type="float">
            <text:p>-1.97</text:p>
          </table:table-cell>
          <table:table-cell table:formula="of:=[.A655]/1000" office:value-type="float" office:value="0.054275" calcext:value-type="float">
            <text:p>0.054275</text:p>
          </table:table-cell>
        </table:table-row>
        <table:table-row table:style-name="ro1">
          <table:table-cell office:value-type="float" office:value="54.347" calcext:value-type="float">
            <text:p>54.347</text:p>
          </table:table-cell>
          <table:table-cell office:value-type="float" office:value="-1.854" calcext:value-type="float">
            <text:p>-1.854</text:p>
          </table:table-cell>
          <table:table-cell table:formula="of:=[.A656]/1000" office:value-type="float" office:value="0.054347" calcext:value-type="float">
            <text:p>0.054347</text:p>
          </table:table-cell>
        </table:table-row>
        <table:table-row table:style-name="ro1">
          <table:table-cell office:value-type="float" office:value="54.42" calcext:value-type="float">
            <text:p>54.42</text:p>
          </table:table-cell>
          <table:table-cell office:value-type="float" office:value="-1.691" calcext:value-type="float">
            <text:p>-1.691</text:p>
          </table:table-cell>
          <table:table-cell table:formula="of:=[.A657]/1000" office:value-type="float" office:value="0.05442" calcext:value-type="float">
            <text:p>0.05442</text:p>
          </table:table-cell>
        </table:table-row>
        <table:table-row table:style-name="ro1">
          <table:table-cell office:value-type="float" office:value="54.493" calcext:value-type="float">
            <text:p>54.493</text:p>
          </table:table-cell>
          <table:table-cell office:value-type="float" office:value="-1.52" calcext:value-type="float">
            <text:p>-1.52</text:p>
          </table:table-cell>
          <table:table-cell table:formula="of:=[.A658]/1000" office:value-type="float" office:value="0.054493" calcext:value-type="float">
            <text:p>0.054493</text:p>
          </table:table-cell>
        </table:table-row>
        <table:table-row table:style-name="ro1">
          <table:table-cell office:value-type="float" office:value="54.566" calcext:value-type="float">
            <text:p>54.566</text:p>
          </table:table-cell>
          <table:table-cell office:value-type="float" office:value="-1.456" calcext:value-type="float">
            <text:p>-1.456</text:p>
          </table:table-cell>
          <table:table-cell table:formula="of:=[.A659]/1000" office:value-type="float" office:value="0.054566" calcext:value-type="float">
            <text:p>0.054566</text:p>
          </table:table-cell>
        </table:table-row>
        <table:table-row table:style-name="ro1">
          <table:table-cell office:value-type="float" office:value="54.639" calcext:value-type="float">
            <text:p>54.639</text:p>
          </table:table-cell>
          <table:table-cell office:value-type="float" office:value="-1.356" calcext:value-type="float">
            <text:p>-1.356</text:p>
          </table:table-cell>
          <table:table-cell table:formula="of:=[.A660]/1000" office:value-type="float" office:value="0.054639" calcext:value-type="float">
            <text:p>0.054639</text:p>
          </table:table-cell>
        </table:table-row>
        <table:table-row table:style-name="ro1">
          <table:table-cell office:value-type="float" office:value="54.712" calcext:value-type="float">
            <text:p>54.712</text:p>
          </table:table-cell>
          <table:table-cell office:value-type="float" office:value="-1.294" calcext:value-type="float">
            <text:p>-1.294</text:p>
          </table:table-cell>
          <table:table-cell table:formula="of:=[.A661]/1000" office:value-type="float" office:value="0.054712" calcext:value-type="float">
            <text:p>0.054712</text:p>
          </table:table-cell>
        </table:table-row>
        <table:table-row table:style-name="ro1">
          <table:table-cell office:value-type="float" office:value="54.785" calcext:value-type="float">
            <text:p>54.785</text:p>
          </table:table-cell>
          <table:table-cell office:value-type="float" office:value="-1.173" calcext:value-type="float">
            <text:p>-1.173</text:p>
          </table:table-cell>
          <table:table-cell table:formula="of:=[.A662]/1000" office:value-type="float" office:value="0.054785" calcext:value-type="float">
            <text:p>0.054785</text:p>
          </table:table-cell>
        </table:table-row>
        <table:table-row table:style-name="ro1">
          <table:table-cell office:value-type="float" office:value="54.858" calcext:value-type="float">
            <text:p>54.858</text:p>
          </table:table-cell>
          <table:table-cell office:value-type="float" office:value="-1.114" calcext:value-type="float">
            <text:p>-1.114</text:p>
          </table:table-cell>
          <table:table-cell table:formula="of:=[.A663]/1000" office:value-type="float" office:value="0.054858" calcext:value-type="float">
            <text:p>0.054858</text:p>
          </table:table-cell>
        </table:table-row>
        <table:table-row table:style-name="ro1">
          <table:table-cell office:value-type="float" office:value="54.931" calcext:value-type="float">
            <text:p>54.931</text:p>
          </table:table-cell>
          <table:table-cell office:value-type="float" office:value="-1.054" calcext:value-type="float">
            <text:p>-1.054</text:p>
          </table:table-cell>
          <table:table-cell table:formula="of:=[.A664]/1000" office:value-type="float" office:value="0.054931" calcext:value-type="float">
            <text:p>0.054931</text:p>
          </table:table-cell>
        </table:table-row>
        <table:table-row table:style-name="ro1">
          <table:table-cell office:value-type="float" office:value="55.005" calcext:value-type="float">
            <text:p>55.005</text:p>
          </table:table-cell>
          <table:table-cell office:value-type="float" office:value="-0.984" calcext:value-type="float">
            <text:p>-0.984</text:p>
          </table:table-cell>
          <table:table-cell table:formula="of:=[.A665]/1000" office:value-type="float" office:value="0.055005" calcext:value-type="float">
            <text:p>0.055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1:53:15.526476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04T12:23:57.024958915</dc:date>
    <meta:editing-duration>PT2M59S</meta:editing-duration>
    <meta:editing-cycles>2</meta:editing-cycles>
    <meta:generator>LibreOffice/6.3.5.2$Linux_X86_64 LibreOffice_project/30$Build-2</meta:generator>
    <meta:document-statistic meta:table-count="1" meta:cell-count="199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289cm" svg:height="20.374cm" xlink:href=".." xlink:type="simple" chart:class="chart:scatter" chart:style-name="ch1">
        <chart:title svg:x="18.963cm" svg:y="0.543cm" chart:style-name="ch2">
          <text:p>Old Fixture</text:p>
        </chart:title>
        <chart:plot-area chart:style-name="ch3" table:cell-range-address="out.A2:out.B665 out.B1:out.B1" chart:data-source-has-labels="row" svg:x="1.816cm" svg:y="1.729cm" svg:width="37.668cm" svg:height="17.257cm">
          <chartooo:coordinate-region svg:x="2.543cm" svg:y="1.928cm" svg:width="36.754cm" svg:height="16.859cm"/>
          <chart:axis chart:dimension="x" chart:name="primary-x" chart:style-name="ch4">
            <chart:title svg:x="19.958cm" svg:y="19.393cm" chart:style-name="ch5">
              <text:p>Seconds</text:p>
            </chart:title>
          </chart:axis>
          <chart:axis chart:dimension="y" chart:name="primary-y" chart:style-name="ch4">
            <chart:title svg:x="0.451cm" svg:y="10.851cm" chart:style-name="ch6">
              <text:p>SLPM</text:p>
            </chart:title>
            <chart:grid chart:style-name="ch7" chart:class="major"/>
          </chart:axis>
          <chart:series chart:style-name="ch8" chart:values-cell-range-address="out.B2:out.B665" chart:label-cell-address="out.B1:out.B1" chart:class="chart:scatter">
            <chart:domain table:cell-range-address="out.A2:out.A665"/>
            <chart:data-point chart:repeated="6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ow</text:p>
                <draw:g>
                  <svg:desc>out.B1:ou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51">
                <text:p>5.351</text:p>
                <draw:g>
                  <svg:desc>out.A2:out.A665</svg:desc>
                </draw:g>
              </table:table-cell>
              <table:table-cell office:value-type="float" office:value="0">
                <text:p>0</text:p>
                <draw:g>
                  <svg:desc>out.B2:out.B6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28">
                <text:p>5.428</text:p>
              </table:table-cell>
              <table:table-cell office:value-type="float" office:value="1.699">
                <text:p>1.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04">
                <text:p>5.504</text:p>
              </table:table-cell>
              <table:table-cell office:value-type="float" office:value="19.257">
                <text:p>19.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8">
                <text:p>5.58</text:p>
              </table:table-cell>
              <table:table-cell office:value-type="float" office:value="19.216">
                <text:p>19.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56">
                <text:p>5.656</text:p>
              </table:table-cell>
              <table:table-cell office:value-type="float" office:value="16.745">
                <text:p>16.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33">
                <text:p>5.733</text:p>
              </table:table-cell>
              <table:table-cell office:value-type="float" office:value="17.045">
                <text:p>17.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1">
                <text:p>5.81</text:p>
              </table:table-cell>
              <table:table-cell office:value-type="float" office:value="-12.286">
                <text:p>-12.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85">
                <text:p>5.885</text:p>
              </table:table-cell>
              <table:table-cell office:value-type="float" office:value="-3.382">
                <text:p>-3.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62">
                <text:p>5.962</text:p>
              </table:table-cell>
              <table:table-cell office:value-type="float" office:value="-2.149">
                <text:p>-2.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39">
                <text:p>6.039</text:p>
              </table:table-cell>
              <table:table-cell office:value-type="float" office:value="-2.635">
                <text:p>-2.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15">
                <text:p>6.115</text:p>
              </table:table-cell>
              <table:table-cell office:value-type="float" office:value="-2.337">
                <text:p>-2.3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189">
                <text:p>6.189</text:p>
              </table:table-cell>
              <table:table-cell office:value-type="float" office:value="-2.242">
                <text:p>-2.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61">
                <text:p>6.261</text:p>
              </table:table-cell>
              <table:table-cell office:value-type="float" office:value="-1.999">
                <text:p>-1.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34">
                <text:p>6.334</text:p>
              </table:table-cell>
              <table:table-cell office:value-type="float" office:value="-1.745">
                <text:p>-1.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07">
                <text:p>6.407</text:p>
              </table:table-cell>
              <table:table-cell office:value-type="float" office:value="-1.637">
                <text:p>-1.6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479">
                <text:p>6.479</text:p>
              </table:table-cell>
              <table:table-cell office:value-type="float" office:value="-1.294">
                <text:p>-1.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553">
                <text:p>6.553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26">
                <text:p>6.626</text:p>
              </table:table-cell>
              <table:table-cell office:value-type="float" office:value="-1.319">
                <text:p>-1.3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99">
                <text:p>6.699</text:p>
              </table:table-cell>
              <table:table-cell office:value-type="float" office:value="-1.245">
                <text:p>-1.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71">
                <text:p>6.771</text:p>
              </table:table-cell>
              <table:table-cell office:value-type="float" office:value="-1.161">
                <text:p>-1.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44">
                <text:p>6.844</text:p>
              </table:table-cell>
              <table:table-cell office:value-type="float" office:value="-1.102">
                <text:p>-1.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18">
                <text:p>6.918</text:p>
              </table:table-cell>
              <table:table-cell office:value-type="float" office:value="-0.949">
                <text:p>-0.9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99">
                <text:p>6.99</text:p>
              </table:table-cell>
              <table:table-cell office:value-type="float" office:value="-0.972">
                <text:p>-0.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063">
                <text:p>7.063</text:p>
              </table:table-cell>
              <table:table-cell office:value-type="float" office:value="-0.867">
                <text:p>-0.8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36">
                <text:p>7.136</text:p>
              </table:table-cell>
              <table:table-cell office:value-type="float" office:value="-0.833">
                <text:p>-0.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08">
                <text:p>7.208</text:p>
              </table:table-cell>
              <table:table-cell office:value-type="float" office:value="-0.821">
                <text:p>-0.8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281">
                <text:p>7.281</text:p>
              </table:table-cell>
              <table:table-cell office:value-type="float" office:value="-0.786">
                <text:p>-0.7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55">
                <text:p>7.355</text:p>
              </table:table-cell>
              <table:table-cell office:value-type="float" office:value="-0.751">
                <text:p>-0.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428">
                <text:p>7.428</text:p>
              </table:table-cell>
              <table:table-cell office:value-type="float" office:value="-0.693">
                <text:p>-0.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5">
                <text:p>7.5</text:p>
              </table:table-cell>
              <table:table-cell office:value-type="float" office:value="-0.681">
                <text:p>-0.6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74">
                <text:p>7.574</text:p>
              </table:table-cell>
              <table:table-cell office:value-type="float" office:value="-0.623">
                <text:p>-0.6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65">
                <text:p>7.65</text:p>
              </table:table-cell>
              <table:table-cell office:value-type="float" office:value="-0.459">
                <text:p>-0.4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727">
                <text:p>7.727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802">
                <text:p>7.802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879">
                <text:p>7.879</text:p>
              </table:table-cell>
              <table:table-cell office:value-type="float" office:value="-13.067">
                <text:p>-13.0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955">
                <text:p>7.955</text:p>
              </table:table-cell>
              <table:table-cell office:value-type="float" office:value="14.614">
                <text:p>14.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032">
                <text:p>8.032</text:p>
              </table:table-cell>
              <table:table-cell office:value-type="float" office:value="-8.137">
                <text:p>-8.1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108">
                <text:p>8.108</text:p>
              </table:table-cell>
              <table:table-cell office:value-type="float" office:value="-4.436">
                <text:p>-4.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184">
                <text:p>8.184</text:p>
              </table:table-cell>
              <table:table-cell office:value-type="float" office:value="-3.554">
                <text:p>-3.5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261">
                <text:p>8.261</text:p>
              </table:table-cell>
              <table:table-cell office:value-type="float" office:value="-3.093">
                <text:p>-3.0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338">
                <text:p>8.338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08">
                <text:p>8.408</text:p>
              </table:table-cell>
              <table:table-cell office:value-type="float" office:value="-2.784">
                <text:p>-2.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83">
                <text:p>8.483</text:p>
              </table:table-cell>
              <table:table-cell office:value-type="float" office:value="-2.694">
                <text:p>-2.6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559">
                <text:p>8.559</text:p>
              </table:table-cell>
              <table:table-cell office:value-type="float" office:value="-2.488">
                <text:p>-2.4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636">
                <text:p>8.636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712">
                <text:p>8.712</text:p>
              </table:table-cell>
              <table:table-cell office:value-type="float" office:value="-2.027">
                <text:p>-2.0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787">
                <text:p>8.787</text:p>
              </table:table-cell>
              <table:table-cell office:value-type="float" office:value="-1.798">
                <text:p>-1.7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863">
                <text:p>8.863</text:p>
              </table:table-cell>
              <table:table-cell office:value-type="float" office:value="-1.663">
                <text:p>-1.6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94">
                <text:p>8.94</text:p>
              </table:table-cell>
              <table:table-cell office:value-type="float" office:value="-1.493">
                <text:p>-1.4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016">
                <text:p>9.016</text:p>
              </table:table-cell>
              <table:table-cell office:value-type="float" office:value="-1.416">
                <text:p>-1.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092">
                <text:p>9.092</text:p>
              </table:table-cell>
              <table:table-cell office:value-type="float" office:value="-1.319">
                <text:p>-1.3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167">
                <text:p>9.167</text:p>
              </table:table-cell>
              <table:table-cell office:value-type="float" office:value="-1.233">
                <text:p>-1.2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244">
                <text:p>9.244</text:p>
              </table:table-cell>
              <table:table-cell office:value-type="float" office:value="-1.125">
                <text:p>-1.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32">
                <text:p>9.32</text:p>
              </table:table-cell>
              <table:table-cell office:value-type="float" office:value="-1.042">
                <text:p>-1.0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.396">
                <text:p>9.396</text:p>
              </table:table-cell>
              <table:table-cell office:value-type="float" office:value="-0.995">
                <text:p>-0.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472">
                <text:p>9.47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547">
                <text:p>9.547</text:p>
              </table:table-cell>
              <table:table-cell office:value-type="float" office:value="-0.902">
                <text:p>-0.9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624">
                <text:p>9.624</text:p>
              </table:table-cell>
              <table:table-cell office:value-type="float" office:value="-0.844">
                <text:p>-0.8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7">
                <text:p>9.7</text:p>
              </table:table-cell>
              <table:table-cell office:value-type="float" office:value="-0.821">
                <text:p>-0.8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774">
                <text:p>9.774</text:p>
              </table:table-cell>
              <table:table-cell office:value-type="float" office:value="-0.809">
                <text:p>-0.8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849">
                <text:p>9.849</text:p>
              </table:table-cell>
              <table:table-cell office:value-type="float" office:value="-0.588">
                <text:p>-0.5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926">
                <text:p>9.926</text:p>
              </table:table-cell>
              <table:table-cell office:value-type="float" office:value="1.753">
                <text:p>1.7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002">
                <text:p>10.002</text:p>
              </table:table-cell>
              <table:table-cell office:value-type="float" office:value="10.825">
                <text:p>10.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079">
                <text:p>10.079</text:p>
              </table:table-cell>
              <table:table-cell office:value-type="float" office:value="-7.19">
                <text:p>-7.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155">
                <text:p>10.155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231">
                <text:p>10.231</text:p>
              </table:table-cell>
              <table:table-cell office:value-type="float" office:value="-12.99">
                <text:p>-12.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308">
                <text:p>10.308</text:p>
              </table:table-cell>
              <table:table-cell office:value-type="float" office:value="-13.007">
                <text:p>-13.0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384">
                <text:p>10.384</text:p>
              </table:table-cell>
              <table:table-cell office:value-type="float" office:value="-6.315">
                <text:p>-6.3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461">
                <text:p>10.461</text:p>
              </table:table-cell>
              <table:table-cell office:value-type="float" office:value="-5.754">
                <text:p>-5.7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537">
                <text:p>10.537</text:p>
              </table:table-cell>
              <table:table-cell office:value-type="float" office:value="-4.155">
                <text:p>-4.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613">
                <text:p>10.613</text:p>
              </table:table-cell>
              <table:table-cell office:value-type="float" office:value="-3.893">
                <text:p>-3.8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687">
                <text:p>10.687</text:p>
              </table:table-cell>
              <table:table-cell office:value-type="float" office:value="-3.506">
                <text:p>-3.5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76">
                <text:p>10.76</text:p>
              </table:table-cell>
              <table:table-cell office:value-type="float" office:value="-3.242">
                <text:p>-3.2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832">
                <text:p>10.832</text:p>
              </table:table-cell>
              <table:table-cell office:value-type="float" office:value="-3.129">
                <text:p>-3.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906">
                <text:p>10.906</text:p>
              </table:table-cell>
              <table:table-cell office:value-type="float" office:value="-2.959">
                <text:p>-2.9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979">
                <text:p>10.979</text:p>
              </table:table-cell>
              <table:table-cell office:value-type="float" office:value="-2.846">
                <text:p>-2.8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052">
                <text:p>11.052</text:p>
              </table:table-cell>
              <table:table-cell office:value-type="float" office:value="-2.737">
                <text:p>-2.7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124">
                <text:p>11.124</text:p>
              </table:table-cell>
              <table:table-cell office:value-type="float" office:value="-2.61">
                <text:p>-2.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198">
                <text:p>11.198</text:p>
              </table:table-cell>
              <table:table-cell office:value-type="float" office:value="-2.438">
                <text:p>-2.4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271">
                <text:p>11.271</text:p>
              </table:table-cell>
              <table:table-cell office:value-type="float" office:value="-2.211">
                <text:p>-2.2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343">
                <text:p>11.343</text:p>
              </table:table-cell>
              <table:table-cell office:value-type="float" office:value="-1.926">
                <text:p>-1.9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416">
                <text:p>11.416</text:p>
              </table:table-cell>
              <table:table-cell office:value-type="float" office:value="-1.772">
                <text:p>-1.7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49">
                <text:p>11.49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563">
                <text:p>11.563</text:p>
              </table:table-cell>
              <table:table-cell office:value-type="float" office:value="-1.494">
                <text:p>-1.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635">
                <text:p>11.635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708">
                <text:p>11.708</text:p>
              </table:table-cell>
              <table:table-cell office:value-type="float" office:value="-1.331">
                <text:p>-1.3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782">
                <text:p>11.782</text:p>
              </table:table-cell>
              <table:table-cell office:value-type="float" office:value="-1.221">
                <text:p>-1.2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854">
                <text:p>11.854</text:p>
              </table:table-cell>
              <table:table-cell office:value-type="float" office:value="-1.149">
                <text:p>-1.1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927">
                <text:p>11.927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001">
                <text:p>12.001</text:p>
              </table:table-cell>
              <table:table-cell office:value-type="float" office:value="-1.019">
                <text:p>-1.0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073">
                <text:p>12.073</text:p>
              </table:table-cell>
              <table:table-cell office:value-type="float" office:value="-0.984">
                <text:p>-0.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15">
                <text:p>12.15</text:p>
              </table:table-cell>
              <table:table-cell office:value-type="float" office:value="-0.635">
                <text:p>-0.6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227">
                <text:p>12.227</text:p>
              </table:table-cell>
              <table:table-cell office:value-type="float" office:value="2.646">
                <text:p>2.6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303">
                <text:p>12.303</text:p>
              </table:table-cell>
              <table:table-cell office:value-type="float" office:value="-11.066">
                <text:p>-11.0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38">
                <text:p>12.38</text:p>
              </table:table-cell>
              <table:table-cell office:value-type="float" office:value="13.906">
                <text:p>13.9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455">
                <text:p>12.455</text:p>
              </table:table-cell>
              <table:table-cell office:value-type="float" office:value="-14.321">
                <text:p>-14.3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532">
                <text:p>12.532</text:p>
              </table:table-cell>
              <table:table-cell office:value-type="float" office:value="-7.895">
                <text:p>-7.8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609">
                <text:p>12.609</text:p>
              </table:table-cell>
              <table:table-cell office:value-type="float" office:value="-3.783">
                <text:p>-3.7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685">
                <text:p>12.685</text:p>
              </table:table-cell>
              <table:table-cell office:value-type="float" office:value="-4.003">
                <text:p>-4.0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762">
                <text:p>12.762</text:p>
              </table:table-cell>
              <table:table-cell office:value-type="float" office:value="-3.538">
                <text:p>-3.5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838">
                <text:p>12.838</text:p>
              </table:table-cell>
              <table:table-cell office:value-type="float" office:value="-3.216">
                <text:p>-3.2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911">
                <text:p>12.911</text:p>
              </table:table-cell>
              <table:table-cell office:value-type="float" office:value="-3.113">
                <text:p>-3.1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987">
                <text:p>12.987</text:p>
              </table:table-cell>
              <table:table-cell office:value-type="float" office:value="-2.944">
                <text:p>-2.9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064">
                <text:p>13.064</text:p>
              </table:table-cell>
              <table:table-cell office:value-type="float" office:value="-2.755">
                <text:p>-2.7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139">
                <text:p>13.139</text:p>
              </table:table-cell>
              <table:table-cell office:value-type="float" office:value="-2.671">
                <text:p>-2.6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215">
                <text:p>13.215</text:p>
              </table:table-cell>
              <table:table-cell office:value-type="float" office:value="-2.488">
                <text:p>-2.4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92">
                <text:p>13.292</text:p>
              </table:table-cell>
              <table:table-cell office:value-type="float" office:value="-2.273">
                <text:p>-2.2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68">
                <text:p>13.368</text:p>
              </table:table-cell>
              <table:table-cell office:value-type="float" office:value="-2.012">
                <text:p>-2.0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444">
                <text:p>13.444</text:p>
              </table:table-cell>
              <table:table-cell office:value-type="float" office:value="-1.826">
                <text:p>-1.8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519">
                <text:p>13.519</text:p>
              </table:table-cell>
              <table:table-cell office:value-type="float" office:value="-1.677">
                <text:p>-1.6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596">
                <text:p>13.596</text:p>
              </table:table-cell>
              <table:table-cell office:value-type="float" office:value="-1.545">
                <text:p>-1.5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672">
                <text:p>13.672</text:p>
              </table:table-cell>
              <table:table-cell office:value-type="float" office:value="-1.404">
                <text:p>-1.4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748">
                <text:p>13.748</text:p>
              </table:table-cell>
              <table:table-cell office:value-type="float" office:value="-1.307">
                <text:p>-1.3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824">
                <text:p>13.824</text:p>
              </table:table-cell>
              <table:table-cell office:value-type="float" office:value="-1.221">
                <text:p>-1.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9">
                <text:p>13.9</text:p>
              </table:table-cell>
              <table:table-cell office:value-type="float" office:value="-1.173">
                <text:p>-1.1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976">
                <text:p>13.976</text:p>
              </table:table-cell>
              <table:table-cell office:value-type="float" office:value="-1.078">
                <text:p>-1.0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052">
                <text:p>14.052</text:p>
              </table:table-cell>
              <table:table-cell office:value-type="float" office:value="-1.019">
                <text:p>-1.0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129">
                <text:p>14.129</text:p>
              </table:table-cell>
              <table:table-cell office:value-type="float" office:value="-0.937">
                <text:p>-0.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204">
                <text:p>14.204</text:p>
              </table:table-cell>
              <table:table-cell office:value-type="float" office:value="-0.914">
                <text:p>-0.9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278">
                <text:p>14.278</text:p>
              </table:table-cell>
              <table:table-cell office:value-type="float" office:value="-0.891">
                <text:p>-0.8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354">
                <text:p>14.354</text:p>
              </table:table-cell>
              <table:table-cell office:value-type="float" office:value="-0.647">
                <text:p>-0.6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431">
                <text:p>14.431</text:p>
              </table:table-cell>
              <table:table-cell office:value-type="float" office:value="2.478">
                <text:p>2.4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507">
                <text:p>14.507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583">
                <text:p>14.583</text:p>
              </table:table-cell>
              <table:table-cell office:value-type="float" office:value="9.066">
                <text:p>9.0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659">
                <text:p>14.659</text:p>
              </table:table-cell>
              <table:table-cell office:value-type="float" office:value="16.632">
                <text:p>16.6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736">
                <text:p>14.736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.813">
                <text:p>14.813</text:p>
              </table:table-cell>
              <table:table-cell office:value-type="float" office:value="-19.27">
                <text:p>-19.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888">
                <text:p>14.888</text:p>
              </table:table-cell>
              <table:table-cell office:value-type="float" office:value="-5.674">
                <text:p>-5.6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.965">
                <text:p>14.965</text:p>
              </table:table-cell>
              <table:table-cell office:value-type="float" office:value="-6.489">
                <text:p>-6.4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042">
                <text:p>15.042</text:p>
              </table:table-cell>
              <table:table-cell office:value-type="float" office:value="-4.087">
                <text:p>-4.0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118">
                <text:p>15.118</text:p>
              </table:table-cell>
              <table:table-cell office:value-type="float" office:value="-3.937">
                <text:p>-3.9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192">
                <text:p>15.192</text:p>
              </table:table-cell>
              <table:table-cell office:value-type="float" office:value="-3.576">
                <text:p>-3.5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264">
                <text:p>15.264</text:p>
              </table:table-cell>
              <table:table-cell office:value-type="float" office:value="-3.362">
                <text:p>-3.3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337">
                <text:p>15.337</text:p>
              </table:table-cell>
              <table:table-cell office:value-type="float" office:value="-3.144">
                <text:p>-3.1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411">
                <text:p>15.411</text:p>
              </table:table-cell>
              <table:table-cell office:value-type="float" office:value="-2.993">
                <text:p>-2.9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483">
                <text:p>15.483</text:p>
              </table:table-cell>
              <table:table-cell office:value-type="float" office:value="-2.875">
                <text:p>-2.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.556">
                <text:p>15.556</text:p>
              </table:table-cell>
              <table:table-cell office:value-type="float" office:value="-2.77">
                <text:p>-2.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.629">
                <text:p>15.629</text:p>
              </table:table-cell>
              <table:table-cell office:value-type="float" office:value="-2.666">
                <text:p>-2.6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.703">
                <text:p>15.703</text:p>
              </table:table-cell>
              <table:table-cell office:value-type="float" office:value="-2.505">
                <text:p>-2.5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775">
                <text:p>15.775</text:p>
              </table:table-cell>
              <table:table-cell office:value-type="float" office:value="-2.257">
                <text:p>-2.2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.848">
                <text:p>15.848</text:p>
              </table:table-cell>
              <table:table-cell office:value-type="float" office:value="-2.012">
                <text:p>-2.0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921">
                <text:p>15.921</text:p>
              </table:table-cell>
              <table:table-cell office:value-type="float" office:value="-1.854">
                <text:p>-1.8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994">
                <text:p>15.994</text:p>
              </table:table-cell>
              <table:table-cell office:value-type="float" office:value="-1.717">
                <text:p>-1.7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067">
                <text:p>16.067</text:p>
              </table:table-cell>
              <table:table-cell office:value-type="float" office:value="-1.557">
                <text:p>-1.5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14">
                <text:p>16.14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214">
                <text:p>16.214</text:p>
              </table:table-cell>
              <table:table-cell office:value-type="float" office:value="-1.356">
                <text:p>-1.3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.286">
                <text:p>16.286</text:p>
              </table:table-cell>
              <table:table-cell office:value-type="float" office:value="-1.282">
                <text:p>-1.2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359">
                <text:p>16.359</text:p>
              </table:table-cell>
              <table:table-cell office:value-type="float" office:value="-1.149">
                <text:p>-1.1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432">
                <text:p>16.432</text:p>
              </table:table-cell>
              <table:table-cell office:value-type="float" office:value="-1.102">
                <text:p>-1.1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505">
                <text:p>16.505</text:p>
              </table:table-cell>
              <table:table-cell office:value-type="float" office:value="-1.054">
                <text:p>-1.0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578">
                <text:p>16.578</text:p>
              </table:table-cell>
              <table:table-cell office:value-type="float" office:value="-0.972">
                <text:p>-0.9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655">
                <text:p>16.65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732">
                <text:p>16.732</text:p>
              </table:table-cell>
              <table:table-cell office:value-type="float" office:value="1.249">
                <text:p>1.2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807">
                <text:p>16.807</text:p>
              </table:table-cell>
              <table:table-cell office:value-type="float" office:value="14.098">
                <text:p>14.0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884">
                <text:p>16.884</text:p>
              </table:table-cell>
              <table:table-cell office:value-type="float" office:value="-3.289">
                <text:p>-3.2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96">
                <text:p>16.96</text:p>
              </table:table-cell>
              <table:table-cell office:value-type="float" office:value="-6.81">
                <text:p>-6.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037">
                <text:p>17.037</text:p>
              </table:table-cell>
              <table:table-cell office:value-type="float" office:value="-9.692">
                <text:p>-9.6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114">
                <text:p>17.114</text:p>
              </table:table-cell>
              <table:table-cell office:value-type="float" office:value="-3.31">
                <text:p>-3.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19">
                <text:p>17.19</text:p>
              </table:table-cell>
              <table:table-cell office:value-type="float" office:value="-3.799">
                <text:p>-3.7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266">
                <text:p>17.266</text:p>
              </table:table-cell>
              <table:table-cell office:value-type="float" office:value="-3.553">
                <text:p>-3.5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343">
                <text:p>17.343</text:p>
              </table:table-cell>
              <table:table-cell office:value-type="float" office:value="-3.215">
                <text:p>-3.2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417">
                <text:p>17.417</text:p>
              </table:table-cell>
              <table:table-cell office:value-type="float" office:value="-3.103">
                <text:p>-3.1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492">
                <text:p>17.492</text:p>
              </table:table-cell>
              <table:table-cell office:value-type="float" office:value="-2.929">
                <text:p>-2.9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568">
                <text:p>17.568</text:p>
              </table:table-cell>
              <table:table-cell office:value-type="float" office:value="-2.798">
                <text:p>-2.7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644">
                <text:p>17.644</text:p>
              </table:table-cell>
              <table:table-cell office:value-type="float" office:value="-2.699">
                <text:p>-2.6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721">
                <text:p>17.721</text:p>
              </table:table-cell>
              <table:table-cell office:value-type="float" office:value="-2.587">
                <text:p>-2.5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797">
                <text:p>17.797</text:p>
              </table:table-cell>
              <table:table-cell office:value-type="float" office:value="-2.337">
                <text:p>-2.3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872">
                <text:p>17.872</text:p>
              </table:table-cell>
              <table:table-cell office:value-type="float" office:value="-2.087">
                <text:p>-2.0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949">
                <text:p>17.949</text:p>
              </table:table-cell>
              <table:table-cell office:value-type="float" office:value="-1.868">
                <text:p>-1.8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.025">
                <text:p>18.025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101">
                <text:p>18.101</text:p>
              </table:table-cell>
              <table:table-cell office:value-type="float" office:value="-1.597">
                <text:p>-1.5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177">
                <text:p>18.177</text:p>
              </table:table-cell>
              <table:table-cell office:value-type="float" office:value="-1.443">
                <text:p>-1.4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253">
                <text:p>18.253</text:p>
              </table:table-cell>
              <table:table-cell office:value-type="float" office:value="-1.343">
                <text:p>-1.3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329">
                <text:p>18.329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405">
                <text:p>18.405</text:p>
              </table:table-cell>
              <table:table-cell office:value-type="float" office:value="-1.161">
                <text:p>-1.1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.481">
                <text:p>18.481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.557">
                <text:p>18.557</text:p>
              </table:table-cell>
              <table:table-cell office:value-type="float" office:value="-1.019">
                <text:p>-1.0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.633">
                <text:p>18.633</text:p>
              </table:table-cell>
              <table:table-cell office:value-type="float" office:value="-0.937">
                <text:p>-0.9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709">
                <text:p>18.709</text:p>
              </table:table-cell>
              <table:table-cell office:value-type="float" office:value="-0.926">
                <text:p>-0.9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783">
                <text:p>18.783</text:p>
              </table:table-cell>
              <table:table-cell office:value-type="float" office:value="-0.844">
                <text:p>-0.8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86">
                <text:p>18.8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935">
                <text:p>18.935</text:p>
              </table:table-cell>
              <table:table-cell office:value-type="float" office:value="1.606">
                <text:p>1.6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012">
                <text:p>19.012</text:p>
              </table:table-cell>
              <table:table-cell office:value-type="float" office:value="9.918">
                <text:p>9.9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088">
                <text:p>19.088</text:p>
              </table:table-cell>
              <table:table-cell office:value-type="float" office:value="5.884">
                <text:p>5.8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165">
                <text:p>19.165</text:p>
              </table:table-cell>
              <table:table-cell office:value-type="float" office:value="15.472">
                <text:p>15.4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24">
                <text:p>19.24</text:p>
              </table:table-cell>
              <table:table-cell office:value-type="float" office:value="-9.327">
                <text:p>-9.3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.317">
                <text:p>19.317</text:p>
              </table:table-cell>
              <table:table-cell office:value-type="float" office:value="-19.345">
                <text:p>-19.3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394">
                <text:p>19.394</text:p>
              </table:table-cell>
              <table:table-cell office:value-type="float" office:value="-4.664">
                <text:p>-4.6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.471">
                <text:p>19.471</text:p>
              </table:table-cell>
              <table:table-cell office:value-type="float" office:value="-6.724">
                <text:p>-6.7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547">
                <text:p>19.547</text:p>
              </table:table-cell>
              <table:table-cell office:value-type="float" office:value="-4.245">
                <text:p>-4.2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623">
                <text:p>19.623</text:p>
              </table:table-cell>
              <table:table-cell office:value-type="float" office:value="-3.755">
                <text:p>-3.7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696">
                <text:p>19.696</text:p>
              </table:table-cell>
              <table:table-cell office:value-type="float" office:value="-3.484">
                <text:p>-3.4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77">
                <text:p>19.77</text:p>
              </table:table-cell>
              <table:table-cell office:value-type="float" office:value="-3.278">
                <text:p>-3.2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843">
                <text:p>19.843</text:p>
              </table:table-cell>
              <table:table-cell office:value-type="float" office:value="-3.088">
                <text:p>-3.0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915">
                <text:p>19.915</text:p>
              </table:table-cell>
              <table:table-cell office:value-type="float" office:value="-3.063">
                <text:p>-3.0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988">
                <text:p>19.988</text:p>
              </table:table-cell>
              <table:table-cell office:value-type="float" office:value="-2.904">
                <text:p>-2.9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.062">
                <text:p>20.062</text:p>
              </table:table-cell>
              <table:table-cell office:value-type="float" office:value="-2.722">
                <text:p>-2.7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134">
                <text:p>20.134</text:p>
              </table:table-cell>
              <table:table-cell office:value-type="float" office:value="-2.635">
                <text:p>-2.6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207">
                <text:p>20.207</text:p>
              </table:table-cell>
              <table:table-cell office:value-type="float" office:value="-2.421">
                <text:p>-2.4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28">
                <text:p>20.28</text:p>
              </table:table-cell>
              <table:table-cell office:value-type="float" office:value="-2.195">
                <text:p>-2.1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354">
                <text:p>20.354</text:p>
              </table:table-cell>
              <table:table-cell office:value-type="float" office:value="-1.984">
                <text:p>-1.9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426">
                <text:p>20.426</text:p>
              </table:table-cell>
              <table:table-cell office:value-type="float" office:value="-1.772">
                <text:p>-1.77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499">
                <text:p>20.499</text:p>
              </table:table-cell>
              <table:table-cell office:value-type="float" office:value="-1.664">
                <text:p>-1.6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572">
                <text:p>20.572</text:p>
              </table:table-cell>
              <table:table-cell office:value-type="float" office:value="-1.545">
                <text:p>-1.5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645">
                <text:p>20.645</text:p>
              </table:table-cell>
              <table:table-cell office:value-type="float" office:value="-1.443">
                <text:p>-1.4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718">
                <text:p>20.718</text:p>
              </table:table-cell>
              <table:table-cell office:value-type="float" office:value="-1.343">
                <text:p>-1.3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791">
                <text:p>20.791</text:p>
              </table:table-cell>
              <table:table-cell office:value-type="float" office:value="-1.209">
                <text:p>-1.2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65">
                <text:p>20.865</text:p>
              </table:table-cell>
              <table:table-cell office:value-type="float" office:value="-1.173">
                <text:p>-1.1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937">
                <text:p>20.937</text:p>
              </table:table-cell>
              <table:table-cell office:value-type="float" office:value="-1.102">
                <text:p>-1.1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01">
                <text:p>21.01</text:p>
              </table:table-cell>
              <table:table-cell office:value-type="float" office:value="-1.007">
                <text:p>-1.0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84">
                <text:p>21.084</text:p>
              </table:table-cell>
              <table:table-cell office:value-type="float" office:value="-0.972">
                <text:p>-0.9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6">
                <text:p>21.16</text:p>
              </table:table-cell>
              <table:table-cell office:value-type="float" office:value="-0.728">
                <text:p>-0.7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36">
                <text:p>21.236</text:p>
              </table:table-cell>
              <table:table-cell office:value-type="float" office:value="2.553">
                <text:p>2.5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13">
                <text:p>21.313</text:p>
              </table:table-cell>
              <table:table-cell office:value-type="float" office:value="9.953">
                <text:p>9.9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389">
                <text:p>21.389</text:p>
              </table:table-cell>
              <table:table-cell office:value-type="float" office:value="8.186">
                <text:p>8.1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466">
                <text:p>21.466</text:p>
              </table:table-cell>
              <table:table-cell office:value-type="float" office:value="-16.352">
                <text:p>-16.3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541">
                <text:p>21.541</text:p>
              </table:table-cell>
              <table:table-cell office:value-type="float" office:value="-7.125">
                <text:p>-7.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618">
                <text:p>21.618</text:p>
              </table:table-cell>
              <table:table-cell office:value-type="float" office:value="-3.646">
                <text:p>-3.6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695">
                <text:p>21.695</text:p>
              </table:table-cell>
              <table:table-cell office:value-type="float" office:value="-3.909">
                <text:p>-3.9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772">
                <text:p>21.772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.848">
                <text:p>21.848</text:p>
              </table:table-cell>
              <table:table-cell office:value-type="float" office:value="-3.139">
                <text:p>-3.1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.918">
                <text:p>21.918</text:p>
              </table:table-cell>
              <table:table-cell office:value-type="float" office:value="-3.008">
                <text:p>-3.0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.994">
                <text:p>21.994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07">
                <text:p>22.07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146">
                <text:p>22.146</text:p>
              </table:table-cell>
              <table:table-cell office:value-type="float" office:value="-2.661">
                <text:p>-2.6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222">
                <text:p>22.222</text:p>
              </table:table-cell>
              <table:table-cell office:value-type="float" office:value="-2.505">
                <text:p>-2.5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298">
                <text:p>22.298</text:p>
              </table:table-cell>
              <table:table-cell office:value-type="float" office:value="-2.211">
                <text:p>-2.2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374">
                <text:p>22.374</text:p>
              </table:table-cell>
              <table:table-cell office:value-type="float" office:value="-2.056">
                <text:p>-2.0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451">
                <text:p>22.451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526">
                <text:p>22.526</text:p>
              </table:table-cell>
              <table:table-cell office:value-type="float" office:value="-1.664">
                <text:p>-1.6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602">
                <text:p>22.602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.678">
                <text:p>22.678</text:p>
              </table:table-cell>
              <table:table-cell office:value-type="float" office:value="-1.392">
                <text:p>-1.3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.755">
                <text:p>22.755</text:p>
              </table:table-cell>
              <table:table-cell office:value-type="float" office:value="-1.307">
                <text:p>-1.3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.831">
                <text:p>22.831</text:p>
              </table:table-cell>
              <table:table-cell office:value-type="float" office:value="-1.173">
                <text:p>-1.1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.906">
                <text:p>22.906</text:p>
              </table:table-cell>
              <table:table-cell office:value-type="float" office:value="-1.137">
                <text:p>-1.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.983">
                <text:p>22.983</text:p>
              </table:table-cell>
              <table:table-cell office:value-type="float" office:value="-1.078">
                <text:p>-1.0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059">
                <text:p>23.059</text:p>
              </table:table-cell>
              <table:table-cell office:value-type="float" office:value="-0.972">
                <text:p>-0.9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135">
                <text:p>23.13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212">
                <text:p>23.212</text:p>
              </table:table-cell>
              <table:table-cell office:value-type="float" office:value="-0.902">
                <text:p>-0.9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284">
                <text:p>23.284</text:p>
              </table:table-cell>
              <table:table-cell office:value-type="float" office:value="-0.879">
                <text:p>-0.8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361">
                <text:p>23.361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3.437">
                <text:p>23.437</text:p>
              </table:table-cell>
              <table:table-cell office:value-type="float" office:value="2.797">
                <text:p>2.7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.514">
                <text:p>23.514</text:p>
              </table:table-cell>
              <table:table-cell office:value-type="float" office:value="2.503">
                <text:p>2.5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.589">
                <text:p>23.589</text:p>
              </table:table-cell>
              <table:table-cell office:value-type="float" office:value="-6.623">
                <text:p>-6.6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.666">
                <text:p>23.666</text:p>
              </table:table-cell>
              <table:table-cell office:value-type="float" office:value="8.566">
                <text:p>8.5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.742">
                <text:p>23.742</text:p>
              </table:table-cell>
              <table:table-cell office:value-type="float" office:value="-8.533">
                <text:p>-8.5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819">
                <text:p>23.819</text:p>
              </table:table-cell>
              <table:table-cell office:value-type="float" office:value="-14.954">
                <text:p>-14.9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896">
                <text:p>23.896</text:p>
              </table:table-cell>
              <table:table-cell office:value-type="float" office:value="-6.322">
                <text:p>-6.3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972">
                <text:p>23.972</text:p>
              </table:table-cell>
              <table:table-cell office:value-type="float" office:value="-6.617">
                <text:p>-6.6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048">
                <text:p>24.048</text:p>
              </table:table-cell>
              <table:table-cell office:value-type="float" office:value="-4.003">
                <text:p>-4.0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125">
                <text:p>24.125</text:p>
              </table:table-cell>
              <table:table-cell office:value-type="float" office:value="-3.871">
                <text:p>-3.8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.198">
                <text:p>24.198</text:p>
              </table:table-cell>
              <table:table-cell office:value-type="float" office:value="-3.603">
                <text:p>-3.6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271">
                <text:p>24.271</text:p>
              </table:table-cell>
              <table:table-cell office:value-type="float" office:value="-3.341">
                <text:p>-3.3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344">
                <text:p>24.344</text:p>
              </table:table-cell>
              <table:table-cell office:value-type="float" office:value="-3.048">
                <text:p>-3.0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417">
                <text:p>24.417</text:p>
              </table:table-cell>
              <table:table-cell office:value-type="float" office:value="-2.939">
                <text:p>-2.9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489">
                <text:p>24.489</text:p>
              </table:table-cell>
              <table:table-cell office:value-type="float" office:value="-2.827">
                <text:p>-2.8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563">
                <text:p>24.563</text:p>
              </table:table-cell>
              <table:table-cell office:value-type="float" office:value="-2.746">
                <text:p>-2.7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636">
                <text:p>24.636</text:p>
              </table:table-cell>
              <table:table-cell office:value-type="float" office:value="-2.603">
                <text:p>-2.6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709">
                <text:p>24.709</text:p>
              </table:table-cell>
              <table:table-cell office:value-type="float" office:value="-2.438">
                <text:p>-2.4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782">
                <text:p>24.782</text:p>
              </table:table-cell>
              <table:table-cell office:value-type="float" office:value="-2.164">
                <text:p>-2.1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855">
                <text:p>24.855</text:p>
              </table:table-cell>
              <table:table-cell office:value-type="float" office:value="-1.955">
                <text:p>-1.9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928">
                <text:p>24.928</text:p>
              </table:table-cell>
              <table:table-cell office:value-type="float" office:value="-1.772">
                <text:p>-1.7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">
                <text:p>25</text:p>
              </table:table-cell>
              <table:table-cell office:value-type="float" office:value="-1.597">
                <text:p>-1.5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.074">
                <text:p>25.074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.147">
                <text:p>25.147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.22">
                <text:p>25.22</text:p>
              </table:table-cell>
              <table:table-cell office:value-type="float" office:value="-1.319">
                <text:p>-1.3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292">
                <text:p>25.292</text:p>
              </table:table-cell>
              <table:table-cell office:value-type="float" office:value="-1.197">
                <text:p>-1.1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366">
                <text:p>25.366</text:p>
              </table:table-cell>
              <table:table-cell office:value-type="float" office:value="-1.173">
                <text:p>-1.1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439">
                <text:p>25.439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511">
                <text:p>25.511</text:p>
              </table:table-cell>
              <table:table-cell office:value-type="float" office:value="-1.066">
                <text:p>-1.0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585">
                <text:p>25.585</text:p>
              </table:table-cell>
              <table:table-cell office:value-type="float" office:value="-1.007">
                <text:p>-1.0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661">
                <text:p>25.661</text:p>
              </table:table-cell>
              <table:table-cell office:value-type="float" office:value="-0.763">
                <text:p>-0.7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738">
                <text:p>25.73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815">
                <text:p>25.815</text:p>
              </table:table-cell>
              <table:table-cell office:value-type="float" office:value="5.444">
                <text:p>5.4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89">
                <text:p>25.89</text:p>
              </table:table-cell>
              <table:table-cell office:value-type="float" office:value="-4.198">
                <text:p>-4.1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967">
                <text:p>25.967</text:p>
              </table:table-cell>
              <table:table-cell office:value-type="float" office:value="-14.326">
                <text:p>-14.3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043">
                <text:p>26.043</text:p>
              </table:table-cell>
              <table:table-cell office:value-type="float" office:value="5.664">
                <text:p>5.6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.12">
                <text:p>26.12</text:p>
              </table:table-cell>
              <table:table-cell office:value-type="float" office:value="-16.088">
                <text:p>-16.0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196">
                <text:p>26.196</text:p>
              </table:table-cell>
              <table:table-cell office:value-type="float" office:value="-4.97">
                <text:p>-4.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272">
                <text:p>26.272</text:p>
              </table:table-cell>
              <table:table-cell office:value-type="float" office:value="-6.746">
                <text:p>-6.7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349">
                <text:p>26.349</text:p>
              </table:table-cell>
              <table:table-cell office:value-type="float" office:value="-4.618">
                <text:p>-4.6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426">
                <text:p>26.426</text:p>
              </table:table-cell>
              <table:table-cell office:value-type="float" office:value="-3.943">
                <text:p>-3.9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499">
                <text:p>26.499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571">
                <text:p>26.571</text:p>
              </table:table-cell>
              <table:table-cell office:value-type="float" office:value="-3.394">
                <text:p>-3.3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645">
                <text:p>26.645</text:p>
              </table:table-cell>
              <table:table-cell office:value-type="float" office:value="-3.211">
                <text:p>-3.2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718">
                <text:p>26.718</text:p>
              </table:table-cell>
              <table:table-cell office:value-type="float" office:value="-3.088">
                <text:p>-3.0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.79">
                <text:p>26.79</text:p>
              </table:table-cell>
              <table:table-cell office:value-type="float" office:value="-2.949">
                <text:p>-2.9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.863">
                <text:p>26.863</text:p>
              </table:table-cell>
              <table:table-cell office:value-type="float" office:value="-2.827">
                <text:p>-2.8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937">
                <text:p>26.937</text:p>
              </table:table-cell>
              <table:table-cell office:value-type="float" office:value="-2.704">
                <text:p>-2.7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01">
                <text:p>27.01</text:p>
              </table:table-cell>
              <table:table-cell office:value-type="float" office:value="-2.62">
                <text:p>-2.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082">
                <text:p>27.082</text:p>
              </table:table-cell>
              <table:table-cell office:value-type="float" office:value="-2.371">
                <text:p>-2.3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155">
                <text:p>27.155</text:p>
              </table:table-cell>
              <table:table-cell office:value-type="float" office:value="-2.149">
                <text:p>-2.1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.229">
                <text:p>27.229</text:p>
              </table:table-cell>
              <table:table-cell office:value-type="float" office:value="-2.071">
                <text:p>-2.0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.301">
                <text:p>27.301</text:p>
              </table:table-cell>
              <table:table-cell office:value-type="float" office:value="-1.597">
                <text:p>-1.5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.374">
                <text:p>27.374</text:p>
              </table:table-cell>
              <table:table-cell office:value-type="float" office:value="-1.664">
                <text:p>-1.6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.447">
                <text:p>27.447</text:p>
              </table:table-cell>
              <table:table-cell office:value-type="float" office:value="-1.481">
                <text:p>-1.4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.521">
                <text:p>27.521</text:p>
              </table:table-cell>
              <table:table-cell office:value-type="float" office:value="-1.443">
                <text:p>-1.4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.593">
                <text:p>27.593</text:p>
              </table:table-cell>
              <table:table-cell office:value-type="float" office:value="-1.319">
                <text:p>-1.3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.666">
                <text:p>27.666</text:p>
              </table:table-cell>
              <table:table-cell office:value-type="float" office:value="-1.161">
                <text:p>-1.1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.739">
                <text:p>27.739</text:p>
              </table:table-cell>
              <table:table-cell office:value-type="float" office:value="-1.294">
                <text:p>-1.2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.812">
                <text:p>27.812</text:p>
              </table:table-cell>
              <table:table-cell office:value-type="float" office:value="-1.007">
                <text:p>-1.00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.886">
                <text:p>27.886</text:p>
              </table:table-cell>
              <table:table-cell office:value-type="float" office:value="-1.078">
                <text:p>-1.0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.962">
                <text:p>27.962</text:p>
              </table:table-cell>
              <table:table-cell office:value-type="float" office:value="-0.798">
                <text:p>-0.7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.039">
                <text:p>28.039</text:p>
              </table:table-cell>
              <table:table-cell office:value-type="float" office:value="1.567">
                <text:p>1.5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.114">
                <text:p>28.114</text:p>
              </table:table-cell>
              <table:table-cell office:value-type="float" office:value="13.131">
                <text:p>13.1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.191">
                <text:p>28.191</text:p>
              </table:table-cell>
              <table:table-cell office:value-type="float" office:value="8.913">
                <text:p>8.9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.267">
                <text:p>28.267</text:p>
              </table:table-cell>
              <table:table-cell office:value-type="float" office:value="17.913">
                <text:p>17.9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.344">
                <text:p>28.344</text:p>
              </table:table-cell>
              <table:table-cell office:value-type="float" office:value="-8.265">
                <text:p>-8.2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.421">
                <text:p>28.421</text:p>
              </table:table-cell>
              <table:table-cell office:value-type="float" office:value="-5.222">
                <text:p>-5.2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.497">
                <text:p>28.497</text:p>
              </table:table-cell>
              <table:table-cell office:value-type="float" office:value="-3.777">
                <text:p>-3.7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.573">
                <text:p>28.573</text:p>
              </table:table-cell>
              <table:table-cell office:value-type="float" office:value="-3.538">
                <text:p>-3.5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.65">
                <text:p>28.65</text:p>
              </table:table-cell>
              <table:table-cell office:value-type="float" office:value="-3.185">
                <text:p>-3.1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.723">
                <text:p>28.723</text:p>
              </table:table-cell>
              <table:table-cell office:value-type="float" office:value="-3.078">
                <text:p>-3.0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.8">
                <text:p>28.8</text:p>
              </table:table-cell>
              <table:table-cell office:value-type="float" office:value="-2.885">
                <text:p>-2.8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.875">
                <text:p>28.875</text:p>
              </table:table-cell>
              <table:table-cell office:value-type="float" office:value="-2.803">
                <text:p>-2.8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.951">
                <text:p>28.951</text:p>
              </table:table-cell>
              <table:table-cell office:value-type="float" office:value="-2.694">
                <text:p>-2.6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.028">
                <text:p>29.028</text:p>
              </table:table-cell>
              <table:table-cell office:value-type="float" office:value="-2.603">
                <text:p>-2.6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.104">
                <text:p>29.104</text:p>
              </table:table-cell>
              <table:table-cell office:value-type="float" office:value="-2.304">
                <text:p>-2.3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.179">
                <text:p>29.179</text:p>
              </table:table-cell>
              <table:table-cell office:value-type="float" office:value="-2.102">
                <text:p>-2.1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.255">
                <text:p>29.255</text:p>
              </table:table-cell>
              <table:table-cell office:value-type="float" office:value="-1.869">
                <text:p>-1.8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.332">
                <text:p>29.332</text:p>
              </table:table-cell>
              <table:table-cell office:value-type="float" office:value="-1.677">
                <text:p>-1.6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.408">
                <text:p>29.408</text:p>
              </table:table-cell>
              <table:table-cell office:value-type="float" office:value="-1.571">
                <text:p>-1.5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.484">
                <text:p>29.484</text:p>
              </table:table-cell>
              <table:table-cell office:value-type="float" office:value="-1.343">
                <text:p>-1.3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.56">
                <text:p>29.56</text:p>
              </table:table-cell>
              <table:table-cell office:value-type="float" office:value="-1.173">
                <text:p>-1.1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.636">
                <text:p>29.636</text:p>
              </table:table-cell>
              <table:table-cell office:value-type="float" office:value="-1.221">
                <text:p>-1.2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.712">
                <text:p>29.712</text:p>
              </table:table-cell>
              <table:table-cell office:value-type="float" office:value="-1.137">
                <text:p>-1.1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.788">
                <text:p>29.788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.864">
                <text:p>29.86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.94">
                <text:p>29.94</text:p>
              </table:table-cell>
              <table:table-cell office:value-type="float" office:value="-0.949">
                <text:p>-0.9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0.016">
                <text:p>30.016</text:p>
              </table:table-cell>
              <table:table-cell office:value-type="float" office:value="-0.972">
                <text:p>-0.9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.09">
                <text:p>30.09</text:p>
              </table:table-cell>
              <table:table-cell office:value-type="float" office:value="-0.879">
                <text:p>-0.8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0.167">
                <text:p>30.167</text:p>
              </table:table-cell>
              <table:table-cell office:value-type="float" office:value="-0.635">
                <text:p>-0.6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.242">
                <text:p>30.242</text:p>
              </table:table-cell>
              <table:table-cell office:value-type="float" office:value="2.154">
                <text:p>2.1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0.319">
                <text:p>30.319</text:p>
              </table:table-cell>
              <table:table-cell office:value-type="float" office:value="-8.866">
                <text:p>-8.8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.395">
                <text:p>30.395</text:p>
              </table:table-cell>
              <table:table-cell office:value-type="float" office:value="-5.456">
                <text:p>-5.4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.472">
                <text:p>30.472</text:p>
              </table:table-cell>
              <table:table-cell office:value-type="float" office:value="-5.472">
                <text:p>-5.4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.547">
                <text:p>30.547</text:p>
              </table:table-cell>
              <table:table-cell office:value-type="float" office:value="-13.789">
                <text:p>-13.7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0.624">
                <text:p>30.624</text:p>
              </table:table-cell>
              <table:table-cell office:value-type="float" office:value="-18.168">
                <text:p>-18.1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.701">
                <text:p>30.701</text:p>
              </table:table-cell>
              <table:table-cell office:value-type="float" office:value="-6.436">
                <text:p>-6.4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.778">
                <text:p>30.778</text:p>
              </table:table-cell>
              <table:table-cell office:value-type="float" office:value="-6.383">
                <text:p>-6.3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.854">
                <text:p>30.854</text:p>
              </table:table-cell>
              <table:table-cell office:value-type="float" office:value="-3.993">
                <text:p>-3.9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.93">
                <text:p>30.93</text:p>
              </table:table-cell>
              <table:table-cell office:value-type="float" office:value="-3.865">
                <text:p>-3.86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1.004">
                <text:p>31.004</text:p>
              </table:table-cell>
              <table:table-cell office:value-type="float" office:value="-3.436">
                <text:p>-3.4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1.077">
                <text:p>31.077</text:p>
              </table:table-cell>
              <table:table-cell office:value-type="float" office:value="-3.222">
                <text:p>-3.2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1.15">
                <text:p>31.15</text:p>
              </table:table-cell>
              <table:table-cell office:value-type="float" office:value="-3.099">
                <text:p>-3.0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1.222">
                <text:p>31.222</text:p>
              </table:table-cell>
              <table:table-cell office:value-type="float" office:value="-2.968">
                <text:p>-2.9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.296">
                <text:p>31.296</text:p>
              </table:table-cell>
              <table:table-cell office:value-type="float" office:value="-2.846">
                <text:p>-2.8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1.369">
                <text:p>31.369</text:p>
              </table:table-cell>
              <table:table-cell office:value-type="float" office:value="-2.722">
                <text:p>-2.7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1.441">
                <text:p>31.441</text:p>
              </table:table-cell>
              <table:table-cell office:value-type="float" office:value="-2.609">
                <text:p>-2.6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1.514">
                <text:p>31.514</text:p>
              </table:table-cell>
              <table:table-cell office:value-type="float" office:value="-2.454">
                <text:p>-2.4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1.588">
                <text:p>31.588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.661">
                <text:p>31.661</text:p>
              </table:table-cell>
              <table:table-cell office:value-type="float" office:value="-1.927">
                <text:p>-1.9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1.733">
                <text:p>31.733</text:p>
              </table:table-cell>
              <table:table-cell office:value-type="float" office:value="-1.799">
                <text:p>-1.7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1.806">
                <text:p>31.806</text:p>
              </table:table-cell>
              <table:table-cell office:value-type="float" office:value="-1.704">
                <text:p>-1.7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1.88">
                <text:p>31.88</text:p>
              </table:table-cell>
              <table:table-cell office:value-type="float" office:value="-1.481">
                <text:p>-1.4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.952">
                <text:p>31.952</text:p>
              </table:table-cell>
              <table:table-cell office:value-type="float" office:value="-1.443">
                <text:p>-1.4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.025">
                <text:p>32.025</text:p>
              </table:table-cell>
              <table:table-cell office:value-type="float" office:value="-1.319">
                <text:p>-1.3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2.098">
                <text:p>32.098</text:p>
              </table:table-cell>
              <table:table-cell office:value-type="float" office:value="-1.233">
                <text:p>-1.2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.172">
                <text:p>32.172</text:p>
              </table:table-cell>
              <table:table-cell office:value-type="float" office:value="-1.161">
                <text:p>-1.1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2.244">
                <text:p>32.244</text:p>
              </table:table-cell>
              <table:table-cell office:value-type="float" office:value="-1.078">
                <text:p>-1.07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.317">
                <text:p>32.317</text:p>
              </table:table-cell>
              <table:table-cell office:value-type="float" office:value="-1.054">
                <text:p>-1.0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.391">
                <text:p>32.391</text:p>
              </table:table-cell>
              <table:table-cell office:value-type="float" office:value="-0.984">
                <text:p>-0.9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.467">
                <text:p>32.467</text:p>
              </table:table-cell>
              <table:table-cell office:value-type="float" office:value="-0.751">
                <text:p>-0.7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.543">
                <text:p>32.543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2.62">
                <text:p>32.62</text:p>
              </table:table-cell>
              <table:table-cell office:value-type="float" office:value="-7.158">
                <text:p>-7.1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.696">
                <text:p>32.696</text:p>
              </table:table-cell>
              <table:table-cell office:value-type="float" office:value="11.392">
                <text:p>11.39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2.773">
                <text:p>32.773</text:p>
              </table:table-cell>
              <table:table-cell office:value-type="float" office:value="19.011">
                <text:p>19.0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2.848">
                <text:p>32.848</text:p>
              </table:table-cell>
              <table:table-cell office:value-type="float" office:value="-6.266">
                <text:p>-6.2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2.925">
                <text:p>32.925</text:p>
              </table:table-cell>
              <table:table-cell office:value-type="float" office:value="-12.96">
                <text:p>-12.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3.002">
                <text:p>33.002</text:p>
              </table:table-cell>
              <table:table-cell office:value-type="float" office:value="-5.603">
                <text:p>-5.6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3.078">
                <text:p>33.078</text:p>
              </table:table-cell>
              <table:table-cell office:value-type="float" office:value="-6.812">
                <text:p>-6.8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3.155">
                <text:p>33.155</text:p>
              </table:table-cell>
              <table:table-cell office:value-type="float" office:value="-4.166">
                <text:p>-4.1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3.231">
                <text:p>33.231</text:p>
              </table:table-cell>
              <table:table-cell office:value-type="float" office:value="-3.854">
                <text:p>-3.8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3.304">
                <text:p>33.304</text:p>
              </table:table-cell>
              <table:table-cell office:value-type="float" office:value="-3.549">
                <text:p>-3.5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.377">
                <text:p>33.377</text:p>
              </table:table-cell>
              <table:table-cell office:value-type="float" office:value="-3.394">
                <text:p>-3.3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3.451">
                <text:p>33.451</text:p>
              </table:table-cell>
              <table:table-cell office:value-type="float" office:value="-3.17">
                <text:p>-3.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3.523">
                <text:p>33.523</text:p>
              </table:table-cell>
              <table:table-cell office:value-type="float" office:value="-3.108">
                <text:p>-3.1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3.596">
                <text:p>33.596</text:p>
              </table:table-cell>
              <table:table-cell office:value-type="float" office:value="-2.944">
                <text:p>-2.9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3.669">
                <text:p>33.669</text:p>
              </table:table-cell>
              <table:table-cell office:value-type="float" office:value="-2.784">
                <text:p>-2.7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3.742">
                <text:p>33.742</text:p>
              </table:table-cell>
              <table:table-cell office:value-type="float" office:value="-2.689">
                <text:p>-2.6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.815">
                <text:p>33.815</text:p>
              </table:table-cell>
              <table:table-cell office:value-type="float" office:value="-2.587">
                <text:p>-2.58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.888">
                <text:p>33.888</text:p>
              </table:table-cell>
              <table:table-cell office:value-type="float" office:value="-2.371">
                <text:p>-2.3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.96">
                <text:p>33.96</text:p>
              </table:table-cell>
              <table:table-cell office:value-type="float" office:value="-2.118">
                <text:p>-2.1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4.034">
                <text:p>34.034</text:p>
              </table:table-cell>
              <table:table-cell office:value-type="float" office:value="-1.927">
                <text:p>-1.9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4.107">
                <text:p>34.107</text:p>
              </table:table-cell>
              <table:table-cell office:value-type="float" office:value="-1.731">
                <text:p>-1.7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.18">
                <text:p>34.18</text:p>
              </table:table-cell>
              <table:table-cell office:value-type="float" office:value="-1.597">
                <text:p>-1.5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.252">
                <text:p>34.252</text:p>
              </table:table-cell>
              <table:table-cell office:value-type="float" office:value="-1.507">
                <text:p>-1.5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4.326">
                <text:p>34.326</text:p>
              </table:table-cell>
              <table:table-cell office:value-type="float" office:value="-1.417">
                <text:p>-1.4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4.399">
                <text:p>34.399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4.471">
                <text:p>34.471</text:p>
              </table:table-cell>
              <table:table-cell office:value-type="float" office:value="-1.197">
                <text:p>-1.1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4.544">
                <text:p>34.544</text:p>
              </table:table-cell>
              <table:table-cell office:value-type="float" office:value="-1.137">
                <text:p>-1.1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4.618">
                <text:p>34.618</text:p>
              </table:table-cell>
              <table:table-cell office:value-type="float" office:value="-1.102">
                <text:p>-1.1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.691">
                <text:p>34.691</text:p>
              </table:table-cell>
              <table:table-cell office:value-type="float" office:value="-1.007">
                <text:p>-1.0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4.767">
                <text:p>34.767</text:p>
              </table:table-cell>
              <table:table-cell office:value-type="float" office:value="-0.705">
                <text:p>-0.7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4.844">
                <text:p>34.844</text:p>
              </table:table-cell>
              <table:table-cell office:value-type="float" office:value="2.389">
                <text:p>2.3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.92">
                <text:p>34.92</text:p>
              </table:table-cell>
              <table:table-cell office:value-type="float" office:value="-10.831">
                <text:p>-10.8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4.997">
                <text:p>34.997</text:p>
              </table:table-cell>
              <table:table-cell office:value-type="float" office:value="-0.716">
                <text:p>-0.7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.073">
                <text:p>35.073</text:p>
              </table:table-cell>
              <table:table-cell office:value-type="float" office:value="25.864">
                <text:p>25.8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.149">
                <text:p>35.149</text:p>
              </table:table-cell>
              <table:table-cell office:value-type="float" office:value="-8.785">
                <text:p>-8.7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.226">
                <text:p>35.226</text:p>
              </table:table-cell>
              <table:table-cell office:value-type="float" office:value="-3.699">
                <text:p>-3.6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5.302">
                <text:p>35.302</text:p>
              </table:table-cell>
              <table:table-cell office:value-type="float" office:value="-3.705">
                <text:p>-3.7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.379">
                <text:p>35.379</text:p>
              </table:table-cell>
              <table:table-cell office:value-type="float" office:value="-3.506">
                <text:p>-3.5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.456">
                <text:p>35.456</text:p>
              </table:table-cell>
              <table:table-cell office:value-type="float" office:value="-3.185">
                <text:p>-3.1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.525">
                <text:p>35.525</text:p>
              </table:table-cell>
              <table:table-cell office:value-type="float" office:value="-3.093">
                <text:p>-3.0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5.601">
                <text:p>35.601</text:p>
              </table:table-cell>
              <table:table-cell office:value-type="float" office:value="-2.86">
                <text:p>-2.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.678">
                <text:p>35.678</text:p>
              </table:table-cell>
              <table:table-cell office:value-type="float" office:value="-2.784">
                <text:p>-2.7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.753">
                <text:p>35.753</text:p>
              </table:table-cell>
              <table:table-cell office:value-type="float" office:value="-2.694">
                <text:p>-2.6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.829">
                <text:p>35.829</text:p>
              </table:table-cell>
              <table:table-cell office:value-type="float" office:value="-2.582">
                <text:p>-2.5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.905">
                <text:p>35.905</text:p>
              </table:table-cell>
              <table:table-cell office:value-type="float" office:value="-2.242">
                <text:p>-2.2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.982">
                <text:p>35.982</text:p>
              </table:table-cell>
              <table:table-cell office:value-type="float" office:value="-2.118">
                <text:p>-2.1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6.058">
                <text:p>36.058</text:p>
              </table:table-cell>
              <table:table-cell office:value-type="float" office:value="-1.854">
                <text:p>-1.8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6.133">
                <text:p>36.133</text:p>
              </table:table-cell>
              <table:table-cell office:value-type="float" office:value="-1.677">
                <text:p>-1.6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6.21">
                <text:p>36.21</text:p>
              </table:table-cell>
              <table:table-cell office:value-type="float" office:value="-1.545">
                <text:p>-1.5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.286">
                <text:p>36.286</text:p>
              </table:table-cell>
              <table:table-cell office:value-type="float" office:value="-1.469">
                <text:p>-1.4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6.362">
                <text:p>36.362</text:p>
              </table:table-cell>
              <table:table-cell office:value-type="float" office:value="-1.307">
                <text:p>-1.3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6.438">
                <text:p>36.438</text:p>
              </table:table-cell>
              <table:table-cell office:value-type="float" office:value="-1.245">
                <text:p>-1.2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6.514">
                <text:p>36.514</text:p>
              </table:table-cell>
              <table:table-cell office:value-type="float" office:value="-1.149">
                <text:p>-1.1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6.59">
                <text:p>36.59</text:p>
              </table:table-cell>
              <table:table-cell office:value-type="float" office:value="-1.102">
                <text:p>-1.1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6.666">
                <text:p>36.666</text:p>
              </table:table-cell>
              <table:table-cell office:value-type="float" office:value="-0.949">
                <text:p>-0.9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.742">
                <text:p>36.742</text:p>
              </table:table-cell>
              <table:table-cell office:value-type="float" office:value="-0.972">
                <text:p>-0.9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.818">
                <text:p>36.818</text:p>
              </table:table-cell>
              <table:table-cell office:value-type="float" office:value="-0.926">
                <text:p>-0.9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.891">
                <text:p>36.891</text:p>
              </table:table-cell>
              <table:table-cell office:value-type="float" office:value="-0.867">
                <text:p>-0.8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6.968">
                <text:p>36.968</text:p>
              </table:table-cell>
              <table:table-cell office:value-type="float" office:value="-0.658">
                <text:p>-0.6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7.045">
                <text:p>37.045</text:p>
              </table:table-cell>
              <table:table-cell office:value-type="float" office:value="2.066">
                <text:p>2.0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7.121">
                <text:p>37.121</text:p>
              </table:table-cell>
              <table:table-cell office:value-type="float" office:value="9.475">
                <text:p>9.4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7.197">
                <text:p>37.197</text:p>
              </table:table-cell>
              <table:table-cell office:value-type="float" office:value="3.894">
                <text:p>3.8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7.273">
                <text:p>37.273</text:p>
              </table:table-cell>
              <table:table-cell office:value-type="float" office:value="-3.426">
                <text:p>-3.4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7.35">
                <text:p>37.35</text:p>
              </table:table-cell>
              <table:table-cell office:value-type="float" office:value="-10.162">
                <text:p>-10.1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7.426">
                <text:p>37.426</text:p>
              </table:table-cell>
              <table:table-cell office:value-type="float" office:value="-13.716">
                <text:p>-13.7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.502">
                <text:p>37.502</text:p>
              </table:table-cell>
              <table:table-cell office:value-type="float" office:value="-6.647">
                <text:p>-6.6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.579">
                <text:p>37.579</text:p>
              </table:table-cell>
              <table:table-cell office:value-type="float" office:value="-6.124">
                <text:p>-6.1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.656">
                <text:p>37.656</text:p>
              </table:table-cell>
              <table:table-cell office:value-type="float" office:value="-3.909">
                <text:p>-3.9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7.733">
                <text:p>37.733</text:p>
              </table:table-cell>
              <table:table-cell office:value-type="float" office:value="-3.86">
                <text:p>-3.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7.806">
                <text:p>37.806</text:p>
              </table:table-cell>
              <table:table-cell office:value-type="float" office:value="-3.506">
                <text:p>-3.5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.878">
                <text:p>37.878</text:p>
              </table:table-cell>
              <table:table-cell office:value-type="float" office:value="-3.252">
                <text:p>-3.2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.952">
                <text:p>37.952</text:p>
              </table:table-cell>
              <table:table-cell office:value-type="float" office:value="-3.129">
                <text:p>-3.1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8.025">
                <text:p>38.025</text:p>
              </table:table-cell>
              <table:table-cell office:value-type="float" office:value="-3.033">
                <text:p>-3.0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8.097">
                <text:p>38.097</text:p>
              </table:table-cell>
              <table:table-cell office:value-type="float" office:value="-2.846">
                <text:p>-2.8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8.17">
                <text:p>38.17</text:p>
              </table:table-cell>
              <table:table-cell office:value-type="float" office:value="-2.722">
                <text:p>-2.7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8.244">
                <text:p>38.244</text:p>
              </table:table-cell>
              <table:table-cell office:value-type="float" office:value="-2.635">
                <text:p>-2.6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8.317">
                <text:p>38.317</text:p>
              </table:table-cell>
              <table:table-cell office:value-type="float" office:value="-2.421">
                <text:p>-2.4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8.389">
                <text:p>38.389</text:p>
              </table:table-cell>
              <table:table-cell office:value-type="float" office:value="-2.226">
                <text:p>-2.2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8.462">
                <text:p>38.462</text:p>
              </table:table-cell>
              <table:table-cell office:value-type="float" office:value="-1.941">
                <text:p>-1.9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8.536">
                <text:p>38.536</text:p>
              </table:table-cell>
              <table:table-cell office:value-type="float" office:value="-1.812">
                <text:p>-1.8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.608">
                <text:p>38.608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.681">
                <text:p>38.681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.754">
                <text:p>38.754</text:p>
              </table:table-cell>
              <table:table-cell office:value-type="float" office:value="-1.417">
                <text:p>-1.4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8.828">
                <text:p>38.828</text:p>
              </table:table-cell>
              <table:table-cell office:value-type="float" office:value="-1.331">
                <text:p>-1.3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8.9">
                <text:p>38.9</text:p>
              </table:table-cell>
              <table:table-cell office:value-type="float" office:value="-1.258">
                <text:p>-1.2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8.973">
                <text:p>38.973</text:p>
              </table:table-cell>
              <table:table-cell office:value-type="float" office:value="-1.161">
                <text:p>-1.1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9.046">
                <text:p>39.046</text:p>
              </table:table-cell>
              <table:table-cell office:value-type="float" office:value="-1.114">
                <text:p>-1.1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.119">
                <text:p>39.119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9.193">
                <text:p>39.193</text:p>
              </table:table-cell>
              <table:table-cell office:value-type="float" office:value="-0.949">
                <text:p>-0.9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9.269">
                <text:p>39.269</text:p>
              </table:table-cell>
              <table:table-cell office:value-type="float" office:value="-0.658">
                <text:p>-0.6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.346">
                <text:p>39.346</text:p>
              </table:table-cell>
              <table:table-cell office:value-type="float" office:value="2.199">
                <text:p>2.1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.421">
                <text:p>39.421</text:p>
              </table:table-cell>
              <table:table-cell office:value-type="float" office:value="17.056">
                <text:p>17.0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.498">
                <text:p>39.498</text:p>
              </table:table-cell>
              <table:table-cell office:value-type="float" office:value="-3.41">
                <text:p>-3.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.574">
                <text:p>39.574</text:p>
              </table:table-cell>
              <table:table-cell office:value-type="float" office:value="18.124">
                <text:p>18.1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.651">
                <text:p>39.651</text:p>
              </table:table-cell>
              <table:table-cell office:value-type="float" office:value="-8.086">
                <text:p>-8.0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9.728">
                <text:p>39.728</text:p>
              </table:table-cell>
              <table:table-cell office:value-type="float" office:value="-11.025">
                <text:p>-11.0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9.803">
                <text:p>39.803</text:p>
              </table:table-cell>
              <table:table-cell office:value-type="float" office:value="-6.648">
                <text:p>-6.6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.88">
                <text:p>39.88</text:p>
              </table:table-cell>
              <table:table-cell office:value-type="float" office:value="-6.335">
                <text:p>-6.3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.957">
                <text:p>39.957</text:p>
              </table:table-cell>
              <table:table-cell office:value-type="float" office:value="-4.453">
                <text:p>-4.4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.034">
                <text:p>40.034</text:p>
              </table:table-cell>
              <table:table-cell office:value-type="float" office:value="-4.059">
                <text:p>-4.05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.107">
                <text:p>40.107</text:p>
              </table:table-cell>
              <table:table-cell office:value-type="float" office:value="-3.695">
                <text:p>-3.6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0.179">
                <text:p>40.179</text:p>
              </table:table-cell>
              <table:table-cell office:value-type="float" office:value="-3.468">
                <text:p>-3.46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.253">
                <text:p>40.253</text:p>
              </table:table-cell>
              <table:table-cell office:value-type="float" office:value="-3.185">
                <text:p>-3.1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.326">
                <text:p>40.326</text:p>
              </table:table-cell>
              <table:table-cell office:value-type="float" office:value="-3.038">
                <text:p>-3.0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.398">
                <text:p>40.398</text:p>
              </table:table-cell>
              <table:table-cell office:value-type="float" office:value="-2.894">
                <text:p>-2.8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.471">
                <text:p>40.471</text:p>
              </table:table-cell>
              <table:table-cell office:value-type="float" office:value="-2.798">
                <text:p>-2.7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.545">
                <text:p>40.545</text:p>
              </table:table-cell>
              <table:table-cell office:value-type="float" office:value="-2.722">
                <text:p>-2.7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.617">
                <text:p>40.617</text:p>
              </table:table-cell>
              <table:table-cell office:value-type="float" office:value="-2.603">
                <text:p>-2.6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.69">
                <text:p>40.69</text:p>
              </table:table-cell>
              <table:table-cell office:value-type="float" office:value="-2.421">
                <text:p>-2.4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.763">
                <text:p>40.763</text:p>
              </table:table-cell>
              <table:table-cell office:value-type="float" office:value="-2.273">
                <text:p>-2.2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.837">
                <text:p>40.837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.909">
                <text:p>40.909</text:p>
              </table:table-cell>
              <table:table-cell office:value-type="float" office:value="-1.812">
                <text:p>-1.8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.982">
                <text:p>40.982</text:p>
              </table:table-cell>
              <table:table-cell office:value-type="float" office:value="-1.664">
                <text:p>-1.6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1.055">
                <text:p>41.055</text:p>
              </table:table-cell>
              <table:table-cell office:value-type="float" office:value="-1.507">
                <text:p>-1.5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.128">
                <text:p>41.128</text:p>
              </table:table-cell>
              <table:table-cell office:value-type="float" office:value="-1.368">
                <text:p>-1.36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1.201">
                <text:p>41.201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1.274">
                <text:p>41.274</text:p>
              </table:table-cell>
              <table:table-cell office:value-type="float" office:value="-1.197">
                <text:p>-1.1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1.347">
                <text:p>41.347</text:p>
              </table:table-cell>
              <table:table-cell office:value-type="float" office:value="-1.125">
                <text:p>-1.1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.42">
                <text:p>41.42</text:p>
              </table:table-cell>
              <table:table-cell office:value-type="float" office:value="-1.066">
                <text:p>-1.06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.493">
                <text:p>41.493</text:p>
              </table:table-cell>
              <table:table-cell office:value-type="float" office:value="-1.054">
                <text:p>-1.0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.57">
                <text:p>41.57</text:p>
              </table:table-cell>
              <table:table-cell office:value-type="float" office:value="-0.774">
                <text:p>-0.77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.647">
                <text:p>41.647</text:p>
              </table:table-cell>
              <table:table-cell office:value-type="float" office:value="2.066">
                <text:p>2.0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.722">
                <text:p>41.722</text:p>
              </table:table-cell>
              <table:table-cell office:value-type="float" office:value="7.028">
                <text:p>7.02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.799">
                <text:p>41.799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.875">
                <text:p>41.875</text:p>
              </table:table-cell>
              <table:table-cell office:value-type="float" office:value="-19.284">
                <text:p>-19.2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.952">
                <text:p>41.952</text:p>
              </table:table-cell>
              <table:table-cell office:value-type="float" office:value="-9.163">
                <text:p>-9.1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2.028">
                <text:p>42.028</text:p>
              </table:table-cell>
              <table:table-cell office:value-type="float" office:value="-3.893">
                <text:p>-3.8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2.104">
                <text:p>42.104</text:p>
              </table:table-cell>
              <table:table-cell office:value-type="float" office:value="-4.161">
                <text:p>-4.1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2.181">
                <text:p>42.181</text:p>
              </table:table-cell>
              <table:table-cell office:value-type="float" office:value="-3.533">
                <text:p>-3.5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.258">
                <text:p>42.258</text:p>
              </table:table-cell>
              <table:table-cell office:value-type="float" office:value="-3.129">
                <text:p>-3.1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.331">
                <text:p>42.331</text:p>
              </table:table-cell>
              <table:table-cell office:value-type="float" office:value="-3.134">
                <text:p>-3.1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.406">
                <text:p>42.406</text:p>
              </table:table-cell>
              <table:table-cell office:value-type="float" office:value="-2.909">
                <text:p>-2.90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.483">
                <text:p>42.483</text:p>
              </table:table-cell>
              <table:table-cell office:value-type="float" office:value="-2.755">
                <text:p>-2.7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.559">
                <text:p>42.559</text:p>
              </table:table-cell>
              <table:table-cell office:value-type="float" office:value="-2.675">
                <text:p>-2.6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.635">
                <text:p>42.635</text:p>
              </table:table-cell>
              <table:table-cell office:value-type="float" office:value="-2.538">
                <text:p>-2.5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.711">
                <text:p>42.711</text:p>
              </table:table-cell>
              <table:table-cell office:value-type="float" office:value="-2.288">
                <text:p>-2.2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2.787">
                <text:p>42.787</text:p>
              </table:table-cell>
              <table:table-cell office:value-type="float" office:value="-2.012">
                <text:p>-2.01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.863">
                <text:p>42.863</text:p>
              </table:table-cell>
              <table:table-cell office:value-type="float" office:value="-1.826">
                <text:p>-1.8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.939">
                <text:p>42.939</text:p>
              </table:table-cell>
              <table:table-cell office:value-type="float" office:value="-1.677">
                <text:p>-1.6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3.015">
                <text:p>43.015</text:p>
              </table:table-cell>
              <table:table-cell office:value-type="float" office:value="-1.558">
                <text:p>-1.5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3.091">
                <text:p>43.091</text:p>
              </table:table-cell>
              <table:table-cell office:value-type="float" office:value="-1.443">
                <text:p>-1.44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3.167">
                <text:p>43.167</text:p>
              </table:table-cell>
              <table:table-cell office:value-type="float" office:value="-1.307">
                <text:p>-1.3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3.243">
                <text:p>43.243</text:p>
              </table:table-cell>
              <table:table-cell office:value-type="float" office:value="-1.209">
                <text:p>-1.20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3.32">
                <text:p>43.32</text:p>
              </table:table-cell>
              <table:table-cell office:value-type="float" office:value="-1.173">
                <text:p>-1.1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.396">
                <text:p>43.396</text:p>
              </table:table-cell>
              <table:table-cell office:value-type="float" office:value="-1.054">
                <text:p>-1.05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3.471">
                <text:p>43.471</text:p>
              </table:table-cell>
              <table:table-cell office:value-type="float" office:value="-1.019">
                <text:p>-1.0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3.547">
                <text:p>43.547</text:p>
              </table:table-cell>
              <table:table-cell office:value-type="float" office:value="-0.972">
                <text:p>-0.9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3.624">
                <text:p>43.624</text:p>
              </table:table-cell>
              <table:table-cell office:value-type="float" office:value="-0.902">
                <text:p>-0.9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3.698">
                <text:p>43.698</text:p>
              </table:table-cell>
              <table:table-cell office:value-type="float" office:value="-0.926">
                <text:p>-0.9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3.773">
                <text:p>43.773</text:p>
              </table:table-cell>
              <table:table-cell office:value-type="float" office:value="-0.611">
                <text:p>-0.6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3.85">
                <text:p>43.85</text:p>
              </table:table-cell>
              <table:table-cell office:value-type="float" office:value="2.561">
                <text:p>2.56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3.926">
                <text:p>43.926</text:p>
              </table:table-cell>
              <table:table-cell office:value-type="float" office:value="-16.013">
                <text:p>-16.0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4.003">
                <text:p>44.003</text:p>
              </table:table-cell>
              <table:table-cell office:value-type="float" office:value="-8.683">
                <text:p>-8.6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4.079">
                <text:p>44.079</text:p>
              </table:table-cell>
              <table:table-cell office:value-type="float" office:value="-8.326">
                <text:p>-8.3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4.155">
                <text:p>44.155</text:p>
              </table:table-cell>
              <table:table-cell office:value-type="float" office:value="9.138">
                <text:p>9.1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4.231">
                <text:p>44.231</text:p>
              </table:table-cell>
              <table:table-cell office:value-type="float" office:value="-16.955">
                <text:p>-16.9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4.308">
                <text:p>44.308</text:p>
              </table:table-cell>
              <table:table-cell office:value-type="float" office:value="-4.704">
                <text:p>-4.70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4.385">
                <text:p>44.385</text:p>
              </table:table-cell>
              <table:table-cell office:value-type="float" office:value="-6.479">
                <text:p>-6.47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4.462">
                <text:p>44.462</text:p>
              </table:table-cell>
              <table:table-cell office:value-type="float" office:value="-4.211">
                <text:p>-4.2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4.537">
                <text:p>44.537</text:p>
              </table:table-cell>
              <table:table-cell office:value-type="float" office:value="-3.777">
                <text:p>-3.7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4.611">
                <text:p>44.611</text:p>
              </table:table-cell>
              <table:table-cell office:value-type="float" office:value="-3.581">
                <text:p>-3.58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4.684">
                <text:p>44.684</text:p>
              </table:table-cell>
              <table:table-cell office:value-type="float" office:value="-3.294">
                <text:p>-3.29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4.756">
                <text:p>44.756</text:p>
              </table:table-cell>
              <table:table-cell office:value-type="float" office:value="-3.067">
                <text:p>-3.0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4.829">
                <text:p>44.829</text:p>
              </table:table-cell>
              <table:table-cell office:value-type="float" office:value="-2.933">
                <text:p>-2.9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4.903">
                <text:p>44.903</text:p>
              </table:table-cell>
              <table:table-cell office:value-type="float" office:value="-2.856">
                <text:p>-2.8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4.976">
                <text:p>44.976</text:p>
              </table:table-cell>
              <table:table-cell office:value-type="float" office:value="-2.746">
                <text:p>-2.7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5.048">
                <text:p>45.048</text:p>
              </table:table-cell>
              <table:table-cell office:value-type="float" office:value="-2.635">
                <text:p>-2.63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5.121">
                <text:p>45.121</text:p>
              </table:table-cell>
              <table:table-cell office:value-type="float" office:value="-2.471">
                <text:p>-2.47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5.195">
                <text:p>45.195</text:p>
              </table:table-cell>
              <table:table-cell office:value-type="float" office:value="-2.149">
                <text:p>-2.14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5.267">
                <text:p>45.267</text:p>
              </table:table-cell>
              <table:table-cell office:value-type="float" office:value="-2.012">
                <text:p>-2.0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5.34">
                <text:p>45.34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5.413">
                <text:p>45.413</text:p>
              </table:table-cell>
              <table:table-cell office:value-type="float" office:value="-1.637">
                <text:p>-1.63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5.487">
                <text:p>45.487</text:p>
              </table:table-cell>
              <table:table-cell office:value-type="float" office:value="-1.469">
                <text:p>-1.46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5.559">
                <text:p>45.559</text:p>
              </table:table-cell>
              <table:table-cell office:value-type="float" office:value="-1.417">
                <text:p>-1.4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5.632">
                <text:p>45.632</text:p>
              </table:table-cell>
              <table:table-cell office:value-type="float" office:value="-1.319">
                <text:p>-1.31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5.706">
                <text:p>45.706</text:p>
              </table:table-cell>
              <table:table-cell office:value-type="float" office:value="-1.294">
                <text:p>-1.2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5.778">
                <text:p>45.778</text:p>
              </table:table-cell>
              <table:table-cell office:value-type="float" office:value="-1.161">
                <text:p>-1.16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5.851">
                <text:p>45.851</text:p>
              </table:table-cell>
              <table:table-cell office:value-type="float" office:value="-1.114">
                <text:p>-1.1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.924">
                <text:p>45.924</text:p>
              </table:table-cell>
              <table:table-cell office:value-type="float" office:value="-1.054">
                <text:p>-1.05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5.998">
                <text:p>45.99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6.074">
                <text:p>46.074</text:p>
              </table:table-cell>
              <table:table-cell office:value-type="float" office:value="-0.705">
                <text:p>-0.7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6.15">
                <text:p>46.15</text:p>
              </table:table-cell>
              <table:table-cell office:value-type="float" office:value="1.726">
                <text:p>1.72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6.227">
                <text:p>46.227</text:p>
              </table:table-cell>
              <table:table-cell office:value-type="float" office:value="-15.105">
                <text:p>-15.10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6.304">
                <text:p>46.304</text:p>
              </table:table-cell>
              <table:table-cell office:value-type="float" office:value="-7.824">
                <text:p>-7.8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6.38">
                <text:p>46.38</text:p>
              </table:table-cell>
              <table:table-cell office:value-type="float" office:value="15.586">
                <text:p>15.58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6.456">
                <text:p>46.456</text:p>
              </table:table-cell>
              <table:table-cell office:value-type="float" office:value="-6.821">
                <text:p>-6.8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6.532">
                <text:p>46.532</text:p>
              </table:table-cell>
              <table:table-cell office:value-type="float" office:value="-3.706">
                <text:p>-3.7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6.609">
                <text:p>46.609</text:p>
              </table:table-cell>
              <table:table-cell office:value-type="float" office:value="-3.898">
                <text:p>-3.8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6.686">
                <text:p>46.686</text:p>
              </table:table-cell>
              <table:table-cell office:value-type="float" office:value="-3.522">
                <text:p>-3.5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6.763">
                <text:p>46.763</text:p>
              </table:table-cell>
              <table:table-cell office:value-type="float" office:value="-3.231">
                <text:p>-3.2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6.835">
                <text:p>46.835</text:p>
              </table:table-cell>
              <table:table-cell office:value-type="float" office:value="-3.139">
                <text:p>-3.13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6.911">
                <text:p>46.911</text:p>
              </table:table-cell>
              <table:table-cell office:value-type="float" office:value="-2.964">
                <text:p>-2.9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6.988">
                <text:p>46.988</text:p>
              </table:table-cell>
              <table:table-cell office:value-type="float" office:value="-2.793">
                <text:p>-2.79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7.064">
                <text:p>47.064</text:p>
              </table:table-cell>
              <table:table-cell office:value-type="float" office:value="-2.685">
                <text:p>-2.68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7.139">
                <text:p>47.139</text:p>
              </table:table-cell>
              <table:table-cell office:value-type="float" office:value="-2.603">
                <text:p>-2.60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7.215">
                <text:p>47.215</text:p>
              </table:table-cell>
              <table:table-cell office:value-type="float" office:value="-2.337">
                <text:p>-2.33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7.292">
                <text:p>47.292</text:p>
              </table:table-cell>
              <table:table-cell office:value-type="float" office:value="-2.118">
                <text:p>-2.1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7.368">
                <text:p>47.368</text:p>
              </table:table-cell>
              <table:table-cell office:value-type="float" office:value="-1.883">
                <text:p>-1.88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7.443">
                <text:p>47.443</text:p>
              </table:table-cell>
              <table:table-cell office:value-type="float" office:value="-1.718">
                <text:p>-1.71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7.52">
                <text:p>47.52</text:p>
              </table:table-cell>
              <table:table-cell office:value-type="float" office:value="-1.571">
                <text:p>-1.57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7.596">
                <text:p>47.596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7.672">
                <text:p>47.672</text:p>
              </table:table-cell>
              <table:table-cell office:value-type="float" office:value="-1.343">
                <text:p>-1.34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7.748">
                <text:p>47.748</text:p>
              </table:table-cell>
              <table:table-cell office:value-type="float" office:value="-1.245">
                <text:p>-1.24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7.824">
                <text:p>47.824</text:p>
              </table:table-cell>
              <table:table-cell office:value-type="float" office:value="-1.125">
                <text:p>-1.1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7.9">
                <text:p>47.9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7.976">
                <text:p>47.976</text:p>
              </table:table-cell>
              <table:table-cell office:value-type="float" office:value="-1.019">
                <text:p>-1.0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8.053">
                <text:p>48.053</text:p>
              </table:table-cell>
              <table:table-cell office:value-type="float" office:value="-0.984">
                <text:p>-0.98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8.129">
                <text:p>48.129</text:p>
              </table:table-cell>
              <table:table-cell office:value-type="float" office:value="-0.926">
                <text:p>-0.9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8.202">
                <text:p>48.202</text:p>
              </table:table-cell>
              <table:table-cell office:value-type="float" office:value="-0.914">
                <text:p>-0.91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8.278">
                <text:p>48.278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8.355">
                <text:p>48.355</text:p>
              </table:table-cell>
              <table:table-cell office:value-type="float" office:value="2.263">
                <text:p>2.2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8.432">
                <text:p>48.432</text:p>
              </table:table-cell>
              <table:table-cell office:value-type="float" office:value="10.266">
                <text:p>10.2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8.507">
                <text:p>48.507</text:p>
              </table:table-cell>
              <table:table-cell office:value-type="float" office:value="-18.604">
                <text:p>-18.6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8.584">
                <text:p>48.584</text:p>
              </table:table-cell>
              <table:table-cell office:value-type="float" office:value="21.199">
                <text:p>21.1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8.66">
                <text:p>48.66</text:p>
              </table:table-cell>
              <table:table-cell office:value-type="float" office:value="-12.74">
                <text:p>-12.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8.737">
                <text:p>48.737</text:p>
              </table:table-cell>
              <table:table-cell office:value-type="float" office:value="-16.004">
                <text:p>-16.0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8.814">
                <text:p>48.814</text:p>
              </table:table-cell>
              <table:table-cell office:value-type="float" office:value="-6.223">
                <text:p>-6.2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8.889">
                <text:p>48.889</text:p>
              </table:table-cell>
              <table:table-cell office:value-type="float" office:value="-6.618">
                <text:p>-6.6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8.966">
                <text:p>48.966</text:p>
              </table:table-cell>
              <table:table-cell office:value-type="float" office:value="-4.002">
                <text:p>-4.0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9.043">
                <text:p>49.043</text:p>
              </table:table-cell>
              <table:table-cell office:value-type="float" office:value="-3.943">
                <text:p>-3.94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9.116">
                <text:p>49.116</text:p>
              </table:table-cell>
              <table:table-cell office:value-type="float" office:value="-3.495">
                <text:p>-3.49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9.188">
                <text:p>49.188</text:p>
              </table:table-cell>
              <table:table-cell office:value-type="float" office:value="-3.263">
                <text:p>-3.26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9.262">
                <text:p>49.262</text:p>
              </table:table-cell>
              <table:table-cell office:value-type="float" office:value="-3.108">
                <text:p>-3.1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9.335">
                <text:p>49.335</text:p>
              </table:table-cell>
              <table:table-cell office:value-type="float" office:value="-3.008">
                <text:p>-3.0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9.408">
                <text:p>49.408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.48">
                <text:p>49.48</text:p>
              </table:table-cell>
              <table:table-cell office:value-type="float" office:value="-2.732">
                <text:p>-2.7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9.554">
                <text:p>49.554</text:p>
              </table:table-cell>
              <table:table-cell office:value-type="float" office:value="-2.651">
                <text:p>-2.65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9.627">
                <text:p>49.627</text:p>
              </table:table-cell>
              <table:table-cell office:value-type="float" office:value="-2.438">
                <text:p>-2.43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9.699">
                <text:p>49.699</text:p>
              </table:table-cell>
              <table:table-cell office:value-type="float" office:value="-2.288">
                <text:p>-2.28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9.772">
                <text:p>49.772</text:p>
              </table:table-cell>
              <table:table-cell office:value-type="float" office:value="-1.999">
                <text:p>-1.9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9.846">
                <text:p>49.846</text:p>
              </table:table-cell>
              <table:table-cell office:value-type="float" office:value="-1.853">
                <text:p>-1.8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9.918">
                <text:p>49.918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9.991">
                <text:p>49.991</text:p>
              </table:table-cell>
              <table:table-cell office:value-type="float" office:value="-1.545">
                <text:p>-1.5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0.064">
                <text:p>50.064</text:p>
              </table:table-cell>
              <table:table-cell office:value-type="float" office:value="-1.417">
                <text:p>-1.4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0.138">
                <text:p>50.138</text:p>
              </table:table-cell>
              <table:table-cell office:value-type="float" office:value="-1.331">
                <text:p>-1.3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0.21">
                <text:p>50.21</text:p>
              </table:table-cell>
              <table:table-cell office:value-type="float" office:value="-1.221">
                <text:p>-1.2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0.283">
                <text:p>50.283</text:p>
              </table:table-cell>
              <table:table-cell office:value-type="float" office:value="-1.185">
                <text:p>-1.18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0.356">
                <text:p>50.356</text:p>
              </table:table-cell>
              <table:table-cell office:value-type="float" office:value="-1.078">
                <text:p>-1.0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0.429">
                <text:p>50.429</text:p>
              </table:table-cell>
              <table:table-cell office:value-type="float" office:value="-1.054">
                <text:p>-1.05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.503">
                <text:p>50.503</text:p>
              </table:table-cell>
              <table:table-cell office:value-type="float" office:value="-0.937">
                <text:p>-0.9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.579">
                <text:p>50.579</text:p>
              </table:table-cell>
              <table:table-cell office:value-type="float" office:value="-0.751">
                <text:p>-0.75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.656">
                <text:p>50.656</text:p>
              </table:table-cell>
              <table:table-cell office:value-type="float" office:value="2.051">
                <text:p>2.0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.733">
                <text:p>50.733</text:p>
              </table:table-cell>
              <table:table-cell office:value-type="float" office:value="24.13">
                <text:p>24.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.808">
                <text:p>50.808</text:p>
              </table:table-cell>
              <table:table-cell office:value-type="float" office:value="23.35">
                <text:p>23.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0.885">
                <text:p>50.885</text:p>
              </table:table-cell>
              <table:table-cell office:value-type="float" office:value="18.003">
                <text:p>18.00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0.961">
                <text:p>50.961</text:p>
              </table:table-cell>
              <table:table-cell office:value-type="float" office:value="-9.15">
                <text:p>-9.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1.038">
                <text:p>51.038</text:p>
              </table:table-cell>
              <table:table-cell office:value-type="float" office:value="-4.959">
                <text:p>-4.95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1.115">
                <text:p>51.115</text:p>
              </table:table-cell>
              <table:table-cell office:value-type="float" office:value="-3.479">
                <text:p>-3.4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1.19">
                <text:p>51.19</text:p>
              </table:table-cell>
              <table:table-cell office:value-type="float" office:value="-3.549">
                <text:p>-3.54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1.267">
                <text:p>51.267</text:p>
              </table:table-cell>
              <table:table-cell office:value-type="float" office:value="-3.17">
                <text:p>-3.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1.337">
                <text:p>51.337</text:p>
              </table:table-cell>
              <table:table-cell office:value-type="float" office:value="-3.013">
                <text:p>-3.0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1.414">
                <text:p>51.414</text:p>
              </table:table-cell>
              <table:table-cell office:value-type="float" office:value="-2.875">
                <text:p>-2.8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1.489">
                <text:p>51.489</text:p>
              </table:table-cell>
              <table:table-cell office:value-type="float" office:value="-2.728">
                <text:p>-2.7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1.565">
                <text:p>51.565</text:p>
              </table:table-cell>
              <table:table-cell office:value-type="float" office:value="-2.642">
                <text:p>-2.64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1.642">
                <text:p>51.642</text:p>
              </table:table-cell>
              <table:table-cell office:value-type="float" office:value="-2.538">
                <text:p>-2.5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1.718">
                <text:p>51.718</text:p>
              </table:table-cell>
              <table:table-cell office:value-type="float" office:value="-2.257">
                <text:p>-2.25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1.793">
                <text:p>51.793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1.869">
                <text:p>51.869</text:p>
              </table:table-cell>
              <table:table-cell office:value-type="float" office:value="-1.812">
                <text:p>-1.8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1.946">
                <text:p>51.946</text:p>
              </table:table-cell>
              <table:table-cell office:value-type="float" office:value="-1.677">
                <text:p>-1.67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2.022">
                <text:p>52.022</text:p>
              </table:table-cell>
              <table:table-cell office:value-type="float" office:value="-1.533">
                <text:p>-1.53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2.098">
                <text:p>52.098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2.174">
                <text:p>52.174</text:p>
              </table:table-cell>
              <table:table-cell office:value-type="float" office:value="-1.294">
                <text:p>-1.29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2.25">
                <text:p>52.25</text:p>
              </table:table-cell>
              <table:table-cell office:value-type="float" office:value="-1.197">
                <text:p>-1.19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2.326">
                <text:p>52.326</text:p>
              </table:table-cell>
              <table:table-cell office:value-type="float" office:value="-1.137">
                <text:p>-1.1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2.402">
                <text:p>52.402</text:p>
              </table:table-cell>
              <table:table-cell office:value-type="float" office:value="-1.054">
                <text:p>-1.05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2.478">
                <text:p>52.478</text:p>
              </table:table-cell>
              <table:table-cell office:value-type="float" office:value="-0.984">
                <text:p>-0.98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2.554">
                <text:p>52.554</text:p>
              </table:table-cell>
              <table:table-cell office:value-type="float" office:value="-0.937">
                <text:p>-0.9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2.63">
                <text:p>52.63</text:p>
              </table:table-cell>
              <table:table-cell office:value-type="float" office:value="-0.949">
                <text:p>-0.94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2.704">
                <text:p>52.704</text:p>
              </table:table-cell>
              <table:table-cell office:value-type="float" office:value="-0.844">
                <text:p>-0.84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2.781">
                <text:p>52.781</text:p>
              </table:table-cell>
              <table:table-cell office:value-type="float" office:value="-0.647">
                <text:p>-0.64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2.856">
                <text:p>52.856</text:p>
              </table:table-cell>
              <table:table-cell office:value-type="float" office:value="2.718">
                <text:p>2.71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2.933">
                <text:p>52.933</text:p>
              </table:table-cell>
              <table:table-cell office:value-type="float" office:value="7.288">
                <text:p>7.28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3.009">
                <text:p>53.009</text:p>
              </table:table-cell>
              <table:table-cell office:value-type="float" office:value="-16.061">
                <text:p>-16.06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3.086">
                <text:p>53.086</text:p>
              </table:table-cell>
              <table:table-cell office:value-type="float" office:value="14.623">
                <text:p>14.62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3.161">
                <text:p>53.161</text:p>
              </table:table-cell>
              <table:table-cell office:value-type="float" office:value="-7.45">
                <text:p>-7.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3.238">
                <text:p>53.238</text:p>
              </table:table-cell>
              <table:table-cell office:value-type="float" office:value="-14.092">
                <text:p>-14.09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3.315">
                <text:p>53.315</text:p>
              </table:table-cell>
              <table:table-cell office:value-type="float" office:value="-5.088">
                <text:p>-5.08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3.391">
                <text:p>53.391</text:p>
              </table:table-cell>
              <table:table-cell office:value-type="float" office:value="-5.85">
                <text:p>-5.8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3.468">
                <text:p>53.468</text:p>
              </table:table-cell>
              <table:table-cell office:value-type="float" office:value="-4.132">
                <text:p>-4.1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3.544">
                <text:p>53.544</text:p>
              </table:table-cell>
              <table:table-cell office:value-type="float" office:value="-3.646">
                <text:p>-3.6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3.617">
                <text:p>53.617</text:p>
              </table:table-cell>
              <table:table-cell office:value-type="float" office:value="-3.549">
                <text:p>-3.5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3.691">
                <text:p>53.691</text:p>
              </table:table-cell>
              <table:table-cell office:value-type="float" office:value="-3.299">
                <text:p>-3.29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3.764">
                <text:p>53.764</text:p>
              </table:table-cell>
              <table:table-cell office:value-type="float" office:value="-3.088">
                <text:p>-3.0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3.836">
                <text:p>53.836</text:p>
              </table:table-cell>
              <table:table-cell office:value-type="float" office:value="-3.098">
                <text:p>-3.09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3.909">
                <text:p>53.909</text:p>
              </table:table-cell>
              <table:table-cell office:value-type="float" office:value="-2.86">
                <text:p>-2.8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3.983">
                <text:p>53.983</text:p>
              </table:table-cell>
              <table:table-cell office:value-type="float" office:value="-2.741">
                <text:p>-2.74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4.055">
                <text:p>54.055</text:p>
              </table:table-cell>
              <table:table-cell office:value-type="float" office:value="-2.651">
                <text:p>-2.65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4.128">
                <text:p>54.128</text:p>
              </table:table-cell>
              <table:table-cell office:value-type="float" office:value="-2.505">
                <text:p>-2.5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4.201">
                <text:p>54.201</text:p>
              </table:table-cell>
              <table:table-cell office:value-type="float" office:value="-2.288">
                <text:p>-2.2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4.275">
                <text:p>54.275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4.347">
                <text:p>54.347</text:p>
              </table:table-cell>
              <table:table-cell office:value-type="float" office:value="-1.854">
                <text:p>-1.85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4.42">
                <text:p>54.42</text:p>
              </table:table-cell>
              <table:table-cell office:value-type="float" office:value="-1.691">
                <text:p>-1.69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4.493">
                <text:p>54.493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4.566">
                <text:p>54.566</text:p>
              </table:table-cell>
              <table:table-cell office:value-type="float" office:value="-1.456">
                <text:p>-1.4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4.639">
                <text:p>54.639</text:p>
              </table:table-cell>
              <table:table-cell office:value-type="float" office:value="-1.356">
                <text:p>-1.35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4.712">
                <text:p>54.712</text:p>
              </table:table-cell>
              <table:table-cell office:value-type="float" office:value="-1.294">
                <text:p>-1.2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4.785">
                <text:p>54.785</text:p>
              </table:table-cell>
              <table:table-cell office:value-type="float" office:value="-1.173">
                <text:p>-1.17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4.858">
                <text:p>54.858</text:p>
              </table:table-cell>
              <table:table-cell office:value-type="float" office:value="-1.114">
                <text:p>-1.1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4.931">
                <text:p>54.931</text:p>
              </table:table-cell>
              <table:table-cell office:value-type="float" office:value="-1.054">
                <text:p>-1.0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5.005">
                <text:p>55.005</text:p>
              </table:table-cell>
              <table:table-cell office:value-type="float" office:value="-0.984">
                <text:p>-0.9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